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2.5" style:family="table-row">
      <style:table-row-properties style:min-row-height="0.4444in" fo:keep-together="auto"/>
    </style:style>
    <style:style style:name="Table3" style:family="table">
      <style:table-properties style:width="6.5in" fo:margin-left="0in" fo:margin-top="0in" fo:margin-bottom="0in" table:align="left"/>
    </style:style>
    <style:style style:name="Table3.A" style:family="table-column">
      <style:table-column-properties style:column-width="2.5306in"/>
    </style:style>
    <style:style style:name="Table3.B" style:family="table-column">
      <style:table-column-properties style:column-width="1.2188in"/>
    </style:style>
    <style:style style:name="Table3.C" style:family="table-column">
      <style:table-column-properties style:column-width="2.750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1.1146in"/>
    </style:style>
    <style:style style:name="Table5.B" style:family="table-column">
      <style:table-column-properties style:column-width="1.0208in"/>
    </style:style>
    <style:style style:name="Table5.C" style:family="table-column">
      <style:table-column-properties style:column-width="1.0632in"/>
    </style:style>
    <style:style style:name="Table5.D" style:family="table-column">
      <style:table-column-properties style:column-width="3.3007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table:align="left"/>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3.25in"/>
    </style:style>
    <style:style style:name="Table8.B" style:family="table-column">
      <style:table-column-properties style:column-width="3.2493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table:align="left"/>
    </style:style>
    <style:style style:name="Table9.A" style:family="table-column">
      <style:table-column-properties style:column-width="2.4063in"/>
    </style:style>
    <style:style style:name="Table9.B" style:family="table-column">
      <style:table-column-properties style:column-width="4.0931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1.1146in"/>
    </style:style>
    <style:style style:name="Table10.B" style:family="table-column">
      <style:table-column-properties style:column-width="5.3847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3.25in"/>
    </style:style>
    <style:style style:name="Table11.B" style:family="table-column">
      <style:table-column-properties style:column-width="3.2493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table:align="left"/>
    </style:style>
    <style:style style:name="Table12.A" style:family="table-column">
      <style:table-column-properties style:column-width="5.0514in"/>
    </style:style>
    <style:style style:name="Table12.B" style:family="table-column">
      <style:table-column-properties style:column-width="1.4479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table:align="left"/>
    </style:style>
    <style:style style:name="Table13.A" style:family="table-column">
      <style:table-column-properties style:column-width="4.375in"/>
    </style:style>
    <style:style style:name="Table13.B" style:family="table-column">
      <style:table-column-properties style:column-width="0.666in"/>
    </style:style>
    <style:style style:name="Table13.C" style:family="table-column">
      <style:table-column-properties style:column-width="1.459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table:align="left"/>
    </style:style>
    <style:style style:name="Table14.A" style:family="table-column">
      <style:table-column-properties style:column-width="4.875in"/>
    </style:style>
    <style:style style:name="Table14.B" style:family="table-column">
      <style:table-column-properties style:column-width="0.416in"/>
    </style:style>
    <style:style style:name="Table14.C" style:family="table-column">
      <style:table-column-properties style:column-width="1.209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4.2" style:family="table-row">
      <style:table-row-properties style:min-row-height="0.2639in" fo:keep-together="auto"/>
    </style:style>
    <style:style style:name="Table15" style:family="table">
      <style:table-properties style:width="6.5in" fo:margin-left="0in" fo:margin-top="0in" fo:margin-bottom="0in" table:align="left"/>
    </style:style>
    <style:style style:name="Table15.A" style:family="table-column">
      <style:table-column-properties style:column-width="4.8951in"/>
    </style:style>
    <style:style style:name="Table15.B" style:family="table-column">
      <style:table-column-properties style:column-width="1.6042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table:align="left"/>
    </style:style>
    <style:style style:name="Table16.A" style:family="table-column">
      <style:table-column-properties style:column-width="5.0625in"/>
    </style:style>
    <style:style style:name="Table16.B" style:family="table-column">
      <style:table-column-properties style:column-width="1.4368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in" fo:margin-top="0in" fo:margin-bottom="0in" table:align="left"/>
    </style:style>
    <style:style style:name="Table17.A" style:family="table-column">
      <style:table-column-properties style:column-width="3.25in"/>
    </style:style>
    <style:style style:name="Table17.B" style:family="table-column">
      <style:table-column-properties style:column-width="3.2493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in" fo:margin-left="0in" fo:margin-top="0in" fo:margin-bottom="0in" table:align="left"/>
    </style:style>
    <style:style style:name="Table18.A" style:family="table-column">
      <style:table-column-properties style:column-width="3.25in"/>
    </style:style>
    <style:style style:name="Table18.B" style:family="table-column">
      <style:table-column-properties style:column-width="3.2493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in" fo:margin-top="0in" fo:margin-bottom="0in" table:align="left"/>
    </style:style>
    <style:style style:name="Table19.A" style:family="table-column">
      <style:table-column-properties style:column-width="3.7701in"/>
    </style:style>
    <style:style style:name="Table19.B" style:family="table-column">
      <style:table-column-properties style:column-width="1.1979in"/>
    </style:style>
    <style:style style:name="Table19.C" style:family="table-column">
      <style:table-column-properties style:column-width="1.5319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table:align="left"/>
    </style:style>
    <style:style style:name="Table20.A" style:family="table-column">
      <style:table-column-properties style:column-width="3.25in"/>
    </style:style>
    <style:style style:name="Table20.B" style:family="table-column">
      <style:table-column-properties style:column-width="3.2493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in" fo:margin-top="0in" fo:margin-bottom="0in" table:align="left"/>
    </style:style>
    <style:style style:name="Table21.A" style:family="table-column">
      <style:table-column-properties style:column-width="3.25in"/>
    </style:style>
    <style:style style:name="Table21.B" style:family="table-column">
      <style:table-column-properties style:column-width="3.2493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table:align="left"/>
    </style:style>
    <style:style style:name="Table22.A" style:family="table-column">
      <style:table-column-properties style:column-width="3.25in"/>
    </style:style>
    <style:style style:name="Table22.B" style:family="table-column">
      <style:table-column-properties style:column-width="3.2493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in" fo:margin-top="0in" fo:margin-bottom="0in" table:align="left"/>
    </style:style>
    <style:style style:name="Table23.A" style:family="table-column">
      <style:table-column-properties style:column-width="2.1667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in" fo:margin-left="0in" fo:margin-top="0in" fo:margin-bottom="0in" table:align="left"/>
    </style:style>
    <style:style style:name="Table24.A" style:family="table-column">
      <style:table-column-properties style:column-width="4.8229in"/>
    </style:style>
    <style:style style:name="Table24.B" style:family="table-column">
      <style:table-column-properties style:column-width="1.6764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in" fo:margin-left="0in" fo:margin-top="0in" fo:margin-bottom="0in" table:align="left"/>
    </style:style>
    <style:style style:name="Table25.A" style:family="table-column">
      <style:table-column-properties style:column-width="3.4056in"/>
    </style:style>
    <style:style style:name="Table25.B" style:family="table-column">
      <style:table-column-properties style:column-width="0.9278in"/>
    </style:style>
    <style:style style:name="Table25.C" style:family="table-column">
      <style:table-column-properties style:column-width="2.1667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5in" fo:margin-left="0in" fo:margin-top="0in" fo:margin-bottom="0in" table:align="left"/>
    </style:style>
    <style:style style:name="Table26.A" style:family="table-column">
      <style:table-column-properties style:column-width="0.6563in"/>
    </style:style>
    <style:style style:name="Table26.B" style:family="table-column">
      <style:table-column-properties style:column-width="0.9785in"/>
    </style:style>
    <style:style style:name="Table26.C" style:family="table-column">
      <style:table-column-properties style:column-width="4.8653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5in" fo:margin-left="0in" fo:margin-top="0in" fo:margin-bottom="0in" table:align="left"/>
    </style:style>
    <style:style style:name="Table27.A" style:family="table-column">
      <style:table-column-properties style:column-width="3.25in"/>
    </style:style>
    <style:style style:name="Table27.B" style:family="table-column">
      <style:table-column-properties style:column-width="3.2493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5in" fo:margin-left="0in" fo:margin-top="0in" fo:margin-bottom="0in" table:align="left"/>
    </style:style>
    <style:style style:name="Table28.A" style:family="table-column">
      <style:table-column-properties style:column-width="2.4993in"/>
    </style:style>
    <style:style style:name="Table28.B" style:family="table-column">
      <style:table-column-properties style:column-width="2.6458in"/>
    </style:style>
    <style:style style:name="Table28.C" style:family="table-column">
      <style:table-column-properties style:column-width="1.3549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9" style:family="table">
      <style:table-properties style:width="6.5in" fo:margin-left="0in" fo:margin-top="0in" fo:margin-bottom="0in" table:align="left"/>
    </style:style>
    <style:style style:name="Table29.A" style:family="table-column">
      <style:table-column-properties style:column-width="2.1667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30" style:family="table">
      <style:table-properties style:width="6.5in" fo:margin-left="0in" fo:margin-top="0in" fo:margin-bottom="0in" table:align="left"/>
    </style:style>
    <style:style style:name="Table30.A" style:family="table-column">
      <style:table-column-properties style:column-width="3.1563in"/>
    </style:style>
    <style:style style:name="Table30.B" style:family="table-column">
      <style:table-column-properties style:column-width="0.5306in"/>
    </style:style>
    <style:style style:name="Table30.C" style:family="table-column">
      <style:table-column-properties style:column-width="2.8132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5in" fo:margin-left="0in" fo:margin-top="0in" fo:margin-bottom="0in" table:align="left"/>
    </style:style>
    <style:style style:name="Table31.A" style:family="table-column">
      <style:table-column-properties style:column-width="4.6868in"/>
    </style:style>
    <style:style style:name="Table31.B" style:family="table-column">
      <style:table-column-properties style:column-width="0.5729in"/>
    </style:style>
    <style:style style:name="Table31.C" style:family="table-column">
      <style:table-column-properties style:column-width="1.2403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6.5in" fo:margin-left="0in" fo:margin-top="0in" fo:margin-bottom="0in" table:align="left"/>
    </style:style>
    <style:style style:name="Table32.A" style:family="table-column">
      <style:table-column-properties style:column-width="3.3222in"/>
    </style:style>
    <style:style style:name="Table32.B" style:family="table-column">
      <style:table-column-properties style:column-width="0.5521in"/>
    </style:style>
    <style:style style:name="Table32.C" style:family="table-column">
      <style:table-column-properties style:column-width="2.6257in"/>
    </style:style>
    <style:style style:name="Table32.1" style:family="table-row">
      <style:table-row-properties fo:keep-together="auto"/>
    </style:style>
    <style:style style:name="Table32.A1" style:family="table-cell">
      <style:table-cell-properties style:vertical-align="" fo:padding="0.0694in" fo:border="1pt solid #000000"/>
    </style:style>
    <style:style style:name="Table33" style:family="table">
      <style:table-properties style:width="6.5in" fo:margin-left="0in" fo:margin-top="0in" fo:margin-bottom="0in" table:align="left"/>
    </style:style>
    <style:style style:name="Table33.A" style:family="table-column">
      <style:table-column-properties style:column-width="3.25in"/>
    </style:style>
    <style:style style:name="Table33.B" style:family="table-column">
      <style:table-column-properties style:column-width="3.2493in"/>
    </style:style>
    <style:style style:name="Table33.1" style:family="table-row">
      <style:table-row-properties fo:keep-together="auto"/>
    </style:style>
    <style:style style:name="Table33.A1" style:family="table-cell">
      <style:table-cell-properties style:vertical-align="" fo:padding="0.0694in" fo:border="1pt solid #000000"/>
    </style:style>
    <style:style style:name="Table34" style:family="table">
      <style:table-properties style:width="6.5in" fo:margin-left="0in" fo:margin-top="0in" fo:margin-bottom="0in" table:align="left"/>
    </style:style>
    <style:style style:name="Table34.A" style:family="table-column">
      <style:table-column-properties style:column-width="3.25in"/>
    </style:style>
    <style:style style:name="Table34.B" style:family="table-column">
      <style:table-column-properties style:column-width="3.2493in"/>
    </style:style>
    <style:style style:name="Table34.1" style:family="table-row">
      <style:table-row-properties fo:keep-together="auto"/>
    </style:style>
    <style:style style:name="Table34.A1" style:family="table-cell">
      <style:table-cell-properties style:vertical-align="" fo:padding="0.0694in" fo:border="1pt solid #000000"/>
    </style:style>
    <style:style style:name="Table35" style:family="table">
      <style:table-properties style:width="6.5in" fo:margin-left="0in" fo:margin-top="0in" fo:margin-bottom="0in" table:align="left"/>
    </style:style>
    <style:style style:name="Table35.A" style:family="table-column">
      <style:table-column-properties style:column-width="0.6451in"/>
    </style:style>
    <style:style style:name="Table35.B" style:family="table-column">
      <style:table-column-properties style:column-width="4.5736in"/>
    </style:style>
    <style:style style:name="Table35.C" style:family="table-column">
      <style:table-column-properties style:column-width="1.2813in"/>
    </style:style>
    <style:style style:name="Table35.1" style:family="table-row">
      <style:table-row-properties fo:keep-together="auto"/>
    </style:style>
    <style:style style:name="Table35.A1" style:family="table-cell">
      <style:table-cell-properties style:vertical-align="" fo:padding="0.0694in" fo:border="1pt solid #000000"/>
    </style:style>
    <style:style style:name="Table36" style:family="table">
      <style:table-properties style:width="6.5in" fo:margin-left="0in" fo:margin-top="0in" fo:margin-bottom="0in" table:align="left"/>
    </style:style>
    <style:style style:name="Table36.A" style:family="table-column">
      <style:table-column-properties style:column-width="0.5931in"/>
    </style:style>
    <style:style style:name="Table36.B" style:family="table-column">
      <style:table-column-properties style:column-width="4.6465in"/>
    </style:style>
    <style:style style:name="Table36.C" style:family="table-column">
      <style:table-column-properties style:column-width="1.2604in"/>
    </style:style>
    <style:style style:name="Table36.1" style:family="table-row">
      <style:table-row-properties fo:keep-together="auto"/>
    </style:style>
    <style:style style:name="Table36.A1" style:family="table-cell">
      <style:table-cell-properties style:vertical-align="" fo:padding="0.0694in" fo:border="1pt solid #000000"/>
    </style:style>
    <style:style style:name="Table37" style:family="table">
      <style:table-properties style:width="6.5in" fo:margin-left="0in" fo:margin-top="0in" fo:margin-bottom="0in" table:align="left"/>
    </style:style>
    <style:style style:name="Table37.A" style:family="table-column">
      <style:table-column-properties style:column-width="4.9368in"/>
    </style:style>
    <style:style style:name="Table37.B" style:family="table-column">
      <style:table-column-properties style:column-width="1.5625in"/>
    </style:style>
    <style:style style:name="Table37.1" style:family="table-row">
      <style:table-row-properties fo:keep-together="auto"/>
    </style:style>
    <style:style style:name="Table37.A1" style:family="table-cell">
      <style:table-cell-properties style:vertical-align="" fo:padding="0.0694in" fo:border="1pt solid #000000"/>
    </style:style>
    <style:style style:name="Table38" style:family="table">
      <style:table-properties style:width="6.5in" fo:margin-left="0in" fo:margin-top="0in" fo:margin-bottom="0in" table:align="left"/>
    </style:style>
    <style:style style:name="Table38.A" style:family="table-column">
      <style:table-column-properties style:column-width="3.25in"/>
    </style:style>
    <style:style style:name="Table38.B" style:family="table-column">
      <style:table-column-properties style:column-width="3.2493in"/>
    </style:style>
    <style:style style:name="Table38.1" style:family="table-row">
      <style:table-row-properties fo:keep-together="auto"/>
    </style:style>
    <style:style style:name="Table38.A1" style:family="table-cell">
      <style:table-cell-properties style:vertical-align="" fo:padding="0.0694in" fo:border="1pt solid #000000"/>
    </style:style>
    <style:style style:name="Table39" style:family="table">
      <style:table-properties style:width="6.5in" fo:margin-left="0in" fo:margin-top="0in" fo:margin-bottom="0in" table:align="left"/>
    </style:style>
    <style:style style:name="Table39.A" style:family="table-column">
      <style:table-column-properties style:column-width="3.125in"/>
    </style:style>
    <style:style style:name="Table39.B" style:family="table-column">
      <style:table-column-properties style:column-width="1.6042in"/>
    </style:style>
    <style:style style:name="Table39.C" style:family="table-column">
      <style:table-column-properties style:column-width="1.7708in"/>
    </style:style>
    <style:style style:name="Table39.1" style:family="table-row">
      <style:table-row-properties fo:keep-together="auto"/>
    </style:style>
    <style:style style:name="Table39.A1" style:family="table-cell">
      <style:table-cell-properties style:vertical-align="" fo:padding="0.0694in" fo:border="1pt solid #000000"/>
    </style:style>
    <style:style style:name="Table40" style:family="table">
      <style:table-properties style:width="6.5in" fo:margin-left="0in" fo:margin-top="0in" fo:margin-bottom="0in" table:align="left"/>
    </style:style>
    <style:style style:name="Table40.A" style:family="table-column">
      <style:table-column-properties style:column-width="0.6354in"/>
    </style:style>
    <style:style style:name="Table40.B" style:family="table-column">
      <style:table-column-properties style:column-width="0.5104in"/>
    </style:style>
    <style:style style:name="Table40.C" style:family="table-column">
      <style:table-column-properties style:column-width="5.3542in"/>
    </style:style>
    <style:style style:name="Table40.1" style:family="table-row">
      <style:table-row-properties fo:keep-together="auto"/>
    </style:style>
    <style:style style:name="Table40.A1" style:family="table-cell">
      <style:table-cell-properties style:vertical-align="" fo:padding="0.0694in" fo:border="1pt solid #000000"/>
    </style:style>
    <style:style style:name="Table41" style:family="table">
      <style:table-properties style:width="6.5in" fo:margin-left="0in" fo:margin-top="0in" fo:margin-bottom="0in" table:align="left"/>
    </style:style>
    <style:style style:name="Table41.A" style:family="table-column">
      <style:table-column-properties style:column-width="3.25in"/>
    </style:style>
    <style:style style:name="Table41.B" style:family="table-column">
      <style:table-column-properties style:column-width="3.2493in"/>
    </style:style>
    <style:style style:name="Table41.1" style:family="table-row">
      <style:table-row-properties fo:keep-together="auto"/>
    </style:style>
    <style:style style:name="Table41.A1" style:family="table-cell">
      <style:table-cell-properties style:vertical-align="" fo:padding="0.0694in" fo:border="1pt solid #000000"/>
    </style:style>
    <style:style style:name="Table41.3" style:family="table-row">
      <style:table-row-properties style:min-row-height="0.3472in" fo:keep-together="auto"/>
    </style:style>
    <style:style style:name="Table42" style:family="table">
      <style:table-properties style:width="6.5in" fo:margin-left="0in" fo:margin-top="0in" fo:margin-bottom="0in" table:align="left"/>
    </style:style>
    <style:style style:name="Table42.A" style:family="table-column">
      <style:table-column-properties style:column-width="3.25in"/>
    </style:style>
    <style:style style:name="Table42.B" style:family="table-column">
      <style:table-column-properties style:column-width="3.2493in"/>
    </style:style>
    <style:style style:name="Table42.1" style:family="table-row">
      <style:table-row-properties fo:keep-together="auto"/>
    </style:style>
    <style:style style:name="Table42.A1" style:family="table-cell">
      <style:table-cell-properties style:vertical-align="" fo:padding="0.0694in" fo:border="1pt solid #000000"/>
    </style:style>
    <style:style style:name="Table43" style:family="table">
      <style:table-properties style:width="6.5in" fo:margin-left="0in" fo:margin-top="0in" fo:margin-bottom="0in" table:align="left"/>
    </style:style>
    <style:style style:name="Table43.A" style:family="table-column">
      <style:table-column-properties style:column-width="1.0833in"/>
    </style:style>
    <style:style style:name="Table43.B" style:family="table-column">
      <style:table-column-properties style:column-width="0.7292in"/>
    </style:style>
    <style:style style:name="Table43.C" style:family="table-column">
      <style:table-column-properties style:column-width="0.6771in"/>
    </style:style>
    <style:style style:name="Table43.D" style:family="table-column">
      <style:table-column-properties style:column-width="0.6986in"/>
    </style:style>
    <style:style style:name="Table43.E" style:family="table-column">
      <style:table-column-properties style:column-width="0.8743in"/>
    </style:style>
    <style:style style:name="Table43.F" style:family="table-column">
      <style:table-column-properties style:column-width="2.4368in"/>
    </style:style>
    <style:style style:name="Table43.1" style:family="table-row">
      <style:table-row-properties fo:keep-together="auto"/>
    </style:style>
    <style:style style:name="Table43.A1" style:family="table-cell">
      <style:table-cell-properties style:vertical-align="" fo:padding="0.0694in" fo:border="1pt solid #000000"/>
    </style:style>
    <style:style style:name="Table44" style:family="table">
      <style:table-properties style:width="6.5in" fo:margin-left="0in" fo:margin-top="0in" fo:margin-bottom="0in" table:align="left"/>
    </style:style>
    <style:style style:name="Table44.A" style:family="table-column">
      <style:table-column-properties style:column-width="4.0208in"/>
    </style:style>
    <style:style style:name="Table44.B" style:family="table-column">
      <style:table-column-properties style:column-width="0.9688in"/>
    </style:style>
    <style:style style:name="Table44.C" style:family="table-column">
      <style:table-column-properties style:column-width="1.5104in"/>
    </style:style>
    <style:style style:name="Table44.1" style:family="table-row">
      <style:table-row-properties fo:keep-together="auto"/>
    </style:style>
    <style:style style:name="Table44.A1" style:family="table-cell">
      <style:table-cell-properties style:vertical-align="" fo:padding="0.0694in" fo:border="1pt solid #000000"/>
    </style:style>
    <style:style style:name="Table45" style:family="table">
      <style:table-properties style:width="6.5in" fo:margin-left="0in" fo:margin-top="0in" fo:margin-bottom="0in" table:align="left"/>
    </style:style>
    <style:style style:name="Table45.A" style:family="table-column">
      <style:table-column-properties style:column-width="1.2389in"/>
    </style:style>
    <style:style style:name="Table45.B" style:family="table-column">
      <style:table-column-properties style:column-width="1.959in"/>
    </style:style>
    <style:style style:name="Table45.C" style:family="table-column">
      <style:table-column-properties style:column-width="3.3021in"/>
    </style:style>
    <style:style style:name="Table45.1" style:family="table-row">
      <style:table-row-properties fo:keep-together="auto"/>
    </style:style>
    <style:style style:name="Table45.A1" style:family="table-cell">
      <style:table-cell-properties style:vertical-align="" fo:padding="0.0694in" fo:border="1pt solid #000000"/>
    </style:style>
    <style:style style:name="Table46" style:family="table">
      <style:table-properties style:width="6.5in" fo:margin-left="0in" fo:margin-top="0in" fo:margin-bottom="0in" table:align="left"/>
    </style:style>
    <style:style style:name="Table46.A" style:family="table-column">
      <style:table-column-properties style:column-width="1.375in"/>
    </style:style>
    <style:style style:name="Table46.B" style:family="table-column">
      <style:table-column-properties style:column-width="5.1243in"/>
    </style:style>
    <style:style style:name="Table46.1" style:family="table-row">
      <style:table-row-properties fo:keep-together="auto"/>
    </style:style>
    <style:style style:name="Table46.A1" style:family="table-cell">
      <style:table-cell-properties style:vertical-align="" fo:padding="0.0694in" fo:border="1pt solid #000000"/>
    </style:style>
    <style:style style:name="Table47" style:family="table">
      <style:table-properties style:width="6.5104in" fo:margin-left="0in" fo:margin-top="0in" fo:margin-bottom="0in" table:align="left"/>
    </style:style>
    <style:style style:name="Table47.A" style:family="table-column">
      <style:table-column-properties style:column-width="3.7292in"/>
    </style:style>
    <style:style style:name="Table47.B" style:family="table-column">
      <style:table-column-properties style:column-width="1.4792in"/>
    </style:style>
    <style:style style:name="Table47.C" style:family="table-column">
      <style:table-column-properties style:column-width="1.3021in"/>
    </style:style>
    <style:style style:name="Table47.1" style:family="table-row">
      <style:table-row-properties fo:keep-together="auto"/>
    </style:style>
    <style:style style:name="Table47.A1" style:family="table-cell">
      <style:table-cell-properties style:vertical-align="" fo:padding="0.0694in" fo:border="1pt solid #000000"/>
    </style:style>
    <style:style style:name="Table48" style:family="table">
      <style:table-properties style:width="6.5in" fo:margin-left="0in" fo:margin-top="0in" fo:margin-bottom="0in" table:align="left"/>
    </style:style>
    <style:style style:name="Table48.A" style:family="table-column">
      <style:table-column-properties style:column-width="0.4576in"/>
    </style:style>
    <style:style style:name="Table48.B" style:family="table-column">
      <style:table-column-properties style:column-width="2.709in"/>
    </style:style>
    <style:style style:name="Table48.C" style:family="table-column">
      <style:table-column-properties style:column-width="0.8438in"/>
    </style:style>
    <style:style style:name="Table48.D" style:family="table-column">
      <style:table-column-properties style:column-width="2.4889in"/>
    </style:style>
    <style:style style:name="Table48.1" style:family="table-row">
      <style:table-row-properties fo:keep-together="auto"/>
    </style:style>
    <style:style style:name="Table48.A1" style:family="table-cell">
      <style:table-cell-properties style:vertical-align="" fo:padding="0.0694in" fo:border="1pt solid #000000"/>
    </style:style>
    <style:style style:name="Table49" style:family="table">
      <style:table-properties style:width="6.5in" fo:margin-left="0in" fo:margin-top="0in" fo:margin-bottom="0in" table:align="left"/>
    </style:style>
    <style:style style:name="Table49.A" style:family="table-column">
      <style:table-column-properties style:column-width="2.0618in"/>
    </style:style>
    <style:style style:name="Table49.B" style:family="table-column">
      <style:table-column-properties style:column-width="2.0104in"/>
    </style:style>
    <style:style style:name="Table49.C" style:family="table-column">
      <style:table-column-properties style:column-width="1.1569in"/>
    </style:style>
    <style:style style:name="Table49.D" style:family="table-column">
      <style:table-column-properties style:column-width="1.2701in"/>
    </style:style>
    <style:style style:name="Table49.1" style:family="table-row">
      <style:table-row-properties fo:keep-together="auto"/>
    </style:style>
    <style:style style:name="Table49.A1" style:family="table-cell">
      <style:table-cell-properties style:vertical-align="" fo:padding="0.0694in" fo:border="1pt solid #000000"/>
    </style:style>
    <style:style style:name="Table50" style:family="table">
      <style:table-properties style:width="6.5in" fo:margin-left="0in" fo:margin-top="0in" fo:margin-bottom="0in" table:align="left"/>
    </style:style>
    <style:style style:name="Table50.A" style:family="table-column">
      <style:table-column-properties style:column-width="3.1979in"/>
    </style:style>
    <style:style style:name="Table50.B" style:family="table-column">
      <style:table-column-properties style:column-width="3.3014in"/>
    </style:style>
    <style:style style:name="Table50.1" style:family="table-row">
      <style:table-row-properties fo:keep-together="auto"/>
    </style:style>
    <style:style style:name="Table50.A1" style:family="table-cell">
      <style:table-cell-properties style:vertical-align="" fo:padding="0.0694in" fo:border="1pt solid #000000"/>
    </style:style>
    <style:style style:name="Table51" style:family="table">
      <style:table-properties style:width="6.5in" fo:margin-left="0in" fo:margin-top="0in" fo:margin-bottom="0in" table:align="left"/>
    </style:style>
    <style:style style:name="Table51.A" style:family="table-column">
      <style:table-column-properties style:column-width="0.9479in"/>
    </style:style>
    <style:style style:name="Table51.B" style:family="table-column">
      <style:table-column-properties style:column-width="5.5514in"/>
    </style:style>
    <style:style style:name="Table51.1" style:family="table-row">
      <style:table-row-properties fo:keep-together="auto"/>
    </style:style>
    <style:style style:name="Table51.A1" style:family="table-cell">
      <style:table-cell-properties style:vertical-align="" fo:padding="0.0694in" fo:border="1pt solid #000000"/>
    </style:style>
    <style:style style:name="Table52" style:family="table">
      <style:table-properties style:width="6.5in" fo:margin-left="0in" fo:margin-top="0in" fo:margin-bottom="0in" table:align="left"/>
    </style:style>
    <style:style style:name="Table52.A" style:family="table-column">
      <style:table-column-properties style:column-width="4.4688in"/>
    </style:style>
    <style:style style:name="Table52.B" style:family="table-column">
      <style:table-column-properties style:column-width="2.0306in"/>
    </style:style>
    <style:style style:name="Table52.1" style:family="table-row">
      <style:table-row-properties fo:keep-together="auto"/>
    </style:style>
    <style:style style:name="Table52.A1" style:family="table-cell">
      <style:table-cell-properties style:vertical-align="" fo:padding="0.0694in" fo:border="1pt solid #000000"/>
    </style:style>
    <style:style style:name="Table53" style:family="table">
      <style:table-properties style:width="6.5in" fo:margin-left="0in" fo:margin-top="0in" fo:margin-bottom="0in" table:align="left"/>
    </style:style>
    <style:style style:name="Table53.A" style:family="table-column">
      <style:table-column-properties style:column-width="3.25in"/>
    </style:style>
    <style:style style:name="Table53.B" style:family="table-column">
      <style:table-column-properties style:column-width="3.2493in"/>
    </style:style>
    <style:style style:name="Table53.1" style:family="table-row">
      <style:table-row-properties fo:keep-together="auto"/>
    </style:style>
    <style:style style:name="Table53.A1" style:family="table-cell">
      <style:table-cell-properties style:vertical-align="" fo:padding="0.0694in" fo:border="1pt solid #000000"/>
    </style:style>
    <style:style style:name="Table54" style:family="table">
      <style:table-properties style:width="6.5in" fo:margin-left="0in" fo:margin-top="0in" fo:margin-bottom="0in" table:align="left"/>
    </style:style>
    <style:style style:name="Table54.A" style:family="table-column">
      <style:table-column-properties style:column-width="2.5826in"/>
    </style:style>
    <style:style style:name="Table54.B" style:family="table-column">
      <style:table-column-properties style:column-width="0.3542in"/>
    </style:style>
    <style:style style:name="Table54.C" style:family="table-column">
      <style:table-column-properties style:column-width="0.4688in"/>
    </style:style>
    <style:style style:name="Table54.D" style:family="table-column">
      <style:table-column-properties style:column-width="3.0938in"/>
    </style:style>
    <style:style style:name="Table54.1" style:family="table-row">
      <style:table-row-properties fo:keep-together="auto"/>
    </style:style>
    <style:style style:name="Table54.A1" style:family="table-cell">
      <style:table-cell-properties style:vertical-align="" fo:padding="0.0694in" fo:border="1pt solid #000000"/>
    </style:style>
    <style:style style:name="Table55" style:family="table">
      <style:table-properties style:width="6.5in" fo:margin-left="0in" fo:margin-top="0in" fo:margin-bottom="0in" table:align="left"/>
    </style:style>
    <style:style style:name="Table55.A" style:family="table-column">
      <style:table-column-properties style:column-width="0.5931in"/>
    </style:style>
    <style:style style:name="Table55.B" style:family="table-column">
      <style:table-column-properties style:column-width="4.6465in"/>
    </style:style>
    <style:style style:name="Table55.C" style:family="table-column">
      <style:table-column-properties style:column-width="1.2604in"/>
    </style:style>
    <style:style style:name="Table55.1" style:family="table-row">
      <style:table-row-properties fo:keep-together="auto"/>
    </style:style>
    <style:style style:name="Table55.A1" style:family="table-cell">
      <style:table-cell-properties style:vertical-align="" fo:padding="0.0694in" fo:border="1pt solid #000000"/>
    </style:style>
    <style:style style:name="Table56" style:family="table">
      <style:table-properties style:width="6.5104in" fo:margin-left="0.059in" fo:margin-top="0in" fo:margin-bottom="0in" table:align="left"/>
    </style:style>
    <style:style style:name="Table56.A" style:family="table-column">
      <style:table-column-properties style:column-width="3.2604in"/>
    </style:style>
    <style:style style:name="Table56.B" style:family="table-column">
      <style:table-column-properties style:column-width="3.2493in"/>
    </style:style>
    <style:style style:name="Table56.1" style:family="table-row">
      <style:table-row-properties fo:keep-together="auto"/>
    </style:style>
    <style:style style:name="Table56.A1" style:family="table-cell">
      <style:table-cell-properties style:vertical-align="" fo:padding="0.0694in" fo:border="1pt solid #000000"/>
    </style:style>
    <style:style style:name="Table57" style:family="table">
      <style:table-properties style:width="6.5in" fo:margin-left="0in" fo:margin-top="0in" fo:margin-bottom="0in" table:align="left"/>
    </style:style>
    <style:style style:name="Table57.A" style:family="table-column">
      <style:table-column-properties style:column-width="2.1667in"/>
    </style:style>
    <style:style style:name="Table57.1" style:family="table-row">
      <style:table-row-properties fo:keep-together="auto"/>
    </style:style>
    <style:style style:name="Table57.A1" style:family="table-cell">
      <style:table-cell-properties style:vertical-align="" fo:padding="0.0694in" fo:border="1pt solid #000000"/>
    </style:style>
    <style:style style:name="Table58" style:family="table">
      <style:table-properties style:width="6.4896in" fo:margin-left="0.0799in" fo:margin-top="0in" fo:margin-bottom="0in" table:align="left"/>
    </style:style>
    <style:style style:name="Table58.A" style:family="table-column">
      <style:table-column-properties style:column-width="4.9896in"/>
    </style:style>
    <style:style style:name="Table58.B" style:family="table-column">
      <style:table-column-properties style:column-width="1.4993in"/>
    </style:style>
    <style:style style:name="Table58.1" style:family="table-row">
      <style:table-row-properties fo:keep-together="auto"/>
    </style:style>
    <style:style style:name="Table58.A1" style:family="table-cell">
      <style:table-cell-properties style:vertical-align="" fo:padding="0.0694in" fo:border="1pt solid #000000"/>
    </style:style>
    <style:style style:name="Table59" style:family="table">
      <style:table-properties style:width="6.5in" fo:margin-left="0in" fo:margin-top="0in" fo:margin-bottom="0in" table:align="left"/>
    </style:style>
    <style:style style:name="Table59.A" style:family="table-column">
      <style:table-column-properties style:column-width="4.5097in"/>
    </style:style>
    <style:style style:name="Table59.B" style:family="table-column">
      <style:table-column-properties style:column-width="1.9896in"/>
    </style:style>
    <style:style style:name="Table59.1" style:family="table-row">
      <style:table-row-properties style:min-row-height="0.3333in" fo:keep-together="auto"/>
    </style:style>
    <style:style style:name="Table59.A1" style:family="table-cell">
      <style:table-cell-properties style:vertical-align="" fo:padding="0.0694in" fo:border="1pt solid #000000"/>
    </style:style>
    <style:style style:name="Table59.2" style:family="table-row">
      <style:table-row-properties fo:keep-together="auto"/>
    </style:style>
    <style:style style:name="Table59.3" style:family="table-row">
      <style:table-row-properties fo:keep-together="auto"/>
    </style:style>
    <style:style style:name="Table59.4" style:family="table-row">
      <style:table-row-properties fo:keep-together="auto"/>
    </style:style>
    <style:style style:name="Table59.5" style:family="table-row">
      <style:table-row-properties fo:keep-together="auto"/>
    </style:style>
    <style:style style:name="Table59.6" style:family="table-row">
      <style:table-row-properties fo:keep-together="auto"/>
    </style:style>
    <style:style style:name="Table59.7" style:family="table-row">
      <style:table-row-properties fo:keep-together="auto"/>
    </style:style>
    <style:style style:name="Table59.8" style:family="table-row">
      <style:table-row-properties fo:keep-together="auto"/>
    </style:style>
    <style:style style:name="Table60" style:family="table">
      <style:table-properties style:width="6.5in" fo:margin-left="0in" fo:margin-top="0in" fo:margin-bottom="0in" table:align="left"/>
    </style:style>
    <style:style style:name="Table60.A" style:family="table-column">
      <style:table-column-properties style:column-width="0.6875in"/>
    </style:style>
    <style:style style:name="Table60.B" style:family="table-column">
      <style:table-column-properties style:column-width="5.8118in"/>
    </style:style>
    <style:style style:name="Table60.1" style:family="table-row">
      <style:table-row-properties fo:keep-together="auto"/>
    </style:style>
    <style:style style:name="Table60.A1" style:family="table-cell">
      <style:table-cell-properties style:vertical-align="" fo:padding="0.0694in" fo:border="1pt solid #000000"/>
    </style:style>
    <style:style style:name="Table61" style:family="table">
      <style:table-properties style:width="6.5in" fo:margin-left="0in" fo:margin-top="0in" fo:margin-bottom="0in" table:align="left"/>
    </style:style>
    <style:style style:name="Table61.A" style:family="table-column">
      <style:table-column-properties style:column-width="0.6139in"/>
    </style:style>
    <style:style style:name="Table61.B" style:family="table-column">
      <style:table-column-properties style:column-width="2.3229in"/>
    </style:style>
    <style:style style:name="Table61.C" style:family="table-column">
      <style:table-column-properties style:column-width="1.9382in"/>
    </style:style>
    <style:style style:name="Table61.D" style:family="table-column">
      <style:table-column-properties style:column-width="1.6243in"/>
    </style:style>
    <style:style style:name="Table61.1" style:family="table-row">
      <style:table-row-properties fo:keep-together="auto"/>
    </style:style>
    <style:style style:name="Table61.A1" style:family="table-cell">
      <style:table-cell-properties style:vertical-align="" fo:padding="0.0694in" fo:border="1pt solid #000000"/>
    </style:style>
    <style:style style:name="Table62" style:family="table">
      <style:table-properties style:width="6.5in" fo:margin-left="0in" fo:margin-top="0in" fo:margin-bottom="0in" table:align="left"/>
    </style:style>
    <style:style style:name="Table62.A" style:family="table-column">
      <style:table-column-properties style:column-width="3.25in"/>
    </style:style>
    <style:style style:name="Table62.B" style:family="table-column">
      <style:table-column-properties style:column-width="3.2493in"/>
    </style:style>
    <style:style style:name="Table62.1" style:family="table-row">
      <style:table-row-properties fo:keep-together="auto"/>
    </style:style>
    <style:style style:name="Table62.A1" style:family="table-cell">
      <style:table-cell-properties style:vertical-align="" fo:padding="0.0694in" fo:border="1pt solid #000000"/>
    </style:style>
    <style:style style:name="Table63" style:family="table">
      <style:table-properties style:width="6.5in" fo:margin-left="0in" fo:margin-top="0in" fo:margin-bottom="0in" table:align="left"/>
    </style:style>
    <style:style style:name="Table63.A" style:family="table-column">
      <style:table-column-properties style:column-width="1.7181in"/>
    </style:style>
    <style:style style:name="Table63.B" style:family="table-column">
      <style:table-column-properties style:column-width="4.7813in"/>
    </style:style>
    <style:style style:name="Table63.1" style:family="table-row">
      <style:table-row-properties fo:keep-together="auto"/>
    </style:style>
    <style:style style:name="Table63.A1" style:family="table-cell">
      <style:table-cell-properties style:vertical-align="" fo:padding="0.0694in" fo:border="1pt solid #000000"/>
    </style:style>
    <style:style style:name="Table64" style:family="table">
      <style:table-properties style:width="6.5in" fo:margin-left="0in" fo:margin-top="0in" fo:margin-bottom="0in" table:align="left"/>
    </style:style>
    <style:style style:name="Table64.A" style:family="table-column">
      <style:table-column-properties style:column-width="1.2083in"/>
    </style:style>
    <style:style style:name="Table64.B" style:family="table-column">
      <style:table-column-properties style:column-width="5.291in"/>
    </style:style>
    <style:style style:name="Table64.1" style:family="table-row">
      <style:table-row-properties fo:keep-together="auto"/>
    </style:style>
    <style:style style:name="Table64.A1" style:family="table-cell">
      <style:table-cell-properties style:vertical-align="" fo:padding="0.0694in" fo:border="1pt solid #000000"/>
    </style:style>
    <style:style style:name="Table65" style:family="table">
      <style:table-properties style:width="6.5in" fo:margin-left="0in" fo:margin-top="0in" fo:margin-bottom="0in" table:align="left"/>
    </style:style>
    <style:style style:name="Table65.A" style:family="table-column">
      <style:table-column-properties style:column-width="5.0514in"/>
    </style:style>
    <style:style style:name="Table65.B" style:family="table-column">
      <style:table-column-properties style:column-width="1.4479in"/>
    </style:style>
    <style:style style:name="Table65.1" style:family="table-row">
      <style:table-row-properties fo:keep-together="auto"/>
    </style:style>
    <style:style style:name="Table65.A1" style:family="table-cell">
      <style:table-cell-properties style:vertical-align="" fo:padding="0.0694in" fo:border="1pt solid #000000"/>
    </style:style>
    <style:style style:name="Table66" style:family="table">
      <style:table-properties style:width="6.5in" fo:margin-left="0in" fo:margin-top="0in" fo:margin-bottom="0in" table:align="left"/>
    </style:style>
    <style:style style:name="Table66.A" style:family="table-column">
      <style:table-column-properties style:column-width="5.1354in"/>
    </style:style>
    <style:style style:name="Table66.B" style:family="table-column">
      <style:table-column-properties style:column-width="1.3639in"/>
    </style:style>
    <style:style style:name="Table66.1" style:family="table-row">
      <style:table-row-properties fo:keep-together="auto"/>
    </style:style>
    <style:style style:name="Table66.A1" style:family="table-cell">
      <style:table-cell-properties style:vertical-align="" fo:padding="0.0694in" fo:border="1pt solid #000000"/>
    </style:style>
    <style:style style:name="Table67" style:family="table">
      <style:table-properties style:width="6.5in" fo:margin-left="0in" fo:margin-top="0in" fo:margin-bottom="0in" table:align="left"/>
    </style:style>
    <style:style style:name="Table67.A" style:family="table-column">
      <style:table-column-properties style:column-width="4.0313in"/>
    </style:style>
    <style:style style:name="Table67.B" style:family="table-column">
      <style:table-column-properties style:column-width="2.4681in"/>
    </style:style>
    <style:style style:name="Table67.1" style:family="table-row">
      <style:table-row-properties fo:keep-together="auto"/>
    </style:style>
    <style:style style:name="Table67.A1" style:family="table-cell">
      <style:table-cell-properties style:vertical-align="" fo:padding="0.0694in" fo:border="1pt solid #000000"/>
    </style:style>
    <style:style style:name="Table68" style:family="table">
      <style:table-properties style:width="6.5in" fo:margin-left="0in" fo:margin-top="0in" fo:margin-bottom="0in" table:align="left"/>
    </style:style>
    <style:style style:name="Table68.A" style:family="table-column">
      <style:table-column-properties style:column-width="2.75in"/>
    </style:style>
    <style:style style:name="Table68.B" style:family="table-column">
      <style:table-column-properties style:column-width="3.7493in"/>
    </style:style>
    <style:style style:name="Table68.1" style:family="table-row">
      <style:table-row-properties fo:keep-together="auto"/>
    </style:style>
    <style:style style:name="Table68.A1" style:family="table-cell">
      <style:table-cell-properties style:vertical-align="" fo:padding="0.0694in" fo:border="1pt solid #000000"/>
    </style:style>
    <style:style style:name="Table69" style:family="table">
      <style:table-properties style:width="6.5in" fo:margin-left="0in" fo:margin-top="0in" fo:margin-bottom="0in" table:align="left"/>
    </style:style>
    <style:style style:name="Table69.A" style:family="table-column">
      <style:table-column-properties style:column-width="1.625in"/>
    </style:style>
    <style:style style:name="Table69.D" style:family="table-column">
      <style:table-column-properties style:column-width="1.6243in"/>
    </style:style>
    <style:style style:name="Table69.1" style:family="table-row">
      <style:table-row-properties fo:keep-together="auto"/>
    </style:style>
    <style:style style:name="Table69.A1" style:family="table-cell">
      <style:table-cell-properties style:vertical-align="" fo:padding="0.0694in" fo:border="1pt solid #000000"/>
    </style:style>
    <style:style style:name="Table70" style:family="table">
      <style:table-properties style:width="6.5in" fo:margin-left="0in" fo:margin-top="0in" fo:margin-bottom="0in" table:align="left"/>
    </style:style>
    <style:style style:name="Table70.A" style:family="table-column">
      <style:table-column-properties style:column-width="4.2806in"/>
    </style:style>
    <style:style style:name="Table70.B" style:family="table-column">
      <style:table-column-properties style:column-width="2.2188in"/>
    </style:style>
    <style:style style:name="Table70.1" style:family="table-row">
      <style:table-row-properties fo:keep-together="auto"/>
    </style:style>
    <style:style style:name="Table70.A1" style:family="table-cell">
      <style:table-cell-properties style:vertical-align="" fo:padding="0.0694in" fo:border="1pt solid #000000"/>
    </style:style>
    <style:style style:name="Table71" style:family="table">
      <style:table-properties style:width="6.5in" fo:margin-left="0in" fo:margin-top="0in" fo:margin-bottom="0in" table:align="left"/>
    </style:style>
    <style:style style:name="Table71.A" style:family="table-column">
      <style:table-column-properties style:column-width="4.8438in"/>
    </style:style>
    <style:style style:name="Table71.B" style:family="table-column">
      <style:table-column-properties style:column-width="0.8438in"/>
    </style:style>
    <style:style style:name="Table71.C" style:family="table-column">
      <style:table-column-properties style:column-width="0.8125in"/>
    </style:style>
    <style:style style:name="Table71.1" style:family="table-row">
      <style:table-row-properties fo:keep-together="auto"/>
    </style:style>
    <style:style style:name="Table71.A1" style:family="table-cell">
      <style:table-cell-properties style:vertical-align="" fo:padding="0.0694in" fo:border="1pt solid #000000"/>
    </style:style>
    <style:style style:name="Table72" style:family="table">
      <style:table-properties style:width="6.5in" fo:margin-left="0in" fo:margin-top="0in" fo:margin-bottom="0in" table:align="left"/>
    </style:style>
    <style:style style:name="Table72.A" style:family="table-column">
      <style:table-column-properties style:column-width="3.25in"/>
    </style:style>
    <style:style style:name="Table72.B" style:family="table-column">
      <style:table-column-properties style:column-width="3.2493in"/>
    </style:style>
    <style:style style:name="Table72.1" style:family="table-row">
      <style:table-row-properties fo:keep-together="auto"/>
    </style:style>
    <style:style style:name="Table72.A1" style:family="table-cell">
      <style:table-cell-properties style:vertical-align="" fo:padding="0.0694in" fo:border="1pt solid #000000"/>
    </style:style>
    <style:style style:name="Table73" style:family="table">
      <style:table-properties style:width="6.5in" fo:margin-left="0in" fo:margin-top="0in" fo:margin-bottom="0in" table:align="left"/>
    </style:style>
    <style:style style:name="Table73.A" style:family="table-column">
      <style:table-column-properties style:column-width="3.4688in"/>
    </style:style>
    <style:style style:name="Table73.B" style:family="table-column">
      <style:table-column-properties style:column-width="1.2604in"/>
    </style:style>
    <style:style style:name="Table73.C" style:family="table-column">
      <style:table-column-properties style:column-width="1.7708in"/>
    </style:style>
    <style:style style:name="Table73.1" style:family="table-row">
      <style:table-row-properties fo:keep-together="auto"/>
    </style:style>
    <style:style style:name="Table73.A1" style:family="table-cell">
      <style:table-cell-properties style:vertical-align="" fo:padding="0.0694in" fo:border="1pt solid #000000"/>
    </style:style>
    <style:style style:name="Table74" style:family="table">
      <style:table-properties style:width="6.5in" fo:margin-left="0in" fo:margin-top="0in" fo:margin-bottom="0in" table:align="left"/>
    </style:style>
    <style:style style:name="Table74.A" style:family="table-column">
      <style:table-column-properties style:column-width="3.25in"/>
    </style:style>
    <style:style style:name="Table74.B" style:family="table-column">
      <style:table-column-properties style:column-width="3.2493in"/>
    </style:style>
    <style:style style:name="Table74.1" style:family="table-row">
      <style:table-row-properties fo:keep-together="auto"/>
    </style:style>
    <style:style style:name="Table74.A1" style:family="table-cell">
      <style:table-cell-properties style:vertical-align="" fo:padding="0.0694in" fo:border="1pt solid #000000"/>
    </style:style>
    <style:style style:name="Table75" style:family="table">
      <style:table-properties style:width="6.5in" fo:margin-left="0in" fo:margin-top="0in" fo:margin-bottom="0in" table:align="left"/>
    </style:style>
    <style:style style:name="Table75.A" style:family="table-column">
      <style:table-column-properties style:column-width="2.3125in"/>
    </style:style>
    <style:style style:name="Table75.B" style:family="table-column">
      <style:table-column-properties style:column-width="4.1868in"/>
    </style:style>
    <style:style style:name="Table75.1" style:family="table-row">
      <style:table-row-properties fo:keep-together="auto"/>
    </style:style>
    <style:style style:name="Table75.A1" style:family="table-cell">
      <style:table-cell-properties style:vertical-align="" fo:padding="0.0694in" fo:border="1pt solid #000000"/>
    </style:style>
    <style:style style:name="Table76" style:family="table">
      <style:table-properties style:width="6.5in" fo:margin-left="0in" fo:margin-top="0in" fo:margin-bottom="0in" table:align="left"/>
    </style:style>
    <style:style style:name="Table76.A" style:family="table-column">
      <style:table-column-properties style:column-width="3.2493in"/>
    </style:style>
    <style:style style:name="Table76.B" style:family="table-column">
      <style:table-column-properties style:column-width="3.25in"/>
    </style:style>
    <style:style style:name="Table76.A1" style:family="table-cell">
      <style:table-cell-properties style:vertical-align="" fo:padding="0.0694in" fo:border="1pt solid #000000"/>
    </style:style>
    <style:style style:name="Table77" style:family="table">
      <style:table-properties style:width="6.5in" fo:margin-left="0in" fo:margin-top="0in" fo:margin-bottom="0in" table:align="left"/>
    </style:style>
    <style:style style:name="Table77.A" style:family="table-column">
      <style:table-column-properties style:column-width="5.3326in"/>
    </style:style>
    <style:style style:name="Table77.B" style:family="table-column">
      <style:table-column-properties style:column-width="1.1667in"/>
    </style:style>
    <style:style style:name="Table77.1" style:family="table-row">
      <style:table-row-properties fo:keep-together="auto"/>
    </style:style>
    <style:style style:name="Table77.A1" style:family="table-cell">
      <style:table-cell-properties style:vertical-align="" fo:padding="0.0694in" fo:border="1pt solid #000000"/>
    </style:style>
    <style:style style:name="Table78" style:family="table">
      <style:table-properties style:width="6.5in" fo:margin-left="0in" fo:margin-top="0in" fo:margin-bottom="0in" table:align="left"/>
    </style:style>
    <style:style style:name="Table78.A" style:family="table-column">
      <style:table-column-properties style:column-width="3.25in"/>
    </style:style>
    <style:style style:name="Table78.B" style:family="table-column">
      <style:table-column-properties style:column-width="3.2493in"/>
    </style:style>
    <style:style style:name="Table78.1" style:family="table-row">
      <style:table-row-properties fo:keep-together="auto"/>
    </style:style>
    <style:style style:name="Table78.A1" style:family="table-cell">
      <style:table-cell-properties style:vertical-align="" fo:padding="0.0694in" fo:border="1pt solid #000000"/>
    </style:style>
    <style:style style:name="Table78.4" style:family="table-row">
      <style:table-row-properties style:min-row-height="0.4167in" fo:keep-together="auto"/>
    </style:style>
    <style:style style:name="Table79" style:family="table">
      <style:table-properties style:width="6.5in" fo:margin-left="0in" fo:margin-top="0in" fo:margin-bottom="0in" table:align="left"/>
    </style:style>
    <style:style style:name="Table79.A" style:family="table-column">
      <style:table-column-properties style:column-width="3.25in"/>
    </style:style>
    <style:style style:name="Table79.B" style:family="table-column">
      <style:table-column-properties style:column-width="3.2493in"/>
    </style:style>
    <style:style style:name="Table79.1" style:family="table-row">
      <style:table-row-properties fo:keep-together="auto"/>
    </style:style>
    <style:style style:name="Table79.A1" style:family="table-cell">
      <style:table-cell-properties style:vertical-align="" fo:padding="0.0694in" fo:border="1pt solid #000000"/>
    </style:style>
    <style:style style:name="Table80" style:family="table">
      <style:table-properties style:width="6.5in" fo:margin-left="0in" fo:margin-top="0in" fo:margin-bottom="0in" table:align="left"/>
    </style:style>
    <style:style style:name="Table80.A" style:family="table-column">
      <style:table-column-properties style:column-width="2.0722in"/>
    </style:style>
    <style:style style:name="Table80.B" style:family="table-column">
      <style:table-column-properties style:column-width="4.4271in"/>
    </style:style>
    <style:style style:name="Table80.1" style:family="table-row">
      <style:table-row-properties fo:keep-together="auto"/>
    </style:style>
    <style:style style:name="Table80.A1" style:family="table-cell">
      <style:table-cell-properties style:vertical-align="" fo:padding="0.0694in" fo:border="1pt solid #000000"/>
    </style:style>
    <style:style style:name="Table81" style:family="table">
      <style:table-properties style:width="6.5in" fo:margin-left="0in" fo:margin-top="0in" fo:margin-bottom="0in" table:align="left"/>
    </style:style>
    <style:style style:name="Table81.A" style:family="table-column">
      <style:table-column-properties style:column-width="3.25in"/>
    </style:style>
    <style:style style:name="Table81.B" style:family="table-column">
      <style:table-column-properties style:column-width="3.2493in"/>
    </style:style>
    <style:style style:name="Table81.1" style:family="table-row">
      <style:table-row-properties fo:keep-together="auto"/>
    </style:style>
    <style:style style:name="Table81.A1" style:family="table-cell">
      <style:table-cell-properties style:vertical-align="" fo:padding="0.0694in" fo:border="1pt solid #000000"/>
    </style:style>
    <style:style style:name="Table82" style:family="table">
      <style:table-properties style:width="6.5in" fo:margin-left="0in" fo:margin-top="0in" fo:margin-bottom="0in" table:align="left"/>
    </style:style>
    <style:style style:name="Table82.A" style:family="table-column">
      <style:table-column-properties style:column-width="3.25in"/>
    </style:style>
    <style:style style:name="Table82.B" style:family="table-column">
      <style:table-column-properties style:column-width="3.2493in"/>
    </style:style>
    <style:style style:name="Table82.1" style:family="table-row">
      <style:table-row-properties fo:keep-together="auto"/>
    </style:style>
    <style:style style:name="Table82.A1" style:family="table-cell">
      <style:table-cell-properties style:vertical-align="" fo:padding="0.0694in" fo:border="1pt solid #000000"/>
    </style:style>
    <style:style style:name="Table83" style:family="table">
      <style:table-properties style:width="6.5in" fo:margin-left="0in" fo:margin-top="0in" fo:margin-bottom="0in" table:align="left"/>
    </style:style>
    <style:style style:name="Table83.A" style:family="table-column">
      <style:table-column-properties style:column-width="3.625in"/>
    </style:style>
    <style:style style:name="Table83.B" style:family="table-column">
      <style:table-column-properties style:column-width="0.3438in"/>
    </style:style>
    <style:style style:name="Table83.C" style:family="table-column">
      <style:table-column-properties style:column-width="2.5313in"/>
    </style:style>
    <style:style style:name="Table83.1" style:family="table-row">
      <style:table-row-properties fo:keep-together="auto"/>
    </style:style>
    <style:style style:name="Table83.A1" style:family="table-cell">
      <style:table-cell-properties style:vertical-align="" fo:padding="0.0694in" fo:border="1pt solid #000000"/>
    </style:style>
    <style:style style:name="Table84" style:family="table">
      <style:table-properties style:width="6.5in" fo:margin-left="0in" fo:margin-top="0in" fo:margin-bottom="0in" table:align="left"/>
    </style:style>
    <style:style style:name="Table84.A" style:family="table-column">
      <style:table-column-properties style:column-width="3.25in"/>
    </style:style>
    <style:style style:name="Table84.B" style:family="table-column">
      <style:table-column-properties style:column-width="3.2493in"/>
    </style:style>
    <style:style style:name="Table84.1" style:family="table-row">
      <style:table-row-properties fo:keep-together="auto"/>
    </style:style>
    <style:style style:name="Table84.A1" style:family="table-cell">
      <style:table-cell-properties style:vertical-align="" fo:padding="0.0694in" fo:border="1pt solid #000000"/>
    </style:style>
    <style:style style:name="Table85" style:family="table">
      <style:table-properties style:width="6.5in" fo:margin-left="0in" fo:margin-top="0in" fo:margin-bottom="0in" table:align="left"/>
    </style:style>
    <style:style style:name="Table85.A" style:family="table-column">
      <style:table-column-properties style:column-width="0.8743in"/>
    </style:style>
    <style:style style:name="Table85.B" style:family="table-column">
      <style:table-column-properties style:column-width="5.625in"/>
    </style:style>
    <style:style style:name="Table85.1" style:family="table-row">
      <style:table-row-properties fo:keep-together="auto"/>
    </style:style>
    <style:style style:name="Table85.A1" style:family="table-cell">
      <style:table-cell-properties style:vertical-align="" fo:padding="0.0694in" fo:border="1pt solid #000000"/>
    </style:style>
    <style:style style:name="Table86" style:family="table">
      <style:table-properties style:width="6.4375in" fo:margin-left="0in" fo:margin-top="0in" fo:margin-bottom="0in" table:align="left"/>
    </style:style>
    <style:style style:name="Table86.A" style:family="table-column">
      <style:table-column-properties style:column-width="0.6451in"/>
    </style:style>
    <style:style style:name="Table86.B" style:family="table-column">
      <style:table-column-properties style:column-width="2.3861in"/>
    </style:style>
    <style:style style:name="Table86.C" style:family="table-column">
      <style:table-column-properties style:column-width="2.2076in"/>
    </style:style>
    <style:style style:name="Table86.D" style:family="table-column">
      <style:table-column-properties style:column-width="1.1979in"/>
    </style:style>
    <style:style style:name="Table86.1" style:family="table-row">
      <style:table-row-properties fo:keep-together="auto"/>
    </style:style>
    <style:style style:name="Table86.A1" style:family="table-cell">
      <style:table-cell-properties style:vertical-align="" fo:padding="0.0694in" fo:border="1pt solid #000000"/>
    </style:style>
    <style:style style:name="Table87" style:family="table">
      <style:table-properties style:width="6.5in" fo:margin-left="0in" fo:margin-top="0in" fo:margin-bottom="0in" table:align="left"/>
    </style:style>
    <style:style style:name="Table87.A" style:family="table-column">
      <style:table-column-properties style:column-width="1.0208in"/>
    </style:style>
    <style:style style:name="Table87.B" style:family="table-column">
      <style:table-column-properties style:column-width="5.4785in"/>
    </style:style>
    <style:style style:name="Table87.1" style:family="table-row">
      <style:table-row-properties fo:keep-together="auto"/>
    </style:style>
    <style:style style:name="Table87.A1" style:family="table-cell">
      <style:table-cell-properties style:vertical-align="" fo:padding="0.0694in" fo:border="1pt solid #000000"/>
    </style:style>
    <style:style style:name="Table88" style:family="table">
      <style:table-properties style:width="6.5in" fo:margin-left="0in" fo:margin-top="0in" fo:margin-bottom="0in" table:align="left"/>
    </style:style>
    <style:style style:name="Table88.A" style:family="table-column">
      <style:table-column-properties style:column-width="0.7813in"/>
    </style:style>
    <style:style style:name="Table88.B" style:family="table-column">
      <style:table-column-properties style:column-width="5.7181in"/>
    </style:style>
    <style:style style:name="Table88.1" style:family="table-row">
      <style:table-row-properties fo:keep-together="auto"/>
    </style:style>
    <style:style style:name="Table88.A1" style:family="table-cell">
      <style:table-cell-properties style:vertical-align="" fo:padding="0.0694in" fo:border="1pt solid #000000"/>
    </style:style>
    <style:style style:name="Table89" style:family="table">
      <style:table-properties style:width="6.5in" fo:margin-left="0in" fo:margin-top="0in" fo:margin-bottom="0in" table:align="left"/>
    </style:style>
    <style:style style:name="Table89.A" style:family="table-column">
      <style:table-column-properties style:column-width="0.4063in"/>
    </style:style>
    <style:style style:name="Table89.B" style:family="table-column">
      <style:table-column-properties style:column-width="0.8222in"/>
    </style:style>
    <style:style style:name="Table89.C" style:family="table-column">
      <style:table-column-properties style:column-width="5.2715in"/>
    </style:style>
    <style:style style:name="Table89.1" style:family="table-row">
      <style:table-row-properties fo:keep-together="auto"/>
    </style:style>
    <style:style style:name="Table89.A1" style:family="table-cell">
      <style:table-cell-properties style:vertical-align="" fo:padding="0.0694in" fo:border="1pt solid #000000"/>
    </style:style>
    <style:style style:name="Table90" style:family="table">
      <style:table-properties style:width="6.5in" fo:margin-left="0in" fo:margin-top="0in" fo:margin-bottom="0in" table:align="left"/>
    </style:style>
    <style:style style:name="Table90.A" style:family="table-column">
      <style:table-column-properties style:column-width="0.4889in"/>
    </style:style>
    <style:style style:name="Table90.B" style:family="table-column">
      <style:table-column-properties style:column-width="0.3333in"/>
    </style:style>
    <style:style style:name="Table90.C" style:family="table-column">
      <style:table-column-properties style:column-width="5.6778in"/>
    </style:style>
    <style:style style:name="Table90.1" style:family="table-row">
      <style:table-row-properties fo:keep-together="auto"/>
    </style:style>
    <style:style style:name="Table90.A1" style:family="table-cell">
      <style:table-cell-properties style:vertical-align="" fo:padding="0.0694in" fo:border="1pt solid #000000"/>
    </style:style>
    <style:style style:name="Table91" style:family="table">
      <style:table-properties style:width="6.5in" fo:margin-left="0in" fo:margin-top="0in" fo:margin-bottom="0in" table:align="left"/>
    </style:style>
    <style:style style:name="Table91.A" style:family="table-column">
      <style:table-column-properties style:column-width="0.6563in"/>
    </style:style>
    <style:style style:name="Table91.B" style:family="table-column">
      <style:table-column-properties style:column-width="0.5833in"/>
    </style:style>
    <style:style style:name="Table91.C" style:family="table-column">
      <style:table-column-properties style:column-width="3.6146in"/>
    </style:style>
    <style:style style:name="Table91.D" style:family="table-column">
      <style:table-column-properties style:column-width="1.6451in"/>
    </style:style>
    <style:style style:name="Table91.1" style:family="table-row">
      <style:table-row-properties fo:keep-together="auto"/>
    </style:style>
    <style:style style:name="Table91.A1" style:family="table-cell">
      <style:table-cell-properties style:vertical-align="" fo:padding="0.0694in" fo:border="1pt solid #000000"/>
    </style:style>
    <style:style style:name="Table92" style:family="table">
      <style:table-properties style:width="6.5in" fo:margin-left="0in" fo:margin-top="0in" fo:margin-bottom="0in" table:align="left"/>
    </style:style>
    <style:style style:name="Table92.A" style:family="table-column">
      <style:table-column-properties style:column-width="5.6042in"/>
    </style:style>
    <style:style style:name="Table92.B" style:family="table-column">
      <style:table-column-properties style:column-width="0.8951in"/>
    </style:style>
    <style:style style:name="Table92.1" style:family="table-row">
      <style:table-row-properties fo:keep-together="auto"/>
    </style:style>
    <style:style style:name="Table92.A1" style:family="table-cell">
      <style:table-cell-properties style:vertical-align="" fo:padding="0.0694in" fo:border="1pt solid #000000"/>
    </style:style>
    <style:style style:name="Table93" style:family="table">
      <style:table-properties style:width="6.5in" fo:margin-left="0in" fo:margin-top="0in" fo:margin-bottom="0in" table:align="left"/>
    </style:style>
    <style:style style:name="Table93.A" style:family="table-column">
      <style:table-column-properties style:column-width="2.2806in"/>
    </style:style>
    <style:style style:name="Table93.B" style:family="table-column">
      <style:table-column-properties style:column-width="0.5417in"/>
    </style:style>
    <style:style style:name="Table93.C" style:family="table-column">
      <style:table-column-properties style:column-width="3.6778in"/>
    </style:style>
    <style:style style:name="Table93.1" style:family="table-row">
      <style:table-row-properties fo:keep-together="auto"/>
    </style:style>
    <style:style style:name="Table93.A1" style:family="table-cell">
      <style:table-cell-properties style:vertical-align="" fo:padding="0.0694in" fo:border="1pt solid #000000"/>
    </style:style>
    <style:style style:name="Table94" style:family="table">
      <style:table-properties style:width="6.5in" fo:margin-left="0in" fo:margin-top="0in" fo:margin-bottom="0in" table:align="left"/>
    </style:style>
    <style:style style:name="Table94.A" style:family="table-column">
      <style:table-column-properties style:column-width="3.25in"/>
    </style:style>
    <style:style style:name="Table94.B" style:family="table-column">
      <style:table-column-properties style:column-width="3.2493in"/>
    </style:style>
    <style:style style:name="Table94.1" style:family="table-row">
      <style:table-row-properties fo:keep-together="auto"/>
    </style:style>
    <style:style style:name="Table94.A1" style:family="table-cell">
      <style:table-cell-properties style:vertical-align="" fo:padding="0.0694in" fo:border="1pt solid #000000"/>
    </style:style>
    <style:style style:name="Table95" style:family="table">
      <style:table-properties style:width="6.5in" fo:margin-left="0in" fo:margin-top="0in" fo:margin-bottom="0in" table:align="left"/>
    </style:style>
    <style:style style:name="Table95.A" style:family="table-column">
      <style:table-column-properties style:column-width="5.0833in"/>
    </style:style>
    <style:style style:name="Table95.B" style:family="table-column">
      <style:table-column-properties style:column-width="1.416in"/>
    </style:style>
    <style:style style:name="Table95.1" style:family="table-row">
      <style:table-row-properties fo:keep-together="auto"/>
    </style:style>
    <style:style style:name="Table95.A1" style:family="table-cell">
      <style:table-cell-properties style:vertical-align="" fo:padding="0.0694in" fo:border="1pt solid #000000"/>
    </style:style>
    <style:style style:name="Table96" style:family="table">
      <style:table-properties style:width="6.5in" fo:margin-left="0in" fo:margin-top="0in" fo:margin-bottom="0in" table:align="left"/>
    </style:style>
    <style:style style:name="Table96.A" style:family="table-column">
      <style:table-column-properties style:column-width="3.1771in"/>
    </style:style>
    <style:style style:name="Table96.B" style:family="table-column">
      <style:table-column-properties style:column-width="3.3222in"/>
    </style:style>
    <style:style style:name="Table96.1" style:family="table-row">
      <style:table-row-properties fo:keep-together="auto"/>
    </style:style>
    <style:style style:name="Table96.A1" style:family="table-cell">
      <style:table-cell-properties style:vertical-align="" fo:padding="0.0694in" fo:border="1pt solid #000000"/>
    </style:style>
    <style:style style:name="Table97" style:family="table">
      <style:table-properties style:width="6.5in" fo:margin-left="0in" fo:margin-top="0in" fo:margin-bottom="0in" table:align="left"/>
    </style:style>
    <style:style style:name="Table97.A" style:family="table-column">
      <style:table-column-properties style:column-width="4.75in"/>
    </style:style>
    <style:style style:name="Table97.B" style:family="table-column">
      <style:table-column-properties style:column-width="1.7493in"/>
    </style:style>
    <style:style style:name="Table97.1" style:family="table-row">
      <style:table-row-properties fo:keep-together="auto"/>
    </style:style>
    <style:style style:name="Table97.A1" style:family="table-cell">
      <style:table-cell-properties style:vertical-align="" fo:padding="0.0694in" fo:border="1pt solid #000000"/>
    </style:style>
    <style:style style:name="Table98" style:family="table">
      <style:table-properties style:width="6.5in" fo:margin-left="0in" fo:margin-top="0in" fo:margin-bottom="0in" table:align="left"/>
    </style:style>
    <style:style style:name="Table98.A" style:family="table-column">
      <style:table-column-properties style:column-width="0.4472in"/>
    </style:style>
    <style:style style:name="Table98.B" style:family="table-column">
      <style:table-column-properties style:column-width="0.4375in"/>
    </style:style>
    <style:style style:name="Table98.C" style:family="table-column">
      <style:table-column-properties style:column-width="0.3542in"/>
    </style:style>
    <style:style style:name="Table98.D" style:family="table-column">
      <style:table-column-properties style:column-width="3.9486in"/>
    </style:style>
    <style:style style:name="Table98.E" style:family="table-column">
      <style:table-column-properties style:column-width="1.3125in"/>
    </style:style>
    <style:style style:name="Table98.1" style:family="table-row">
      <style:table-row-properties fo:keep-together="auto"/>
    </style:style>
    <style:style style:name="Table98.A1" style:family="table-cell">
      <style:table-cell-properties style:vertical-align="" fo:padding="0.0694in" fo:border="1pt solid #000000"/>
    </style:style>
    <style:style style:name="Table99" style:family="table">
      <style:table-properties style:width="6.5in" fo:margin-left="0in" fo:margin-top="0in" fo:margin-bottom="0in" table:align="left"/>
    </style:style>
    <style:style style:name="Table99.A" style:family="table-column">
      <style:table-column-properties style:column-width="2.125in"/>
    </style:style>
    <style:style style:name="Table99.B" style:family="table-column">
      <style:table-column-properties style:column-width="2.2083in"/>
    </style:style>
    <style:style style:name="Table99.C" style:family="table-column">
      <style:table-column-properties style:column-width="2.1667in"/>
    </style:style>
    <style:style style:name="Table99.1" style:family="table-row">
      <style:table-row-properties fo:keep-together="auto"/>
    </style:style>
    <style:style style:name="Table99.A1" style:family="table-cell">
      <style:table-cell-properties style:vertical-align="" fo:padding="0.0694in" fo:border="1pt solid #000000"/>
    </style:style>
    <style:style style:name="Table100" style:family="table">
      <style:table-properties style:width="6.5in" fo:margin-left="0in" fo:margin-top="0in" fo:margin-bottom="0in" table:align="left"/>
    </style:style>
    <style:style style:name="Table100.A" style:family="table-column">
      <style:table-column-properties style:column-width="3.25in"/>
    </style:style>
    <style:style style:name="Table100.B" style:family="table-column">
      <style:table-column-properties style:column-width="3.2493in"/>
    </style:style>
    <style:style style:name="Table100.1" style:family="table-row">
      <style:table-row-properties fo:keep-together="auto"/>
    </style:style>
    <style:style style:name="Table100.A1" style:family="table-cell">
      <style:table-cell-properties style:vertical-align="" fo:padding="0.0694in" fo:border="1pt solid #000000"/>
    </style:style>
    <style:style style:name="Table101" style:family="table">
      <style:table-properties style:width="6.5in" fo:margin-left="0in" fo:margin-top="0in" fo:margin-bottom="0in" table:align="left"/>
    </style:style>
    <style:style style:name="Table101.A" style:family="table-column">
      <style:table-column-properties style:column-width="3.25in"/>
    </style:style>
    <style:style style:name="Table101.B" style:family="table-column">
      <style:table-column-properties style:column-width="3.2493in"/>
    </style:style>
    <style:style style:name="Table101.1" style:family="table-row">
      <style:table-row-properties fo:keep-together="auto"/>
    </style:style>
    <style:style style:name="Table101.A1" style:family="table-cell">
      <style:table-cell-properties style:vertical-align="" fo:padding="0.0694in" fo:border="1pt solid #000000"/>
    </style:style>
    <style:style style:name="Table102" style:family="table">
      <style:table-properties style:width="6.5in" fo:margin-left="0in" fo:margin-top="0in" fo:margin-bottom="0in" table:align="left"/>
    </style:style>
    <style:style style:name="Table102.A" style:family="table-column">
      <style:table-column-properties style:column-width="1.2806in"/>
    </style:style>
    <style:style style:name="Table102.B" style:family="table-column">
      <style:table-column-properties style:column-width="5.2188in"/>
    </style:style>
    <style:style style:name="Table102.1" style:family="table-row">
      <style:table-row-properties fo:keep-together="auto"/>
    </style:style>
    <style:style style:name="Table102.A1" style:family="table-cell">
      <style:table-cell-properties style:vertical-align="" fo:padding="0.0694in" fo:border="1pt solid #000000"/>
    </style:style>
    <style:style style:name="Table103" style:family="table">
      <style:table-properties style:width="6.5in" fo:margin-left="0in" fo:margin-top="0in" fo:margin-bottom="0in" table:align="left"/>
    </style:style>
    <style:style style:name="Table103.A" style:family="table-column">
      <style:table-column-properties style:column-width="3.25in"/>
    </style:style>
    <style:style style:name="Table103.B" style:family="table-column">
      <style:table-column-properties style:column-width="3.2493in"/>
    </style:style>
    <style:style style:name="Table103.1" style:family="table-row">
      <style:table-row-properties fo:keep-together="auto"/>
    </style:style>
    <style:style style:name="Table103.A1" style:family="table-cell">
      <style:table-cell-properties style:vertical-align="" fo:padding="0.0694in" fo:border="1pt solid #000000"/>
    </style:style>
    <style:style style:name="Table104" style:family="table">
      <style:table-properties style:width="6.5in" fo:margin-left="0in" fo:margin-top="0in" fo:margin-bottom="0in" table:align="left"/>
    </style:style>
    <style:style style:name="Table104.A" style:family="table-column">
      <style:table-column-properties style:column-width="5.25in"/>
    </style:style>
    <style:style style:name="Table104.B" style:family="table-column">
      <style:table-column-properties style:column-width="1.2493in"/>
    </style:style>
    <style:style style:name="Table104.1" style:family="table-row">
      <style:table-row-properties fo:keep-together="auto"/>
    </style:style>
    <style:style style:name="Table104.A1" style:family="table-cell">
      <style:table-cell-properties style:vertical-align="" fo:padding="0.0694in" fo:border="1pt solid #000000"/>
    </style:style>
    <style:style style:name="Table105" style:family="table">
      <style:table-properties style:width="6.5in" fo:margin-left="0in" fo:margin-top="0in" fo:margin-bottom="0in" table:align="left"/>
    </style:style>
    <style:style style:name="Table105.A" style:family="table-column">
      <style:table-column-properties style:column-width="4.9681in"/>
    </style:style>
    <style:style style:name="Table105.B" style:family="table-column">
      <style:table-column-properties style:column-width="1.5313in"/>
    </style:style>
    <style:style style:name="Table105.1" style:family="table-row">
      <style:table-row-properties fo:keep-together="auto"/>
    </style:style>
    <style:style style:name="Table105.A1" style:family="table-cell">
      <style:table-cell-properties style:vertical-align="" fo:padding="0.0694in" fo:border="1pt solid #000000"/>
    </style:style>
    <style:style style:name="Table106" style:family="table">
      <style:table-properties style:width="6.5in" fo:margin-left="0in" fo:margin-top="0in" fo:margin-bottom="0in" table:align="left"/>
    </style:style>
    <style:style style:name="Table106.A" style:family="table-column">
      <style:table-column-properties style:column-width="0.8535in"/>
    </style:style>
    <style:style style:name="Table106.B" style:family="table-column">
      <style:table-column-properties style:column-width="0.8333in"/>
    </style:style>
    <style:style style:name="Table106.C" style:family="table-column">
      <style:table-column-properties style:column-width="1.5938in"/>
    </style:style>
    <style:style style:name="Table106.D" style:family="table-column">
      <style:table-column-properties style:column-width="3.2188in"/>
    </style:style>
    <style:style style:name="Table106.1" style:family="table-row">
      <style:table-row-properties fo:keep-together="auto"/>
    </style:style>
    <style:style style:name="Table106.A1" style:family="table-cell">
      <style:table-cell-properties style:vertical-align="" fo:padding="0.0694in" fo:border="1pt solid #000000"/>
    </style:style>
    <style:style style:name="Table107" style:family="table">
      <style:table-properties style:width="6.5in" fo:margin-left="0in" fo:margin-top="0in" fo:margin-bottom="0in" table:align="left"/>
    </style:style>
    <style:style style:name="Table107.A" style:family="table-column">
      <style:table-column-properties style:column-width="3.25in"/>
    </style:style>
    <style:style style:name="Table107.B" style:family="table-column">
      <style:table-column-properties style:column-width="3.2493in"/>
    </style:style>
    <style:style style:name="Table107.1" style:family="table-row">
      <style:table-row-properties fo:keep-together="auto"/>
    </style:style>
    <style:style style:name="Table107.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mbria" style:font-name-asian="Cambria1" style:font-name-complex="Cambria1"/>
    </style:style>
    <style:style style:name="P3" style:family="paragraph" style:parent-style-name="Standard">
      <style:paragraph-properties fo:line-height="100%" fo:orphans="0" fo:widows="0"/>
    </style:style>
    <style:style style:name="P4" style:family="paragraph" style:parent-style-name="Standard">
      <style:paragraph-properties fo:text-align="justify" style:justify-single-word="false"/>
      <style:text-properties style:font-name="Consolas" style:font-name-asian="Consolas1" style:font-name-complex="Consolas1"/>
    </style:style>
    <style:style style:name="P5" style:family="paragraph" style:parent-style-name="Standard">
      <style:paragraph-properties fo:margin-left="0in" fo:margin-right="0in" fo:text-align="justify" style:justify-single-word="false" fo:text-indent="0in" style:auto-text-indent="false"/>
      <style:text-properties style:font-name="Cambria" style:font-name-asian="Cambria1" style:font-name-complex="Cambria1"/>
    </style:style>
    <style:style style:name="P6" style:family="paragraph" style:parent-style-name="Standard">
      <style:paragraph-properties fo:margin-left="0in" fo:margin-right="0in" fo:text-align="justify" style:justify-single-word="false" fo:text-indent="0in" style:auto-text-indent="false"/>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nsolas" style:font-name-asian="Consolas1" style:font-name-complex="Consolas1"/>
    </style:style>
    <style:style style:name="P9" style:family="paragraph" style:parent-style-name="Standard" style:master-page-name="Converted1">
      <style:paragraph-properties fo:line-height="100%" fo:text-align="justify" style:justify-single-word="false" style:page-number="auto"/>
    </style:style>
    <style:style style:name="P10" style:family="paragraph" style:parent-style-name="Standard">
      <style:paragraph-properties fo:text-align="justify" style:justify-single-word="false" fo:break-before="page"/>
      <style:text-properties style:font-name="Cambria" style:font-name-asian="Cambria1" style:font-name-complex="Cambria1"/>
    </style:style>
    <style:style style:name="P11" style:family="paragraph" style:parent-style-name="Standard" style:list-style-name="WWNum3">
      <style:paragraph-properties fo:margin-left="0.5in" fo:margin-right="0in" fo:text-align="justify" style:justify-single-word="false" fo:text-indent="-0.25in" style:auto-text-indent="false"/>
    </style:style>
    <style:style style:name="P12" style:family="paragraph" style:parent-style-name="Standard" style:list-style-name="WWNum1">
      <style:paragraph-properties fo:margin-left="0.5in" fo:margin-right="0in" fo:text-align="justify" style:justify-single-word="false" fo:text-indent="-0.25in" style:auto-text-indent="false"/>
    </style:style>
    <style:style style:name="P13" style:family="paragraph" style:parent-style-name="Standard" style:list-style-name="WWNum4">
      <style:paragraph-properties fo:margin-left="0.5in" fo:margin-right="0in" fo:text-align="justify" style:justify-single-word="false" fo:text-indent="-0.25in" style:auto-text-indent="false"/>
    </style:style>
    <style:style style:name="P14" style:family="paragraph" style:parent-style-name="Standard" style:list-style-name="WWNum2">
      <style:paragraph-properties fo:margin-left="0.5in" fo:margin-right="0in" fo:text-align="justify" style:justify-single-word="false" fo:text-indent="-0.25in" style:auto-text-indent="false"/>
    </style:style>
    <style:style style:name="P15" style:family="paragraph" style:parent-style-name="Standard" style:master-page-name="Converted2">
      <style:paragraph-properties fo:line-height="100%" fo:text-align="justify" style:justify-single-word="false" style:page-number="auto"/>
    </style:style>
    <style:style style:name="P16" style:family="paragraph" style:parent-style-name="Heading_20_2">
      <style:paragraph-properties fo:text-align="justify" style:justify-single-word="false"/>
    </style:style>
    <style:style style:name="P17" style:family="paragraph" style:parent-style-name="Heading_20_2">
      <style:paragraph-properties fo:text-align="justify" style:justify-single-word="false"/>
      <style:text-properties style:font-name="Ubuntu" fo:font-weight="bold" style:font-name-asian="Ubuntu1" style:font-weight-asian="bold" style:font-name-complex="Ubuntu1"/>
    </style:style>
    <style:style style:name="P18" style:family="paragraph" style:parent-style-name="Heading_20_2">
      <style:paragraph-properties fo:break-before="page"/>
    </style:style>
    <style:style style:name="P19" style:family="paragraph" style:parent-style-name="Heading_20_2">
      <style:paragraph-properties fo:text-align="justify" style:justify-single-word="false" fo:break-before="page"/>
    </style:style>
    <style:style style:name="P20" style:family="paragraph" style:parent-style-name="Title" style:master-page-name="Standard">
      <style:paragraph-properties style:page-number="1"/>
    </style:style>
    <style:style style:name="T1" style:family="text">
      <style:text-properties style:font-name="Cambria" style:font-name-asian="Cambria1" style:font-name-complex="Cambria1"/>
    </style:style>
    <style:style style:name="T2" style:family="text">
      <style:text-properties style:font-name="Cambria" fo:font-weight="bold" style:font-name-asian="Cambria1" style:font-weight-asian="bold" style:font-name-complex="Cambria1"/>
    </style:style>
    <style:style style:name="T3" style:family="text">
      <style:text-properties style:font-name="Cambria" fo:font-style="italic" style:font-name-asian="Cambria1" style:font-style-asian="italic" style:font-name-complex="Cambria1"/>
    </style:style>
    <style:style style:name="T4" style:family="text">
      <style:text-properties style:font-name="Cambria" fo:font-size="10pt" style:font-name-asian="Cambria1" style:font-size-asian="10pt" style:font-name-complex="Cambria1" style:font-size-complex="10pt"/>
    </style:style>
    <style:style style:name="T5" style:family="text">
      <style:text-properties style:font-name="Cambria" fo:font-size="10pt" fo:font-style="italic" style:font-name-asian="Cambria1" style:font-size-asian="10pt" style:font-style-asian="italic" style:font-name-complex="Cambria1" style:font-size-complex="10pt"/>
    </style:style>
    <style:style style:name="T6" style:family="text">
      <style:text-properties style:font-name="Cambria" style:text-underline-style="none" style:font-name-asian="Cambria1" style:font-name-complex="Cambria1"/>
    </style:style>
    <style:style style:name="T7" style:family="text">
      <style:text-properties fo:color="#1155cc" style:font-name="Cambria" style:text-underline-style="solid" style:text-underline-width="auto" style:text-underline-color="font-color" style:font-name-asian="Cambria1" style:font-name-complex="Cambria1"/>
    </style:style>
    <style:style style:name="T8" style:family="text">
      <style:text-properties fo:color="#1155cc" style:font-name="Cambria" style:text-underline-style="solid" style:text-underline-width="auto" style:text-underline-color="font-color" fo:font-weight="bold" style:font-name-asian="Cambria1" style:font-weight-asian="bold" style:font-name-complex="Cambria1"/>
    </style:style>
    <style:style style:name="T9" style:family="text">
      <style:text-properties fo:color="#1155cc" style:font-name="Cambria" fo:font-size="10pt" style:text-underline-style="solid" style:text-underline-width="auto" style:text-underline-color="font-color" style:font-name-asian="Cambria1" style:font-size-asian="10pt" style:font-name-complex="Cambria1" style:font-size-complex="10pt"/>
    </style:style>
    <style:style style:name="T10" style:family="text">
      <style:text-properties fo:color="#1155cc" style:font-name="Cambria" fo:font-size="10pt" fo:font-style="italic" style:text-underline-style="solid" style:text-underline-width="auto" style:text-underline-color="font-color" style:font-name-asian="Cambria1" style:font-size-asian="10pt" style:font-style-asian="italic" style:font-name-complex="Cambria1" style:font-size-complex="10pt"/>
    </style:style>
    <style:style style:name="T11" style:family="text">
      <style:text-properties fo:color="#1155cc" style:font-name="Consolas" style:text-underline-style="solid" style:text-underline-width="auto" style:text-underline-color="font-color" style:font-name-asian="Consolas1" style:font-name-complex="Consolas1"/>
    </style:style>
    <style:style style:name="T12" style:family="text">
      <style:text-properties style:font-name="Consolas" style:font-name-asian="Consolas1" style:font-name-complex="Consolas1"/>
    </style:style>
    <style:style style:name="T13" style:family="text">
      <style:text-properties style:font-name="Consolas" style:font-name-asian="Consolas1" style:font-name-complex="Consolas1" fo:background-color="#ffffff"/>
    </style:style>
    <style:style style:name="T14" style:family="text">
      <style:text-properties style:font-name="Consolas" style:font-name-asian="Consolas1" style:font-name-complex="Consolas1" fo:background-color="#00ff00"/>
    </style:style>
    <style:style style:name="T15" style:family="text">
      <style:text-properties style:font-name="Consolas" style:font-name-asian="Consolas1" style:font-name-complex="Consolas1" fo:background-color="#00ffff"/>
    </style:style>
    <style:style style:name="T16" style:family="text">
      <style:text-properties style:font-name="Consolas" style:font-name-asian="Consolas1" style:font-name-complex="Consolas1" fo:background-color="#ffff00"/>
    </style:style>
    <style:style style:name="T17" style:family="text">
      <style:text-properties style:font-name="Consolas" fo:font-weight="bold" style:font-name-asian="Consolas1" style:font-weight-asian="bold" style:font-name-complex="Consolas1"/>
    </style:style>
    <style:style style:name="T18" style:family="text">
      <style:text-properties style:font-name="Consolas" fo:background-color="#ead1dc" loext:char-shading-value="0" style:font-name-asian="Consolas1" style:font-name-complex="Consolas1"/>
    </style:style>
    <style:style style:name="T19" style:family="text">
      <style:text-properties style:font-name="Consolas" fo:background-color="#ff9900" loext:char-shading-value="0" style:font-name-asian="Consolas1" style:font-name-complex="Consolas1"/>
    </style:style>
    <style:style style:name="T20" style:family="text">
      <style:text-properties style:font-name="Consolas" fo:font-size="9pt" style:font-name-asian="Consolas1" style:font-size-asian="9pt" style:font-name-complex="Consolas1" style:font-size-complex="9pt"/>
    </style:style>
    <style:style style:name="T21" style:family="text">
      <style:text-properties style:font-name="Consolas" fo:background-color="#b6d7a8" loext:char-shading-value="0" style:font-name-asian="Consolas1" style:font-name-complex="Consolas1"/>
    </style:style>
    <style:style style:name="T22" style:family="text">
      <style:text-properties style:font-name="Ubuntu" fo:font-weight="bold" style:font-name-asian="Ubuntu1" style:font-weight-asian="bold" style:font-name-complex="Ubuntu1"/>
    </style:style>
    <style:style style:name="T23" style:family="text">
      <style:text-properties style:font-name="Ubuntu" fo:font-style="italic" fo:font-weight="bold" style:font-name-asian="Ubuntu1" style:font-style-asian="italic" style:font-weight-asian="bold" style:font-name-complex="Ubuntu1"/>
    </style:style>
    <style:style style:name="T24" style:family="text">
      <style:text-properties style:text-position="super 58%"/>
    </style:style>
    <style:style style:name="T25" style:family="text">
      <style:text-properties style:text-position="super 58%" style:font-name="Cambria" style:font-name-asian="Cambria1" style:font-name-complex="Cambria1"/>
    </style:style>
    <style:style style:name="T26" style:family="text">
      <style:text-properties style:text-position="sub 58%" style:font-name="Cambria" fo:font-style="italic" style:font-name-asian="Cambria1" style:font-style-asian="italic" style:font-name-complex="Cambria1"/>
    </style:style>
    <style:style style:name="T27" style:family="text">
      <style:text-properties style:text-position="sub 58%" style:font-name="Cambria" style:font-name-asian="Cambria1" style:font-name-complex="Cambria1"/>
    </style:style>
    <style:style style:name="T28"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3zljpnmfg7mv"/>109 Python Problems for CCPS 109</text:p>
      <text:p text:style-name="P1"><text:span text:style-name="T1">This document contains the specifications for the </text:span><text:span text:style-name="T2">graded lab problems</text:span><text:span text:style-name="T1"> for the course </text:span><text:a xlink:type="simple" xlink:href="https://docs.google.com/document/d/1xj3_jehCEMB0las9o6OWgDFB8HuC47hCVYW4UNByFGo/edit?usp=sharing" text:style-name="ListLabel_20_37" text:visited-style-name="ListLabel_20_37"><text:span text:style-name="T7">CCPS 109 Computer Science I</text:span></text:a><text:span text:style-name="T1">, as taught by </text:span><text:a xlink:type="simple" xlink:href="http://www.scs.ryerson.ca/~ikokkari/" text:style-name="ListLabel_20_37" text:visited-style-name="ListLabel_20_37"><text:span text:style-name="T7">Ilkka Kokkarinen</text:span></text:a><text:span text:style-name="T1">. All computer science teachers are free to use and adapt this material for their own courses as they see fit, with proper attribution. The instructor has collected these problems from a gallimaufry of sources ranging from the lab and exam problems of his old Java version of this course and more recent original problems to a multitude of programming puzzles and challenge sites such as </text:span><text:a xlink:type="simple" xlink:href="https://leetcode.com/problemset/all/" text:style-name="ListLabel_20_37" text:visited-style-name="ListLabel_20_37"><text:span text:style-name="T7">LeetCode</text:span></text:a><text:span text:style-name="T1">, </text:span><text:a xlink:type="simple" xlink:href="http://www.codeabbey.com/index/task_list" text:style-name="ListLabel_20_37" text:visited-style-name="ListLabel_20_37"><text:span text:style-name="T7">CodeAbbey</text:span></text:a><text:span text:style-name="T1">, </text:span><text:a xlink:type="simple" xlink:href="https://codegolf.stackexchange.com/" text:style-name="ListLabel_20_37" text:visited-style-name="ListLabel_20_37"><text:span text:style-name="T7">Stack Exchange Code Golf</text:span></text:a><text:span text:style-name="T1">, and </text:span><text:a xlink:type="simple" xlink:href="https://challenges.wolfram.com/" text:style-name="ListLabel_20_37" text:visited-style-name="ListLabel_20_37"><text:span text:style-name="T7">Wolfram Programming Challenges</text:span></text:a><text:span text:style-name="T1">, and a host of others forgotten over the years.</text:span></text:p>
      <text:p text:style-name="P5"/>
      <text:p text:style-name="P1"><text:span text:style-name="T1">For the purposes of submission and grading, you </text:span><text:span text:style-name="T2">must implement all these functions in a single Python source code file</text:span><text:span text:style-name="T1"> that </text:span><text:span text:style-name="T2">must</text:span><text:span text:style-name="T1"> be named </text:span><text:span text:style-name="T12">labs109.py</text:span><text:span text:style-name="T1">. </text:span><text:span text:style-name="T2">Do not submit the individual functions as you go, but submit these labs all at once at the end of the course</text:span><text:span text:style-name="T1">. </text:span></text:p>
      <text:p text:style-name="P5"/>
      <text:p text:style-name="P6"><text:span text:style-name="T1">You can download the necessary tester and data files either from </text:span><text:a xlink:type="simple" xlink:href="https://github.com/ikokkari/PythonProblems" text:style-name="ListLabel_20_37" text:visited-style-name="ListLabel_20_37"><text:span text:style-name="T7">GitHub</text:span></text:a><text:span text:style-name="T1"> or </text:span><text:a xlink:type="simple" xlink:href="https://repl.it/@ikokkari/ccps109" text:style-name="ListLabel_20_37" text:visited-style-name="ListLabel_20_37"><text:span text:style-name="T7">repl.it</text:span></text:a><text:span text:style-name="T1"> as a zip file on your computer, or fork the </text:span><text:span text:style-name="T12">repl.it</text:span><text:span text:style-name="T1"> project and work on the cloud. Make sure that files </text:span><text:span text:style-name="T12">tester109.py</text:span><text:span text:style-name="T1">, </text:span><text:span text:style-name="T12">record.zip</text:span><text:span text:style-name="T1">, </text:span><text:span text:style-name="T12">warandpeace.txt</text:span><text:span text:style-name="T1"> and </text:span><text:span text:style-name="T12">words_sorted.txt</text:span><text:span text:style-name="T1"> are in the same working directory that contains your </text:span><text:span text:style-name="T12">labs109.py</text:span><text:span text:style-name="T1"> file. (Do not try to unzip the file </text:span><text:span text:style-name="T12">record.zip</text:span><text:span text:style-name="T1"> !) To test your completed functions as you write them, simply run </text:span><text:span text:style-name="T12">tester109.py</text:span><text:span text:style-name="T1"> to execute the tests for the functions that you have implemented so far. Each test should take at most a few seconds to complete. If some test takes minutes to finish, your code is too slow so that your logic does more work than it ought to. Streamlining your solutions is an important part of this learning process.</text:span></text:p>
      <text:p text:style-name="P5"/>
      <text:p text:style-name="P6"><text:a xlink:type="simple" xlink:href="http://www.catb.org/~esr/writings/taoup/html/ch01s06.html" text:style-name="ListLabel_20_38" text:visited-style-name="ListLabel_20_38"><text:span text:style-name="T8">SILENCE IS GOLDEN</text:span></text:a><text:span text:style-name="T2">. When called, none of your functions should ever print anything on the console</text:span><text:span text:style-name="T1">, but silently return the expected result. You can do some debugging outputs during the development, but remember to comment them out before submission. Your </text:span><text:span text:style-name="T12">labs109.py</text:span><text:span text:style-name="T1"> file can also have an </text:span><text:span text:style-name="T12">if __name__ == '__main__'</text:span><text:span text:style-name="T1"> block for your own private test cases for debugging.</text:span></text:p>
      <text:p text:style-name="P5"/>
      <text:p text:style-name="P6"><text:span text:style-name="T2">All your functions may assume that their pseudo-randomly generated arguments coming from the automated tester are legal and valid as the problem specification guarantees. </text:span><text:span text:style-name="T1">Your functions do not need to perform any error detection or recovery from nonsensical arguments.</text:span></text:p>
      <text:p text:style-name="P2"/>
      <text:p text:style-name="P1"><text:span text:style-name="T1">Unless explicitly requested in the problem specification, </text:span><text:span text:style-name="T2">these functions should not mutate the lists and other sequences that they receive as arguments</text:span><text:span text:style-name="T1">.</text:span></text:p>
      <text:p text:style-name="P2"/>
      <text:p text:style-name="P1"><text:span text:style-name="T1">All of the following lab problems have been independently solved by at least one student in the course, producing a solution whose resulting checksum equaled the checksum computed from the instructor's private model solution. To achieve such a blessed state of affairs, students </text:span><text:span text:style-name="T2">Shu Zhu Su</text:span><text:span text:style-name="T1">, </text:span><text:span text:style-name="T2">Mohammed Waqas</text:span><text:span text:style-name="T1"> and </text:span><text:span text:style-name="T2">Zhouqin He</text:span><text:span text:style-name="T1"> deserve credit and great thanks for going far above and beyond the call of duty in submitting their solutions that revealed several errors in the original solutions and problems specifications. All remaining errors, ambiguities and inconsistencies are the sole responsibility of Ilkka Kokkarinen.</text:span></text:p>
      <text:p text:style-name="P19"><text:bookmark text:name="_m7gowcxed5uy"/><text:span text:style-name="T22">Ryerson letter grade</text:span> </text:p>
      <text:p text:style-name="P2"/>
      <text:p text:style-name="P1"><text:span text:style-name="T12">def ryerson_letter_grade(pct):</text:span></text:p>
      <text:p text:style-name="P2"/>
      <text:p text:style-name="P1"><text:span text:style-name="T1">Given the percentage grade for the course, calculate and return the letter grade that would appear in the Ryerson grades transcript, as defined on the page </text:span><text:a xlink:type="simple" xlink:href="https://www.ryerson.ca/registrar/faculty/grading/gradescales_ugrad/" text:style-name="ListLabel_20_37" text:visited-style-name="ListLabel_20_37"><text:span text:style-name="T7">Ryerson Grade Scales</text:span></text:a><text:span text:style-name="T1">. The letter grade should be returned as a string that consists of the uppercase letter followed by the possible modifier </text:span><text:span text:style-name="T12">'+'</text:span><text:span text:style-name="T1"> or </text:span><text:span text:style-name="T12">'-'</text:span><text:span text:style-name="T1">. The function should work correctly for all values of </text:span><text:span text:style-name="T12">pct</text:span><text:span text:style-name="T1"> from 0 to 150.</text:span></text:p>
      <text:p text:style-name="P2"/>
      <text:p text:style-name="P1"><text:span text:style-name="T1">(Same as all other programming problems that follow this problem, this can be solved in various different ways. At this point of your studies, the simplest way to solve this problem would probably be just to use an </text:span><text:span text:style-name="T2">if-else ladder</text:span><text:span text:style-name="T1">.)</text:span></text:p>
      <text:p text:style-name="P2"/>
      <table:table table:name="Table1" table:style-name="Table1">
        <table:table-column table:style-name="Table1.A"/>
        <table:table-column table:style-name="Table1.B"/>
        <table:table-row table:style-name="Table1.1">
          <table:table-cell table:style-name="Table1.A1" office:value-type="string">
            <text:p text:style-name="P7"><text:span text:style-name="T12">pct</text:span></text:p>
          </table:table-cell>
          <table:table-cell table:style-name="Table1.A1" office:value-type="string">
            <text:p text:style-name="P7"><text:span text:style-name="T1">Expected result</text:span></text:p>
          </table:table-cell>
        </table:table-row>
        <table:table-row table:style-name="Table1.1">
          <table:table-cell table:style-name="Table1.A1" office:value-type="string">
            <text:p text:style-name="P7"><text:span text:style-name="T12">45</text:span></text:p>
          </table:table-cell>
          <table:table-cell table:style-name="Table1.A1" office:value-type="string">
            <text:p text:style-name="P7"><text:span text:style-name="T12">'F'</text:span></text:p>
          </table:table-cell>
        </table:table-row>
        <table:table-row table:style-name="Table1.1">
          <table:table-cell table:style-name="Table1.A1" office:value-type="string">
            <text:p text:style-name="P7"><text:span text:style-name="T12">62</text:span></text:p>
          </table:table-cell>
          <table:table-cell table:style-name="Table1.A1" office:value-type="string">
            <text:p text:style-name="P7"><text:span text:style-name="T12">'C-'</text:span></text:p>
          </table:table-cell>
        </table:table-row>
        <table:table-row table:style-name="Table1.1">
          <table:table-cell table:style-name="Table1.A1" office:value-type="string">
            <text:p text:style-name="P7"><text:span text:style-name="T12">89</text:span></text:p>
          </table:table-cell>
          <table:table-cell table:style-name="Table1.A1" office:value-type="string">
            <text:p text:style-name="P7"><text:span text:style-name="T12">'A'</text:span></text:p>
          </table:table-cell>
        </table:table-row>
        <table:table-row table:style-name="Table1.1">
          <table:table-cell table:style-name="Table1.A1" office:value-type="string">
            <text:p text:style-name="P7"><text:span text:style-name="T12">107</text:span></text:p>
          </table:table-cell>
          <table:table-cell table:style-name="Table1.A1" office:value-type="string">
            <text:p text:style-name="P7"><text:span text:style-name="T12">'A+'</text:span></text:p>
          </table:table-cell>
        </table:table-row>
      </table:table>
      <text:p text:style-name="P2"/>
      <text:p text:style-name="P2"/>
      <text:p text:style-name="P16"><text:bookmark text:name="_qq8oo6xuygs0"/></text:p>
      <text:p text:style-name="P19"><text:bookmark text:name="_asjakkkbu6qz"/><text:span text:style-name="T22">Ascending list</text:span></text:p>
      <text:p text:style-name="P2"/>
      <text:p text:style-name="P1"><text:span text:style-name="T12">def is_ascending(items):</text:span></text:p>
      <text:p text:style-name="P2"/>
      <text:p text:style-name="P1"><text:span text:style-name="T1">Determine whether the sequence of </text:span><text:span text:style-name="T12">items</text:span><text:span text:style-name="T1"> is </text:span><text:span text:style-name="T2">ascending</text:span><text:span text:style-name="T1"> so that its each element is </text:span><text:span text:style-name="T2">strictly larger</text:span><text:span text:style-name="T1"> than (and not merely equal to) the element that precedes it. Return </text:span><text:span text:style-name="T12">True</text:span><text:span text:style-name="T1"> if that is the case, and return </text:span><text:span text:style-name="T12">False</text:span><text:span text:style-name="T1"> otherwise.</text:span></text:p>
      <text:p text:style-name="P2"/>
      <text:p text:style-name="P1"><text:span text:style-name="T1">Note that the empty sequence is ascending, as is every one-element sequence, so be careful that your function returns the correct answers also in these seemingly insignificant </text:span><text:span text:style-name="T2">edge cases</text:span><text:span text:style-name="T1"> of this problem. (If these sequences were not ascending, pray tell, what would be the two elements that violate the requirement of that particular sequence being ascending?)</text:span></text:p>
      <text:p text:style-name="P2"/>
      <table:table table:name="Table2" table:style-name="Table2">
        <table:table-column table:style-name="Table2.A"/>
        <table:table-column table:style-name="Table2.B"/>
        <table:table-row table:style-name="Table2.1">
          <table:table-cell table:style-name="Table2.A1" office:value-type="string">
            <text:p text:style-name="P7"><text:span text:style-name="T12">items</text:span></text:p>
          </table:table-cell>
          <table:table-cell table:style-name="Table2.A1" office:value-type="string">
            <text:p text:style-name="P7"><text:span text:style-name="T1">Expected result</text:span></text:p>
          </table:table-cell>
        </table:table-row>
        <table:table-row table:style-name="Table2.1">
          <table:table-cell table:style-name="Table2.A1" office:value-type="string">
            <text:p text:style-name="P7"><text:span text:style-name="T12">[-5, 10, 99, 123456]</text:span></text:p>
          </table:table-cell>
          <table:table-cell table:style-name="Table2.A1" office:value-type="string">
            <text:p text:style-name="P7"><text:span text:style-name="T12">True</text:span></text:p>
          </table:table-cell>
        </table:table-row>
        <table:table-row table:style-name="Table2.1">
          <table:table-cell table:style-name="Table2.A1" office:value-type="string">
            <text:p text:style-name="P7"><text:span text:style-name="T12">[2, 3, 3, 4, 5]</text:span></text:p>
          </table:table-cell>
          <table:table-cell table:style-name="Table2.A1" office:value-type="string">
            <text:p text:style-name="P7"><text:span text:style-name="T12">False</text:span></text:p>
          </table:table-cell>
        </table:table-row>
        <table:table-row table:style-name="Table2.1">
          <table:table-cell table:style-name="Table2.A1" office:value-type="string">
            <text:p text:style-name="P7"><text:span text:style-name="T12">[-99]</text:span></text:p>
          </table:table-cell>
          <table:table-cell table:style-name="Table2.A1" office:value-type="string">
            <text:p text:style-name="P7"><text:span text:style-name="T12">True</text:span></text:p>
          </table:table-cell>
        </table:table-row>
        <table:table-row table:style-name="Table2.5">
          <table:table-cell table:style-name="Table2.A1" office:value-type="string">
            <text:p text:style-name="P7"><text:span text:style-name="T12">[]</text:span></text:p>
          </table:table-cell>
          <table:table-cell table:style-name="Table2.A1" office:value-type="string">
            <text:p text:style-name="P7"><text:span text:style-name="T12">True</text:span></text:p>
          </table:table-cell>
        </table:table-row>
        <table:table-row table:style-name="Table2.1">
          <table:table-cell table:style-name="Table2.A1" office:value-type="string">
            <text:p text:style-name="P7"><text:span text:style-name="T12">[4, 5, 6, 7, 3, 7, 9]</text:span></text:p>
          </table:table-cell>
          <table:table-cell table:style-name="Table2.A1" office:value-type="string">
            <text:p text:style-name="P7"><text:span text:style-name="T12">False</text:span></text:p>
          </table:table-cell>
        </table:table-row>
        <table:table-row table:style-name="Table2.1">
          <table:table-cell table:style-name="Table2.A1" office:value-type="string">
            <text:p text:style-name="P7"><text:span text:style-name="T12">[1, 1, 1, 1]</text:span></text:p>
          </table:table-cell>
          <table:table-cell table:style-name="Table2.A1" office:value-type="string">
            <text:p text:style-name="P7"><text:span text:style-name="T12">False</text:span></text:p>
          </table:table-cell>
        </table:table-row>
      </table:table>
      <text:p text:style-name="P2"/>
      <text:p text:style-name="P1"><text:span text:style-name="T1">(In the same spirit, note how every possible universal claim made about the elements of an empty sequence is trivially true. For example, if </text:span><text:span text:style-name="T12">seq</text:span><text:span text:style-name="T1"> is the empty sequence, the two claims "All elements of </text:span><text:span text:style-name="T12">seq</text:span><text:span text:style-name="T1"> are odd" and "All elements of </text:span><text:span text:style-name="T12">seq</text:span><text:span text:style-name="T1"> are even" are both equally true, which seems highly counterintuitive.)</text:span></text:p>
      <text:p text:style-name="P2"/>
      <text:p text:style-name="P19"><text:bookmark text:name="_az43126jteen"/><text:span text:style-name="T22">Riffle</text:span></text:p>
      <text:p text:style-name="P2"/>
      <text:p text:style-name="P1"><text:span text:style-name="T12">def riffle(items, out = True):</text:span></text:p>
      <text:p text:style-name="P2"/>
      <text:p text:style-name="P1"><text:span text:style-name="T1">Given a list of </text:span><text:span text:style-name="T12">items</text:span><text:span text:style-name="T1"> that is guaranteed to contain an even number of elements (note that the integer zero is an even number), create and return a list produced by performing a perfect </text:span><text:span text:style-name="T2">riffle</text:span><text:span text:style-name="T1"> to the </text:span><text:span text:style-name="T12">items</text:span><text:span text:style-name="T1"> by interleaving the items of the two halves of the list in an alternating fashion.</text:span></text:p>
      <text:p text:style-name="P2"/>
      <text:p text:style-name="P1"><text:span text:style-name="T1">When performing a perfect riffle, also known as the </text:span><text:a xlink:type="simple" xlink:href="https://en.wikipedia.org/wiki/Faro_shuffle" text:style-name="ListLabel_20_37" text:visited-style-name="ListLabel_20_37"><text:span text:style-name="T7">Faro shuffle</text:span></text:a><text:span text:style-name="T1">, the list of </text:span><text:span text:style-name="T12">items</text:span><text:span text:style-name="T1"> is split in two equal sized halves, either conceptually or in actuality. The first two elements of the result are then the first elements of those halves. The next two elements of the result are the second elements of those halves, followed by the third elements of those halves, and so on up to the last elements of those halves. The parameter </text:span><text:span text:style-name="T12">out</text:span><text:span text:style-name="T1"> determines whether this function performs an </text:span><text:a xlink:type="simple" xlink:href="https://en.wikipedia.org/wiki/Out_shuffle" text:style-name="ListLabel_20_37" text:visited-style-name="ListLabel_20_37"><text:span text:style-name="T7">out shuffle</text:span></text:a><text:span text:style-name="T1"> or an </text:span><text:a xlink:type="simple" xlink:href="https://en.wikipedia.org/wiki/In_shuffle" text:style-name="ListLabel_20_37" text:visited-style-name="ListLabel_20_37"><text:span text:style-name="T7">in shuffle</text:span></text:a><text:span text:style-name="T1">, that is, from which half of the list the alternating card is taken first.</text:span></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text:span text:style-name="T12">items</text:span></text:p>
          </table:table-cell>
          <table:table-cell table:style-name="Table3.A1" office:value-type="string">
            <text:p text:style-name="P7"><text:span text:style-name="T12">out</text:span></text:p>
          </table:table-cell>
          <table:table-cell table:style-name="Table3.A1" office:value-type="string">
            <text:p text:style-name="P7"><text:span text:style-name="T1">Expected result</text:span></text:p>
          </table:table-cell>
        </table:table-row>
        <table:table-row table:style-name="Table3.1">
          <table:table-cell table:style-name="Table3.A1" office:value-type="string">
            <text:p text:style-name="P7"><text:span text:style-name="T12">[1, 2, 3, 4, 5, 6, 7, 8]</text:span></text:p>
          </table:table-cell>
          <table:table-cell table:style-name="Table3.A1" office:value-type="string">
            <text:p text:style-name="P7"><text:span text:style-name="T12">True</text:span></text:p>
          </table:table-cell>
          <table:table-cell table:style-name="Table3.A1" office:value-type="string">
            <text:p text:style-name="P7"><text:span text:style-name="T12">[1, 5, 2, 6, 3, 7, 4, 8]</text:span></text:p>
          </table:table-cell>
        </table:table-row>
        <table:table-row table:style-name="Table3.1">
          <table:table-cell table:style-name="Table3.A1" office:value-type="string">
            <text:p text:style-name="P3"><text:span text:style-name="T12">[1, 2, 3, 4, 5, 6, 7, 8]</text:span></text:p>
          </table:table-cell>
          <table:table-cell table:style-name="Table3.A1" office:value-type="string">
            <text:p text:style-name="P7"><text:span text:style-name="T12">False</text:span></text:p>
          </table:table-cell>
          <table:table-cell table:style-name="Table3.A1" office:value-type="string">
            <text:p text:style-name="P7"><text:span text:style-name="T12">[5, 1, 6, 2, 7, 3, 8, 4]</text:span></text:p>
          </table:table-cell>
        </table:table-row>
        <table:table-row table:style-name="Table3.1">
          <table:table-cell table:style-name="Table3.A1" office:value-type="string">
            <text:p text:style-name="P7"><text:span text:style-name="T12">[]</text:span></text:p>
          </table:table-cell>
          <table:table-cell table:style-name="Table3.A1" office:value-type="string">
            <text:p text:style-name="P7"><text:span text:style-name="T12">True</text:span></text:p>
          </table:table-cell>
          <table:table-cell table:style-name="Table3.A1" office:value-type="string">
            <text:p text:style-name="P7"><text:span text:style-name="T12">[]</text:span></text:p>
          </table:table-cell>
        </table:table-row>
        <table:table-row table:style-name="Table3.1">
          <table:table-cell table:style-name="Table3.A1" office:value-type="string">
            <text:p text:style-name="P7"><text:span text:style-name="T12">['bob', 'jack']</text:span></text:p>
          </table:table-cell>
          <table:table-cell table:style-name="Table3.A1" office:value-type="string">
            <text:p text:style-name="P7"><text:span text:style-name="T12">True</text:span></text:p>
          </table:table-cell>
          <table:table-cell table:style-name="Table3.A1" office:value-type="string">
            <text:p text:style-name="P7"><text:span text:style-name="T12">['bob', 'jack']</text:span></text:p>
          </table:table-cell>
        </table:table-row>
        <table:table-row table:style-name="Table3.1">
          <table:table-cell table:style-name="Table3.A1" office:value-type="string">
            <text:p text:style-name="P3"><text:span text:style-name="T12">['bob', 'jack']</text:span></text:p>
          </table:table-cell>
          <table:table-cell table:style-name="Table3.A1" office:value-type="string">
            <text:p text:style-name="P7"><text:span text:style-name="T12">False</text:span></text:p>
          </table:table-cell>
          <table:table-cell table:style-name="Table3.A1" office:value-type="string">
            <text:p text:style-name="P7"><text:span text:style-name="T12">['jack', 'bob']</text:span></text:p>
          </table:table-cell>
        </table:table-row>
      </table:table>
      <text:p text:style-name="P2"/>
      <text:p text:style-name="P19"><text:bookmark text:name="_i7fv2aj43o3"/><text:span text:style-name="T22">Only odd digits</text:span></text:p>
      <text:p text:style-name="P2"/>
      <text:p text:style-name="P1"><text:span text:style-name="T12">def only_odd_digits(n):</text:span></text:p>
      <text:p text:style-name="P2"/>
      <text:p text:style-name="P1"><text:span text:style-name="T1">Check that the given positive integer </text:span><text:span text:style-name="T12">n</text:span><text:span text:style-name="T1"> contains only odd digits (1, 3, 5, 7 and 9) when it is written out. Return </text:span><text:span text:style-name="T12">True</text:span><text:span text:style-name="T1"> if this is the case, and </text:span><text:span text:style-name="T12">False</text:span><text:span text:style-name="T1"> otherwise. Note that this question is not asking whether the number </text:span><text:span text:style-name="T12">n</text:span><text:span text:style-name="T1"> itself is odd or even. You therefore will have to look at every digit of the given number before you can claim that the number contains no odd digits.</text:span></text:p>
      <text:p text:style-name="P2"/>
      <text:p text:style-name="P1"><text:span text:style-name="T1">Hint: to extract the lowest digit of a positive integer </text:span><text:span text:style-name="T12">n</text:span><text:span text:style-name="T1">, use the expression </text:span><text:span text:style-name="T12">n % 10</text:span><text:span text:style-name="T1">. To extract all other digits except the lowest one, use the expression </text:span><text:span text:style-name="T12">n // 10</text:span><text:span text:style-name="T1">. Or, if you don't want to be this fancy, first convert the number into a string and work there. </text:span></text:p>
      <text:p text:style-name="P2"/>
      <table:table table:name="Table4" table:style-name="Table4">
        <table:table-column table:style-name="Table4.A"/>
        <table:table-column table:style-name="Table4.B"/>
        <table:table-row table:style-name="Table4.1">
          <table:table-cell table:style-name="Table4.A1" office:value-type="string">
            <text:p text:style-name="P7"><text:span text:style-name="T12">n</text:span></text:p>
          </table:table-cell>
          <table:table-cell table:style-name="Table4.A1" office:value-type="string">
            <text:p text:style-name="P7"><text:span text:style-name="T1">Expected result</text:span></text:p>
          </table:table-cell>
        </table:table-row>
        <table:table-row table:style-name="Table4.1">
          <table:table-cell table:style-name="Table4.A1" office:value-type="string">
            <text:p text:style-name="P7"><text:span text:style-name="T12">8</text:span></text:p>
          </table:table-cell>
          <table:table-cell table:style-name="Table4.A1" office:value-type="string">
            <text:p text:style-name="P7"><text:span text:style-name="T12">False</text:span></text:p>
          </table:table-cell>
        </table:table-row>
        <table:table-row table:style-name="Table4.1">
          <table:table-cell table:style-name="Table4.A1" office:value-type="string">
            <text:p text:style-name="P7"><text:span text:style-name="T12">1357975313579</text:span></text:p>
          </table:table-cell>
          <table:table-cell table:style-name="Table4.A1" office:value-type="string">
            <text:p text:style-name="P7"><text:span text:style-name="T12">True</text:span></text:p>
          </table:table-cell>
        </table:table-row>
        <table:table-row table:style-name="Table4.1">
          <table:table-cell table:style-name="Table4.A1" office:value-type="string">
            <text:p text:style-name="P7"><text:span text:style-name="T12">42</text:span></text:p>
          </table:table-cell>
          <table:table-cell table:style-name="Table4.A1" office:value-type="string">
            <text:p text:style-name="P7"><text:span text:style-name="T12">False</text:span></text:p>
          </table:table-cell>
        </table:table-row>
        <table:table-row table:style-name="Table4.1">
          <table:table-cell table:style-name="Table4.A1" office:value-type="string">
            <text:p text:style-name="P7"><text:span text:style-name="T12">71358</text:span></text:p>
          </table:table-cell>
          <table:table-cell table:style-name="Table4.A1" office:value-type="string">
            <text:p text:style-name="P7"><text:span text:style-name="T12">False</text:span></text:p>
          </table:table-cell>
        </table:table-row>
        <table:table-row table:style-name="Table4.1">
          <table:table-cell table:style-name="Table4.A1" office:value-type="string">
            <text:p text:style-name="P7"><text:span text:style-name="T12">0</text:span></text:p>
          </table:table-cell>
          <table:table-cell table:style-name="Table4.A1" office:value-type="string">
            <text:p text:style-name="P7"><text:span text:style-name="T12">False</text:span></text:p>
          </table:table-cell>
        </table:table-row>
      </table:table>
      <text:p text:style-name="P2"/>
      <text:p text:style-name="P19"><text:bookmark text:name="_pxgpe19ljupq"/><text:span text:style-name="T22">Blocks in pyramid</text:span></text:p>
      <text:p text:style-name="P4"/>
      <text:p text:style-name="P1"><text:span text:style-name="T12">def pyramid_blocks(n, m, h):</text:span></text:p>
      <text:p text:style-name="P2"/>
      <text:p text:style-name="P1"><text:span text:style-name="T1">A pyramid structure (although here in the </text:span><text:a xlink:type="simple" xlink:href="https://en.wikipedia.org/wiki/Chichen_Itza#/media/File:Chichen_Itza_3.jpg" text:style-name="ListLabel_20_37" text:visited-style-name="ListLabel_20_37"><text:span text:style-name="T7">ancient Mesoamerican</text:span></text:a><text:span text:style-name="T1"> than the more famous ancient Egyptian style) is built from layers, each layer consisting of a rectangle of identical cubic blocks. The top layer of the pyramid consists of </text:span><text:span text:style-name="T12">n</text:span><text:span text:style-name="T1"> rows and </text:span><text:span text:style-name="T12">m</text:span><text:span text:style-name="T1"> columns of such blocks. The layer immediately below each layer contains one more row and one more column, all the way to the bottom layer of the pyramid. If the entire pyramid consists of </text:span><text:span text:style-name="T12">h</text:span><text:span text:style-name="T1"> such layers, how many blocks does this pyramid contain in total?</text:span></text:p>
      <text:p text:style-name="P2"/>
      <text:p text:style-name="P1"><text:span text:style-name="T1">Here you can solve this problem in a straightforward fashion by simply looping through the </text:span><text:span text:style-name="T12">h</text:span><text:span text:style-name="T1"> layers and adding up all the blocks along the way in each layer. However, if you happen to know some discrete math and combinatorics, you can come up with an analytical closed form formula for the result and compute the answers much faster that way. (There is an important general principle in this for you to ponder later on your own.)</text:span></text:p>
      <text:p text:style-name="P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7"><text:span text:style-name="T12">n</text:span></text:p>
          </table:table-cell>
          <table:table-cell table:style-name="Table5.A1" office:value-type="string">
            <text:p text:style-name="P7"><text:span text:style-name="T12">m</text:span></text:p>
          </table:table-cell>
          <table:table-cell table:style-name="Table5.A1" office:value-type="string">
            <text:p text:style-name="P7"><text:span text:style-name="T12">h</text:span></text:p>
          </table:table-cell>
          <table:table-cell table:style-name="Table5.A1" office:value-type="string">
            <text:p text:style-name="P7"><text:span text:style-name="T1">Expected result</text:span></text:p>
          </table:table-cell>
        </table:table-row>
        <table:table-row table:style-name="Table5.1">
          <table:table-cell table:style-name="Table5.A1" office:value-type="string">
            <text:p text:style-name="P7"><text:span text:style-name="T12">2</text:span></text:p>
          </table:table-cell>
          <table:table-cell table:style-name="Table5.A1" office:value-type="string">
            <text:p text:style-name="P7"><text:span text:style-name="T12">3</text:span></text:p>
          </table:table-cell>
          <table:table-cell table:style-name="Table5.A1" office:value-type="string">
            <text:p text:style-name="P7"><text:span text:style-name="T12">1</text:span></text:p>
          </table:table-cell>
          <table:table-cell table:style-name="Table5.A1" office:value-type="string">
            <text:p text:style-name="P7"><text:span text:style-name="T12">6</text:span></text:p>
          </table:table-cell>
        </table:table-row>
        <table:table-row table:style-name="Table5.1">
          <table:table-cell table:style-name="Table5.A1" office:value-type="string">
            <text:p text:style-name="P7"><text:span text:style-name="T12">2</text:span></text:p>
          </table:table-cell>
          <table:table-cell table:style-name="Table5.A1" office:value-type="string">
            <text:p text:style-name="P7"><text:span text:style-name="T12">3</text:span></text:p>
          </table:table-cell>
          <table:table-cell table:style-name="Table5.A1" office:value-type="string">
            <text:p text:style-name="P7"><text:span text:style-name="T12">10</text:span></text:p>
          </table:table-cell>
          <table:table-cell table:style-name="Table5.A1" office:value-type="string">
            <text:p text:style-name="P7"><text:span text:style-name="T12">570</text:span></text:p>
          </table:table-cell>
        </table:table-row>
        <table:table-row table:style-name="Table5.1">
          <table:table-cell table:style-name="Table5.A1" office:value-type="string">
            <text:p text:style-name="P7"><text:span text:style-name="T12">10</text:span></text:p>
          </table:table-cell>
          <table:table-cell table:style-name="Table5.A1" office:value-type="string">
            <text:p text:style-name="P7"><text:span text:style-name="T12">11</text:span></text:p>
          </table:table-cell>
          <table:table-cell table:style-name="Table5.A1" office:value-type="string">
            <text:p text:style-name="P7"><text:span text:style-name="T12">12</text:span></text:p>
          </table:table-cell>
          <table:table-cell table:style-name="Table5.A1" office:value-type="string">
            <text:p text:style-name="P7"><text:span text:style-name="T12">3212</text:span></text:p>
          </table:table-cell>
        </table:table-row>
        <table:table-row table:style-name="Table5.1">
          <table:table-cell table:style-name="Table5.A1" office:value-type="string">
            <text:p text:style-name="P7"><text:span text:style-name="T12">100</text:span></text:p>
          </table:table-cell>
          <table:table-cell table:style-name="Table5.A1" office:value-type="string">
            <text:p text:style-name="P7"><text:span text:style-name="T12">100</text:span></text:p>
          </table:table-cell>
          <table:table-cell table:style-name="Table5.A1" office:value-type="string">
            <text:p text:style-name="P7"><text:span text:style-name="T12">100</text:span></text:p>
          </table:table-cell>
          <table:table-cell table:style-name="Table5.A1" office:value-type="string">
            <text:p text:style-name="P7"><text:span text:style-name="T12">2318350</text:span></text:p>
          </table:table-cell>
        </table:table-row>
        <table:table-row table:style-name="Table5.1">
          <table:table-cell table:style-name="Table5.A1" office:value-type="string">
            <text:p text:style-name="P7"><text:span text:style-name="T12">10**6</text:span></text:p>
          </table:table-cell>
          <table:table-cell table:style-name="Table5.A1" office:value-type="string">
            <text:p text:style-name="P7"><text:span text:style-name="T12">10**6</text:span></text:p>
          </table:table-cell>
          <table:table-cell table:style-name="Table5.A1" office:value-type="string">
            <text:p text:style-name="P7"><text:span text:style-name="T12">10**6</text:span></text:p>
          </table:table-cell>
          <table:table-cell table:style-name="Table5.A1" office:value-type="string">
            <text:p text:style-name="P7"><text:span text:style-name="T12">2333331833333500000</text:span></text:p>
          </table:table-cell>
        </table:table-row>
      </table:table>
      <text:p text:style-name="P2"/>
      <text:p text:style-name="P19"><text:bookmark text:name="_dmdmdxrlf8j7"/><text:span text:style-name="T22">Cyclops numbers</text:span></text:p>
      <text:p text:style-name="P4"/>
      <text:p text:style-name="P1"><text:span text:style-name="T12">def is_cyclops(n):</text:span></text:p>
      <text:p text:style-name="P2"/>
      <text:p text:style-name="P1"><text:span text:style-name="T1">A nonnegative integer is said to be a </text:span><text:span text:style-name="T2">cyclops number</text:span><text:span text:style-name="T1"> if it consists of an odd number of digits so that the middle (or more poetically, the "eye") digit is a zero, and all other digits of that number are nonzero. This function should determine whether its parameter integer </text:span><text:span text:style-name="T12">n</text:span><text:span text:style-name="T1"> is a cyclops number, and accordingly return either </text:span><text:span text:style-name="T12">True</text:span><text:span text:style-name="T1"> or </text:span><text:span text:style-name="T12">False</text:span><text:span text:style-name="T1">.</text:span></text:p>
      <text:p text:style-name="P2"/>
      <table:table table:name="Table6" table:style-name="Table6">
        <table:table-column table:style-name="Table6.A"/>
        <table:table-column table:style-name="Table6.B"/>
        <table:table-row table:style-name="Table6.1">
          <table:table-cell table:style-name="Table6.A1" office:value-type="string">
            <text:p text:style-name="P7"><text:span text:style-name="T12">n</text:span></text:p>
          </table:table-cell>
          <table:table-cell table:style-name="Table6.A1" office:value-type="string">
            <text:p text:style-name="P7"><text:span text:style-name="T1">Expected result</text:span></text:p>
          </table:table-cell>
        </table:table-row>
        <table:table-row table:style-name="Table6.1">
          <table:table-cell table:style-name="Table6.A1" office:value-type="string">
            <text:p text:style-name="P7"><text:span text:style-name="T12">0</text:span></text:p>
          </table:table-cell>
          <table:table-cell table:style-name="Table6.A1" office:value-type="string">
            <text:p text:style-name="P7"><text:span text:style-name="T12">True</text:span></text:p>
          </table:table-cell>
        </table:table-row>
        <table:table-row table:style-name="Table6.1">
          <table:table-cell table:style-name="Table6.A1" office:value-type="string">
            <text:p text:style-name="P7"><text:span text:style-name="T12">101</text:span></text:p>
          </table:table-cell>
          <table:table-cell table:style-name="Table6.A1" office:value-type="string">
            <text:p text:style-name="P7"><text:span text:style-name="T12">True</text:span></text:p>
          </table:table-cell>
        </table:table-row>
        <table:table-row table:style-name="Table6.1">
          <table:table-cell table:style-name="Table6.A1" office:value-type="string">
            <text:p text:style-name="P7"><text:span text:style-name="T12">98053</text:span></text:p>
          </table:table-cell>
          <table:table-cell table:style-name="Table6.A1" office:value-type="string">
            <text:p text:style-name="P7"><text:span text:style-name="T12">True</text:span></text:p>
          </table:table-cell>
        </table:table-row>
        <table:table-row table:style-name="Table6.1">
          <table:table-cell table:style-name="Table6.A1" office:value-type="string">
            <text:p text:style-name="P7"><text:span text:style-name="T12">777888999</text:span></text:p>
          </table:table-cell>
          <table:table-cell table:style-name="Table6.A1" office:value-type="string">
            <text:p text:style-name="P7"><text:span text:style-name="T12">False</text:span></text:p>
          </table:table-cell>
        </table:table-row>
        <table:table-row table:style-name="Table6.1">
          <table:table-cell table:style-name="Table6.A1" office:value-type="string">
            <text:p text:style-name="P7"><text:span text:style-name="T12">1056</text:span></text:p>
          </table:table-cell>
          <table:table-cell table:style-name="Table6.A1" office:value-type="string">
            <text:p text:style-name="P7"><text:span text:style-name="T12">False</text:span></text:p>
          </table:table-cell>
        </table:table-row>
        <table:table-row table:style-name="Table6.1">
          <table:table-cell table:style-name="Table6.A1" office:value-type="string">
            <text:p text:style-name="P7"><text:span text:style-name="T12">675409820</text:span></text:p>
          </table:table-cell>
          <table:table-cell table:style-name="Table6.A1" office:value-type="string">
            <text:p text:style-name="P7"><text:span text:style-name="T12">False</text:span></text:p>
          </table:table-cell>
        </table:table-row>
      </table:table>
      <text:p text:style-name="P2"/>
      <text:p text:style-name="P1"><text:span text:style-name="T1">(As an extra challenge, try to solve this problem using only loops, conditions and integer arithmetic operations, without first converting the integer into a string and working from there. Note that dividing an integer by 10 effectively chops off its last digit, whereas the remainder operator </text:span><text:span text:style-name="T12">%</text:span><text:span text:style-name="T1"> can be used to extract the last digit.)</text:span></text:p>
      <text:p text:style-name="P19"><text:bookmark text:name="_welsnfk846r"/><text:span text:style-name="T22">Domino cycle</text:span></text:p>
      <text:p text:style-name="P4"/>
      <text:p text:style-name="P1"><text:span text:style-name="T12">def domino_cycle(tiles):</text:span></text:p>
      <text:p text:style-name="P2"/>
      <text:p text:style-name="P1"><text:span text:style-name="T1">A single </text:span><text:span text:style-name="T2">domino tile</text:span><text:span text:style-name="T1"> is represented as a two-tuple of its </text:span><text:span text:style-name="T2">pip values</text:span><text:span text:style-name="T1">, for example </text:span><text:span text:style-name="T12">(2, 5)</text:span><text:span text:style-name="T1"> or </text:span><text:span text:style-name="T12">(6, 6)</text:span><text:span text:style-name="T1">. This function should determine whether the given list of </text:span><text:span text:style-name="T12">tiles</text:span><text:span text:style-name="T1"> forms a </text:span><text:span text:style-name="T2">cycle</text:span><text:span text:style-name="T1"> so that each tile in the list ends with the exact same pip value that its successor tile starts with, the successor of the last tile being the first tile of the list since this is supposed to be a cycle instead of a chain. Return </text:span><text:span text:style-name="T12">True</text:span><text:span text:style-name="T1"> if the given list of domino tiles form such a cycle, and </text:span><text:span text:style-name="T12">False</text:span><text:span text:style-name="T1"> otherwise.</text:span></text:p>
      <text:p text:style-name="P2"/>
      <table:table table:name="Table7" table:style-name="Table7">
        <table:table-column table:style-name="Table7.A"/>
        <table:table-column table:style-name="Table7.B"/>
        <table:table-row table:style-name="Table7.1">
          <table:table-cell table:style-name="Table7.A1" office:value-type="string">
            <text:p text:style-name="P7"><text:span text:style-name="T12">tiles</text:span></text:p>
          </table:table-cell>
          <table:table-cell table:style-name="Table7.A1" office:value-type="string">
            <text:p text:style-name="P7"><text:span text:style-name="T1">Expected result</text:span></text:p>
          </table:table-cell>
        </table:table-row>
        <table:table-row table:style-name="Table7.1">
          <table:table-cell table:style-name="Table7.A1" office:value-type="string">
            <text:p text:style-name="P7"><text:span text:style-name="T12">[(3, 5), (5, 2), (2, 3)]</text:span></text:p>
          </table:table-cell>
          <table:table-cell table:style-name="Table7.A1" office:value-type="string">
            <text:p text:style-name="P7"><text:span text:style-name="T12">True</text:span></text:p>
          </table:table-cell>
        </table:table-row>
        <table:table-row table:style-name="Table7.1">
          <table:table-cell table:style-name="Table7.A1" office:value-type="string">
            <text:p text:style-name="P7"><text:span text:style-name="T12">[(4, 4)]</text:span></text:p>
          </table:table-cell>
          <table:table-cell table:style-name="Table7.A1" office:value-type="string">
            <text:p text:style-name="P7"><text:span text:style-name="T12">True</text:span></text:p>
          </table:table-cell>
        </table:table-row>
        <table:table-row table:style-name="Table7.1">
          <table:table-cell table:style-name="Table7.A1" office:value-type="string">
            <text:p text:style-name="P7"><text:span text:style-name="T12">[]</text:span></text:p>
          </table:table-cell>
          <table:table-cell table:style-name="Table7.A1" office:value-type="string">
            <text:p text:style-name="P7"><text:span text:style-name="T12">True</text:span></text:p>
          </table:table-cell>
        </table:table-row>
        <table:table-row table:style-name="Table7.1">
          <table:table-cell table:style-name="Table7.A1" office:value-type="string">
            <text:p text:style-name="P7"><text:span text:style-name="T12">[(2, 6)]</text:span></text:p>
          </table:table-cell>
          <table:table-cell table:style-name="Table7.A1" office:value-type="string">
            <text:p text:style-name="P7"><text:span text:style-name="T12">False</text:span></text:p>
          </table:table-cell>
        </table:table-row>
        <table:table-row table:style-name="Table7.1">
          <table:table-cell table:style-name="Table7.A1" office:value-type="string">
            <text:p text:style-name="P7"><text:span text:style-name="T12">[(5, 2), (2, 3), (4, 5)]</text:span></text:p>
          </table:table-cell>
          <table:table-cell table:style-name="Table7.A1" office:value-type="string">
            <text:p text:style-name="P7"><text:span text:style-name="T12">False</text:span></text:p>
          </table:table-cell>
        </table:table-row>
        <table:table-row table:style-name="Table7.1">
          <table:table-cell table:style-name="Table7.A1" office:value-type="string">
            <text:p text:style-name="P7"><text:span text:style-name="T12">[(4, 3), (3, 1)]</text:span></text:p>
          </table:table-cell>
          <table:table-cell table:style-name="Table7.A1" office:value-type="string">
            <text:p text:style-name="P7"><text:span text:style-name="T12">False</text:span></text:p>
          </table:table-cell>
        </table:table-row>
      </table:table>
      <text:p text:style-name="P2"/>
      <text:p text:style-name="P19"><text:bookmark text:name="_95ku8cqo3jos"/><text:span text:style-name="T22">Count dominators</text:span></text:p>
      <text:p text:style-name="P2"/>
      <text:p text:style-name="P1"><text:span text:style-name="T12">def count_dominators(items):</text:span></text:p>
      <text:p text:style-name="P2"/>
      <text:p text:style-name="P1"><text:span text:style-name="T1">An element of </text:span><text:span text:style-name="T12">items</text:span><text:span text:style-name="T1"> is said to be a </text:span><text:span text:style-name="T2">dominator</text:span><text:span text:style-name="T1"> if every element to its right is strictly smaller than it. This function should count how many elements in the given list of </text:span><text:span text:style-name="T12">items</text:span><text:span text:style-name="T1"> are dominators, and return that count. For example, in the list </text:span><text:span text:style-name="T12">[42, 7, 12, 9, 2, 5]</text:span><text:span text:style-name="T1">, the elements 42, 12, 9 and 5 are dominators. By this definition, the last item of the list is automatically a dominator.</text:span></text:p>
      <text:p text:style-name="P2"/>
      <text:p text:style-name="P1"><text:span text:style-name="T1">Before starting to write any code for this function, please read and think about the tale of "</text:span><text:a xlink:type="simple" xlink:href="http://wiki.c2.com/?ShlemielThePainter" text:style-name="ListLabel_20_37" text:visited-style-name="ListLabel_20_37"><text:span text:style-name="T7">Shlemiel the painter</text:span></text:a><text:span text:style-name="T1">" and how this seemingly silly little tale from a far simpler time might relate to today's computational problems for lists, strings and other sequences. This problem will be the first of many that you will encounter during and after this course to illustrate the important principle of using only one loop to achieve in a tiny fraction of time the same end result that Shlemiel needs two nested full loops to achieve, your workload therefore increasing only </text:span><text:span text:style-name="T2">linearly</text:span><text:span text:style-name="T1"> with respect to the number of </text:span><text:span text:style-name="T12">items</text:span><text:span text:style-name="T1"> instead of </text:span><text:span text:style-name="T2">quadratically</text:span><text:span text:style-name="T1"> (that is, as a function of the </text:span><text:span text:style-name="T2">square</text:span><text:span text:style-name="T1"> of the number of items), the same way that Shlemiel's painting and running task will increase as the fence gets longer.</text:span></text:p>
      <text:p text:style-name="P2"/>
      <table:table table:name="Table8" table:style-name="Table8">
        <table:table-column table:style-name="Table8.A"/>
        <table:table-column table:style-name="Table8.B"/>
        <table:table-row table:style-name="Table8.1">
          <table:table-cell table:style-name="Table8.A1" office:value-type="string">
            <text:p text:style-name="P7"><text:span text:style-name="T1">items</text:span></text:p>
          </table:table-cell>
          <table:table-cell table:style-name="Table8.A1" office:value-type="string">
            <text:p text:style-name="P7"><text:span text:style-name="T1">Expected result</text:span></text:p>
          </table:table-cell>
        </table:table-row>
        <table:table-row table:style-name="Table8.1">
          <table:table-cell table:style-name="Table8.A1" office:value-type="string">
            <text:p text:style-name="P1"><text:span text:style-name="T12">[42, 7, 12, 9, 2, 5]</text:span></text:p>
          </table:table-cell>
          <table:table-cell table:style-name="Table8.A1" office:value-type="string">
            <text:p text:style-name="P7"><text:span text:style-name="T12">4</text:span></text:p>
          </table:table-cell>
        </table:table-row>
        <table:table-row table:style-name="Table8.1">
          <table:table-cell table:style-name="Table8.A1" office:value-type="string">
            <text:p text:style-name="P7"><text:span text:style-name="T12">[]</text:span></text:p>
          </table:table-cell>
          <table:table-cell table:style-name="Table8.A1" office:value-type="string">
            <text:p text:style-name="P7"><text:span text:style-name="T12">0</text:span></text:p>
          </table:table-cell>
        </table:table-row>
        <table:table-row table:style-name="Table8.1">
          <table:table-cell table:style-name="Table8.A1" office:value-type="string">
            <text:p text:style-name="P7"><text:span text:style-name="T12">[99]</text:span></text:p>
          </table:table-cell>
          <table:table-cell table:style-name="Table8.A1" office:value-type="string">
            <text:p text:style-name="P7"><text:span text:style-name="T12">1</text:span></text:p>
          </table:table-cell>
        </table:table-row>
        <table:table-row table:style-name="Table8.1">
          <table:table-cell table:style-name="Table8.A1" office:value-type="string">
            <text:p text:style-name="P7"><text:span text:style-name="T12">[42, 42, 42, 42]</text:span></text:p>
          </table:table-cell>
          <table:table-cell table:style-name="Table8.A1" office:value-type="string">
            <text:p text:style-name="P7"><text:span text:style-name="T12">1</text:span></text:p>
          </table:table-cell>
        </table:table-row>
        <table:table-row table:style-name="Table8.1">
          <table:table-cell table:style-name="Table8.A1" office:value-type="string">
            <text:p text:style-name="P7"><text:span text:style-name="T12">list(range(10**7))</text:span></text:p>
          </table:table-cell>
          <table:table-cell table:style-name="Table8.A1" office:value-type="string">
            <text:p text:style-name="P7"><text:span text:style-name="T12">1</text:span></text:p>
          </table:table-cell>
        </table:table-row>
        <table:table-row table:style-name="Table8.1">
          <table:table-cell table:style-name="Table8.A1" office:value-type="string">
            <text:p text:style-name="P7"><text:span text:style-name="T12">list(range(10**7, 0, -1))</text:span></text:p>
          </table:table-cell>
          <table:table-cell table:style-name="Table8.A1" office:value-type="string">
            <text:p text:style-name="P7"><text:span text:style-name="T12">10000000</text:span></text:p>
          </table:table-cell>
        </table:table-row>
      </table:table>
      <text:p text:style-name="P2"/>
      <text:p text:style-name="P19"><text:bookmark text:name="_w9d146ozo3gh"/><text:span text:style-name="T22">Extract increasing integers from digit string</text:span></text:p>
      <text:p text:style-name="P2"/>
      <text:p text:style-name="P1"><text:span text:style-name="T12">def extract_increasing(digits):</text:span></text:p>
      <text:p text:style-name="P2"/>
      <text:p text:style-name="P1"><text:span text:style-name="T1">Given a string of digits guaranteed to consist of ordinary integer digit characters 0 to 9 only, create and return the list of increasing integers acquired from reading these digits in order. The first integer in the result list is made up from the first digit of the string. After that, each element is an integer that consists of as many following consecutive digits as are needed to make that integer strictly larger than the previous integer. Any leftover digits at the end of the digit string that do not together form a sufficiently large integer are discarded.</text:span></text:p>
      <text:p text:style-name="P2"/>
      <table:table table:name="Table9" table:style-name="Table9">
        <table:table-column table:style-name="Table9.A"/>
        <table:table-column table:style-name="Table9.B"/>
        <table:table-row table:style-name="Table9.1">
          <table:table-cell table:style-name="Table9.A1" office:value-type="string">
            <text:p text:style-name="P7"><text:span text:style-name="T12">digits</text:span></text:p>
          </table:table-cell>
          <table:table-cell table:style-name="Table9.A1" office:value-type="string">
            <text:p text:style-name="P7"><text:span text:style-name="T1">Expected result</text:span></text:p>
          </table:table-cell>
        </table:table-row>
        <table:table-row table:style-name="Table9.1">
          <table:table-cell table:style-name="Table9.A1" office:value-type="string">
            <text:p text:style-name="P7"><text:span text:style-name="T12">'0'</text:span></text:p>
          </table:table-cell>
          <table:table-cell table:style-name="Table9.A1" office:value-type="string">
            <text:p text:style-name="P7"><text:span text:style-name="T12">[0]</text:span></text:p>
          </table:table-cell>
        </table:table-row>
        <table:table-row table:style-name="Table9.1">
          <table:table-cell table:style-name="Table9.A1" office:value-type="string">
            <text:p text:style-name="P7"><text:span text:style-name="T12">'045349'</text:span></text:p>
          </table:table-cell>
          <table:table-cell table:style-name="Table9.A1" office:value-type="string">
            <text:p text:style-name="P7"><text:span text:style-name="T12">[0, 4, 5, 34]</text:span></text:p>
          </table:table-cell>
        </table:table-row>
        <table:table-row table:style-name="Table9.1">
          <table:table-cell table:style-name="Table9.A1" office:value-type="string">
            <text:p text:style-name="P7"><text:span text:style-name="T12">'77777777777777777777777'</text:span></text:p>
          </table:table-cell>
          <table:table-cell table:style-name="Table9.A1" office:value-type="string">
            <text:p text:style-name="P7"><text:span text:style-name="T12">[7, 77, 777, 7777, 77777, 777777]</text:span></text:p>
          </table:table-cell>
        </table:table-row>
        <table:table-row table:style-name="Table9.1">
          <table:table-cell table:style-name="Table9.A1" office:value-type="string">
            <text:p text:style-name="P7"><text:span text:style-name="T12">'122333444455555666666'</text:span></text:p>
          </table:table-cell>
          <table:table-cell table:style-name="Table9.A1" office:value-type="string">
            <text:p text:style-name="P7"><text:span text:style-name="T12">[1, 2, 23, 33, 44, 445, 555, 566, 666]</text:span></text:p>
          </table:table-cell>
        </table:table-row>
        <table:table-row table:style-name="Table9.1">
          <table:table-cell table:style-name="Table9.A1" office:value-type="string">
            <text:p text:style-name="P7"><text:span text:style-name="T12">'1234567890987654321'</text:span></text:p>
          </table:table-cell>
          <table:table-cell table:style-name="Table9.A1" office:value-type="string">
            <text:p text:style-name="P7"><text:span text:style-name="T12">[1, 2, 3, 4, 5, 6, 7, 8, 9, 98, 765, 4321]</text:span></text:p>
          </table:table-cell>
        </table:table-row>
        <table:table-row table:style-name="Table9.1">
          <table:table-cell table:style-name="Table9.A1" office:value-type="string">
            <text:p text:style-name="P7"><text:span text:style-name="T12">'3141592653589793238462643383279502884'</text:span></text:p>
          </table:table-cell>
          <table:table-cell table:style-name="Table9.A1" office:value-type="string">
            <text:p text:style-name="P7"><text:span text:style-name="T12">[3, 14, 15, 92, 653, 5897, 9323, 84626, 433832, 795028]</text:span></text:p>
          </table:table-cell>
        </table:table-row>
        <table:table-row table:style-name="Table9.1">
          <table:table-cell table:style-name="Table9.A1" office:value-type="string">
            <text:p text:style-name="P7"><text:span text:style-name="T12">'</text:span><text:span text:style-name="T13">2718281828459045235360287471352662497757247093699959574966967627724076630353547594571382178525166427427466391932003059921817413596629043572900334295260</text:span><text:span text:style-name="T12">'</text:span></text:p>
          </table:table-cell>
          <table:table-cell table:style-name="Table9.A1" office:value-type="string">
            <text:p text:style-name="P7"><text:span text:style-name="T12">[2, 7, 18, 28, 182, 845, 904, 5235, 36028, 74713, 526624, 977572, 4709369, 9959574, 96696762, 772407663, 3535475945, 7138217852, 51664274274, 66391932003, 599218174135, 966290435729]</text:span></text:p>
          </table:table-cell>
        </table:table-row>
        <table:table-row table:style-name="Table9.1">
          <table:table-cell table:style-name="Table9.A1" office:value-type="string">
            <text:p text:style-name="P7"><text:span text:style-name="T12">'123456789' * 100</text:span></text:p>
          </table:table-cell>
          <table:table-cell table:style-name="Table9.A1" office:value-type="string">
            <text:p text:style-name="P7"><text:span text:style-name="T1">A list that contains 75 elements, the last one of which equals </text:span><text:span text:style-name="T12">34567891234567891234567891</text:span></text:p>
          </table:table-cell>
        </table:table-row>
      </table:table>
      <text:p text:style-name="P2"/>
      <text:p text:style-name="P2"/>
      <text:p text:style-name="P16"><text:bookmark text:name="_v6hqj5g2kyas"/></text:p>
      <text:p text:style-name="P19"><text:bookmark text:name="_d7fo65n009b4"/><text:span text:style-name="T22">Words that contain given letter sequence</text:span></text:p>
      <text:p text:style-name="P2"/>
      <text:p text:style-name="P1"><text:span text:style-name="T12">def words_with_letters(words, letters):</text:span></text:p>
      <text:p text:style-name="P1"/>
      <text:p text:style-name="P1"><text:span text:style-name="T1">Given a list of </text:span><text:span text:style-name="T12">words</text:span><text:span text:style-name="T1"> sorted in alphabetical order, and a string of required </text:span><text:span text:style-name="T12">letters</text:span><text:span text:style-name="T1">, find and return the list of precisely those words that contain the letters inside them in the exact order given, but not necessarily in consecutive positions.</text:span></text:p>
      <text:p text:style-name="P1"/>
      <table:table table:name="Table10" table:style-name="Table10">
        <table:table-column table:style-name="Table10.A"/>
        <table:table-column table:style-name="Table10.B"/>
        <table:table-row table:style-name="Table10.1">
          <table:table-cell table:style-name="Table10.A1" office:value-type="string">
            <text:p text:style-name="P7"><text:span text:style-name="T12">letters</text:span></text:p>
          </table:table-cell>
          <table:table-cell table:style-name="Table10.A1" office:value-type="string">
            <text:p text:style-name="P7"><text:span text:style-name="T1">Expected result (using the wordlist </text:span><text:span text:style-name="T12">words_sorted.txt</text:span><text:span text:style-name="T1">)</text:span></text:p>
          </table:table-cell>
        </table:table-row>
        <table:table-row table:style-name="Table10.1">
          <table:table-cell table:style-name="Table10.A1" office:value-type="string">
            <text:p text:style-name="P7"><text:span text:style-name="T12">'antmneic'</text:span></text:p>
          </table:table-cell>
          <table:table-cell table:style-name="Table10.A1" office:value-type="string">
            <text:p text:style-name="P7"><text:span text:style-name="T12">['antiferromagnetic', 'antimagnetic', 'antimnemonic', 'aquopentamminecobaltic', 'pantomnesic', 'phantasmogenetic']</text:span></text:p>
          </table:table-cell>
        </table:table-row>
        <table:table-row table:style-name="Table10.1">
          <table:table-cell table:style-name="Table10.A1" office:value-type="string">
            <text:p text:style-name="P7"><text:span text:style-name="T12">'unskit'</text:span></text:p>
          </table:table-cell>
          <table:table-cell table:style-name="Table10.A1" office:value-type="string">
            <text:p text:style-name="P7"><text:span text:style-name="T12">['underskirt', 'underskirts', 'unshockability', 'unshrinkability', 'unsinkability', 'unskaithd', 'unskaithed', 'unskirted', 'unspeakability']</text:span></text:p>
          </table:table-cell>
        </table:table-row>
        <table:table-row table:style-name="Table10.1">
          <table:table-cell table:style-name="Table10.A1" office:value-type="string">
            <text:p text:style-name="P7"><text:span text:style-name="T12">'rupih'</text:span></text:p>
          </table:table-cell>
          <table:table-cell table:style-name="Table10.A1" office:value-type="string">
            <text:p text:style-name="P7"><text:span text:style-name="T12">['frumpish', 'frumpishly', 'frumpishness', 'grumpish', 'grumpishness', 'porcupinish', 'rupiah', 'rupiahs', 'trumpetfish', 'trumpetfishes']</text:span></text:p>
          </table:table-cell>
        </table:table-row>
        <table:table-row table:style-name="Table10.1">
          <table:table-cell table:style-name="Table10.A1" office:value-type="string">
            <text:p text:style-name="P7"><text:span text:style-name="T12">'reeomy'</text:span></text:p>
          </table:table-cell>
          <table:table-cell table:style-name="Table10.A1" office:value-type="string">
            <text:p text:style-name="P7"><text:span text:style-name="T1">A list of 54 words, the first three of which are </text:span><text:span text:style-name="T12">['adrenalectomy', 'arteriectomy', 'arteriophlebotomy']</text:span><text:span text:style-name="T1"> and the last three are </text:span><text:span text:style-name="T12">['ureterotomy', 'urethrectomy', 'vertebrectomy']</text:span></text:p>
          </table:table-cell>
        </table:table-row>
      </table:table>
      <text:p text:style-name="P1"/>
      <text:p text:style-name="P19"><text:bookmark text:name="_htoyb2kuxv19"/><text:span text:style-name="T22">Taxi zum zum</text:span></text:p>
      <text:p text:style-name="P1"/>
      <text:p text:style-name="P1"><text:span text:style-name="T12">def taxi_zum_zum(moves):</text:span></text:p>
      <text:p text:style-name="P2"/>
      <text:p text:style-name="P1"><text:span text:style-name="T1">A Manhattan taxicab starts at the origin point </text:span><text:span text:style-name="T12">(0, 0)</text:span><text:span text:style-name="T1"> of the two-dimensional integer grid, initially heading north. It then executes the given sequence of </text:span><text:span text:style-name="T12">moves</text:span><text:span text:style-name="T1">, a string made up of characters </text:span><text:span text:style-name="T12">'L' </text:span><text:span text:style-name="T1">for turning 90 degrees left (while standing in place), </text:span><text:span text:style-name="T12">'R'</text:span><text:span text:style-name="T1"> for turning 90 degrees right (ditto), and '</text:span><text:span text:style-name="T12">F</text:span><text:span text:style-name="T1">' for moving one step forward according to its current heading. This function should return the final position of the taxicab in the integer grid coordinates of Manhattan.</text:span></text:p>
      <text:p text:style-name="P2"/>
      <table:table table:name="Table11" table:style-name="Table11">
        <table:table-column table:style-name="Table11.A"/>
        <table:table-column table:style-name="Table11.B"/>
        <table:table-row table:style-name="Table11.1">
          <table:table-cell table:style-name="Table11.A1" office:value-type="string">
            <text:p text:style-name="P3"><text:span text:style-name="T12">moves</text:span></text:p>
          </table:table-cell>
          <table:table-cell table:style-name="Table11.A1" office:value-type="string">
            <text:p text:style-name="P3"><text:span text:style-name="T1">Expected result</text:span></text:p>
          </table:table-cell>
        </table:table-row>
        <table:table-row table:style-name="Table11.1">
          <table:table-cell table:style-name="Table11.A1" office:value-type="string">
            <text:p text:style-name="P3"><text:span text:style-name="T12">'RFRL'</text:span></text:p>
          </table:table-cell>
          <table:table-cell table:style-name="Table11.A1" office:value-type="string">
            <text:p text:style-name="P3"><text:span text:style-name="T12">(1, 0)</text:span></text:p>
          </table:table-cell>
        </table:table-row>
        <table:table-row table:style-name="Table11.1">
          <table:table-cell table:style-name="Table11.A1" office:value-type="string">
            <text:p text:style-name="P3"><text:span text:style-name="T12">'LLFLFLRLFR'</text:span></text:p>
          </table:table-cell>
          <table:table-cell table:style-name="Table11.A1" office:value-type="string">
            <text:p text:style-name="P3"><text:span text:style-name="T12">(1, 0)</text:span></text:p>
          </table:table-cell>
        </table:table-row>
        <table:table-row table:style-name="Table11.1">
          <table:table-cell table:style-name="Table11.A1" office:value-type="string">
            <text:p text:style-name="P3"><text:span text:style-name="T12">'FR' * 1000</text:span></text:p>
          </table:table-cell>
          <table:table-cell table:style-name="Table11.A1" office:value-type="string">
            <text:p text:style-name="P3"><text:span text:style-name="T12">(0, 0)</text:span></text:p>
          </table:table-cell>
        </table:table-row>
        <table:table-row table:style-name="Table11.1">
          <table:table-cell table:style-name="Table11.A1" office:value-type="string">
            <text:p text:style-name="P3"><text:span text:style-name="T12">'FFLLLFRLFLRFRLRRL'</text:span></text:p>
          </table:table-cell>
          <table:table-cell table:style-name="Table11.A1" office:value-type="string">
            <text:p text:style-name="P3"><text:span text:style-name="T12">(3, 2)</text:span></text:p>
          </table:table-cell>
        </table:table-row>
      </table:table>
      <text:p text:style-name="P2"/>
      <text:p text:style-name="P1"><text:span text:style-name="T1">(As an aside, why do these problems always seem to take place in Manhattan instead of, say, Denver where the street grid is rotated 45 degrees from the main compass axes to equalize the amount of daily sunlight on streets of both orientations? That should make an interesting variation to many problems of this spirit. Of course, diagonal moves always maintain the parity of the coordinates, which makes it impossible to reach any coordinates of the opposite parity, quite like in that old joke with the punchline "Gee... I don't think that you can get there from here.") </text:span></text:p>
      <text:p text:style-name="P1"/>
      <text:p text:style-name="P19"><text:bookmark text:name="_zex4ktx5vcd4"/><text:span text:style-name="T22">Count growlers</text:span></text:p>
      <text:p text:style-name="P1"/>
      <text:p text:style-name="P1"><text:span text:style-name="T12">def count_growlers(animals):</text:span></text:p>
      <text:p text:style-name="P2"/>
      <text:p text:style-name="P1"><text:span text:style-name="T1">Let the strings </text:span><text:span text:style-name="T12">'cat'</text:span><text:span text:style-name="T1"> and </text:span><text:span text:style-name="T12">'dog'</text:span><text:span text:style-name="T1"> denote that kind of animal facing left, and </text:span><text:span text:style-name="T12">'tac'</text:span><text:span text:style-name="T1"> and </text:span><text:span text:style-name="T12">'god'</text:span><text:span text:style-name="T1"> denote that same kind of animal facing right. Each individual animal, regardless of its own species, growls if there are more dogs than cats following that position in the direction that the animal is facing. Given a list of such </text:span><text:span text:style-name="T12">animals</text:span><text:span text:style-name="T1">, return the count of how many of them are growling.</text:span></text:p>
      <text:p text:style-name="P2"/>
      <table:table table:name="Table12" table:style-name="Table12">
        <table:table-column table:style-name="Table12.A"/>
        <table:table-column table:style-name="Table12.B"/>
        <table:table-row table:style-name="Table12.1">
          <table:table-cell table:style-name="Table12.A1" office:value-type="string">
            <text:p text:style-name="P7"><text:span text:style-name="T12">animals</text:span></text:p>
          </table:table-cell>
          <table:table-cell table:style-name="Table12.A1" office:value-type="string">
            <text:p text:style-name="P7"><text:span text:style-name="T1">Expected result</text:span></text:p>
          </table:table-cell>
        </table:table-row>
        <table:table-row table:style-name="Table12.1">
          <table:table-cell table:style-name="Table12.A1" office:value-type="string">
            <text:p text:style-name="P7"><text:span text:style-name="T12">['cat', 'dog']</text:span></text:p>
          </table:table-cell>
          <table:table-cell table:style-name="Table12.A1" office:value-type="string">
            <text:p text:style-name="P7"><text:span text:style-name="T12">0</text:span></text:p>
          </table:table-cell>
        </table:table-row>
        <table:table-row table:style-name="Table12.1">
          <table:table-cell table:style-name="Table12.A1" office:value-type="string">
            <text:p text:style-name="P7"><text:span text:style-name="T12">['god', 'cat', 'cat', 'tac', 'tac', 'dog', 'cat', 'god']</text:span></text:p>
          </table:table-cell>
          <table:table-cell table:style-name="Table12.A1" office:value-type="string">
            <text:p text:style-name="P7"><text:span text:style-name="T12">2</text:span></text:p>
          </table:table-cell>
        </table:table-row>
        <table:table-row table:style-name="Table12.1">
          <table:table-cell table:style-name="Table12.A1" office:value-type="string">
            <text:p text:style-name="P7"><text:span text:style-name="T12">['dog', 'cat', 'dog', 'god', 'dog', 'god', 'dog', 'god', 'dog', 'dog', 'god', 'god', 'cat', 'dog', 'god', 'cat', 'tac']</text:span></text:p>
          </table:table-cell>
          <table:table-cell table:style-name="Table12.A1" office:value-type="string">
            <text:p text:style-name="P7"><text:span text:style-name="T12">11</text:span></text:p>
          </table:table-cell>
        </table:table-row>
        <table:table-row table:style-name="Table12.1">
          <table:table-cell table:style-name="Table12.A1" office:value-type="string">
            <text:p text:style-name="P7"><text:span text:style-name="T12">['god', 'tac', 'tac', 'tac', 'tac', 'dog', 'dog', 'tac', 'cat', 'dog', 'god', 'cat', 'dog', 'cat', 'cat', 'tac']</text:span></text:p>
          </table:table-cell>
          <table:table-cell table:style-name="Table12.A1" office:value-type="string">
            <text:p text:style-name="P7"><text:span text:style-name="T12">0</text:span></text:p>
          </table:table-cell>
        </table:table-row>
      </table:table>
      <text:p text:style-name="P2"/>
      <text:p text:style-name="P1"><text:span text:style-name="T1">(I admit that I was pretty high when I originally thought up this problem, at least high enough to perceive the letter 't' as a tail of a happy cat held up high, and 'd' as the snout and stand-up ears of a curious dog, perhaps some kind of spitz or a similar breed. Yeah, good luck trying to unsee that now. For some reason, this problem is somehow more tricky than it seems.)</text:span></text:p>
      <text:p text:style-name="P1"/>
      <text:p text:style-name="P19"><text:bookmark text:name="_s19v802n1sa0"/><text:span text:style-name="T22">Bulgarian solitaire</text:span></text:p>
      <text:p text:style-name="P1"/>
      <text:p text:style-name="P1"><text:span text:style-name="T12">def bulgarian_solitaire(piles, k):</text:span></text:p>
      <text:p text:style-name="P1"/>
      <text:p text:style-name="P1"><text:span text:style-name="T1">You are given a row of </text:span><text:span text:style-name="T12">piles</text:span><text:span text:style-name="T1"> of pebbles and a positive integer </text:span><text:span text:style-name="T12">k</text:span><text:span text:style-name="T1"> so that the total number of pebbles in these piles equals </text:span><text:span text:style-name="T12">k*(k+1)//2</text:span><text:span text:style-name="T1">, a formula that just so happens to equal the sum of all positive integers from </text:span><text:span text:style-name="T12">1</text:span><text:span text:style-name="T1"> to </text:span><text:span text:style-name="T12">k</text:span><text:span text:style-name="T1">. As if a metaphor for the bleak life behind the Iron Curtain, all pebbles are identical and you don't have any choice in the moves that you make. Each move must pick up exactly one pebble from each pile (even if doing so makes that pile disappear), and create a new pile from these collected pebbles. For example, starting with </text:span><text:span text:style-name="T12">piles = [7, 4, 2, 1, 1]</text:span><text:span text:style-name="T1">, the first move would turn this into </text:span><text:span text:style-name="T12">[6, 3, 1, 5]</text:span><text:span text:style-name="T1">. The next move turns this into </text:span><text:span text:style-name="T12">[5, 2, 4, 4]</text:span><text:span text:style-name="T1">, which then turns into </text:span><text:span text:style-name="T12">[4, 1, 3, 3, 4]</text:span><text:span text:style-name="T1">, and so on.</text:span></text:p>
      <text:p text:style-name="P2"/>
      <text:p text:style-name="P1"><text:span text:style-name="T1">This function should count how many moves are needed to convert the given initial </text:span><text:span text:style-name="T12">piles</text:span><text:span text:style-name="T1"> into some permutation of first </text:span><text:span text:style-name="T3">k</text:span><text:span text:style-name="T1"> integers so that each number from </text:span><text:span text:style-name="T12">1</text:span><text:span text:style-name="T1"> to </text:span><text:span text:style-name="T12">k</text:span><text:span text:style-name="T1"> appears as the size of </text:span><text:span text:style-name="T2">exactly one pile</text:span><text:span text:style-name="T1"> in the current configuration, and return that count. (Note how once this goal state has been reached, the basic move does not change the configuration.)</text:span></text:p>
      <text:p text:style-name="P2"/>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7"><text:span text:style-name="T12">piles</text:span></text:p>
          </table:table-cell>
          <table:table-cell table:style-name="Table13.A1" office:value-type="string">
            <text:p text:style-name="P7"><text:span text:style-name="T12">k</text:span></text:p>
          </table:table-cell>
          <table:table-cell table:style-name="Table13.A1" office:value-type="string">
            <text:p text:style-name="P7"><text:span text:style-name="T1">Expected result</text:span></text:p>
          </table:table-cell>
        </table:table-row>
        <table:table-row table:style-name="Table13.1">
          <table:table-cell table:style-name="Table13.A1" office:value-type="string">
            <text:p text:style-name="P7"><text:span text:style-name="T12">[1, 4, 3, 2]</text:span></text:p>
          </table:table-cell>
          <table:table-cell table:style-name="Table13.A1" office:value-type="string">
            <text:p text:style-name="P7"><text:span text:style-name="T12">4</text:span></text:p>
          </table:table-cell>
          <table:table-cell table:style-name="Table13.A1" office:value-type="string">
            <text:p text:style-name="P7"><text:span text:style-name="T12">0</text:span></text:p>
          </table:table-cell>
        </table:table-row>
        <table:table-row table:style-name="Table13.1">
          <table:table-cell table:style-name="Table13.A1" office:value-type="string">
            <text:p text:style-name="P7"><text:span text:style-name="T12">[8, 3, 3, 1]</text:span></text:p>
          </table:table-cell>
          <table:table-cell table:style-name="Table13.A1" office:value-type="string">
            <text:p text:style-name="P7"><text:span text:style-name="T12">5</text:span></text:p>
          </table:table-cell>
          <table:table-cell table:style-name="Table13.A1" office:value-type="string">
            <text:p text:style-name="P7"><text:span text:style-name="T12">9</text:span></text:p>
          </table:table-cell>
        </table:table-row>
        <table:table-row table:style-name="Table13.1">
          <table:table-cell table:style-name="Table13.A1" office:value-type="string">
            <text:p text:style-name="P7"><text:span text:style-name="T12">[10, 10, 10, 10, 10, 5]</text:span></text:p>
          </table:table-cell>
          <table:table-cell table:style-name="Table13.A1" office:value-type="string">
            <text:p text:style-name="P7"><text:span text:style-name="T12">10</text:span></text:p>
          </table:table-cell>
          <table:table-cell table:style-name="Table13.A1" office:value-type="string">
            <text:p text:style-name="P7"><text:span text:style-name="T12">74</text:span></text:p>
          </table:table-cell>
        </table:table-row>
        <table:table-row table:style-name="Table13.1">
          <table:table-cell table:style-name="Table13.A1" office:value-type="string">
            <text:p text:style-name="P7"><text:span text:style-name="T12">[3000, 2050]</text:span></text:p>
          </table:table-cell>
          <table:table-cell table:style-name="Table13.A1" office:value-type="string">
            <text:p text:style-name="P7"><text:span text:style-name="T12">100</text:span></text:p>
          </table:table-cell>
          <table:table-cell table:style-name="Table13.A1" office:value-type="string">
            <text:p text:style-name="P7"><text:span text:style-name="T12">7325</text:span></text:p>
          </table:table-cell>
        </table:table-row>
        <table:table-row table:style-name="Table13.1">
          <table:table-cell table:style-name="Table13.A1" office:value-type="string">
            <text:p text:style-name="P7"><text:span text:style-name="T12">[2*i-1 for i in range(171, 0, -2)]</text:span></text:p>
          </table:table-cell>
          <table:table-cell table:style-name="Table13.A1" office:value-type="string">
            <text:p text:style-name="P7"><text:span text:style-name="T12">171</text:span></text:p>
          </table:table-cell>
          <table:table-cell table:style-name="Table13.A1" office:value-type="string">
            <text:p text:style-name="P7"><text:span text:style-name="T12">28418</text:span></text:p>
          </table:table-cell>
        </table:table-row>
      </table:table>
      <text:p text:style-name="P1"><text:span text:style-name="T1"><text:s/></text:span></text:p>
      <text:p text:style-name="P1"><text:span text:style-name="T1">(This problem was inspired by the old </text:span><text:a xlink:type="simple" xlink:href="https://en.wikipedia.org/wiki/Martin_Gardner" text:style-name="ListLabel_20_37" text:visited-style-name="ListLabel_20_37"><text:span text:style-name="T7">Martin Gardner</text:span></text:a><text:span text:style-name="T1"> column "Bulgarian Solitaire and Other Seemingly Endless Tasks" where it was used as an example of what we would here call a while-loop where it is not immediately obvious that the loop will ever reach its goal and get to terminate. However, clever combinatorial proof shows that this one simple move can never get stuck, but will always reach the goal after at most </text:span><text:span text:style-name="T3">k</text:span><text:span text:style-name="T1">(</text:span><text:span text:style-name="T3">k</text:span><text:span text:style-name="T1">-1)/2 iterations from any starting configuration.)</text:span></text:p>
      <text:p text:style-name="P19"><text:bookmark text:name="_mfdikl325he5"/><text:span text:style-name="T22">Scylla or Charybdis?</text:span></text:p>
      <text:p text:style-name="P1"/>
      <text:p text:style-name="P1"><text:span text:style-name="T12">def scylla_or_charybdis(sequence, n):</text:span></text:p>
      <text:p text:style-name="P1"/>
      <text:p text:style-name="P1"><text:span text:style-name="T1">This problem was inspired by the article "</text:span><text:a xlink:type="simple" xlink:href="https://www.wired.com/2015/10/a-magical-answer-to-an-80-year-old-puzzle/" text:style-name="ListLabel_20_37" text:visited-style-name="ListLabel_20_37"><text:span text:style-name="T7">A Magical Answer to the 80-Year-Old Puzzle</text:span></text:a><text:span text:style-name="T1">". Your opponent is standing at the center of a one-dimensional platform that reaches </text:span><text:span text:style-name="T12">n-1</text:span><text:span text:style-name="T1"> steps to both directions, with </text:span><text:a xlink:type="simple" xlink:href="https://en.wikipedia.org/wiki/Between_Scylla_and_Charybdis" text:style-name="ListLabel_20_37" text:visited-style-name="ListLabel_20_37"><text:span text:style-name="T7">Scylla and Charybdis</text:span></text:a><text:span text:style-name="T1"> hungrily waiting at each end of the platform at distance </text:span><text:span text:style-name="T12">n</text:span><text:span text:style-name="T1">. The opponent gives you a </text:span><text:span text:style-name="T12">sequence</text:span><text:span text:style-name="T1"> of his planned moves as a string made of two symbols </text:span><text:span text:style-name="T12">'+'</text:span><text:span text:style-name="T1"> ("🎶 just a step to the ri-i-i-i-ight" 🎶) and </text:span><text:span text:style-name="T12">'-'</text:span><text:span text:style-name="T1"> (move one step left). Your </text:span><text:span text:style-name="T2">adversarial</text:span><text:span text:style-name="T1"> task is to find a positive integer </text:span><text:span text:style-name="T12">k</text:span><text:span text:style-name="T1"> so that when executing precisely every </text:span><text:span text:style-name="T12">k</text:span><text:span text:style-name="T1">:th step of the sequence (that is, the first step taken is </text:span><text:span text:style-name="T12">sequence[k-1]</text:span><text:span text:style-name="T1">, the next step taken is </text:span><text:span text:style-name="T12">sequence[2*k-1]</text:span><text:span text:style-name="T1">, and so on), your opponent ends up at least </text:span><text:span text:style-name="T12">n</text:span><text:span text:style-name="T1"> steps away from the starting point, falling to his indirectly chosen doom. </text:span></text:p>
      <text:p text:style-name="P2"/>
      <text:p text:style-name="P1"><text:span text:style-name="T1">This function should find and return the value of </text:span><text:span text:style-name="T12">k</text:span><text:span text:style-name="T1"> that makes your opponent fall off the platform after the smallest number of moves. To ensure the existence of some solution, the given </text:span><text:span text:style-name="T12">sequence</text:span><text:span text:style-name="T1"> is guaranteed to end with 2</text:span><text:span text:style-name="T3">n</text:span><text:span text:style-name="T1"> consecutive steps to the right, so </text:span><text:span text:style-name="T12">k==1</text:span><text:span text:style-name="T1"> will always work whenever no larger step size leads to the quicker doom. If several values of </text:span><text:span text:style-name="T12">k</text:span><text:span text:style-name="T1"> work equally well, return the smallest such </text:span><text:span text:style-name="T12">k</text:span><text:span text:style-name="T1">.</text:span></text:p>
      <text:p text:style-name="P1"/>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7"><text:span text:style-name="T12">sequence</text:span></text:p>
          </table:table-cell>
          <table:table-cell table:style-name="Table14.A1" office:value-type="string">
            <text:p text:style-name="P7"><text:span text:style-name="T12">n</text:span></text:p>
          </table:table-cell>
          <table:table-cell table:style-name="Table14.A1" office:value-type="string">
            <text:p text:style-name="P7"><text:span text:style-name="T1">Expected result</text:span></text:p>
          </table:table-cell>
        </table:table-row>
        <table:table-row table:style-name="Table14.2">
          <table:table-cell table:style-name="Table14.A1" office:value-type="string">
            <text:p text:style-name="P7"><text:span text:style-name="T12">'-++--++-++++'</text:span></text:p>
          </table:table-cell>
          <table:table-cell table:style-name="Table14.A1" office:value-type="string">
            <text:p text:style-name="P7"><text:span text:style-name="T12">2</text:span></text:p>
          </table:table-cell>
          <table:table-cell table:style-name="Table14.A1" office:value-type="string">
            <text:p text:style-name="P7"><text:span text:style-name="T12">3</text:span></text:p>
          </table:table-cell>
        </table:table-row>
        <table:table-row table:style-name="Table14.1">
          <table:table-cell table:style-name="Table14.A1" office:value-type="string">
            <text:p text:style-name="P7"><text:span text:style-name="T12">'--++++---+-++-+++++++++++'</text:span></text:p>
          </table:table-cell>
          <table:table-cell table:style-name="Table14.A1" office:value-type="string">
            <text:p text:style-name="P7"><text:span text:style-name="T12">5</text:span></text:p>
          </table:table-cell>
          <table:table-cell table:style-name="Table14.A1" office:value-type="string">
            <text:p text:style-name="P7"><text:span text:style-name="T12">5</text:span></text:p>
          </table:table-cell>
        </table:table-row>
        <table:table-row table:style-name="Table14.1">
          <table:table-cell table:style-name="Table14.A1" office:value-type="string">
            <text:p text:style-name="P7"><text:span text:style-name="T12">'+-++---+-+-++-+++----+++-++-+---+--++++++++++'</text:span></text:p>
          </table:table-cell>
          <table:table-cell table:style-name="Table14.A1" office:value-type="string">
            <text:p text:style-name="P7"><text:span text:style-name="T12">5</text:span></text:p>
          </table:table-cell>
          <table:table-cell table:style-name="Table14.A1" office:value-type="string">
            <text:p text:style-name="P7"><text:span text:style-name="T12">7</text:span></text:p>
          </table:table-cell>
        </table:table-row>
        <table:table-row table:style-name="Table14.1">
          <table:table-cell table:style-name="Table14.A1" office:value-type="string">
            <text:p text:style-name="P7"><text:span text:style-name="T12">'+--++---+-++-+++------+++++---++-+--+++-+--++-++-++-+-++++++++++++++++++'</text:span></text:p>
          </table:table-cell>
          <table:table-cell table:style-name="Table14.A1" office:value-type="string">
            <text:p text:style-name="P7"><text:span text:style-name="T12">9</text:span></text:p>
          </table:table-cell>
          <table:table-cell table:style-name="Table14.A1" office:value-type="string">
            <text:p text:style-name="P7"><text:span text:style-name="T12">1</text:span></text:p>
          </table:table-cell>
        </table:table-row>
      </table:table>
      <text:p text:style-name="P1"/>
      <text:p text:style-name="P19"><text:bookmark text:name="_eeialcrp2qq1"/><text:span text:style-name="T22">Arithmetic progression</text:span></text:p>
      <text:p text:style-name="P1"/>
      <text:p text:style-name="P1"><text:span text:style-name="T12">def arithmetic_progression(elems):</text:span></text:p>
      <text:p text:style-name="P1"/>
      <text:p text:style-name="P1"><text:span text:style-name="T1">An </text:span><text:span text:style-name="T2">arithmetic progression</text:span><text:span text:style-name="T1"> is a numerical sequence so that the </text:span><text:span text:style-name="T2">stride</text:span><text:span text:style-name="T1"> between each two consecutive elements is constant throughout the sequence. For example, </text:span><text:span text:style-name="T12">[4, 8, 12, 16, 20]</text:span><text:span text:style-name="T1"> is an arithmetic progression of length 5, starting from the value 4 with a stride of 4.</text:span></text:p>
      <text:p text:style-name="P2"/>
      <text:p text:style-name="P1"><text:span text:style-name="T1">Given a list of </text:span><text:span text:style-name="T12">elems</text:span><text:span text:style-name="T1"> guaranteed to consist of positive integers listed in strictly ascending order, find and return the longest arithmetic progression whose all values exist somewhere in that sequence. Return the answer as a tuple </text:span><text:span text:style-name="T12">(start, stride, n)</text:span><text:span text:style-name="T1"> of the values that define the progression. To ensure that the answer is unique for automated testing, if there exist several progressions of the same length, return the one with the smallest </text:span><text:span text:style-name="T12">start</text:span><text:span text:style-name="T1">. If there exist several progressions of equal length from the same </text:span><text:span text:style-name="T12">start</text:span><text:span text:style-name="T1">, return the progression with the smallest </text:span><text:span text:style-name="T12">stride</text:span><text:span text:style-name="T1">.</text:span></text:p>
      <text:p text:style-name="P2"/>
      <table:table table:name="Table15" table:style-name="Table15">
        <table:table-column table:style-name="Table15.A"/>
        <table:table-column table:style-name="Table15.B"/>
        <table:table-row table:style-name="Table15.1">
          <table:table-cell table:style-name="Table15.A1" office:value-type="string">
            <text:p text:style-name="P7"><text:span text:style-name="T12">elems</text:span></text:p>
          </table:table-cell>
          <table:table-cell table:style-name="Table15.A1" office:value-type="string">
            <text:p text:style-name="P7"><text:span text:style-name="T1">Expected result</text:span></text:p>
          </table:table-cell>
        </table:table-row>
        <table:table-row table:style-name="Table15.1">
          <table:table-cell table:style-name="Table15.A1" office:value-type="string">
            <text:p text:style-name="P7"><text:span text:style-name="T12">[42]</text:span></text:p>
          </table:table-cell>
          <table:table-cell table:style-name="Table15.A1" office:value-type="string">
            <text:p text:style-name="P7"><text:span text:style-name="T12">(42, 0, 1)</text:span></text:p>
          </table:table-cell>
        </table:table-row>
        <table:table-row table:style-name="Table15.1">
          <table:table-cell table:style-name="Table15.A1" office:value-type="string">
            <text:p text:style-name="P7"><text:span text:style-name="T12">[2, 4, 6, 7, 8, 12, 17]</text:span></text:p>
          </table:table-cell>
          <table:table-cell table:style-name="Table15.A1" office:value-type="string">
            <text:p text:style-name="P7"><text:span text:style-name="T12">(2, 2, 4)</text:span></text:p>
          </table:table-cell>
        </table:table-row>
        <table:table-row table:style-name="Table15.1">
          <table:table-cell table:style-name="Table15.A1" office:value-type="string">
            <text:p text:style-name="P7"><text:span text:style-name="T12">[1, 2, 36, 49, 50, 70, 75, 98, 104, 138, 146, 148, 172, 206, 221, 240, 274, 294, 367, 440]</text:span></text:p>
          </table:table-cell>
          <table:table-cell table:style-name="Table15.A1" office:value-type="string">
            <text:p text:style-name="P7"><text:span text:style-name="T12">(2, 34, 9)</text:span></text:p>
          </table:table-cell>
        </table:table-row>
        <table:table-row table:style-name="Table15.1">
          <table:table-cell table:style-name="Table15.A1" office:value-type="string">
            <text:p text:style-name="P7"><text:span text:style-name="T12">[2, 3, 7, 20, 25, 26, 28, 30, 32, 34, 36, 41, 53, 57, 73, 89, 94, 103, 105, 121, 137, 181, 186, 268, 278, 355, 370, 442, 462, 529, 554, 616, 646, 703]</text:span></text:p>
          </table:table-cell>
          <table:table-cell table:style-name="Table15.A1" office:value-type="string">
            <text:p text:style-name="P7"><text:span text:style-name="T12">(7, 87, 9)</text:span></text:p>
          </table:table-cell>
        </table:table-row>
        <table:table-row table:style-name="Table15.1">
          <table:table-cell table:style-name="Table15.A1" office:value-type="string">
            <text:p text:style-name="P7"><text:span text:style-name="T12">list(range(1000000))</text:span></text:p>
          </table:table-cell>
          <table:table-cell table:style-name="Table15.A1" office:value-type="string">
            <text:p text:style-name="P7"><text:span text:style-name="T12">(0, 1, 1000000)</text:span></text:p>
          </table:table-cell>
        </table:table-row>
      </table:table>
      <text:p text:style-name="P1"><text:span text:style-name="T1"><text:s/></text:span></text:p>
      <text:p text:style-name="P19"><text:bookmark text:name="_qitj01xxca5d"/><text:span text:style-name="T22">Tukey's ninther</text:span></text:p>
      <text:p text:style-name="P1"/>
      <text:p text:style-name="P1"><text:span text:style-name="T12">def tukeys_ninthers(items):</text:span></text:p>
      <text:p text:style-name="P1"/>
      <text:p text:style-name="P1"><text:span text:style-name="T1">Back in the day when computers were far slower and had a lot less RAM for our programs to burrow into, special techniques were necessary to achieve many </text:span><text:a xlink:type="simple" xlink:href="https://prog21.dadgum.com/29.html" text:style-name="ListLabel_20_37" text:visited-style-name="ListLabel_20_37"><text:span text:style-name="T7">things that are trivial today with a couple of lines of code</text:span></text:a><text:span text:style-name="T1">. In this spirit, "</text:span><text:a xlink:type="simple" xlink:href="https://www.johndcook.com/blog/2009/06/23/tukey-median-ninther/" text:style-name="ListLabel_20_37" text:visited-style-name="ListLabel_20_37"><text:span text:style-name="T7">Tukey's ninther</text:span></text:a><text:span text:style-name="T1">" is a clever </text:span><text:span text:style-name="T2">approximation algorithm</text:span><text:span text:style-name="T1"> from the seventies to quickly find the </text:span><text:span text:style-name="T2">median element</text:span><text:span text:style-name="T1"> of an unsorted list, or at least find some element that is close to the true median with high probability. In this problem, the median element of the list is defined to be the element that would end up in the middle position, were that list sorted.</text:span></text:p>
      <text:p text:style-name="P2"/>
      <text:p text:style-name="P1"><text:span text:style-name="T1">Tukey's algorithm itself is simple. Conceptually split the list into sublists of three elements each, and find the median element for each of these triplets. Collect these medians-of-three into a new list (whose length therefore equals one third of the length of the original list), and repeat this until only one element remains. (For simplicity, your function can assume that the length of </text:span><text:span text:style-name="T12">items</text:span><text:span text:style-name="T1"> is always some power of three.) In the following table, each row contains the list that results from applying one round of Tukey's algorithm to the list in the next row. </text:span></text:p>
      <text:p text:style-name="P2"/>
      <table:table table:name="Table16" table:style-name="Table16">
        <table:table-column table:style-name="Table16.A"/>
        <table:table-column table:style-name="Table16.B"/>
        <table:table-row table:style-name="Table16.1">
          <table:table-cell table:style-name="Table16.A1" office:value-type="string">
            <text:p text:style-name="P7"><text:span text:style-name="T12">items</text:span></text:p>
          </table:table-cell>
          <table:table-cell table:style-name="Table16.A1" office:value-type="string">
            <text:p text:style-name="P7"><text:span text:style-name="T1">Expected result</text:span></text:p>
          </table:table-cell>
        </table:table-row>
        <table:table-row table:style-name="Table16.1">
          <table:table-cell table:style-name="Table16.A1" office:value-type="string">
            <text:p text:style-name="P7"><text:span text:style-name="T12">[15]</text:span></text:p>
          </table:table-cell>
          <table:table-cell table:style-name="Table16.A1" office:value-type="string">
            <text:p text:style-name="P7"><text:span text:style-name="T12">15</text:span></text:p>
          </table:table-cell>
        </table:table-row>
        <table:table-row table:style-name="Table16.1">
          <table:table-cell table:style-name="Table16.A1" office:value-type="string">
            <text:p text:style-name="P7"><text:span text:style-name="T12">[42, 7, 15]</text:span></text:p>
          </table:table-cell>
          <table:table-cell table:style-name="Table16.A1" office:value-type="string">
            <text:p text:style-name="P7"><text:span text:style-name="T12">15</text:span></text:p>
          </table:table-cell>
        </table:table-row>
        <table:table-row table:style-name="Table16.1">
          <table:table-cell table:style-name="Table16.A1" office:value-type="string">
            <text:p text:style-name="P7"><text:span text:style-name="T12">[99, 42, 17, 7, 1, 9, 12, 77, 15]</text:span></text:p>
          </table:table-cell>
          <table:table-cell table:style-name="Table16.A1" office:value-type="string">
            <text:p text:style-name="P7"><text:span text:style-name="T12">15</text:span></text:p>
          </table:table-cell>
        </table:table-row>
        <table:table-row table:style-name="Table16.1">
          <table:table-cell table:style-name="Table16.A1" office:value-type="string">
            <text:p text:style-name="P7"><text:span text:style-name="T12">[55, 99, 131, 42, 88, 11, 17, 16, 104, 2, 8, 7, 0, 1, 69, 8, 93, 9, 12, 11, 16, 1, 77, 90, 15, 4, 123]</text:span></text:p>
          </table:table-cell>
          <table:table-cell table:style-name="Table16.A1" office:value-type="string">
            <text:p text:style-name="P7"><text:span text:style-name="T12">15</text:span></text:p>
          </table:table-cell>
        </table:table-row>
      </table:table>
      <text:p text:style-name="P2"/>
      <text:p text:style-name="P1"><text:span text:style-name="T1">Tukey's clever algorithm for approximating the median element is extremely robust, as can be appreciated by giving it a whole bunch of randomly shuffled lists to operate on, and plotting the resulting distribution of results that is heavily centered around the true median. (For example, 15 honestly is the median of the last example list above.) Assuming that all </text:span><text:span text:style-name="T12">items</text:span><text:span text:style-name="T1"> are distinct, the returned element can </text:span><text:span text:style-name="T2">never</text:span><text:span text:style-name="T1"> be from the true top or bottom third of the sorted elements, thus eliminating all risk of accidentally using some outlier element as your estimate of the true median and by doing so make your statistical calculations go all funky.</text:span></text:p>
      <text:p text:style-name="P19"><text:bookmark text:name="_c8tb493ig2d0"/><text:span text:style-name="T22">Suppressed digit sum</text:span></text:p>
      <text:p text:style-name="P1"/>
      <text:p text:style-name="P1"><text:span text:style-name="T12">def suppressed_digit_sum(n):</text:span></text:p>
      <text:p text:style-name="P1"/>
      <text:p text:style-name="P1"><text:span text:style-name="T1">Given an integer </text:span><text:span text:style-name="T12">n</text:span><text:span text:style-name="T1">, compute and return the sum of all integers that can be constructed from </text:span><text:span text:style-name="T12">n</text:span><text:span text:style-name="T1"> by removing one digit. For example, when called with the four-digit integer </text:span><text:span text:style-name="T12">n</text:span><text:span text:style-name="T1"> = 1234, this function should add up the four terms 123 + 134 + 124 + 234, and therefore return 615.</text:span> <text:span text:style-name="T1">However, each of these integers should be added only once to the total, even if that integer could be constructed from </text:span><text:span text:style-name="T12">n</text:span><text:span text:style-name="T1"> in more than one way. For example, given </text:span><text:span text:style-name="T12">n</text:span><text:span text:style-name="T1"> = 333, this function should return 33 instead of 66.</text:span></text:p>
      <text:p text:style-name="P2"/>
      <table:table table:name="Table17" table:style-name="Table17">
        <table:table-column table:style-name="Table17.A"/>
        <table:table-column table:style-name="Table17.B"/>
        <table:table-row table:style-name="Table17.1">
          <table:table-cell table:style-name="Table17.A1" office:value-type="string">
            <text:p text:style-name="P7"><text:span text:style-name="T12">n</text:span></text:p>
          </table:table-cell>
          <table:table-cell table:style-name="Table17.A1" office:value-type="string">
            <text:p text:style-name="P7"><text:span text:style-name="T1">Expected result</text:span></text:p>
          </table:table-cell>
        </table:table-row>
        <table:table-row table:style-name="Table17.1">
          <table:table-cell table:style-name="Table17.A1" office:value-type="string">
            <text:p text:style-name="P7"><text:span text:style-name="T12">1</text:span></text:p>
          </table:table-cell>
          <table:table-cell table:style-name="Table17.A1" office:value-type="string">
            <text:p text:style-name="P7"><text:span text:style-name="T12">0</text:span></text:p>
          </table:table-cell>
        </table:table-row>
        <table:table-row table:style-name="Table17.1">
          <table:table-cell table:style-name="Table17.A1" office:value-type="string">
            <text:p text:style-name="P7"><text:span text:style-name="T12">42</text:span></text:p>
          </table:table-cell>
          <table:table-cell table:style-name="Table17.A1" office:value-type="string">
            <text:p text:style-name="P7"><text:span text:style-name="T12">6</text:span></text:p>
          </table:table-cell>
        </table:table-row>
        <table:table-row table:style-name="Table17.1">
          <table:table-cell table:style-name="Table17.A1" office:value-type="string">
            <text:p text:style-name="P7"><text:span text:style-name="T12">7771777</text:span></text:p>
          </table:table-cell>
          <table:table-cell table:style-name="Table17.A1" office:value-type="string">
            <text:p text:style-name="P7"><text:span text:style-name="T12">2326731</text:span></text:p>
          </table:table-cell>
        </table:table-row>
        <table:table-row table:style-name="Table17.1">
          <table:table-cell table:style-name="Table17.A1" office:value-type="string">
            <text:p text:style-name="P7"><text:span text:style-name="T12">123456789</text:span></text:p>
          </table:table-cell>
          <table:table-cell table:style-name="Table17.A1" office:value-type="string">
            <text:p text:style-name="P7"><text:span text:style-name="T12">123456780</text:span></text:p>
          </table:table-cell>
        </table:table-row>
        <table:table-row table:style-name="Table17.1">
          <table:table-cell table:style-name="Table17.A1" office:value-type="string">
            <text:p text:style-name="P7"><text:span text:style-name="T12">4444444444</text:span></text:p>
          </table:table-cell>
          <table:table-cell table:style-name="Table17.A1" office:value-type="string">
            <text:p text:style-name="P7"><text:span text:style-name="T12">444444444</text:span></text:p>
          </table:table-cell>
        </table:table-row>
      </table:table>
      <text:p text:style-name="P1"/>
      <text:p text:style-name="P19"><text:bookmark text:name="_ks34l0wewlfp"/><text:span text:style-name="T22">Crack the crag</text:span></text:p>
      <text:p text:style-name="P2"/>
      <text:p text:style-name="P1"><text:span text:style-name="T12">def crag_score(dice):</text:span></text:p>
      <text:p text:style-name="P2"/>
      <text:p text:style-name="P1"><text:span text:style-name="T1">Crag (see </text:span><text:a xlink:type="simple" xlink:href="https://en.wikipedia.org/wiki/Crag_(dice_game)" text:style-name="ListLabel_20_37" text:visited-style-name="ListLabel_20_37"><text:span text:style-name="T7">the Wikipedia page</text:span></text:a><text:span text:style-name="T1"> for the rules and the scoring table needed in this problem) is a dice game similar in style and spirit but much simpler than the more popular and familiar games of </text:span><text:a xlink:type="simple" xlink:href="https://en.wikipedia.org/wiki/Yahtzee" text:style-name="ListLabel_20_37" text:visited-style-name="ListLabel_20_37"><text:span text:style-name="T7">Yahtzee</text:span></text:a><text:span text:style-name="T1"> and </text:span><text:a xlink:type="simple" xlink:href="https://en.wikipedia.org/wiki/Poker_dice" text:style-name="ListLabel_20_37" text:visited-style-name="ListLabel_20_37"><text:span text:style-name="T7">Poker dice</text:span></text:a><text:span text:style-name="T1">. The players repeatedly roll three dice and assign the resulting patterns to categories of their choosing, so that once assigned, the same category cannot be used again for the future rolls.</text:span></text:p>
      <text:p text:style-name="P2"/>
      <text:p text:style-name="P1"><text:span text:style-name="T1">Given the list of pips of the three dice that were rolled, this function should compute and return the highest possible score available for those dice, under the simplifying assumption that this is the first roll in the game so that </text:span><text:span text:style-name="T2">all categories of the scoring table are still available for you to choose from</text:span><text:span text:style-name="T1"> and you just want to maximize the points for this first roll. This problem should therefore be a straightforward exercise in writing if-else ladders combined with simple sequence management.</text:span></text:p>
      <text:p text:style-name="P1"><text:span text:style-name="T1"><text:s/></text:span></text:p>
      <table:table table:name="Table18" table:style-name="Table18">
        <table:table-column table:style-name="Table18.A"/>
        <table:table-column table:style-name="Table18.B"/>
        <table:table-row table:style-name="Table18.1">
          <table:table-cell table:style-name="Table18.A1" office:value-type="string">
            <text:p text:style-name="P7"><text:span text:style-name="T12">dice</text:span></text:p>
          </table:table-cell>
          <table:table-cell table:style-name="Table18.A1" office:value-type="string">
            <text:p text:style-name="P7"><text:span text:style-name="T1">Expected result</text:span></text:p>
          </table:table-cell>
        </table:table-row>
        <table:table-row table:style-name="Table18.1">
          <table:table-cell table:style-name="Table18.A1" office:value-type="string">
            <text:p text:style-name="P7"><text:span text:style-name="T12">[1, 2, 3]</text:span></text:p>
          </table:table-cell>
          <table:table-cell table:style-name="Table18.A1" office:value-type="string">
            <text:p text:style-name="P7"><text:span text:style-name="T12">20</text:span></text:p>
          </table:table-cell>
        </table:table-row>
        <table:table-row table:style-name="Table18.1">
          <table:table-cell table:style-name="Table18.A1" office:value-type="string">
            <text:p text:style-name="P7"><text:span text:style-name="T12">[4, 5, 1]</text:span></text:p>
          </table:table-cell>
          <table:table-cell table:style-name="Table18.A1" office:value-type="string">
            <text:p text:style-name="P7"><text:span text:style-name="T12">5</text:span></text:p>
          </table:table-cell>
        </table:table-row>
        <table:table-row table:style-name="Table18.1">
          <table:table-cell table:style-name="Table18.A1" office:value-type="string">
            <text:p text:style-name="P7"><text:span text:style-name="T12">[1, 2, 4]</text:span></text:p>
          </table:table-cell>
          <table:table-cell table:style-name="Table18.A1" office:value-type="string">
            <text:p text:style-name="P7"><text:span text:style-name="T12">4</text:span></text:p>
          </table:table-cell>
        </table:table-row>
        <table:table-row table:style-name="Table18.1">
          <table:table-cell table:style-name="Table18.A1" office:value-type="string">
            <text:p text:style-name="P7"><text:span text:style-name="T12">[3, 3, 3]</text:span></text:p>
          </table:table-cell>
          <table:table-cell table:style-name="Table18.A1" office:value-type="string">
            <text:p text:style-name="P7"><text:span text:style-name="T12">25</text:span></text:p>
          </table:table-cell>
        </table:table-row>
        <table:table-row table:style-name="Table18.1">
          <table:table-cell table:style-name="Table18.A1" office:value-type="string">
            <text:p text:style-name="P7"><text:span text:style-name="T12">[4, 5, 4]</text:span></text:p>
          </table:table-cell>
          <table:table-cell table:style-name="Table18.A1" office:value-type="string">
            <text:p text:style-name="P7"><text:span text:style-name="T12">50</text:span></text:p>
          </table:table-cell>
        </table:table-row>
        <table:table-row table:style-name="Table18.1">
          <table:table-cell table:style-name="Table18.A1" office:value-type="string">
            <text:p text:style-name="P7"><text:span text:style-name="T12">[5, 5, 3]</text:span></text:p>
          </table:table-cell>
          <table:table-cell table:style-name="Table18.A1" office:value-type="string">
            <text:p text:style-name="P7"><text:span text:style-name="T12">50</text:span></text:p>
          </table:table-cell>
        </table:table-row>
        <table:table-row table:style-name="Table18.1">
          <table:table-cell table:style-name="Table18.A1" office:value-type="string">
            <text:p text:style-name="P7"><text:span text:style-name="T12">[1, 1, 2]</text:span></text:p>
          </table:table-cell>
          <table:table-cell table:style-name="Table18.A1" office:value-type="string">
            <text:p text:style-name="P7"><text:span text:style-name="T12">2</text:span></text:p>
          </table:table-cell>
        </table:table-row>
      </table:table>
      <text:p text:style-name="P2"/>
      <text:p text:style-name="P1"><text:span text:style-name="T1">(For this problem, there exist only 6</text:span><text:span text:style-name="T25">3</text:span><text:span text:style-name="T1"> = 216 possible argument value combinations, so the automated tester that goes through them all exhaustively ought to finish in time that rounds down to </text:span><text:span text:style-name="T12">0.000</text:span><text:span text:style-name="T1">. However, surely you will design your if-else ladder to handle entire equivalence classes of cases together in a single step, so that your ladder consists of far fewer than 216 separate steps.)</text:span></text:p>
      <text:p text:style-name="P1"/>
      <text:p text:style-name="P19"><text:bookmark text:name="_35heox3c5v54"/><text:span text:style-name="T22">Three summers ago</text:span></text:p>
      <text:p text:style-name="P2"/>
      <text:p text:style-name="P1"><text:span text:style-name="T12">def three_summers(items, goal):</text:span></text:p>
      <text:p text:style-name="P2"/>
      <text:p text:style-name="P1"><text:span text:style-name="T1">Given a list of positive integer </text:span><text:span text:style-name="T12">items</text:span><text:span text:style-name="T1"> guaranteed to contain at least three elements with all of its </text:span><text:span text:style-name="T2">elements in sorted ascending order</text:span><text:span text:style-name="T1">, determine whether there </text:span><text:span text:style-name="T2">exist exactly three</text:span><text:span text:style-name="T1"> separate </text:span><text:span text:style-name="T12">items</text:span><text:span text:style-name="T1"> that together add up </text:span><text:span text:style-name="T2">exactly</text:span><text:span text:style-name="T1"> to the given positive integer </text:span><text:span text:style-name="T12">goal</text:span><text:span text:style-name="T1">. Return </text:span><text:span text:style-name="T12">True</text:span><text:span text:style-name="T1"> if three such integer items exist, and </text:span><text:span text:style-name="T12">False</text:span><text:span text:style-name="T1"> otherwise.</text:span></text:p>
      <text:p text:style-name="P2"/>
      <text:p text:style-name="P1"><text:span text:style-name="T1">You could, of course, solve this problem with three nested loops to go through all possible ways to choose three elements from </text:span><text:span text:style-name="T12">items</text:span><text:span text:style-name="T1">, checking for each triple whether it adds up to the </text:span><text:span text:style-name="T12">goal</text:span><text:span text:style-name="T1">. However, this approach would get rather slow as the number of elements in the list grows larger, and the automated tester will make those lists larger.</text:span></text:p>
      <text:p text:style-name="P2"/>
      <text:p text:style-name="P1"><text:span text:style-name="T1">Since </text:span><text:span text:style-name="T12">items</text:span><text:span text:style-name="T1"> are known to be sorted, better technique will find the answer significantly faster. See the new example function </text:span><text:span text:style-name="T12">two_summers</text:span><text:span text:style-name="T1"> in </text:span><text:a xlink:type="simple" xlink:href="https://github.com/ikokkari/PythonExamples/blob/master/listproblems.py" text:style-name="ListLabel_20_39" text:visited-style-name="ListLabel_20_39"><text:span text:style-name="T11">listproblems.py</text:span></text:a><text:span text:style-name="T1"> that demonstrates how to quickly determine whether the sorted list contains two elements that add up to the given </text:span><text:span text:style-name="T12">goal</text:span><text:span text:style-name="T1">. You can simply use this function as a subroutine to speed up your search for three summing elements, once you realize that the list contains three elements that add up to </text:span><text:span text:style-name="T12">goal</text:span><text:span text:style-name="T1"> if and only if it contains some element </text:span><text:span text:style-name="T12">x</text:span><text:span text:style-name="T1"> so that the remaining list contains two elements that add up to </text:span><text:span text:style-name="T12">goal-x</text:span><text:span text:style-name="T1">. </text:span></text:p>
      <text:p text:style-name="P2"/>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7"><text:span text:style-name="T1">items</text:span></text:p>
          </table:table-cell>
          <table:table-cell table:style-name="Table19.A1" office:value-type="string">
            <text:p text:style-name="P7"><text:span text:style-name="T1">goal</text:span></text:p>
          </table:table-cell>
          <table:table-cell table:style-name="Table19.A1" office:value-type="string">
            <text:p text:style-name="P7"><text:span text:style-name="T1">Expected result</text:span></text:p>
          </table:table-cell>
        </table:table-row>
        <table:table-row table:style-name="Table19.1">
          <table:table-cell table:style-name="Table19.A1" office:value-type="string">
            <text:p text:style-name="P7"><text:span text:style-name="T12">[10, 11, 16, 18, 19]</text:span></text:p>
          </table:table-cell>
          <table:table-cell table:style-name="Table19.A1" office:value-type="string">
            <text:p text:style-name="P7"><text:span text:style-name="T12">40</text:span></text:p>
          </table:table-cell>
          <table:table-cell table:style-name="Table19.A1" office:value-type="string">
            <text:p text:style-name="P7"><text:span text:style-name="T12">True</text:span></text:p>
          </table:table-cell>
        </table:table-row>
        <table:table-row table:style-name="Table19.1">
          <table:table-cell table:style-name="Table19.A1" office:value-type="string">
            <text:p text:style-name="P7"><text:span text:style-name="T12">[10, 11, 16, 18, 19]</text:span></text:p>
          </table:table-cell>
          <table:table-cell table:style-name="Table19.A1" office:value-type="string">
            <text:p text:style-name="P7"><text:span text:style-name="T12">41</text:span></text:p>
          </table:table-cell>
          <table:table-cell table:style-name="Table19.A1" office:value-type="string">
            <text:p text:style-name="P7"><text:span text:style-name="T12">False</text:span></text:p>
          </table:table-cell>
        </table:table-row>
        <table:table-row table:style-name="Table19.1">
          <table:table-cell table:style-name="Table19.A1" office:value-type="string">
            <text:p text:style-name="P7"><text:span text:style-name="T12">[1, 2, 3]</text:span></text:p>
          </table:table-cell>
          <table:table-cell table:style-name="Table19.A1" office:value-type="string">
            <text:p text:style-name="P7"><text:span text:style-name="T12">6</text:span></text:p>
          </table:table-cell>
          <table:table-cell table:style-name="Table19.A1" office:value-type="string">
            <text:p text:style-name="P7"><text:span text:style-name="T12">True</text:span></text:p>
          </table:table-cell>
        </table:table-row>
      </table:table>
      <text:p text:style-name="P2"/>
      <text:p text:style-name="P1"><text:span text:style-name="T1">(For the general </text:span><text:span text:style-name="T2">subset sum problem</text:span><text:span text:style-name="T1"> used later in the lectures as a recursion example, the question of whether the given list of integers contains some subset of </text:span><text:span text:style-name="T3">k</text:span><text:span text:style-name="T1"> elements that together add up to given </text:span><text:span text:style-name="T12">goal</text:span><text:span text:style-name="T1"> can be determined by trying each element </text:span><text:span text:style-name="T12">x</text:span><text:span text:style-name="T1"> in turn as the first element of this subset, and then recursively determining whether the remaining elements after </text:span><text:span text:style-name="T12">x</text:span><text:span text:style-name="T1"> contain some subset of </text:span><text:span text:style-name="T3">k</text:span><text:span text:style-name="T1"> - 1 elements that adds up to </text:span><text:span text:style-name="T12">goal-x</text:span><text:span text:style-name="T1">.) </text:span></text:p>
      <text:p text:style-name="P19"><text:bookmark text:name="_odfo7y1wnkar"/><text:span text:style-name="T22">Count all sums and products</text:span></text:p>
      <text:p text:style-name="P2"/>
      <text:p text:style-name="P1"><text:span text:style-name="T12">def count_distinct_sums_and_products(items):</text:span></text:p>
      <text:p text:style-name="P2"/>
      <text:p text:style-name="P1"><text:span text:style-name="T1">Given a list of distinct integers guaranteed to be in sorted ascending order, count how many different numbers can be constructed by either adding or multiplying two numbers from this list. (The two chosen numbers do not need to be distinct.) For example, given the list </text:span><text:span text:style-name="T12">[2, 3, 4]</text:span><text:span text:style-name="T1">, this function would return 8, since there exist a total of eight distinct numbers that can be constructed this way from 2, 3 and 4. Some of them can be constructed in several different ways, such as 6 that is either 4 + 2 = 3 + 3 = 3 * 2, but the number 6 should still be counted only once in the total tally.</text:span></text:p>
      <text:p text:style-name="P2"/>
      <text:p text:style-name="P1"><text:span text:style-name="T1">This problem can be solved by simply looping through all possible ways to choose </text:span><text:span text:style-name="T12">a</text:span><text:span text:style-name="T1"> and </text:span><text:span text:style-name="T12">b</text:span><text:span text:style-name="T1"> from the given list. Maintain a </text:span><text:span text:style-name="T12">set</text:span><text:span text:style-name="T1"> that remembers all sums </text:span><text:span text:style-name="T12">a+b</text:span><text:span text:style-name="T1"> and products </text:span><text:span text:style-name="T12">a*b</text:span><text:span text:style-name="T1"> that you have seen so far, and after having iterated through all possible such pairs, return the final size of that set.</text:span></text:p>
      <text:p text:style-name="P2"/>
      <table:table table:name="Table20" table:style-name="Table20">
        <table:table-column table:style-name="Table20.A"/>
        <table:table-column table:style-name="Table20.B"/>
        <table:table-row table:style-name="Table20.1">
          <table:table-cell table:style-name="Table20.A1" office:value-type="string">
            <text:p text:style-name="P7"><text:span text:style-name="T12">items</text:span></text:p>
          </table:table-cell>
          <table:table-cell table:style-name="Table20.A1" office:value-type="string">
            <text:p text:style-name="P7"><text:span text:style-name="T1">Expected result</text:span></text:p>
          </table:table-cell>
        </table:table-row>
        <table:table-row table:style-name="Table20.1">
          <table:table-cell table:style-name="Table20.A1" office:value-type="string">
            <text:p text:style-name="P7"><text:span text:style-name="T12">[]</text:span></text:p>
          </table:table-cell>
          <table:table-cell table:style-name="Table20.A1" office:value-type="string">
            <text:p text:style-name="P7"><text:span text:style-name="T12">0</text:span></text:p>
          </table:table-cell>
        </table:table-row>
        <table:table-row table:style-name="Table20.1">
          <table:table-cell table:style-name="Table20.A1" office:value-type="string">
            <text:p text:style-name="P7"><text:span text:style-name="T12">[42]</text:span></text:p>
          </table:table-cell>
          <table:table-cell table:style-name="Table20.A1" office:value-type="string">
            <text:p text:style-name="P7"><text:span text:style-name="T12">2</text:span></text:p>
          </table:table-cell>
        </table:table-row>
        <table:table-row table:style-name="Table20.1">
          <table:table-cell table:style-name="Table20.A1" office:value-type="string">
            <text:p text:style-name="P7"><text:span text:style-name="T12">[2, 3, 5, 7, 9, 11]</text:span></text:p>
          </table:table-cell>
          <table:table-cell table:style-name="Table20.A1" office:value-type="string">
            <text:p text:style-name="P7"><text:span text:style-name="T12">29</text:span></text:p>
          </table:table-cell>
        </table:table-row>
        <table:table-row table:style-name="Table20.1">
          <table:table-cell table:style-name="Table20.A1" office:value-type="string">
            <text:p text:style-name="P7"><text:span text:style-name="T12">[x for x in range(1, 101)]</text:span></text:p>
          </table:table-cell>
          <table:table-cell table:style-name="Table20.A1" office:value-type="string">
            <text:p text:style-name="P7"><text:span text:style-name="T12">2927</text:span></text:p>
          </table:table-cell>
        </table:table-row>
        <table:table-row table:style-name="Table20.1">
          <table:table-cell table:style-name="Table20.A1" office:value-type="string">
            <text:p text:style-name="P3"><text:span text:style-name="T12">[x*x for x in range(1, 101)]</text:span></text:p>
          </table:table-cell>
          <table:table-cell table:style-name="Table20.A1" office:value-type="string">
            <text:p text:style-name="P7"><text:span text:style-name="T12">6533</text:span></text:p>
          </table:table-cell>
        </table:table-row>
      </table:table>
      <text:p text:style-name="P2"/>
      <text:p text:style-name="P1"><text:span text:style-name="T1">(This problem was inspired by the article "</text:span><text:a xlink:type="simple" xlink:href="https://www.quantamagazine.org/the-sum-product-problem-shows-how-addition-and-multiplication-constrain-each-other-20190206/" text:style-name="ListLabel_20_37" text:visited-style-name="ListLabel_20_37"><text:span text:style-name="T7">How a Strange Grid Reveals Hidden Connections Between Simple Numbers</text:span></text:a><text:span text:style-name="T1">" in </text:span><text:span text:style-name="T3">Quanta Magazine</text:span><text:span text:style-name="T1">.)</text:span></text:p>
      <text:p text:style-name="P19"><text:bookmark text:name="_amy07cgayh28"/><text:span text:style-name="T22">Sum of two squares</text:span></text:p>
      <text:p text:style-name="P2"/>
      <text:p text:style-name="P1"><text:span text:style-name="T12">def sum_of_two_squares(n):</text:span></text:p>
      <text:p text:style-name="P2"/>
      <text:p text:style-name="P1"><text:span text:style-name="T1">Some positive integers can be expressed as a sum of two integers that each are squares of some positive integer greater than zero. For example, 74 = 49 + 25 <text:s/>= 7</text:span><text:span text:style-name="T25">2 </text:span><text:span text:style-name="T1">+ 5</text:span><text:span text:style-name="T25">2</text:span><text:span text:style-name="T1">. This function should find and return a tuple of two positive integers greater than zero whose squares together add up to </text:span><text:span text:style-name="T12">n</text:span><text:span text:style-name="T1">, or return </text:span><text:span text:style-name="T12">None</text:span><text:span text:style-name="T1"> if the parameter </text:span><text:span text:style-name="T12">n</text:span><text:span text:style-name="T1"> cannot be broken into a sum of two squares.</text:span></text:p>
      <text:p text:style-name="P2"/>
      <text:p text:style-name="P1"><text:span text:style-name="T1">To facilitate the automated testing, the returned tuple must give the larger of its two numbers first. Furthermore, if some integer can be broken down to a sum of squares in several different ways, return the way that maximizes the larger number. For example, the number 85 allows two such representations 7</text:span><text:span text:style-name="T25">2</text:span><text:span text:style-name="T1"> + 6</text:span><text:span text:style-name="T25">2</text:span><text:span text:style-name="T1"> and 9</text:span><text:span text:style-name="T25">2</text:span><text:span text:style-name="T1"> + 2</text:span><text:span text:style-name="T25">2</text:span><text:span text:style-name="T1"> , of which this function must therefore return </text:span><text:span text:style-name="T12">(9, 2)</text:span><text:span text:style-name="T1">.</text:span></text:p>
      <text:p text:style-name="P2"/>
      <table:table table:name="Table21" table:style-name="Table21">
        <table:table-column table:style-name="Table21.A"/>
        <table:table-column table:style-name="Table21.B"/>
        <table:table-row table:style-name="Table21.1">
          <table:table-cell table:style-name="Table21.A1" office:value-type="string">
            <text:p text:style-name="P7"><text:span text:style-name="T1">n</text:span></text:p>
          </table:table-cell>
          <table:table-cell table:style-name="Table21.A1" office:value-type="string">
            <text:p text:style-name="P7"><text:span text:style-name="T1">Expected result</text:span></text:p>
          </table:table-cell>
        </table:table-row>
        <table:table-row table:style-name="Table21.1">
          <table:table-cell table:style-name="Table21.A1" office:value-type="string">
            <text:p text:style-name="P7"><text:span text:style-name="T12">1</text:span></text:p>
          </table:table-cell>
          <table:table-cell table:style-name="Table21.A1" office:value-type="string">
            <text:p text:style-name="P7"><text:span text:style-name="T12">None</text:span></text:p>
          </table:table-cell>
        </table:table-row>
        <table:table-row table:style-name="Table21.1">
          <table:table-cell table:style-name="Table21.A1" office:value-type="string">
            <text:p text:style-name="P7"><text:span text:style-name="T12">2</text:span></text:p>
          </table:table-cell>
          <table:table-cell table:style-name="Table21.A1" office:value-type="string">
            <text:p text:style-name="P7"><text:span text:style-name="T12">(1, 1)</text:span></text:p>
          </table:table-cell>
        </table:table-row>
        <table:table-row table:style-name="Table21.1">
          <table:table-cell table:style-name="Table21.A1" office:value-type="string">
            <text:p text:style-name="P7"><text:span text:style-name="T12">50</text:span></text:p>
          </table:table-cell>
          <table:table-cell table:style-name="Table21.A1" office:value-type="string">
            <text:p text:style-name="P7"><text:span text:style-name="T12">(7, 1)</text:span></text:p>
          </table:table-cell>
        </table:table-row>
        <table:table-row table:style-name="Table21.1">
          <table:table-cell table:style-name="Table21.A1" office:value-type="string">
            <text:p text:style-name="P7"><text:span text:style-name="T12">8</text:span></text:p>
          </table:table-cell>
          <table:table-cell table:style-name="Table21.A1" office:value-type="string">
            <text:p text:style-name="P7"><text:span text:style-name="T12">(2, 2)</text:span></text:p>
          </table:table-cell>
        </table:table-row>
        <table:table-row table:style-name="Table21.1">
          <table:table-cell table:style-name="Table21.A1" office:value-type="string">
            <text:p text:style-name="P7"><text:span text:style-name="T12">11</text:span></text:p>
          </table:table-cell>
          <table:table-cell table:style-name="Table21.A1" office:value-type="string">
            <text:p text:style-name="P7"><text:span text:style-name="T12">None</text:span></text:p>
          </table:table-cell>
        </table:table-row>
        <table:table-row table:style-name="Table21.1">
          <table:table-cell table:style-name="Table21.A1" office:value-type="string">
            <text:p text:style-name="P7"><text:span text:style-name="T12">123**2 + 456**2</text:span></text:p>
          </table:table-cell>
          <table:table-cell table:style-name="Table21.A1" office:value-type="string">
            <text:p text:style-name="P7"><text:span text:style-name="T12">(456, 123)</text:span></text:p>
          </table:table-cell>
        </table:table-row>
        <table:table-row table:style-name="Table21.1">
          <table:table-cell table:style-name="Table21.A1" office:value-type="string">
            <text:p text:style-name="P7"><text:span text:style-name="T12">55555**2 + 66666**2</text:span></text:p>
          </table:table-cell>
          <table:table-cell table:style-name="Table21.A1" office:value-type="string">
            <text:p text:style-name="P7"><text:span text:style-name="T12">(77235, 39566)</text:span></text:p>
          </table:table-cell>
        </table:table-row>
      </table:table>
      <text:p text:style-name="P2"/>
      <text:p text:style-name="P16"><text:bookmark text:name="_b805hxd2eqqw"/></text:p>
      <text:p text:style-name="P19"><text:bookmark text:name="_7w4l2zts0t40"/><text:span text:style-name="T22">Try a spatula</text:span></text:p>
      <text:p text:style-name="P2"/>
      <text:p text:style-name="P1"><text:span text:style-name="T12">def pancake_scramble(text):</text:span></text:p>
      <text:p text:style-name="P2"/>
      <text:p text:style-name="P1"><text:span text:style-name="T1">Analogous to flipping a stack of pancakes by sticking a spatula inside the stack and flipping pancakes that rest on top of that spatula, a </text:span><text:span text:style-name="T2">pancake flip</text:span><text:span text:style-name="T1"> of order </text:span><text:span text:style-name="T3">k</text:span><text:span text:style-name="T1"> done for the given </text:span><text:span text:style-name="T12">text</text:span><text:span text:style-name="T1"> string reverses the prefix of first </text:span><text:span text:style-name="T3">k</text:span><text:span text:style-name="T1"> characters and keeps the rest of the string as it were. For example, the pancake flip of order 2 performed on the string </text:span><text:span text:style-name="T12">'ilkka'</text:span><text:span text:style-name="T1"> would produce the string </text:span><text:span text:style-name="T12">'likka'</text:span><text:span text:style-name="T1">. The pancake flip of order 3 performed on the same string would produce </text:span><text:span text:style-name="T12">'klika'</text:span><text:span text:style-name="T1">.</text:span></text:p>
      <text:p text:style-name="P2"/>
      <text:p text:style-name="P1"><text:span text:style-name="T1">A </text:span><text:span text:style-name="T2">pancake scramble</text:span><text:span text:style-name="T1">, as </text:span><text:a xlink:type="simple" xlink:href="https://challenges.wolfram.com/challenge/pancake-scramble" text:style-name="ListLabel_20_37" text:visited-style-name="ListLabel_20_37"><text:span text:style-name="T7">defined in the excellent Wolfram Challenges programming problems site</text:span></text:a><text:span text:style-name="T1">, consists of the sequence of pancake flips of order 2, 3, ... , </text:span><text:span text:style-name="T3">n</text:span><text:span text:style-name="T1"> performed in this exact sequence for the given </text:span><text:span text:style-name="T3">n</text:span><text:span text:style-name="T1">-character </text:span><text:span text:style-name="T12">text</text:span><text:span text:style-name="T1"> string. For example, the pancake scramble done to the string </text:span><text:span text:style-name="T12">'ilkka'</text:span><text:span text:style-name="T1"> would step through the intermediate results </text:span><text:span text:style-name="T12">'likka'</text:span><text:span text:style-name="T1">, </text:span><text:span text:style-name="T12">'kilka'</text:span><text:span text:style-name="T1">, </text:span><text:span text:style-name="T12">'klika'</text:span><text:span text:style-name="T1"> and </text:span><text:span text:style-name="T12">'akilk'</text:span><text:span text:style-name="T1">. This function should compute and return the pancake scramble of its parameter </text:span><text:span text:style-name="T12">text</text:span><text:span text:style-name="T1"> string.</text:span></text:p>
      <text:p text:style-name="P2"/>
      <table:table table:name="Table22" table:style-name="Table22">
        <table:table-column table:style-name="Table22.A"/>
        <table:table-column table:style-name="Table22.B"/>
        <table:table-row table:style-name="Table22.1">
          <table:table-cell table:style-name="Table22.A1" office:value-type="string">
            <text:p text:style-name="P7"><text:span text:style-name="T12">text</text:span></text:p>
          </table:table-cell>
          <table:table-cell table:style-name="Table22.A1" office:value-type="string">
            <text:p text:style-name="P7"><text:span text:style-name="T1">Expected result</text:span></text:p>
          </table:table-cell>
        </table:table-row>
        <table:table-row table:style-name="Table22.1">
          <table:table-cell table:style-name="Table22.A1" office:value-type="string">
            <text:p text:style-name="P7"><text:span text:style-name="T12">'hello world'</text:span></text:p>
          </table:table-cell>
          <table:table-cell table:style-name="Table22.A1" office:value-type="string">
            <text:p text:style-name="P3"><text:span text:style-name="T12">'drwolhel ol'</text:span></text:p>
          </table:table-cell>
        </table:table-row>
        <table:table-row table:style-name="Table22.1">
          <table:table-cell table:style-name="Table22.A1" office:value-type="string">
            <text:p text:style-name="P7"><text:span text:style-name="T12">'ilkka'</text:span></text:p>
          </table:table-cell>
          <table:table-cell table:style-name="Table22.A1" office:value-type="string">
            <text:p text:style-name="P7"><text:span text:style-name="T12">'akilk'</text:span></text:p>
          </table:table-cell>
        </table:table-row>
        <table:table-row table:style-name="Table22.1">
          <table:table-cell table:style-name="Table22.A1" office:value-type="string">
            <text:p text:style-name="P7"><text:span text:style-name="T12">'pancake'</text:span></text:p>
          </table:table-cell>
          <table:table-cell table:style-name="Table22.A1" office:value-type="string">
            <text:p text:style-name="P7"><text:span text:style-name="T12">'eanpack'</text:span></text:p>
          </table:table-cell>
        </table:table-row>
        <table:table-row table:style-name="Table22.1">
          <table:table-cell table:style-name="Table22.A1" office:value-type="string">
            <text:p text:style-name="P7"><text:span text:style-name="T12">'abcdefghijklmnopqrstuvwxyz'</text:span></text:p>
          </table:table-cell>
          <table:table-cell table:style-name="Table22.A1" office:value-type="string">
            <text:p text:style-name="P7"><text:span text:style-name="T12">'zxvtrpnljhfdbacegikmoqsuwy'</text:span></text:p>
          </table:table-cell>
        </table:table-row>
      </table:table>
      <text:p text:style-name="P2"/>
      <text:p text:style-name="P1"><text:span text:style-name="T1">For anybody interested, the follow-up question "</text:span><text:a xlink:type="simple" xlink:href="https://challenges.wolfram.com/challenge/pancake-scramble-period" text:style-name="ListLabel_20_37" text:visited-style-name="ListLabel_20_37"><text:span text:style-name="T7">How many times you need to pancake scramble the given string to get back the original string?</text:span></text:a><text:span text:style-name="T1">" is also educational, especially once the strings get so long that the answer needs to be computed analytically (note that the answer depends only on the length of the string but not the content, as long as all characters are distinct) instead of actually performing these scrambles until the original string appears. A more famous problem of </text:span><text:a xlink:type="simple" xlink:href="https://en.wikipedia.org/wiki/Pancake_sorting" text:style-name="ListLabel_20_37" text:visited-style-name="ListLabel_20_37"><text:span text:style-name="T7">pancake sorting</text:span></text:a><text:span text:style-name="T1"> asks for the shortest series of pancake flips whose application sorts the given list. </text:span></text:p>
      <text:p text:style-name="P19"><text:bookmark text:name="_1trqx94n766i"/><text:span text:style-name="T22">Carry on Pythonista</text:span></text:p>
      <text:p text:style-name="P2"/>
      <text:p text:style-name="P1"><text:span text:style-name="T12">def count_carries(a, b):</text:span></text:p>
      <text:p text:style-name="P2"/>
      <text:p text:style-name="P1"><text:span text:style-name="T1">Two positive integers </text:span><text:span text:style-name="T12">a</text:span><text:span text:style-name="T1"> and </text:span><text:span text:style-name="T12">b</text:span><text:span text:style-name="T1"> can be added together to produce their sum with the usual integer column-wise addition algorithm that we all learned back when we were but wee little children. Instead of the sum </text:span><text:span text:style-name="T12">a+b</text:span><text:span text:style-name="T1"> that the language could compute for you anyway, this problem instead asks you to count how many times there is a </text:span><text:span text:style-name="T2">carry</text:span><text:span text:style-name="T1"> of one into the next column caused by adding the two digits in the current column (possibly including the carry from the previous column), and return that total count. Your function should be efficient even when the parameter integers </text:span><text:span text:style-name="T12">a</text:span><text:span text:style-name="T1"> and </text:span><text:span text:style-name="T12">b</text:span><text:span text:style-name="T1"> are enormous enough to require thousands of digits to write down.</text:span></text:p>
      <text:p text:style-name="P2"/>
      <text:p text:style-name="P1"><text:span text:style-name="T1">Hint: to extract the lowest digit of a positive integer </text:span><text:span text:style-name="T12">n</text:span><text:span text:style-name="T1">, use the expression </text:span><text:span text:style-name="T12">n % 10</text:span><text:span text:style-name="T1">. To extract all other digits except the lowest one, use the expression </text:span><text:span text:style-name="T12">n // 10</text:span><text:span text:style-name="T1">. You can use these simple integer arithmetic operations to execute the steps of the column-wise integer addition so that you don't care about the actual result of the addition, but only the carry that is produced in each column.</text:span></text:p>
      <text:p text:style-name="P2"/>
      <table:table table:name="Table23" table:style-name="Table23">
        <table:table-column table:style-name="Table23.A" table:number-columns-repeated="3"/>
        <table:table-row table:style-name="Table23.1">
          <table:table-cell table:style-name="Table23.A1" office:value-type="string">
            <text:p text:style-name="P7"><text:span text:style-name="T12">a</text:span></text:p>
          </table:table-cell>
          <table:table-cell table:style-name="Table23.A1" office:value-type="string">
            <text:p text:style-name="P7"><text:span text:style-name="T12">b</text:span></text:p>
          </table:table-cell>
          <table:table-cell table:style-name="Table23.A1" office:value-type="string">
            <text:p text:style-name="P7"><text:span text:style-name="T1">Expected result</text:span></text:p>
          </table:table-cell>
        </table:table-row>
        <table:table-row table:style-name="Table23.1">
          <table:table-cell table:style-name="Table23.A1" office:value-type="string">
            <text:p text:style-name="P7"><text:span text:style-name="T12">99999</text:span></text:p>
          </table:table-cell>
          <table:table-cell table:style-name="Table23.A1" office:value-type="string">
            <text:p text:style-name="P7"><text:span text:style-name="T12">1</text:span></text:p>
          </table:table-cell>
          <table:table-cell table:style-name="Table23.A1" office:value-type="string">
            <text:p text:style-name="P7"><text:span text:style-name="T12">5</text:span></text:p>
          </table:table-cell>
        </table:table-row>
        <table:table-row table:style-name="Table23.1">
          <table:table-cell table:style-name="Table23.A1" office:value-type="string">
            <text:p text:style-name="P7"><text:span text:style-name="T12">11111111111</text:span></text:p>
          </table:table-cell>
          <table:table-cell table:style-name="Table23.A1" office:value-type="string">
            <text:p text:style-name="P7"><text:span text:style-name="T12">2222222222</text:span></text:p>
          </table:table-cell>
          <table:table-cell table:style-name="Table23.A1" office:value-type="string">
            <text:p text:style-name="P7"><text:span text:style-name="T12">0</text:span></text:p>
          </table:table-cell>
        </table:table-row>
        <table:table-row table:style-name="Table23.1">
          <table:table-cell table:style-name="Table23.A1" office:value-type="string">
            <text:p text:style-name="P7"><text:span text:style-name="T12">123456789</text:span></text:p>
          </table:table-cell>
          <table:table-cell table:style-name="Table23.A1" office:value-type="string">
            <text:p text:style-name="P7"><text:span text:style-name="T12">987654321</text:span></text:p>
          </table:table-cell>
          <table:table-cell table:style-name="Table23.A1" office:value-type="string">
            <text:p text:style-name="P7"><text:span text:style-name="T12">9</text:span></text:p>
          </table:table-cell>
        </table:table-row>
        <table:table-row table:style-name="Table23.1">
          <table:table-cell table:style-name="Table23.A1" office:value-type="string">
            <text:p text:style-name="P7"><text:span text:style-name="T12">2**100</text:span></text:p>
          </table:table-cell>
          <table:table-cell table:style-name="Table23.A1" office:value-type="string">
            <text:p text:style-name="P7"><text:span text:style-name="T12">2**100 - 1</text:span></text:p>
          </table:table-cell>
          <table:table-cell table:style-name="Table23.A1" office:value-type="string">
            <text:p text:style-name="P7"><text:span text:style-name="T12">13</text:span></text:p>
          </table:table-cell>
        </table:table-row>
        <table:table-row table:style-name="Table23.1">
          <table:table-cell table:style-name="Table23.A1" office:value-type="string">
            <text:p text:style-name="P7"><text:span text:style-name="T12">3**1000</text:span></text:p>
          </table:table-cell>
          <table:table-cell table:style-name="Table23.A1" office:value-type="string">
            <text:p text:style-name="P7"><text:span text:style-name="T12">3**1000 + 1</text:span></text:p>
          </table:table-cell>
          <table:table-cell table:style-name="Table23.A1" office:value-type="string">
            <text:p text:style-name="P7"><text:span text:style-name="T12">243</text:span></text:p>
          </table:table-cell>
        </table:table-row>
      </table:table>
      <text:p text:style-name="P2"/>
      <text:p text:style-name="P19"><text:bookmark text:name="_pljh3grw7yio"/><text:span text:style-name="T22">First missing positive integer</text:span></text:p>
      <text:p text:style-name="P2"/>
      <text:p text:style-name="P1"><text:span text:style-name="T12">def first_missing_positive(items):</text:span></text:p>
      <text:p text:style-name="P2"/>
      <text:p text:style-name="P1"><text:span text:style-name="T1">Given a list of </text:span><text:span text:style-name="T12">items</text:span><text:span text:style-name="T1"> that are all guaranteed to be integers, but given in any order and with some numbers potentially duplicated, find and return the smallest positive integer that is missing from this list. (Zero is neither positive or negative, which makes </text:span><text:span text:style-name="T2">one</text:span><text:span text:style-name="T1"> the smallest positive integer.)</text:span></text:p>
      <text:p text:style-name="P2"/>
      <text:p text:style-name="P1"><text:span text:style-name="T1">This problem could be solved with two nested loops, the outer loop counting up through all positive numbers in ascending order, and the inner loop checking whether the current number exists inside the list. However, such a crude </text:span><text:span text:style-name="T2">brute force approach</text:span><text:span text:style-name="T1"> would be very inefficient as these lists get longer. Instead, perhaps the built-in </text:span><text:span text:style-name="T12">set</text:span><text:span text:style-name="T1"> data type of Python could be used to remember the numbers you have seen so far, to help you determine the missing integer quickly in the end. Or some other way might also work in an equally swift fashion, if not even faster...</text:span></text:p>
      <text:p text:style-name="P2"/>
      <table:table table:name="Table24" table:style-name="Table24">
        <table:table-column table:style-name="Table24.A"/>
        <table:table-column table:style-name="Table24.B"/>
        <table:table-row table:style-name="Table24.1">
          <table:table-cell table:style-name="Table24.A1" office:value-type="string">
            <text:p text:style-name="P7"><text:span text:style-name="T12">items</text:span></text:p>
          </table:table-cell>
          <table:table-cell table:style-name="Table24.A1" office:value-type="string">
            <text:p text:style-name="P7"><text:span text:style-name="T1">Expected result</text:span></text:p>
          </table:table-cell>
        </table:table-row>
        <table:table-row table:style-name="Table24.1">
          <table:table-cell table:style-name="Table24.A1" office:value-type="string">
            <text:p text:style-name="P7"><text:span text:style-name="T12">[7, 5, 2, 3, 10, 2, 99999999999, 4, 6, 3, 1, 9, 2]</text:span></text:p>
          </table:table-cell>
          <table:table-cell table:style-name="Table24.A1" office:value-type="string">
            <text:p text:style-name="P7"><text:span text:style-name="T12">8</text:span></text:p>
          </table:table-cell>
        </table:table-row>
        <table:table-row table:style-name="Table24.1">
          <table:table-cell table:style-name="Table24.A1" office:value-type="string">
            <text:p text:style-name="P7"><text:span text:style-name="T12">list(range(100000, 2, -1))</text:span></text:p>
          </table:table-cell>
          <table:table-cell table:style-name="Table24.A1" office:value-type="string">
            <text:p text:style-name="P7"><text:span text:style-name="T12">1</text:span></text:p>
          </table:table-cell>
        </table:table-row>
        <table:table-row table:style-name="Table24.1">
          <table:table-cell table:style-name="Table24.A1" office:value-type="string">
            <text:p text:style-name="P7"><text:span text:style-name="T12">random.shuffle(list(range(1000000)))</text:span></text:p>
            <text:p text:style-name="P7"><text:span text:style-name="T1">(of course you must <text:s/></text:span><text:span text:style-name="T12">import random</text:span><text:span text:style-name="T1"> before this call)</text:span></text:p>
          </table:table-cell>
          <table:table-cell table:style-name="Table24.A1" office:value-type="string">
            <text:p text:style-name="P7"><text:span text:style-name="T12">1000000</text:span></text:p>
          </table:table-cell>
        </table:table-row>
        <table:table-row table:style-name="Table24.1">
          <table:table-cell table:style-name="Table24.A1" office:value-type="string">
            <text:p text:style-name="P7"><text:span text:style-name="T12">[6, 2, 42, 1, 7, 9, 99999999999, 8, 4, 64]</text:span></text:p>
          </table:table-cell>
          <table:table-cell table:style-name="Table24.A1" office:value-type="string">
            <text:p text:style-name="P7"><text:span text:style-name="T12">3</text:span></text:p>
          </table:table-cell>
        </table:table-row>
      </table:table>
      <text:p text:style-name="P2"/>
      <text:p text:style-name="P19"><text:bookmark text:name="_tl1iaxkvzel6"/><text:span text:style-name="T22">Check your permutation</text:span></text:p>
      <text:p text:style-name="P2"/>
      <text:p text:style-name="P1"><text:span text:style-name="T12">def is_permutation(items, n):</text:span></text:p>
      <text:p text:style-name="P2"/>
      <text:p text:style-name="P1"><text:span text:style-name="T1">Given a list of </text:span><text:span text:style-name="T12">items</text:span><text:span text:style-name="T1"> that is guaranteed to contain exactly </text:span><text:span text:style-name="T12">n</text:span><text:span text:style-name="T1"> integers as its elements, determine whether this list is a </text:span><text:span text:style-name="T2">permutation</text:span><text:span text:style-name="T1"> of integers from 1 to </text:span><text:span text:style-name="T12">n</text:span><text:span text:style-name="T1">, that is, it contains every integer from 1 to </text:span><text:span text:style-name="T12">n</text:span><text:span text:style-name="T1"> exactly once. If some number found in </text:span><text:span text:style-name="T12">items</text:span><text:span text:style-name="T1"> is less than 1 or greater than </text:span><text:span text:style-name="T12">n</text:span><text:span text:style-name="T1">, or if some number occurs more than once in </text:span><text:span text:style-name="T12">items</text:span><text:span text:style-name="T1">, return </text:span><text:span text:style-name="T12">False</text:span><text:span text:style-name="T1">. Otherwise the given list truly is a permutation, and your function should return </text:span><text:span text:style-name="T12">True</text:span><text:span text:style-name="T1">.</text:span></text:p>
      <text:p text:style-name="P2"/>
      <text:p text:style-name="P1"><text:span text:style-name="T1">In a similar spirit to the previous problem of finding the first missing positive integer from the given list of </text:span><text:span text:style-name="T12">items</text:span><text:span text:style-name="T1">, this problem could easily be solved using two nested loops, the outer loop iterating through each expected number from 1 to </text:span><text:span text:style-name="T12">n</text:span><text:span text:style-name="T1">, and the inner loop checking whether the current number occurs somewhere in </text:span><text:span text:style-name="T12">items</text:span><text:span text:style-name="T1">. However, this approach would again get very inefficient for large values of </text:span><text:span text:style-name="T12">n</text:span><text:span text:style-name="T1">. A better solution once again </text:span><text:a xlink:type="simple" xlink:href="https://en.wikipedia.org/wiki/Space%E2%80%93time_tradeoff" text:style-name="ListLabel_20_37" text:visited-style-name="ListLabel_20_37"><text:span text:style-name="T7">trades more memory to spend less time</text:span></text:a><text:span text:style-name="T1">, using some data structure to remember the expected numbers that it has already seen before, which allows this function to make its later decisions more efficiently.</text:span></text:p>
      <text:p text:style-name="P2"/>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7"><text:span text:style-name="T12">items</text:span></text:p>
          </table:table-cell>
          <table:table-cell table:style-name="Table25.A1" office:value-type="string">
            <text:p text:style-name="P7"><text:span text:style-name="T12">n</text:span></text:p>
          </table:table-cell>
          <table:table-cell table:style-name="Table25.A1" office:value-type="string">
            <text:p text:style-name="P7"><text:span text:style-name="T1">Expected result</text:span></text:p>
          </table:table-cell>
        </table:table-row>
        <table:table-row table:style-name="Table25.1">
          <table:table-cell table:style-name="Table25.A1" office:value-type="string">
            <text:p text:style-name="P7"><text:span text:style-name="T12">[1, 5, 4, 3, 2]</text:span></text:p>
          </table:table-cell>
          <table:table-cell table:style-name="Table25.A1" office:value-type="string">
            <text:p text:style-name="P7"><text:span text:style-name="T12">5</text:span></text:p>
          </table:table-cell>
          <table:table-cell table:style-name="Table25.A1" office:value-type="string">
            <text:p text:style-name="P7"><text:span text:style-name="T12">True</text:span></text:p>
          </table:table-cell>
        </table:table-row>
        <table:table-row table:style-name="Table25.1">
          <table:table-cell table:style-name="Table25.A1" office:value-type="string">
            <text:p text:style-name="P7"><text:span text:style-name="T12">[7, 4, 2, 3, 1, 3, 6]</text:span></text:p>
          </table:table-cell>
          <table:table-cell table:style-name="Table25.A1" office:value-type="string">
            <text:p text:style-name="P7"><text:span text:style-name="T12">7</text:span></text:p>
          </table:table-cell>
          <table:table-cell table:style-name="Table25.A1" office:value-type="string">
            <text:p text:style-name="P7"><text:span text:style-name="T12">False</text:span></text:p>
          </table:table-cell>
        </table:table-row>
        <table:table-row table:style-name="Table25.1">
          <table:table-cell table:style-name="Table25.A1" office:value-type="string">
            <text:p text:style-name="P7"><text:span text:style-name="T12">[5, 2, 3, 6, 4]</text:span></text:p>
          </table:table-cell>
          <table:table-cell table:style-name="Table25.A1" office:value-type="string">
            <text:p text:style-name="P7"><text:span text:style-name="T12">5</text:span></text:p>
          </table:table-cell>
          <table:table-cell table:style-name="Table25.A1" office:value-type="string">
            <text:p text:style-name="P7"><text:span text:style-name="T12">False</text:span></text:p>
          </table:table-cell>
        </table:table-row>
        <table:table-row table:style-name="Table25.1">
          <table:table-cell table:style-name="Table25.A1" office:value-type="string">
            <text:p text:style-name="P7"><text:span text:style-name="T12">[1]</text:span></text:p>
          </table:table-cell>
          <table:table-cell table:style-name="Table25.A1" office:value-type="string">
            <text:p text:style-name="P7"><text:span text:style-name="T12">1</text:span></text:p>
          </table:table-cell>
          <table:table-cell table:style-name="Table25.A1" office:value-type="string">
            <text:p text:style-name="P7"><text:span text:style-name="T12">True</text:span></text:p>
          </table:table-cell>
        </table:table-row>
      </table:table>
      <text:p text:style-name="P2"/>
      <text:p text:style-name="P19"><text:bookmark text:name="_oi6suxdkm4jx"/><text:span text:style-name="T22">Tribonacci</text:span></text:p>
      <text:p text:style-name="P2"/>
      <text:p text:style-name="P1"><text:span text:style-name="T12">def tribonacci(n, start = (1, 1, 1)):</text:span></text:p>
      <text:p text:style-name="P2"/>
      <text:p text:style-name="P1"><text:span text:style-name="T1">The famous and important </text:span><text:a xlink:type="simple" xlink:href="https://en.wikipedia.org/wiki/Fibonacci_number" text:style-name="ListLabel_20_37" text:visited-style-name="ListLabel_20_37"><text:span text:style-name="T7">Fibonacci series</text:span></text:a><text:span text:style-name="T1"> is defined to start with values </text:span><text:span text:style-name="T12">(1, 1)</text:span><text:span text:style-name="T1"> and from there, each element in the sequence equals the sum of the previous two elements. However, a cute variation aptly called the </text:span><text:span text:style-name="T2">Tribonacci series</text:span><text:span text:style-name="T1"> works otherwise the same way, but starts with a triple of values </text:span><text:span text:style-name="T12">(1, 1, 1)</text:span><text:span text:style-name="T1"> and from there onwards, each element equals the sum of the previous </text:span><text:span text:style-name="T2">three</text:span><text:span text:style-name="T1"> elements. Tribonacci numbers grow quite a bit faster than Fibonacci numbers, the first twenty being 1, 1, 1, 3, 5, 9, 17, 31, 57, 105, 193, 355, 653, 1201, 2209, 4063, 7473, 13745, 25281, and 46499.</text:span></text:p>
      <text:p text:style-name="P2"/>
      <text:p text:style-name="P1"><text:span text:style-name="T1">Given the element position </text:span><text:span text:style-name="T12">n</text:span><text:span text:style-name="T1"> and optionally some other starting triple of values than </text:span><text:span text:style-name="T12">(1, 1, 1)</text:span><text:span text:style-name="T1">, compute and return the element in position </text:span><text:span text:style-name="T12">n</text:span><text:span text:style-name="T1"> of the resulting Tribonacci series. As usual, the position numbering in a sequence starts from zero. Since </text:span><text:span text:style-name="T12">n</text:span><text:span text:style-name="T1"> can get pretty large, you can't solve this problem with recursion, since your function would crash with a stack overflow once the recursion limit is exceeded. Instead, you need to remember the three most recent values, and in a loop, use them to compute the next value of the sequence.</text:span></text:p>
      <text:p text:style-name="P2"/>
      <text:p text:style-name="P1"><text:span text:style-name="T1">Make sure that your function works correctly in the edge cases </text:span><text:span text:style-name="T12">n == 0</text:span><text:span text:style-name="T1"> and </text:span><text:span text:style-name="T12">n == 1</text:span><text:span text:style-name="T1">, especially since the three elements of </text:span><text:span text:style-name="T12">start</text:span><text:span text:style-name="T1"> are not necessarily equal.</text:span></text:p>
      <text:p text:style-name="P2"/>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7"><text:span text:style-name="T12">n</text:span></text:p>
          </table:table-cell>
          <table:table-cell table:style-name="Table26.A1" office:value-type="string">
            <text:p text:style-name="P7"><text:span text:style-name="T12">start</text:span></text:p>
          </table:table-cell>
          <table:table-cell table:style-name="Table26.A1" office:value-type="string">
            <text:p text:style-name="P7"><text:span text:style-name="T1">Expected result</text:span></text:p>
          </table:table-cell>
        </table:table-row>
        <table:table-row table:style-name="Table26.1">
          <table:table-cell table:style-name="Table26.A1" office:value-type="string">
            <text:p text:style-name="P7"><text:span text:style-name="T12">0</text:span></text:p>
          </table:table-cell>
          <table:table-cell table:style-name="Table26.A1" office:value-type="string">
            <text:p text:style-name="P7"><text:span text:style-name="T12">(1, 1, 1)</text:span></text:p>
          </table:table-cell>
          <table:table-cell table:style-name="Table26.A1" office:value-type="string">
            <text:p text:style-name="P7"><text:span text:style-name="T12">1</text:span></text:p>
          </table:table-cell>
        </table:table-row>
        <table:table-row table:style-name="Table26.1">
          <table:table-cell table:style-name="Table26.A1" office:value-type="string">
            <text:p text:style-name="P7"><text:span text:style-name="T12">10</text:span></text:p>
          </table:table-cell>
          <table:table-cell table:style-name="Table26.A1" office:value-type="string">
            <text:p text:style-name="P7"><text:span text:style-name="T12">(1, 1, 1)</text:span></text:p>
          </table:table-cell>
          <table:table-cell table:style-name="Table26.A1" office:value-type="string">
            <text:p text:style-name="P7"><text:span text:style-name="T12">193</text:span></text:p>
          </table:table-cell>
        </table:table-row>
        <table:table-row table:style-name="Table26.1">
          <table:table-cell table:style-name="Table26.A1" office:value-type="string">
            <text:p text:style-name="P7"><text:span text:style-name="T12">10</text:span></text:p>
          </table:table-cell>
          <table:table-cell table:style-name="Table26.A1" office:value-type="string">
            <text:p text:style-name="P7"><text:span text:style-name="T12">(4, 3, 2)</text:span></text:p>
          </table:table-cell>
          <table:table-cell table:style-name="Table26.A1" office:value-type="string">
            <text:p text:style-name="P7"><text:span text:style-name="T12">542</text:span></text:p>
          </table:table-cell>
        </table:table-row>
        <table:table-row table:style-name="Table26.1">
          <table:table-cell table:style-name="Table26.A1" office:value-type="string">
            <text:p text:style-name="P7"><text:span text:style-name="T12">100</text:span></text:p>
          </table:table-cell>
          <table:table-cell table:style-name="Table26.A1" office:value-type="string">
            <text:p text:style-name="P7"><text:span text:style-name="T12">(2, 2, 2)</text:span></text:p>
          </table:table-cell>
          <table:table-cell table:style-name="Table26.A1" office:value-type="string">
            <text:p text:style-name="P7"><text:span text:style-name="T12">254143235774005504298869962</text:span></text:p>
          </table:table-cell>
        </table:table-row>
        <table:table-row table:style-name="Table26.1">
          <table:table-cell table:style-name="Table26.A1" office:value-type="string">
            <text:p text:style-name="P7"><text:span text:style-name="T12">1000</text:span></text:p>
          </table:table-cell>
          <table:table-cell table:style-name="Table26.A1" office:value-type="string">
            <text:p text:style-name="P7"><text:span text:style-name="T12">(1, 1, 1)</text:span></text:p>
          </table:table-cell>
          <table:table-cell table:style-name="Table26.A1" office:value-type="string">
            <text:p text:style-name="P7"><text:span text:style-name="T1">(a positive integer that consists of a total of 265 digits, the first five of which are </text:span><text:span text:style-name="T12">19433</text:span><text:span text:style-name="T1"> and the last five are </text:span><text:span text:style-name="T12">16217</text:span><text:span text:style-name="T1">) </text:span></text:p>
          </table:table-cell>
        </table:table-row>
        <table:table-row table:style-name="Table26.1">
          <table:table-cell table:style-name="Table26.A1" office:value-type="string">
            <text:p text:style-name="P7"><text:span text:style-name="T12">100000</text:span></text:p>
          </table:table-cell>
          <table:table-cell table:style-name="Table26.A1" office:value-type="string">
            <text:p text:style-name="P7"><text:span text:style-name="T12">(1, 1, 1)</text:span></text:p>
          </table:table-cell>
          <table:table-cell table:style-name="Table26.A1" office:value-type="string">
            <text:p text:style-name="P7"><text:span text:style-name="T1">(a positive integer that consists of a total of 26465 digits, the first five of which are </text:span><text:span text:style-name="T12">38322</text:span><text:span text:style-name="T1"> and the last five are </text:span><text:span text:style-name="T12">33281</text:span><text:span text:style-name="T1">)</text:span></text:p>
          </table:table-cell>
        </table:table-row>
      </table:table>
      <text:p text:style-name="P2"/>
      <text:p text:style-name="P19"><text:bookmark text:name="_itub8ul95d0w"/><text:span text:style-name="T22">Nearest smaller element</text:span></text:p>
      <text:p text:style-name="P2"/>
      <text:p text:style-name="P1"><text:span text:style-name="T12">def nearest_smaller(items):</text:span></text:p>
      <text:p text:style-name="P2"/>
      <text:p text:style-name="P1"><text:span text:style-name="T1">Given a list of integer </text:span><text:span text:style-name="T12">items</text:span><text:span text:style-name="T1">, create and return a new list of the exact same length so that each element is replaced with the nearest element in the original list whose value is smaller. If no smaller elements exist, the element in the result list should simply remain as it were in the original list. If there exist smaller elements to both directions that are equidistant from that element, you should resolve this by using the smaller of these two elements to make the results testable.</text:span></text:p>
      <text:p text:style-name="P2"/>
      <table:table table:name="Table27" table:style-name="Table27">
        <table:table-column table:style-name="Table27.A"/>
        <table:table-column table:style-name="Table27.B"/>
        <table:table-row table:style-name="Table27.1">
          <table:table-cell table:style-name="Table27.A1" office:value-type="string">
            <text:p text:style-name="P7"><text:span text:style-name="T12">items</text:span></text:p>
          </table:table-cell>
          <table:table-cell table:style-name="Table27.A1" office:value-type="string">
            <text:p text:style-name="P7"><text:span text:style-name="T1">Expected result</text:span></text:p>
          </table:table-cell>
        </table:table-row>
        <table:table-row table:style-name="Table27.1">
          <table:table-cell table:style-name="Table27.A1" office:value-type="string">
            <text:p text:style-name="P7"><text:span text:style-name="T12">[42, 42, 42]</text:span></text:p>
          </table:table-cell>
          <table:table-cell table:style-name="Table27.A1" office:value-type="string">
            <text:p text:style-name="P7"><text:span text:style-name="T12">[42, 42, 42]</text:span></text:p>
          </table:table-cell>
        </table:table-row>
        <table:table-row table:style-name="Table27.1">
          <table:table-cell table:style-name="Table27.A1" office:value-type="string">
            <text:p text:style-name="P7"><text:span text:style-name="T12">[42, 1, 17]</text:span></text:p>
          </table:table-cell>
          <table:table-cell table:style-name="Table27.A1" office:value-type="string">
            <text:p text:style-name="P7"><text:span text:style-name="T12">[1, 1, 1]</text:span></text:p>
          </table:table-cell>
        </table:table-row>
        <table:table-row table:style-name="Table27.1">
          <table:table-cell table:style-name="Table27.A1" office:value-type="string">
            <text:p text:style-name="P7"><text:span text:style-name="T12">[42, 17, 1]</text:span></text:p>
          </table:table-cell>
          <table:table-cell table:style-name="Table27.A1" office:value-type="string">
            <text:p text:style-name="P7"><text:span text:style-name="T12">[17, 1, 1]</text:span></text:p>
          </table:table-cell>
        </table:table-row>
        <table:table-row table:style-name="Table27.1">
          <table:table-cell table:style-name="Table27.A1" office:value-type="string">
            <text:p text:style-name="P7"><text:span text:style-name="T12">[6, 9, 3, 2]</text:span></text:p>
          </table:table-cell>
          <table:table-cell table:style-name="Table27.A1" office:value-type="string">
            <text:p text:style-name="P7"><text:span text:style-name="T12">[3, 3, 2, 2]</text:span></text:p>
          </table:table-cell>
        </table:table-row>
        <table:table-row table:style-name="Table27.1">
          <table:table-cell table:style-name="Table27.A1" office:value-type="string">
            <text:p text:style-name="P7"><text:span text:style-name="T12">[5, 2, 10, 1, 13, 15, 14, 5, 11, 19, 22]</text:span></text:p>
          </table:table-cell>
          <table:table-cell table:style-name="Table27.A1" office:value-type="string">
            <text:p text:style-name="P7"><text:span text:style-name="T12">[2, 1, 1, 1, 1, 13, 5, 1, 5, 11, 19]</text:span></text:p>
          </table:table-cell>
        </table:table-row>
        <table:table-row table:style-name="Table27.1">
          <table:table-cell table:style-name="Table27.A1" office:value-type="string">
            <text:p text:style-name="P7"><text:span text:style-name="T12">[1, 3, 5, 7, 9, 11, 10, 8, 6, 4, 2]</text:span></text:p>
          </table:table-cell>
          <table:table-cell table:style-name="Table27.A1" office:value-type="string">
            <text:p text:style-name="P7"><text:span text:style-name="T12">[1, 1, 3, 5, 7, 9, 8, 6, 4, 2, 1]</text:span></text:p>
          </table:table-cell>
        </table:table-row>
      </table:table>
      <text:p text:style-name="P2"/>
      <text:p text:style-name="P2"/>
      <text:p text:style-name="P19"><text:bookmark text:name="_5xsbwpia4qb0"/><text:span text:style-name="T22">Interesting, intersecting</text:span></text:p>
      <text:p text:style-name="P2"/>
      <text:p text:style-name="P1"><text:span text:style-name="T12">def squares_intersect(s1, s2):</text:span></text:p>
      <text:p text:style-name="P2"/>
      <text:p text:style-name="P1"><text:span text:style-name="T1">A square on the two-dimensional plane can be defined as a tuple </text:span><text:span text:style-name="T12">(x, y, r)</text:span><text:span text:style-name="T1"> where </text:span><text:span text:style-name="T12">(x, y)</text:span><text:span text:style-name="T1"> are the coordinates of its </text:span><text:span text:style-name="T2">bottom left corner</text:span><text:span text:style-name="T1"> and </text:span><text:span text:style-name="T12">r</text:span><text:span text:style-name="T1"> is the length of the side of the square. Given two squares as tuples </text:span><text:span text:style-name="T12">(x1, y1, r1)</text:span><text:span text:style-name="T1"> and </text:span><text:span text:style-name="T12">(x2, y2, r2)</text:span><text:span text:style-name="T1">, this function should determine whether these two squares </text:span><text:span text:style-name="T2">intersect</text:span><text:span text:style-name="T1">, that is, their </text:span><text:span text:style-name="T2">areas</text:span><text:span text:style-name="T1"> have at least one point in common, even if that one point is merely the shared corner point when these two squares are placed kitty corner. This function </text:span><text:span text:style-name="T2">should not contain any loops or list comprehensions of any kind</text:span><text:span text:style-name="T1">, but should compute the result using only conditional statements.</text:span></text:p>
      <text:p text:style-name="P2"/>
      <text:p text:style-name="P1"><text:span text:style-name="T1">(Hint: it is actually much easier to determine that the two squares do </text:span><text:span text:style-name="T2">not</text:span><text:span text:style-name="T1"> intersect, and then negate that answer. Two squares do not intersect if one of them ends in the horizontal direction before the other one begins, or if the same thing happens in the vertical direction.)</text:span></text:p>
      <text:p text:style-name="P2"/>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7"><text:span text:style-name="T12">s1</text:span></text:p>
          </table:table-cell>
          <table:table-cell table:style-name="Table28.A1" office:value-type="string">
            <text:p text:style-name="P7"><text:span text:style-name="T12">s2</text:span></text:p>
          </table:table-cell>
          <table:table-cell table:style-name="Table28.A1" office:value-type="string">
            <text:p text:style-name="P7"><text:span text:style-name="T1">Expected result</text:span></text:p>
          </table:table-cell>
        </table:table-row>
        <table:table-row table:style-name="Table28.1">
          <table:table-cell table:style-name="Table28.A1" office:value-type="string">
            <text:p text:style-name="P7"><text:span text:style-name="T12">(2, 2, 3)</text:span></text:p>
          </table:table-cell>
          <table:table-cell table:style-name="Table28.A1" office:value-type="string">
            <text:p text:style-name="P7"><text:span text:style-name="T12">(5, 5, 2)</text:span></text:p>
          </table:table-cell>
          <table:table-cell table:style-name="Table28.A1" office:value-type="string">
            <text:p text:style-name="P7"><text:span text:style-name="T12">True</text:span></text:p>
          </table:table-cell>
        </table:table-row>
        <table:table-row table:style-name="Table28.1">
          <table:table-cell table:style-name="Table28.A1" office:value-type="string">
            <text:p text:style-name="P7"><text:span text:style-name="T12">(3, 6, 1)</text:span></text:p>
          </table:table-cell>
          <table:table-cell table:style-name="Table28.A1" office:value-type="string">
            <text:p text:style-name="P7"><text:span text:style-name="T12">(8, 3, 5)</text:span></text:p>
          </table:table-cell>
          <table:table-cell table:style-name="Table28.A1" office:value-type="string">
            <text:p text:style-name="P7"><text:span text:style-name="T12">False</text:span></text:p>
          </table:table-cell>
        </table:table-row>
        <table:table-row table:style-name="Table28.1">
          <table:table-cell table:style-name="Table28.A1" office:value-type="string">
            <text:p text:style-name="P7"><text:span text:style-name="T12">(8, 3, 3)</text:span></text:p>
          </table:table-cell>
          <table:table-cell table:style-name="Table28.A1" office:value-type="string">
            <text:p text:style-name="P7"><text:span text:style-name="T12">(9, 6, 8)</text:span></text:p>
          </table:table-cell>
          <table:table-cell table:style-name="Table28.A1" office:value-type="string">
            <text:p text:style-name="P7"><text:span text:style-name="T12">True</text:span></text:p>
          </table:table-cell>
        </table:table-row>
        <table:table-row table:style-name="Table28.1">
          <table:table-cell table:style-name="Table28.A1" office:value-type="string">
            <text:p text:style-name="P7"><text:span text:style-name="T12">(5, 4, 8)</text:span></text:p>
          </table:table-cell>
          <table:table-cell table:style-name="Table28.A1" office:value-type="string">
            <text:p text:style-name="P7"><text:span text:style-name="T12">(3, 5, 5)</text:span></text:p>
          </table:table-cell>
          <table:table-cell table:style-name="Table28.A1" office:value-type="string">
            <text:p text:style-name="P7"><text:span text:style-name="T12">True</text:span></text:p>
          </table:table-cell>
        </table:table-row>
        <table:table-row table:style-name="Table28.1">
          <table:table-cell table:style-name="Table28.A1" office:value-type="string">
            <text:p text:style-name="P7"><text:span text:style-name="T12">(10, 6, 2)</text:span></text:p>
          </table:table-cell>
          <table:table-cell table:style-name="Table28.A1" office:value-type="string">
            <text:p text:style-name="P7"><text:span text:style-name="T12">(3, 10, 7)</text:span></text:p>
          </table:table-cell>
          <table:table-cell table:style-name="Table28.A1" office:value-type="string">
            <text:p text:style-name="P7"><text:span text:style-name="T12">False</text:span></text:p>
          </table:table-cell>
        </table:table-row>
        <table:table-row table:style-name="Table28.1">
          <table:table-cell table:style-name="Table28.A1" office:value-type="string">
            <text:p text:style-name="P7"><text:span text:style-name="T12">(3000, 6000, 1000)</text:span></text:p>
          </table:table-cell>
          <table:table-cell table:style-name="Table28.A1" office:value-type="string">
            <text:p text:style-name="P7"><text:span text:style-name="T12">(8000, 3000, 5000)</text:span></text:p>
          </table:table-cell>
          <table:table-cell table:style-name="Table28.A1" office:value-type="string">
            <text:p text:style-name="P7"><text:span text:style-name="T12">False</text:span></text:p>
          </table:table-cell>
        </table:table-row>
        <table:table-row table:style-name="Table28.1">
          <table:table-cell table:style-name="Table28.A1" office:value-type="string">
            <text:p text:style-name="P7"><text:span text:style-name="T12">(5*10**6, 4*10**6, 8*10**6)</text:span></text:p>
          </table:table-cell>
          <table:table-cell table:style-name="Table28.A1" office:value-type="string">
            <text:p text:style-name="P3"><text:span text:style-name="T12">(3*10**6, 5*10**6, 5*10**6)</text:span></text:p>
          </table:table-cell>
          <table:table-cell table:style-name="Table28.A1" office:value-type="string">
            <text:p text:style-name="P7"><text:span text:style-name="T12">True</text:span></text:p>
          </table:table-cell>
        </table:table-row>
      </table:table>
      <text:p text:style-name="P2"/>
      <text:p text:style-name="P16"><text:bookmark text:name="_18z0fh99cstv"/></text:p>
      <text:p text:style-name="P19"><text:bookmark text:name="_edyunj7uqfvj"/><text:span text:style-name="T22">Keep doubling</text:span></text:p>
      <text:p text:style-name="P4"/>
      <text:p text:style-name="P1"><text:span text:style-name="T12">def double_until_all_digits(n, giveup = 1000):</text:span></text:p>
      <text:p text:style-name="P2"/>
      <text:p text:style-name="P1"><text:span text:style-name="T1">Given a positive integer </text:span><text:span text:style-name="T12">n</text:span><text:span text:style-name="T1">, keep multiplying it by two until the current number contains each of the digits 0 to 9 at least once. Return the number of doublings that were necessary to reach this goal. If the number has been multiplied </text:span><text:span text:style-name="T12">giveup</text:span><text:span text:style-name="T1"> times without reaching this goal, the function should give up and return -1.</text:span></text:p>
      <text:p text:style-name="P2"/>
      <table:table table:name="Table29" table:style-name="Table29">
        <table:table-column table:style-name="Table29.A" table:number-columns-repeated="3"/>
        <table:table-row table:style-name="Table29.1">
          <table:table-cell table:style-name="Table29.A1" office:value-type="string">
            <text:p text:style-name="P7"><text:span text:style-name="T12">n</text:span></text:p>
          </table:table-cell>
          <table:table-cell table:style-name="Table29.A1" office:value-type="string">
            <text:p text:style-name="P7"><text:span text:style-name="T12">giveup</text:span></text:p>
          </table:table-cell>
          <table:table-cell table:style-name="Table29.A1" office:value-type="string">
            <text:p text:style-name="P7"><text:span text:style-name="T1">Expected result</text:span></text:p>
          </table:table-cell>
        </table:table-row>
        <table:table-row table:style-name="Table29.1">
          <table:table-cell table:style-name="Table29.A1" office:value-type="string">
            <text:p text:style-name="P7"><text:span text:style-name="T12">1</text:span></text:p>
          </table:table-cell>
          <table:table-cell table:style-name="Table29.A1" office:value-type="string">
            <text:p text:style-name="P7"><text:span text:style-name="T12">1000</text:span></text:p>
          </table:table-cell>
          <table:table-cell table:style-name="Table29.A1" office:value-type="string">
            <text:p text:style-name="P7"><text:span text:style-name="T12">68</text:span></text:p>
          </table:table-cell>
        </table:table-row>
        <table:table-row table:style-name="Table29.1">
          <table:table-cell table:style-name="Table29.A1" office:value-type="string">
            <text:p text:style-name="P7"><text:span text:style-name="T12">1234567890</text:span></text:p>
          </table:table-cell>
          <table:table-cell table:style-name="Table29.A1" office:value-type="string">
            <text:p text:style-name="P7"><text:span text:style-name="T12">1000</text:span></text:p>
          </table:table-cell>
          <table:table-cell table:style-name="Table29.A1" office:value-type="string">
            <text:p text:style-name="P7"><text:span text:style-name="T12">0</text:span></text:p>
          </table:table-cell>
        </table:table-row>
        <table:table-row table:style-name="Table29.1">
          <table:table-cell table:style-name="Table29.A1" office:value-type="string">
            <text:p text:style-name="P7"><text:span text:style-name="T12">555</text:span></text:p>
          </table:table-cell>
          <table:table-cell table:style-name="Table29.A1" office:value-type="string">
            <text:p text:style-name="P7"><text:span text:style-name="T12">10</text:span></text:p>
          </table:table-cell>
          <table:table-cell table:style-name="Table29.A1" office:value-type="string">
            <text:p text:style-name="P7"><text:span text:style-name="T12">-1</text:span></text:p>
          </table:table-cell>
        </table:table-row>
      </table:table>
      <text:p text:style-name="P2"/>
      <text:p text:style-name="P19"><text:bookmark text:name="_qn189tn54qyy"/><text:span text:style-name="T22">Remove each item after its </text:span><text:span text:style-name="T23">k</text:span><text:span text:style-name="T22">:th occurrence</text:span></text:p>
      <text:p text:style-name="P4"/>
      <text:p text:style-name="P1"><text:span text:style-name="T12">def remove_after_kth(items, k = 1):</text:span></text:p>
      <text:p text:style-name="P2"/>
      <text:p text:style-name="P1"><text:span text:style-name="T1">Given a list of </text:span><text:span text:style-name="T12">items</text:span><text:span text:style-name="T1">, some of which may be duplicated, create and return a new list that is otherwise the same as </text:span><text:span text:style-name="T12">items</text:span><text:span text:style-name="T1">, but only up to </text:span><text:span text:style-name="T12">k</text:span><text:span text:style-name="T1"> occurrences of each element are kept, and all occurrences of that element after those first </text:span><text:span text:style-name="T12">k</text:span><text:span text:style-name="T1"> are discarded.</text:span></text:p>
      <text:p text:style-name="P2"/>
      <text:p text:style-name="P1"><text:span text:style-name="T1">Hint: loop through the </text:span><text:span text:style-name="T12">items</text:span><text:span text:style-name="T1">, maintaining a dictionary that remembers how many times you have already seen each element, updating this count as you go and appending each element to the </text:span><text:span text:style-name="T12">result</text:span><text:span text:style-name="T1"> list only if its count is still less than or equal to </text:span><text:span text:style-name="T12">k</text:span><text:span text:style-name="T1">. Note also the counterintuitive but still completely legitimate edge case of </text:span><text:span text:style-name="T12">k==0</text:span><text:span text:style-name="T1"> that has a well defined answer of an empty list!</text:span></text:p>
      <text:p text:style-name="P2"/>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7"><text:span text:style-name="T12">items</text:span></text:p>
          </table:table-cell>
          <table:table-cell table:style-name="Table30.A1" office:value-type="string">
            <text:p text:style-name="P7"><text:span text:style-name="T12">k</text:span></text:p>
          </table:table-cell>
          <table:table-cell table:style-name="Table30.A1" office:value-type="string">
            <text:p text:style-name="P7"><text:span text:style-name="T1">Expected result</text:span></text:p>
          </table:table-cell>
        </table:table-row>
        <table:table-row table:style-name="Table30.1">
          <table:table-cell table:style-name="Table30.A1" office:value-type="string">
            <text:p text:style-name="P7"><text:span text:style-name="T12">[42, 42, 42, 42, 42, 42, 42]</text:span></text:p>
          </table:table-cell>
          <table:table-cell table:style-name="Table30.A1" office:value-type="string">
            <text:p text:style-name="P7"><text:span text:style-name="T12">3</text:span></text:p>
          </table:table-cell>
          <table:table-cell table:style-name="Table30.A1" office:value-type="string">
            <text:p text:style-name="P7"><text:span text:style-name="T12">[42, 42, 42]</text:span></text:p>
          </table:table-cell>
        </table:table-row>
        <table:table-row table:style-name="Table30.1">
          <table:table-cell table:style-name="Table30.A1" office:value-type="string">
            <text:p text:style-name="P7"><text:span text:style-name="T12">['tom', 42, 'bob', 'bob', 99, 'bob', 'tom', 'tom', 99]</text:span></text:p>
          </table:table-cell>
          <table:table-cell table:style-name="Table30.A1" office:value-type="string">
            <text:p text:style-name="P7"><text:span text:style-name="T12">2</text:span></text:p>
          </table:table-cell>
          <table:table-cell table:style-name="Table30.A1" office:value-type="string">
            <text:p text:style-name="P7"><text:span text:style-name="T12">['tom', 42, 'bob', 'bob', 99, 'tom', 99]</text:span></text:p>
          </table:table-cell>
        </table:table-row>
        <table:table-row table:style-name="Table30.1">
          <table:table-cell table:style-name="Table30.A1" office:value-type="string">
            <text:p text:style-name="P7"><text:span text:style-name="T12">[1, 2, 3, 4, 5, 4, 3, 2, 1, 2, 3, 4, 5, 4, 3, 2, 1]</text:span></text:p>
          </table:table-cell>
          <table:table-cell table:style-name="Table30.A1" office:value-type="string">
            <text:p text:style-name="P7"><text:span text:style-name="T12">1</text:span></text:p>
          </table:table-cell>
          <table:table-cell table:style-name="Table30.A1" office:value-type="string">
            <text:p text:style-name="P7"><text:span text:style-name="T12">[1, 2, 3, 4, 5]</text:span></text:p>
          </table:table-cell>
        </table:table-row>
        <table:table-row table:style-name="Table30.1">
          <table:table-cell table:style-name="Table30.A1" office:value-type="string">
            <text:p text:style-name="P3"><text:span text:style-name="T12">[1, 2, 3, 4, 5, 4, 3, 2, 1, 2, 3, 4, 5, 4, 3, 2, 1, 2, 3, 4, 5]</text:span></text:p>
          </table:table-cell>
          <table:table-cell table:style-name="Table30.A1" office:value-type="string">
            <text:p text:style-name="P7"><text:span text:style-name="T12">3</text:span></text:p>
          </table:table-cell>
          <table:table-cell table:style-name="Table30.A1" office:value-type="string">
            <text:p text:style-name="P7"><text:span text:style-name="T12">[1, 2, 3, 4, 5, 4, 3, 2, 1, 2, 3, 4, 5, 1, 5]</text:span></text:p>
          </table:table-cell>
        </table:table-row>
        <table:table-row table:style-name="Table30.1">
          <table:table-cell table:style-name="Table30.A1" office:value-type="string">
            <text:p text:style-name="P3"><text:span text:style-name="T12">[42, 42, 42, 99, 99, 17]</text:span></text:p>
          </table:table-cell>
          <table:table-cell table:style-name="Table30.A1" office:value-type="string">
            <text:p text:style-name="P7"><text:span text:style-name="T12">0</text:span></text:p>
          </table:table-cell>
          <table:table-cell table:style-name="Table30.A1" office:value-type="string">
            <text:p text:style-name="P7"><text:span text:style-name="T12">[]</text:span></text:p>
          </table:table-cell>
        </table:table-row>
      </table:table>
      <text:p text:style-name="P2"/>
      <text:p text:style-name="P18"><text:bookmark text:name="_7py03o7jp8p"/><text:span text:style-name="T22">First item that is preceded by </text:span><text:span text:style-name="T23">k</text:span><text:span text:style-name="T22"> smaller items</text:span></text:p>
      <text:p text:style-name="P2"/>
      <text:p text:style-name="P1"><text:span text:style-name="T12">def first_preceded_by_smaller(items, k = 1):</text:span></text:p>
      <text:p text:style-name="P2"/>
      <text:p text:style-name="P1"><text:span text:style-name="T1">Given a list of </text:span><text:span text:style-name="T12">items</text:span><text:span text:style-name="T1">, find and return the value of the first element that has at least </text:span><text:span text:style-name="T3">k</text:span><text:span text:style-name="T1"> preceding smaller elements in </text:span><text:span text:style-name="T12">items</text:span><text:span text:style-name="T1">, in the sense of the ordinary Python order comparison </text:span><text:span text:style-name="T12">&lt;</text:span><text:span text:style-name="T1"> applied to these items. If there is no such element anywhere in </text:span><text:span text:style-name="T12">items</text:span><text:span text:style-name="T1">, this function should return </text:span><text:span text:style-name="T12">None</text:span><text:span text:style-name="T1">. Note that the </text:span><text:span text:style-name="T12">k</text:span><text:span text:style-name="T1"> smaller items do not need to be consecutive immediate predecessors of the current item, but can be any </text:span><text:span text:style-name="T12">k</text:span><text:span text:style-name="T1"> items from the initial prefix of the list before the current element.</text:span></text:p>
      <text:p text:style-name="P2"/>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7"><text:span text:style-name="T12">items</text:span></text:p>
          </table:table-cell>
          <table:table-cell table:style-name="Table31.A1" office:value-type="string">
            <text:p text:style-name="P7"><text:span text:style-name="T12">k</text:span></text:p>
          </table:table-cell>
          <table:table-cell table:style-name="Table31.A1" office:value-type="string">
            <text:p text:style-name="P7"><text:span text:style-name="T1">Expected result</text:span></text:p>
          </table:table-cell>
        </table:table-row>
        <table:table-row table:style-name="Table31.1">
          <table:table-cell table:style-name="Table31.A1" office:value-type="string">
            <text:p text:style-name="P7"><text:span text:style-name="T12">[4, 4, 5, 6]</text:span></text:p>
          </table:table-cell>
          <table:table-cell table:style-name="Table31.A1" office:value-type="string">
            <text:p text:style-name="P7"><text:span text:style-name="T12">2</text:span></text:p>
          </table:table-cell>
          <table:table-cell table:style-name="Table31.A1" office:value-type="string">
            <text:p text:style-name="P7"><text:span text:style-name="T12">5</text:span></text:p>
          </table:table-cell>
        </table:table-row>
        <table:table-row table:style-name="Table31.1">
          <table:table-cell table:style-name="Table31.A1" office:value-type="string">
            <text:p text:style-name="P7"><text:span text:style-name="T12">[42, 99, 16, 55, 7, 32, 17, 18, 73]</text:span></text:p>
          </table:table-cell>
          <table:table-cell table:style-name="Table31.A1" office:value-type="string">
            <text:p text:style-name="P7"><text:span text:style-name="T12">3</text:span></text:p>
          </table:table-cell>
          <table:table-cell table:style-name="Table31.A1" office:value-type="string">
            <text:p text:style-name="P7"><text:span text:style-name="T12">18</text:span></text:p>
          </table:table-cell>
        </table:table-row>
        <table:table-row table:style-name="Table31.1">
          <table:table-cell table:style-name="Table31.A1" office:value-type="string">
            <text:p text:style-name="P7"><text:span text:style-name="T12">[42, 99, 16, 55, 7, 32, 17, 18, 73]</text:span></text:p>
          </table:table-cell>
          <table:table-cell table:style-name="Table31.A1" office:value-type="string">
            <text:p text:style-name="P7"><text:span text:style-name="T12">8</text:span></text:p>
          </table:table-cell>
          <table:table-cell table:style-name="Table31.A1" office:value-type="string">
            <text:p text:style-name="P7"><text:span text:style-name="T12">None</text:span></text:p>
          </table:table-cell>
        </table:table-row>
        <table:table-row table:style-name="Table31.1">
          <table:table-cell table:style-name="Table31.A1" office:value-type="string">
            <text:p text:style-name="P7"><text:span text:style-name="T12">['bob', 'carol', 'tina', 'alex', 'jack', 'emmy', 'tammy', 'sam', 'ted']</text:span></text:p>
          </table:table-cell>
          <table:table-cell table:style-name="Table31.A1" office:value-type="string">
            <text:p text:style-name="P7"><text:span text:style-name="T12">4</text:span></text:p>
          </table:table-cell>
          <table:table-cell table:style-name="Table31.A1" office:value-type="string">
            <text:p text:style-name="P7"><text:span text:style-name="T12">'tammy'</text:span></text:p>
          </table:table-cell>
        </table:table-row>
        <table:table-row table:style-name="Table31.1">
          <table:table-cell table:style-name="Table31.A1" office:value-type="string">
            <text:p text:style-name="P7"><text:span text:style-name="T12">[9, 8, 7, 6, 5, 4, 3, 2, 1, 10]</text:span></text:p>
          </table:table-cell>
          <table:table-cell table:style-name="Table31.A1" office:value-type="string">
            <text:p text:style-name="P7"><text:span text:style-name="T12">1</text:span></text:p>
          </table:table-cell>
          <table:table-cell table:style-name="Table31.A1" office:value-type="string">
            <text:p text:style-name="P7"><text:span text:style-name="T12">10</text:span></text:p>
          </table:table-cell>
        </table:table-row>
        <table:table-row table:style-name="Table31.1">
          <table:table-cell table:style-name="Table31.A1" office:value-type="string">
            <text:p text:style-name="P7"><text:span text:style-name="T12">[42, 99, 17, 3, 12]</text:span></text:p>
          </table:table-cell>
          <table:table-cell table:style-name="Table31.A1" office:value-type="string">
            <text:p text:style-name="P7"><text:span text:style-name="T12">2</text:span></text:p>
          </table:table-cell>
          <table:table-cell table:style-name="Table31.A1" office:value-type="string">
            <text:p text:style-name="P7"><text:span text:style-name="T12">None</text:span></text:p>
          </table:table-cell>
        </table:table-row>
      </table:table>
      <text:p text:style-name="P2"/>
      <text:p text:style-name="P19"><text:bookmark text:name="_yscmu87nihhk"/><text:span text:style-name="T22">Maximum difference sublist</text:span></text:p>
      <text:p text:style-name="P2"/>
      <text:p text:style-name="P1"><text:span text:style-name="T12">def maximum_difference_sublist(items, k = 2):</text:span></text:p>
      <text:p text:style-name="P2"/>
      <text:p text:style-name="P1"><text:span text:style-name="T1">Given a list of integers, find and return the sublist of </text:span><text:span text:style-name="T3">k</text:span><text:span text:style-name="T1"> consecutive elements where the difference between the smallest element and the largest element is the largest possible. If there are several sublists of </text:span><text:span text:style-name="T3">k</text:span><text:span text:style-name="T1"> elements in </text:span><text:span text:style-name="T12">items</text:span><text:span text:style-name="T1"> so that all these sublists have the same largest possible difference, return the sublist that occurs first.</text:span></text:p>
      <text:p text:style-name="P2"/>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7"><text:span text:style-name="T12">items</text:span></text:p>
          </table:table-cell>
          <table:table-cell table:style-name="Table32.A1" office:value-type="string">
            <text:p text:style-name="P7"><text:span text:style-name="T12">k</text:span></text:p>
          </table:table-cell>
          <table:table-cell table:style-name="Table32.A1" office:value-type="string">
            <text:p text:style-name="P7"><text:span text:style-name="T1">Expected result</text:span></text:p>
          </table:table-cell>
        </table:table-row>
        <table:table-row table:style-name="Table32.1">
          <table:table-cell table:style-name="Table32.A1" office:value-type="string">
            <text:p text:style-name="P7"><text:span text:style-name="T12">[42, 17, 99, 12, 65, 77, 11, 26]</text:span></text:p>
          </table:table-cell>
          <table:table-cell table:style-name="Table32.A1" office:value-type="string">
            <text:p text:style-name="P7"><text:span text:style-name="T12">4</text:span></text:p>
          </table:table-cell>
          <table:table-cell table:style-name="Table32.A1" office:value-type="string">
            <text:p text:style-name="P7"><text:span text:style-name="T12">[42, 17, 99, 12]</text:span></text:p>
          </table:table-cell>
        </table:table-row>
        <table:table-row table:style-name="Table32.1">
          <table:table-cell table:style-name="Table32.A1" office:value-type="string">
            <text:p text:style-name="P3"><text:span text:style-name="T12">[42, 17, 99, 12, 65, 77, 11, 26]</text:span></text:p>
          </table:table-cell>
          <table:table-cell table:style-name="Table32.A1" office:value-type="string">
            <text:p text:style-name="P7"><text:span text:style-name="T12">5</text:span></text:p>
          </table:table-cell>
          <table:table-cell table:style-name="Table32.A1" office:value-type="string">
            <text:p text:style-name="P7"><text:span text:style-name="T12">[99, 12, 65, 77, 11]</text:span></text:p>
          </table:table-cell>
        </table:table-row>
        <table:table-row table:style-name="Table32.1">
          <table:table-cell table:style-name="Table32.A1" office:value-type="string">
            <text:p text:style-name="P7"><text:span text:style-name="T12">[36, 14, 58, 11, 63, 77, 46, 32, 87]</text:span></text:p>
          </table:table-cell>
          <table:table-cell table:style-name="Table32.A1" office:value-type="string">
            <text:p text:style-name="P7"><text:span text:style-name="T12">1</text:span></text:p>
          </table:table-cell>
          <table:table-cell table:style-name="Table32.A1" office:value-type="string">
            <text:p text:style-name="P7"><text:span text:style-name="T12">[36]</text:span></text:p>
          </table:table-cell>
        </table:table-row>
        <table:table-row table:style-name="Table32.1">
          <table:table-cell table:style-name="Table32.A1" office:value-type="string">
            <text:p text:style-name="P7"><text:span text:style-name="T12">[36, 14, 58, 11, 63, 77, 46, 32, 87]</text:span></text:p>
          </table:table-cell>
          <table:table-cell table:style-name="Table32.A1" office:value-type="string">
            <text:p text:style-name="P7"><text:span text:style-name="T12">5</text:span></text:p>
          </table:table-cell>
          <table:table-cell table:style-name="Table32.A1" office:value-type="string">
            <text:p text:style-name="P7"><text:span text:style-name="T12">[14, 58, 11, 63, 77]</text:span></text:p>
          </table:table-cell>
        </table:table-row>
        <table:table-row table:style-name="Table32.1">
          <table:table-cell table:style-name="Table32.A1" office:value-type="string">
            <text:p text:style-name="P7"><text:span text:style-name="T12">list(range(10**6))</text:span></text:p>
          </table:table-cell>
          <table:table-cell table:style-name="Table32.A1" office:value-type="string">
            <text:p text:style-name="P7"><text:span text:style-name="T12">5</text:span></text:p>
          </table:table-cell>
          <table:table-cell table:style-name="Table32.A1" office:value-type="string">
            <text:p text:style-name="P7"><text:span text:style-name="T12">[0, 1, 2, 3, 4]</text:span></text:p>
          </table:table-cell>
        </table:table-row>
      </table:table>
      <text:p text:style-name="P2"/>
      <text:p text:style-name="P1"><text:span text:style-name="T1">(As you can see in the example in the fourth row, the largest element of the list </text:span><text:span text:style-name="T12">87</text:span><text:span text:style-name="T1"> is not necessarily part of the sublist </text:span><text:span text:style-name="T12">[14, 58, 11, 63, 77] </text:span><text:span text:style-name="T1">that contains the maximum difference. Ditto for the smallest element in the list.) </text:span></text:p>
      <text:p text:style-name="P19"><text:bookmark text:name="_m5t1eis0cit"/><text:span text:style-name="T22">What do you hear, what do you say?</text:span></text:p>
      <text:p text:style-name="P2"/>
      <text:p text:style-name="P1"><text:span text:style-name="T12">def count_and_say(digits):</text:span></text:p>
      <text:p text:style-name="P2"/>
      <text:p text:style-name="P1"><text:span text:style-name="T1">Given a string of digits that is guaranteed to contain only digit characters from </text:span><text:span text:style-name="T12">'0123456789'</text:span><text:span text:style-name="T1">, read that string "out loud" by saying how many times each digit occurs consecutively in the current bunch of digits, and then return the string of digits that you just said out loud. For example, given the digits </text:span><text:span text:style-name="T12">'222274444499966'</text:span><text:span text:style-name="T1">, we would read it out loud as "four twos, one seven, five fours, three nines, two sixes", thus producing the result string </text:span><text:span text:style-name="T12">'4217543926'</text:span><text:span text:style-name="T1">.</text:span></text:p>
      <text:p text:style-name="P2"/>
      <table:table table:name="Table33" table:style-name="Table33">
        <table:table-column table:style-name="Table33.A"/>
        <table:table-column table:style-name="Table33.B"/>
        <table:table-row table:style-name="Table33.1">
          <table:table-cell table:style-name="Table33.A1" office:value-type="string">
            <text:p text:style-name="P7"><text:span text:style-name="T12">digits</text:span></text:p>
          </table:table-cell>
          <table:table-cell table:style-name="Table33.A1" office:value-type="string">
            <text:p text:style-name="P7"><text:span text:style-name="T1">Expected result</text:span></text:p>
          </table:table-cell>
        </table:table-row>
        <table:table-row table:style-name="Table33.1">
          <table:table-cell table:style-name="Table33.A1" office:value-type="string">
            <text:p text:style-name="P7"><text:span text:style-name="T12">'333388822211177'</text:span></text:p>
          </table:table-cell>
          <table:table-cell table:style-name="Table33.A1" office:value-type="string">
            <text:p text:style-name="P7"><text:span text:style-name="T12">'4338323127'</text:span></text:p>
          </table:table-cell>
        </table:table-row>
        <table:table-row table:style-name="Table33.1">
          <table:table-cell table:style-name="Table33.A1" office:value-type="string">
            <text:p text:style-name="P7"><text:span text:style-name="T12">'11221122'</text:span></text:p>
          </table:table-cell>
          <table:table-cell table:style-name="Table33.A1" office:value-type="string">
            <text:p text:style-name="P7"><text:span text:style-name="T12">'21222122'</text:span></text:p>
          </table:table-cell>
        </table:table-row>
        <table:table-row table:style-name="Table33.1">
          <table:table-cell table:style-name="Table33.A1" office:value-type="string">
            <text:p text:style-name="P7"><text:span text:style-name="T12">'123456789'</text:span></text:p>
          </table:table-cell>
          <table:table-cell table:style-name="Table33.A1" office:value-type="string">
            <text:p text:style-name="P7"><text:span text:style-name="T12">'111213141516171819'</text:span></text:p>
          </table:table-cell>
        </table:table-row>
        <table:table-row table:style-name="Table33.1">
          <table:table-cell table:style-name="Table33.A1" office:value-type="string">
            <text:p text:style-name="P7"><text:span text:style-name="T12">'777777777777777'</text:span></text:p>
          </table:table-cell>
          <table:table-cell table:style-name="Table33.A1" office:value-type="string">
            <text:p text:style-name="P7"><text:span text:style-name="T12">'157'</text:span></text:p>
          </table:table-cell>
        </table:table-row>
        <table:table-row table:style-name="Table33.1">
          <table:table-cell table:style-name="Table33.A1" office:value-type="string">
            <text:p text:style-name="P7"><text:span text:style-name="T12">''</text:span></text:p>
          </table:table-cell>
          <table:table-cell table:style-name="Table33.A1" office:value-type="string">
            <text:p text:style-name="P7"><text:span text:style-name="T12">''</text:span></text:p>
          </table:table-cell>
        </table:table-row>
        <table:table-row table:style-name="Table33.1">
          <table:table-cell table:style-name="Table33.A1" office:value-type="string">
            <text:p text:style-name="P7"><text:span text:style-name="T12">'1'</text:span></text:p>
          </table:table-cell>
          <table:table-cell table:style-name="Table33.A1" office:value-type="string">
            <text:p text:style-name="P7"><text:span text:style-name="T12">'11'</text:span></text:p>
          </table:table-cell>
        </table:table-row>
      </table:table>
      <text:p text:style-name="P2"/>
      <text:p text:style-name="P1"><text:span text:style-name="T1">(This particular operation, when executed on a list of items instead of a string, is usually called "</text:span><text:a xlink:type="simple" xlink:href="https://en.wikipedia.org/wiki/Run-length_encoding" text:style-name="ListLabel_20_37" text:visited-style-name="ListLabel_20_37"><text:span text:style-name="T7">run-length encoding</text:span></text:a><text:span text:style-name="T1">". When executed on a string of numerical digits, it also has the following cute little puzzle associated with it. Given the empty string, this function returns an empty string, and given the string </text:span><text:span text:style-name="T12">'22'</text:span><text:span text:style-name="T1"> that contains two twos, this function returns the same string </text:span><text:span text:style-name="T12">'22'</text:span><text:span text:style-name="T1">. Are there any other strings of digits for which this function returns the exact same string as it was given? Either find another such digit string, or prove that no such digit string can exist.)</text:span></text:p>
      <text:p text:style-name="P2"/>
      <text:p text:style-name="P19"><text:bookmark text:name="_hfm7n7uckrqp"/><text:span text:style-name="T22">And sometimes why</text:span></text:p>
      <text:p text:style-name="P2"/>
      <text:p text:style-name="P1"><text:span text:style-name="T12">def disemvowel(text):</text:span></text:p>
      <text:p text:style-name="P2"/>
      <text:p text:style-name="P1"><text:span text:style-name="T1">To "disemvowel" some piece of </text:span><text:span text:style-name="T12">text</text:span><text:span text:style-name="T1"> to obfuscate its meaning but still potentially allowing somebody to decipher it provided that they really want to put in the effort to unscramble it, we simply remove every vowel character from that string, and return whatever remains. For example, disemvoweling the string </text:span><text:span text:style-name="T12">'hello world'</text:span><text:span text:style-name="T1"> would produce </text:span><text:span text:style-name="T12">'hll wrld'</text:span><text:span text:style-name="T1">. The letters </text:span><text:span text:style-name="T3">aeiou</text:span><text:span text:style-name="T1"> are vowels as usual, but to make this problem more interesting, we will use a crude approximation of the correct rule to handle the problematic letter </text:span><text:span text:style-name="T3">y</text:span><text:span text:style-name="T1"> by defining that the letter </text:span><text:span text:style-name="T3">y</text:span><text:span text:style-name="T1"> is a vowel whenever the text contains one of the proper vowels </text:span><text:span text:style-name="T3">aeiou</text:span><text:span text:style-name="T1"> immediately to the left or to the right of that </text:span><text:span text:style-name="T3">y</text:span><text:span text:style-name="T1">.</text:span></text:p>
      <text:p text:style-name="P2"/>
      <text:p text:style-name="P1"><text:span text:style-name="T1">For simplicity, it is guaranteed that </text:span><text:span text:style-name="T12">text</text:span><text:span text:style-name="T1"> will contain only lowercase letters (although possibly accented) and punctuation characters, but no uppercase characters. To allow the automatic tester to produce consistent results, your disemvoweling function should not try to remove any accented vowels.</text:span></text:p>
      <text:p text:style-name="P2"/>
      <table:table table:name="Table34" table:style-name="Table34">
        <table:table-column table:style-name="Table34.A"/>
        <table:table-column table:style-name="Table34.B"/>
        <table:table-row table:style-name="Table34.1">
          <table:table-cell table:style-name="Table34.A1" office:value-type="string">
            <text:p text:style-name="P7"><text:span text:style-name="T12">text</text:span></text:p>
          </table:table-cell>
          <table:table-cell table:style-name="Table34.A1" office:value-type="string">
            <text:p text:style-name="P7"><text:span text:style-name="T1">Expected result</text:span></text:p>
          </table:table-cell>
        </table:table-row>
        <table:table-row table:style-name="Table34.1">
          <table:table-cell table:style-name="Table34.A1" office:value-type="string">
            <text:p text:style-name="P7"><text:span text:style-name="T12">'may the yellow mystery force be with you!'</text:span></text:p>
          </table:table-cell>
          <table:table-cell table:style-name="Table34.A1" office:value-type="string">
            <text:p text:style-name="P7"><text:span text:style-name="T12">'m th llw mystry frc b wth !'</text:span></text:p>
          </table:table-cell>
        </table:table-row>
        <table:table-row table:style-name="Table34.1">
          <table:table-cell table:style-name="Table34.A1" office:value-type="string">
            <text:p text:style-name="P7"><text:span text:style-name="T12">'my baby yields to traffic while riding on her bicycle'</text:span></text:p>
          </table:table-cell>
          <table:table-cell table:style-name="Table34.A1" office:value-type="string">
            <text:p text:style-name="P7"><text:span text:style-name="T12">'my bby lds t trffc whl rdng n hr bcycl'</text:span></text:p>
          </table:table-cell>
        </table:table-row>
        <table:table-row table:style-name="Table34.1">
          <table:table-cell table:style-name="Table34.A1" office:value-type="string">
            <text:p text:style-name="P7"><text:span text:style-name="T12">'sydney, kay, and yvonne met boris yeltsin in guyana'</text:span></text:p>
          </table:table-cell>
          <table:table-cell table:style-name="Table34.A1" office:value-type="string">
            <text:p text:style-name="P7"><text:span text:style-name="T12">'sydn, k, nd yvnn mt brs ltsn n gn'</text:span></text:p>
          </table:table-cell>
        </table:table-row>
        <table:table-row table:style-name="Table34.1">
          <table:table-cell table:style-name="Table34.A1" office:value-type="string">
            <text:p text:style-name="P7"><text:span text:style-name="T12">'yay'</text:span></text:p>
          </table:table-cell>
          <table:table-cell table:style-name="Table34.A1" office:value-type="string">
            <text:p text:style-name="P7"><text:span text:style-name="T12">''</text:span></text:p>
          </table:table-cell>
        </table:table-row>
      </table:table>
      <text:p text:style-name="P1"><text:span text:style-name="T1"><text:s/></text:span></text:p>
      <text:p text:style-name="P1"><text:span text:style-name="T1">(As the above examples illustrate, handling the letter </text:span><text:span text:style-name="T3">y</text:span><text:span text:style-name="T1"> correctly in all cases would require pronunciation information above and beyond what we can possibly have available that would allow us to determine whether some letter </text:span><text:span text:style-name="T3">y</text:span><text:span text:style-name="T1"> represents a vowel or a consonant sound. Those of you who are interested about this sort of stuff can check out </text:span><text:a xlink:type="simple" xlink:href="https://english.stackexchange.com/questions/10458/when-is-y-a-vowel" text:style-name="ListLabel_20_37" text:visited-style-name="ListLabel_20_37"><text:span text:style-name="T7">this Stack Exchange discussion thread</text:span></text:a><text:span text:style-name="T1">.)</text:span></text:p>
      <text:p text:style-name="P16"><text:bookmark text:name="_dt3wg29ticds"/></text:p>
      <text:p text:style-name="P19"><text:bookmark text:name="_9nd019lwpvln"/><text:span text:style-name="T22">Rooks on a rampage</text:span></text:p>
      <text:p text:style-name="P2"/>
      <text:p text:style-name="P1"><text:span text:style-name="T12">def safe_squares_rooks(n, rooks):</text:span></text:p>
      <text:p text:style-name="P2"/>
      <text:p text:style-name="P1"><text:span text:style-name="T1">On a generalized </text:span><text:span text:style-name="T3">n</text:span><text:span text:style-name="T1">-by-</text:span><text:span text:style-name="T3">n</text:span><text:span text:style-name="T1"> chessboard, there are some number of </text:span><text:span text:style-name="T2">rooks</text:span><text:span text:style-name="T1">, each rook represented as a two-tuple </text:span><text:span text:style-name="T12">(row, column)</text:span><text:span text:style-name="T1"> of the row and the column that it is in. (The rows and columns are numbered from 0 to </text:span><text:span text:style-name="T3">n</text:span><text:span text:style-name="T1"> - 1.) A chess rook covers all squares that are in the same row or in the same column as that rook. Given the board size </text:span><text:span text:style-name="T12">n</text:span><text:span text:style-name="T1"> and the list of </text:span><text:span text:style-name="T12">rooks</text:span><text:span text:style-name="T1"> on that board, count the number of empty squares that are safe, that is, are not covered by any rook.</text:span></text:p>
      <text:p text:style-name="P2"/>
      <text:p text:style-name="P1"><text:span text:style-name="T1">(Hint: count separately how many rows and columns on the board are safe from any rook. The result is simply the product of these two counts.)</text:span></text:p>
      <text:p text:style-name="P2"/>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7"><text:span text:style-name="T12">n</text:span></text:p>
          </table:table-cell>
          <table:table-cell table:style-name="Table35.A1" office:value-type="string">
            <text:p text:style-name="P7"><text:span text:style-name="T12">rooks</text:span></text:p>
          </table:table-cell>
          <table:table-cell table:style-name="Table35.A1" office:value-type="string">
            <text:p text:style-name="P7"><text:span text:style-name="T1">Expected result</text:span></text:p>
          </table:table-cell>
        </table:table-row>
        <table:table-row table:style-name="Table35.1">
          <table:table-cell table:style-name="Table35.A1" office:value-type="string">
            <text:p text:style-name="P7"><text:span text:style-name="T12">4</text:span></text:p>
          </table:table-cell>
          <table:table-cell table:style-name="Table35.A1" office:value-type="string">
            <text:p text:style-name="P7"><text:span text:style-name="T12">[(2,3), (0,1)]</text:span></text:p>
          </table:table-cell>
          <table:table-cell table:style-name="Table35.A1" office:value-type="string">
            <text:p text:style-name="P7"><text:span text:style-name="T12">4</text:span></text:p>
          </table:table-cell>
        </table:table-row>
        <table:table-row table:style-name="Table35.1">
          <table:table-cell table:style-name="Table35.A1" office:value-type="string">
            <text:p text:style-name="P7"><text:span text:style-name="T12">8</text:span></text:p>
          </table:table-cell>
          <table:table-cell table:style-name="Table35.A1" office:value-type="string">
            <text:p text:style-name="P7"><text:span text:style-name="T12">[(1, 1), (3, 5), (7, 0), (7, 6)]</text:span></text:p>
          </table:table-cell>
          <table:table-cell table:style-name="Table35.A1" office:value-type="string">
            <text:p text:style-name="P7"><text:span text:style-name="T12">20</text:span></text:p>
          </table:table-cell>
        </table:table-row>
        <table:table-row table:style-name="Table35.1">
          <table:table-cell table:style-name="Table35.A1" office:value-type="string">
            <text:p text:style-name="P7"><text:span text:style-name="T12">2</text:span></text:p>
          </table:table-cell>
          <table:table-cell table:style-name="Table35.A1" office:value-type="string">
            <text:p text:style-name="P7"><text:span text:style-name="T12">[(1,1)]</text:span></text:p>
          </table:table-cell>
          <table:table-cell table:style-name="Table35.A1" office:value-type="string">
            <text:p text:style-name="P7"><text:span text:style-name="T12">1</text:span></text:p>
          </table:table-cell>
        </table:table-row>
        <table:table-row table:style-name="Table35.1">
          <table:table-cell table:style-name="Table35.A1" office:value-type="string">
            <text:p text:style-name="P7"><text:span text:style-name="T12">6</text:span></text:p>
          </table:table-cell>
          <table:table-cell table:style-name="Table35.A1" office:value-type="string">
            <text:p text:style-name="P7"><text:span text:style-name="T12">[(0,0), (1, 1), (2, 2), (3, 3), (4, 4), (5, 5)]</text:span></text:p>
          </table:table-cell>
          <table:table-cell table:style-name="Table35.A1" office:value-type="string">
            <text:p text:style-name="P7"><text:span text:style-name="T12">0</text:span></text:p>
          </table:table-cell>
        </table:table-row>
        <table:table-row table:style-name="Table35.1">
          <table:table-cell table:style-name="Table35.A1" office:value-type="string">
            <text:p text:style-name="P7"><text:span text:style-name="T12">100</text:span></text:p>
          </table:table-cell>
          <table:table-cell table:style-name="Table35.A1" office:value-type="string">
            <text:p text:style-name="P7"><text:span text:style-name="T12">[(r, (r*(r-1))%100) for r in range(0, 100, 2)]</text:span></text:p>
          </table:table-cell>
          <table:table-cell table:style-name="Table35.A1" office:value-type="string">
            <text:p text:style-name="P7"><text:span text:style-name="T12">3900</text:span></text:p>
          </table:table-cell>
        </table:table-row>
        <table:table-row table:style-name="Table35.1">
          <table:table-cell table:style-name="Table35.A1" office:value-type="string">
            <text:p text:style-name="P7"><text:span text:style-name="T12">10**6</text:span></text:p>
          </table:table-cell>
          <table:table-cell table:style-name="Table35.A1" office:value-type="string">
            <text:p text:style-name="P7"><text:span text:style-name="T12">[(r, r) for r in range(10**6)]</text:span></text:p>
          </table:table-cell>
          <table:table-cell table:style-name="Table35.A1" office:value-type="string">
            <text:p text:style-name="P7"><text:span text:style-name="T12">0</text:span></text:p>
          </table:table-cell>
        </table:table-row>
      </table:table>
      <text:p text:style-name="P2"/>
      <text:p text:style-name="P19"><text:bookmark text:name="_jrvusxq969a7"/><text:span text:style-name="T22">Bishops on a binge</text:span></text:p>
      <text:p text:style-name="P2"/>
      <text:p text:style-name="P1"><text:span text:style-name="T12">def safe_squares_bishops(n, bishops):</text:span></text:p>
      <text:p text:style-name="P2"/>
      <text:p text:style-name="P1"><text:span text:style-name="T1">On a generalized </text:span><text:span text:style-name="T3">n</text:span><text:span text:style-name="T1">-by-</text:span><text:span text:style-name="T3">n</text:span><text:span text:style-name="T1"> chessboard, there are some number of </text:span><text:span text:style-name="T2">bishops</text:span><text:span text:style-name="T1">, each bishop represented as a tuple </text:span><text:span text:style-name="T12">(row, column)</text:span><text:span text:style-name="T1"> of the row and the column of the square that contains that bishop. (The rows and columns are numbered from 0 to </text:span><text:span text:style-name="T3">n</text:span><text:span text:style-name="T1"> - 1.) A chess bishop covers all squares that are on the same diagonal with that bishop arbitrarily far into any of the four diagonal compass directions. Given the board size </text:span><text:span text:style-name="T12">n</text:span><text:span text:style-name="T1"> and the list of </text:span><text:span text:style-name="T12">bishops</text:span><text:span text:style-name="T1"> on that board, count the number of empty squares that are safe, that is, are not covered by any bishop.</text:span></text:p>
      <text:p text:style-name="P2"/>
      <text:p text:style-name="P1"><text:span text:style-name="T1">(Hint: to quickly check whether two squares </text:span><text:span text:style-name="T12">(r1, c1)</text:span><text:span text:style-name="T1"> and </text:span><text:span text:style-name="T12">(r2, c2)</text:span><text:span text:style-name="T1"> are in some diagonal with each other, you can use the test </text:span><text:span text:style-name="T12">abs(r1-r2) == abs(c1-c2)</text:span><text:span text:style-name="T1"> to determine whether the horizontal distance of those squares equals their vertical distance, which is both necessary and sufficient for those squares to lie on the same diagonal. This way you don't need to write the logic separately for each of the four diagonal directions, but one test handles all four diagonals in one swoop.)</text:span></text:p>
      <text:p text:style-name="P2"/>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3"><text:span text:style-name="T12">n</text:span></text:p>
          </table:table-cell>
          <table:table-cell table:style-name="Table36.A1" office:value-type="string">
            <text:p text:style-name="P3"><text:span text:style-name="T12">bishops</text:span></text:p>
          </table:table-cell>
          <table:table-cell table:style-name="Table36.A1" office:value-type="string">
            <text:p text:style-name="P3"><text:span text:style-name="T1">Expected result</text:span></text:p>
          </table:table-cell>
        </table:table-row>
        <table:table-row table:style-name="Table36.1">
          <table:table-cell table:style-name="Table36.A1" office:value-type="string">
            <text:p text:style-name="P3"><text:span text:style-name="T12">4</text:span></text:p>
          </table:table-cell>
          <table:table-cell table:style-name="Table36.A1" office:value-type="string">
            <text:p text:style-name="P3"><text:span text:style-name="T12">[(2,3), (0,1)]</text:span></text:p>
          </table:table-cell>
          <table:table-cell table:style-name="Table36.A1" office:value-type="string">
            <text:p text:style-name="P3"><text:span text:style-name="T12">11</text:span></text:p>
          </table:table-cell>
        </table:table-row>
        <table:table-row table:style-name="Table36.1">
          <table:table-cell table:style-name="Table36.A1" office:value-type="string">
            <text:p text:style-name="P3"><text:span text:style-name="T12">8</text:span></text:p>
          </table:table-cell>
          <table:table-cell table:style-name="Table36.A1" office:value-type="string">
            <text:p text:style-name="P3"><text:span text:style-name="T12">[(1, 1), (3, 5), (7, 0), (7, 6)]</text:span></text:p>
          </table:table-cell>
          <table:table-cell table:style-name="Table36.A1" office:value-type="string">
            <text:p text:style-name="P3"><text:span text:style-name="T12">29</text:span></text:p>
          </table:table-cell>
        </table:table-row>
        <table:table-row table:style-name="Table36.1">
          <table:table-cell table:style-name="Table36.A1" office:value-type="string">
            <text:p text:style-name="P3"><text:span text:style-name="T12">2</text:span></text:p>
          </table:table-cell>
          <table:table-cell table:style-name="Table36.A1" office:value-type="string">
            <text:p text:style-name="P3"><text:span text:style-name="T12">[(1,1)]</text:span></text:p>
          </table:table-cell>
          <table:table-cell table:style-name="Table36.A1" office:value-type="string">
            <text:p text:style-name="P3"><text:span text:style-name="T12">2</text:span></text:p>
          </table:table-cell>
        </table:table-row>
        <table:table-row table:style-name="Table36.1">
          <table:table-cell table:style-name="Table36.A1" office:value-type="string">
            <text:p text:style-name="P3"><text:span text:style-name="T12">6</text:span></text:p>
          </table:table-cell>
          <table:table-cell table:style-name="Table36.A1" office:value-type="string">
            <text:p text:style-name="P3"><text:span text:style-name="T12">[(0,0), (1, 1), (2, 2), (3, 3), (4, 4), (5, 5)]</text:span></text:p>
          </table:table-cell>
          <table:table-cell table:style-name="Table36.A1" office:value-type="string">
            <text:p text:style-name="P3"><text:span text:style-name="T12">18</text:span></text:p>
          </table:table-cell>
        </table:table-row>
        <table:table-row table:style-name="Table36.1">
          <table:table-cell table:style-name="Table36.A1" office:value-type="string">
            <text:p text:style-name="P3"><text:span text:style-name="T12">100</text:span></text:p>
          </table:table-cell>
          <table:table-cell table:style-name="Table36.A1" office:value-type="string">
            <text:p text:style-name="P3"><text:span text:style-name="T12">[(row, (row*row) % 100) for row in range(100)]</text:span></text:p>
          </table:table-cell>
          <table:table-cell table:style-name="Table36.A1" office:value-type="string">
            <text:p text:style-name="P3"><text:span text:style-name="T12">6666</text:span></text:p>
          </table:table-cell>
        </table:table-row>
      </table:table>
      <text:p text:style-name="P2"/>
      <text:p text:style-name="P19"><text:bookmark text:name="_q6qy5r38pa2k"/><text:span text:style-name="T22">The hand that's hard to get</text:span> </text:p>
      <text:p text:style-name="P2"/>
      <text:p text:style-name="P1"><text:span text:style-name="T12">def hand_is_badugi(hand):</text:span></text:p>
      <text:p text:style-name="P2"/>
      <text:p text:style-name="P1"><text:span text:style-name="T1">In the exotic </text:span><text:span text:style-name="T2">draw poker</text:span><text:span text:style-name="T1"> variation of </text:span><text:a xlink:type="simple" xlink:href="https://en.wikipedia.org/wiki/Badugi" text:style-name="ListLabel_20_37" text:visited-style-name="ListLabel_20_37"><text:span text:style-name="T7">badugi</text:span></text:a><text:span text:style-name="T1">, the four cards held by the player form the titular and much sought after </text:span><text:span text:style-name="T2">badugi</text:span><text:span text:style-name="T1"> if no two cards in that hand have the same suit or the same rank. Given the </text:span><text:span text:style-name="T12">hand</text:span><text:span text:style-name="T1"> as a list of four elements so that each card is encoded as a tuple of strings </text:span><text:span text:style-name="T12">(rank, suit)</text:span><text:span text:style-name="T1"> the exact same way as in the </text:span><text:a xlink:type="simple" xlink:href="https://github.com/ikokkari/PythonExamples/blob/master/cardproblems.py" text:style-name="ListLabel_20_39" text:visited-style-name="ListLabel_20_39"><text:span text:style-name="T11">cardproblems.py</text:span></text:a><text:span text:style-name="T1"> example program, determine whether that hand is a badugi.</text:span></text:p>
      <text:p text:style-name="P2"/>
      <table:table table:name="Table37" table:style-name="Table37">
        <table:table-column table:style-name="Table37.A"/>
        <table:table-column table:style-name="Table37.B"/>
        <table:table-row table:style-name="Table37.1">
          <table:table-cell table:style-name="Table37.A1" office:value-type="string">
            <text:p text:style-name="P3"><text:span text:style-name="T12">hand</text:span></text:p>
          </table:table-cell>
          <table:table-cell table:style-name="Table37.A1" office:value-type="string">
            <text:p text:style-name="P3"><text:span text:style-name="T1">Expected result</text:span></text:p>
          </table:table-cell>
        </table:table-row>
        <table:table-row table:style-name="Table37.1">
          <table:table-cell table:style-name="Table37.A1" office:value-type="string">
            <text:p text:style-name="P3"><text:span text:style-name="T12">[('queen', 'hearts'), ('six', 'diamonds'), ('deuce', 'spades'), ('jack','clubs')]</text:span></text:p>
          </table:table-cell>
          <table:table-cell table:style-name="Table37.A1" office:value-type="string">
            <text:p text:style-name="P3"><text:span text:style-name="T12">True</text:span></text:p>
          </table:table-cell>
        </table:table-row>
        <table:table-row table:style-name="Table37.1">
          <table:table-cell table:style-name="Table37.A1" office:value-type="string">
            <text:p text:style-name="P3"><text:span text:style-name="T12">[('queen', 'hearts'), ('six', 'diamonds'), ('deuce', 'spades'), ('queen','clubs')]</text:span></text:p>
          </table:table-cell>
          <table:table-cell table:style-name="Table37.A1" office:value-type="string">
            <text:p text:style-name="P3"><text:span text:style-name="T12">False</text:span></text:p>
          </table:table-cell>
        </table:table-row>
        <table:table-row table:style-name="Table37.1">
          <table:table-cell table:style-name="Table37.A1" office:value-type="string">
            <text:p text:style-name="P3"><text:span text:style-name="T12">[('queen', 'hearts'), ('six', 'diamonds'), ('deuce', 'spades'), ('jack','spades')]</text:span></text:p>
          </table:table-cell>
          <table:table-cell table:style-name="Table37.A1" office:value-type="string">
            <text:p text:style-name="P3"><text:span text:style-name="T12">False</text:span></text:p>
          </table:table-cell>
        </table:table-row>
      </table:table>
      <text:p text:style-name="P16"><text:bookmark text:name="_hi44d0hf5gj2"/></text:p>
      <text:p text:style-name="P19"><text:bookmark text:name="_8iiocerq46u"/><text:span text:style-name="T22">Revorse the vewels</text:span></text:p>
      <text:p text:style-name="P4"/>
      <text:p text:style-name="P1"><text:span text:style-name="T12">def reverse_vowels(text):</text:span></text:p>
      <text:p text:style-name="P2"/>
      <text:p text:style-name="P1"><text:span text:style-name="T1">Given a </text:span><text:span text:style-name="T12">text</text:span><text:span text:style-name="T1"> string, create and return a new string constructed by finding all its </text:span><text:span text:style-name="T2">vowels</text:span><text:span text:style-name="T1"> (for simplicity, in this problem vowels are the letters found in the string </text:span><text:span text:style-name="T12">'aeiouAEIOU'</text:span><text:span text:style-name="T1">) and reversing their order, while keeping all other characters exactly as they were in their original positions. However, to make the result look prettier, the capitalization of each vowel must be the same as that of the vowel that was originally in that same position. For example, reversing the vowels of </text:span><text:span text:style-name="T12">'Ilkka'</text:span><text:span text:style-name="T1"> should produce </text:span><text:span text:style-name="T12">'Alkki'</text:span><text:span text:style-name="T1"> instead of </text:span><text:span text:style-name="T12">'alkkI'</text:span><text:span text:style-name="T1">.</text:span></text:p>
      <text:p text:style-name="P2"/>
      <text:p text:style-name="P1"><text:span text:style-name="T1">(Hint: one straightforward way to solve this starts with collecting all vowels of </text:span><text:span text:style-name="T12">text</text:span><text:span text:style-name="T1"> into a separate list. After that, iterate through all positions of the original </text:span><text:span text:style-name="T12">text</text:span><text:span text:style-name="T1">. Whenever the current position contains a vowel, take one from the end of the list of the vowels. Convert that vowel to either upper- or lowercase depending on the case of the vowel that was originally in that position. Otherwise, take the character from the same position of the original </text:span><text:span text:style-name="T12">text</text:span><text:span text:style-name="T1">. ) <text:s/></text:span></text:p>
      <text:p text:style-name="P1"/>
      <table:table table:name="Table38" table:style-name="Table38">
        <table:table-column table:style-name="Table38.A"/>
        <table:table-column table:style-name="Table38.B"/>
        <table:table-row table:style-name="Table38.1">
          <table:table-cell table:style-name="Table38.A1" office:value-type="string">
            <text:p text:style-name="P7"><text:span text:style-name="T12">text</text:span></text:p>
          </table:table-cell>
          <table:table-cell table:style-name="Table38.A1" office:value-type="string">
            <text:p text:style-name="P7"><text:span text:style-name="T1">Expected result</text:span></text:p>
          </table:table-cell>
        </table:table-row>
        <table:table-row table:style-name="Table38.1">
          <table:table-cell table:style-name="Table38.A1" office:value-type="string">
            <text:p text:style-name="P7"><text:span text:style-name="T12">'Ilkka Markus Kokkarinen'</text:span></text:p>
          </table:table-cell>
          <table:table-cell table:style-name="Table38.A1" office:value-type="string">
            <text:p text:style-name="P7"><text:span text:style-name="T12">'Elkki Markos Kukkaranin'</text:span></text:p>
          </table:table-cell>
        </table:table-row>
        <table:table-row table:style-name="Table38.1">
          <table:table-cell table:style-name="Table38.A1" office:value-type="string">
            <text:p text:style-name="P7"><text:span text:style-name="T12">'Hello world'</text:span></text:p>
          </table:table-cell>
          <table:table-cell table:style-name="Table38.A1" office:value-type="string">
            <text:p text:style-name="P7"><text:span text:style-name="T12">'Hollo werld'</text:span></text:p>
          </table:table-cell>
        </table:table-row>
        <table:table-row table:style-name="Table38.1">
          <table:table-cell table:style-name="Table38.A1" office:value-type="string">
            <text:p text:style-name="P7"><text:span text:style-name="T12">'abcdefghijklmnopqrstuvwxyz'</text:span></text:p>
          </table:table-cell>
          <table:table-cell table:style-name="Table38.A1" office:value-type="string">
            <text:p text:style-name="P7"><text:span text:style-name="T12">'ubcdofghijklmnepqrstavwxyz'</text:span></text:p>
          </table:table-cell>
        </table:table-row>
        <table:table-row table:style-name="Table38.1">
          <table:table-cell table:style-name="Table38.A1" office:value-type="string">
            <text:p text:style-name="P7"><text:span text:style-name="T12">'This is Computer Science I!'</text:span></text:p>
          </table:table-cell>
          <table:table-cell table:style-name="Table38.A1" office:value-type="string">
            <text:p text:style-name="P7"><text:span text:style-name="T12">'This es Cempiter Scuonci I!'</text:span></text:p>
          </table:table-cell>
        </table:table-row>
      </table:table>
      <text:p text:style-name="P16"><text:bookmark text:name="_cmlich2uoozz"/></text:p>
      <text:p text:style-name="P19"><text:bookmark text:name="_lzonyh9w6i51"/><text:span text:style-name="T22">Scrabble value of a word</text:span> </text:p>
      <text:p text:style-name="P2"/>
      <text:p text:style-name="P1"><text:span text:style-name="T12">def scrabble_value(word, multipliers = None):</text:span></text:p>
      <text:p text:style-name="P2"/>
      <text:p text:style-name="P1"><text:span text:style-name="T1">Compute the point value of the given </text:span><text:span text:style-name="T12">word</text:span><text:span text:style-name="T1"> in the game of Scrabble, using the </text:span><text:a xlink:type="simple" xlink:href="https://en.wikipedia.org/wiki/Scrabble_letter_distributions#English" text:style-name="ListLabel_20_37" text:visited-style-name="ListLabel_20_37"><text:span text:style-name="T7">standard English version letter points</text:span></text:a><text:span text:style-name="T1">. The parameter </text:span><text:span text:style-name="T12">multipliers</text:span><text:span text:style-name="T1"> is a list of integers of the same length as </text:span><text:span text:style-name="T12">word</text:span><text:span text:style-name="T1">, telling how much the value of the letter in each position gets multiplied by. It is guaranteed that the </text:span><text:span text:style-name="T12">word</text:span><text:span text:style-name="T1"> consists of lowercase English letters only. When </text:span><text:span text:style-name="T12">multipliers == None</text:span><text:span text:style-name="T1">, your function should use a multiplier value of one for each position.</text:span></text:p>
      <text:p text:style-name="P2"/>
      <text:p text:style-name="P1"><text:span text:style-name="T1">To spare you from error-prone and tedious typing, the following dictionary should come handy: </text:span><text:span text:style-name="T12">{'a':1, 'b':3, 'c':3, 'd':2, 'e':1, 'f':4, 'g':2, 'h':4, 'i':1, 'j':8, 'k':5, 'l':1, 'm':3, 'n':1, 'o':1, 'p':3, 'q':10, 'r':1, 's':1, 't':1, 'u':1, 'v':4, 'w':4, 'x':8, 'y':4, 'z':10 }</text:span></text:p>
      <text:p text:style-name="P2"/>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7"><text:span text:style-name="T12">word</text:span></text:p>
          </table:table-cell>
          <table:table-cell table:style-name="Table39.A1" office:value-type="string">
            <text:p text:style-name="P7"><text:span text:style-name="T12">multipliers</text:span></text:p>
          </table:table-cell>
          <table:table-cell table:style-name="Table39.A1" office:value-type="string">
            <text:p text:style-name="P7"><text:span text:style-name="T1">Expected result</text:span></text:p>
          </table:table-cell>
        </table:table-row>
        <table:table-row table:style-name="Table39.1">
          <table:table-cell table:style-name="Table39.A1" office:value-type="string">
            <text:p text:style-name="P7"><text:span text:style-name="T12">'hello'</text:span></text:p>
          </table:table-cell>
          <table:table-cell table:style-name="Table39.A1" office:value-type="string">
            <text:p text:style-name="P7"><text:span text:style-name="T12">None</text:span></text:p>
          </table:table-cell>
          <table:table-cell table:style-name="Table39.A1" office:value-type="string">
            <text:p text:style-name="P7"><text:span text:style-name="T12">8</text:span></text:p>
          </table:table-cell>
        </table:table-row>
        <table:table-row table:style-name="Table39.1">
          <table:table-cell table:style-name="Table39.A1" office:value-type="string">
            <text:p text:style-name="P7"><text:span text:style-name="T12">'world'</text:span></text:p>
          </table:table-cell>
          <table:table-cell table:style-name="Table39.A1" office:value-type="string">
            <text:p text:style-name="P7"><text:span text:style-name="T12">[1, 3, 1, 1, 1]</text:span></text:p>
          </table:table-cell>
          <table:table-cell table:style-name="Table39.A1" office:value-type="string">
            <text:p text:style-name="P7"><text:span text:style-name="T12">11</text:span></text:p>
          </table:table-cell>
        </table:table-row>
        <table:table-row table:style-name="Table39.1">
          <table:table-cell table:style-name="Table39.A1" office:value-type="string">
            <text:p text:style-name="P7"><text:span text:style-name="T12">'hexahydroxycyclohexane'</text:span></text:p>
          </table:table-cell>
          <table:table-cell table:style-name="Table39.A1" office:value-type="string">
            <text:p text:style-name="P7"><text:span text:style-name="T12">None</text:span></text:p>
          </table:table-cell>
          <table:table-cell table:style-name="Table39.A1" office:value-type="string">
            <text:p text:style-name="P7"><text:span text:style-name="T12">66</text:span></text:p>
          </table:table-cell>
        </table:table-row>
      </table:table>
      <text:p text:style-name="P2"/>
      <text:p text:style-name="P2"/>
      <text:p text:style-name="P2"/>
      <text:p text:style-name="P19"><text:bookmark text:name="_2g0so831bsvx"/><text:span text:style-name="T22">Once I zig, you gotta zag</text:span> </text:p>
      <text:p text:style-name="P2"/>
      <text:p text:style-name="P1"><text:span text:style-name="T12">def create_zigzag(rows, cols, start = 1):</text:span></text:p>
      <text:p text:style-name="P2"/>
      <text:p text:style-name="P1"><text:span text:style-name="T1">This function creates </text:span><text:span text:style-name="T2">a list of lists</text:span><text:span text:style-name="T1"> that represents a two-dimensional grid with the given number of </text:span><text:span text:style-name="T12">rows</text:span><text:span text:style-name="T1"> and </text:span><text:span text:style-name="T12">cols</text:span><text:span text:style-name="T1">. This grid should contain the integers from </text:span><text:span text:style-name="T12">start</text:span><text:span text:style-name="T1"> to </text:span><text:span text:style-name="T12">start + rows * cols - 1</text:span><text:span text:style-name="T1"> in ascending order, but so that the elements of every odd-numbered row are listed in descending order, so that when read in ascending order, the numbers zigzag through the two-dimensional grid. </text:span></text:p>
      <text:p text:style-name="P2"/>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7"><text:span text:style-name="T12">rows</text:span></text:p>
          </table:table-cell>
          <table:table-cell table:style-name="Table40.A1" office:value-type="string">
            <text:p text:style-name="P7"><text:span text:style-name="T12">cols</text:span></text:p>
          </table:table-cell>
          <table:table-cell table:style-name="Table40.A1" office:value-type="string">
            <text:p text:style-name="P7"><text:span text:style-name="T1">Expected result</text:span></text:p>
          </table:table-cell>
        </table:table-row>
        <table:table-row table:style-name="Table40.1">
          <table:table-cell table:style-name="Table40.A1" office:value-type="string">
            <text:p text:style-name="P7"><text:span text:style-name="T12">3</text:span></text:p>
          </table:table-cell>
          <table:table-cell table:style-name="Table40.A1" office:value-type="string">
            <text:p text:style-name="P7"><text:span text:style-name="T12">5</text:span></text:p>
          </table:table-cell>
          <table:table-cell table:style-name="Table40.A1" office:value-type="string">
            <text:p text:style-name="P7"><text:span text:style-name="T12">[[1,2,3,4,5],[10,9,8,7,6],[11,12,13,14,15]]</text:span></text:p>
          </table:table-cell>
        </table:table-row>
        <table:table-row table:style-name="Table40.1">
          <table:table-cell table:style-name="Table40.A1" office:value-type="string">
            <text:p text:style-name="P7"><text:span text:style-name="T12">10</text:span></text:p>
          </table:table-cell>
          <table:table-cell table:style-name="Table40.A1" office:value-type="string">
            <text:p text:style-name="P7"><text:span text:style-name="T12">1</text:span></text:p>
          </table:table-cell>
          <table:table-cell table:style-name="Table40.A1" office:value-type="string">
            <text:p text:style-name="P7"><text:span text:style-name="T12">[[1],[2],[3],[4],[5],[6],[7],[8],[9],[10]]</text:span></text:p>
          </table:table-cell>
        </table:table-row>
        <table:table-row table:style-name="Table40.1">
          <table:table-cell table:style-name="Table40.A1" office:value-type="string">
            <text:p text:style-name="P7"><text:span text:style-name="T12">4</text:span></text:p>
          </table:table-cell>
          <table:table-cell table:style-name="Table40.A1" office:value-type="string">
            <text:p text:style-name="P7"><text:span text:style-name="T12">2</text:span></text:p>
          </table:table-cell>
          <table:table-cell table:style-name="Table40.A1" office:value-type="string">
            <text:p text:style-name="P7"><text:span text:style-name="T12">[[1,2],[4,3],[5,6],[8,7]]</text:span></text:p>
          </table:table-cell>
        </table:table-row>
      </table:table>
      <text:p text:style-name="P2"/>
      <text:p text:style-name="P1"><text:span text:style-name="T1">(The five-dollar word of the day is "</text:span><text:a xlink:type="simple" xlink:href="https://en.wikipedia.org/wiki/Boustrophedon" text:style-name="ListLabel_20_37" text:visited-style-name="ListLabel_20_37"><text:span text:style-name="T7">boustrophedon</text:span></text:a><text:span text:style-name="T1">".)</text:span></text:p>
      <text:p text:style-name="P19"><text:bookmark text:name="_hwnucu1tfjo1"/><text:span text:style-name="T22">Calkin-Wilf sequence</text:span></text:p>
      <text:p text:style-name="P2"/>
      <text:p text:style-name="P1"><text:span text:style-name="T12">def calkin_wilf(n)</text:span></text:p>
      <text:p text:style-name="P2"/>
      <text:p text:style-name="P1"><text:span text:style-name="T1">Reading the levels of the </text:span><text:a xlink:type="simple" xlink:href="https://en.wikipedia.org/wiki/Calkin%E2%80%93Wilf_tree" text:style-name="ListLabel_20_37" text:visited-style-name="ListLabel_20_37"><text:span text:style-name="T7">Calkin-Wilf tree</text:span></text:a><text:span text:style-name="T1"> in </text:span><text:span text:style-name="T2">level order</text:span><text:span text:style-name="T1">, each level read from left to right, produces the linear sequence of all possible </text:span><text:span text:style-name="T2">positive integer fractions</text:span><text:span text:style-name="T1"> so that almost as if by magic, every positive integer fraction appears exactly once in this sequence in its simplest possible form! To perform the following calculations, you need to </text:span><text:span text:style-name="T12">import</text:span><text:span text:style-name="T1"> the handy data types </text:span><text:span text:style-name="T12">Fraction</text:span><text:span text:style-name="T1"> and </text:span><text:a xlink:type="simple" xlink:href="https://docs.python.org/3.3/library/collections.html#collections.deque" text:style-name="ListLabel_20_39" text:visited-style-name="ListLabel_20_39"><text:span text:style-name="T11">deque</text:span></text:a><text:span text:style-name="T1"> from the standard library modules </text:span><text:a xlink:type="simple" xlink:href="https://docs.python.org/3/library/fractions.html" text:style-name="ListLabel_20_39" text:visited-style-name="ListLabel_20_39"><text:span text:style-name="T11">fractions</text:span></text:a><text:span text:style-name="T1"> and </text:span><text:a xlink:type="simple" xlink:href="https://docs.python.org/3.3/library/collections.html" text:style-name="ListLabel_20_39" text:visited-style-name="ListLabel_20_39"><text:span text:style-name="T11">collections</text:span></text:a><text:span text:style-name="T1">. </text:span></text:p>
      <text:p text:style-name="P2"/>
      <text:p text:style-name="P1"><text:span text:style-name="T1">Your function should return the </text:span><text:span text:style-name="T12">n</text:span><text:span text:style-name="T1">:th element of this sequence. First, create a new instance of </text:span><text:span text:style-name="T12">deque</text:span><text:span text:style-name="T1"> and </text:span><text:span text:style-name="T12">append</text:span><text:span text:style-name="T1"> the first fraction </text:span><text:span text:style-name="T12">1/1</text:span><text:span text:style-name="T1"> to "prime the pump", so to speak, to initiate the production of the values of this sequence. Then, repeat the following procedure </text:span><text:span text:style-name="T12">n</text:span><text:span text:style-name="T1"> times. Pop the fraction currently in front of the queue using the </text:span><text:span text:style-name="T12">deque</text:span><text:span text:style-name="T1"> method </text:span><text:span text:style-name="T12">popleft</text:span><text:span text:style-name="T1">, extract its numerator and denominator </text:span><text:span text:style-name="T12">p</text:span><text:span text:style-name="T1"> and </text:span><text:span text:style-name="T12">q</text:span><text:span text:style-name="T1">, and push the two new fractions </text:span><text:span text:style-name="T12">p / (p + q)</text:span><text:span text:style-name="T1"> and </text:span><text:span text:style-name="T12">(p + q) / q</text:span><text:span text:style-name="T1"> to the back of the queue. Return the fraction object that was popped in the final round. (Actually, once you reach </text:span><text:span text:style-name="T12">n//2+1</text:span><text:span text:style-name="T1">, you could stop pushing in any new values, since at that point, the queue already contains the final result...)</text:span></text:p>
      <text:p text:style-name="P2"/>
      <table:table table:name="Table41" table:style-name="Table41">
        <table:table-column table:style-name="Table41.A"/>
        <table:table-column table:style-name="Table41.B"/>
        <table:table-row table:style-name="Table41.1">
          <table:table-cell table:style-name="Table41.A1" office:value-type="string">
            <text:p text:style-name="P3"><text:span text:style-name="T12">n</text:span></text:p>
          </table:table-cell>
          <table:table-cell table:style-name="Table41.A1" office:value-type="string">
            <text:p text:style-name="P3"><text:span text:style-name="T1">Expected result</text:span></text:p>
          </table:table-cell>
        </table:table-row>
        <table:table-row table:style-name="Table41.1">
          <table:table-cell table:style-name="Table41.A1" office:value-type="string">
            <text:p text:style-name="P3"><text:span text:style-name="T12">10</text:span></text:p>
          </table:table-cell>
          <table:table-cell table:style-name="Table41.A1" office:value-type="string">
            <text:p text:style-name="P3"><text:span text:style-name="T12">3/5</text:span></text:p>
          </table:table-cell>
        </table:table-row>
        <table:table-row table:style-name="Table41.3">
          <table:table-cell table:style-name="Table41.A1" office:value-type="string">
            <text:p text:style-name="P3"><text:span text:style-name="T12">1000</text:span></text:p>
          </table:table-cell>
          <table:table-cell table:style-name="Table41.A1" office:value-type="string">
            <text:p text:style-name="P3"><text:span text:style-name="T12">11/39</text:span></text:p>
          </table:table-cell>
        </table:table-row>
        <table:table-row table:style-name="Table41.1">
          <table:table-cell table:style-name="Table41.A1" office:value-type="string">
            <text:p text:style-name="P3"><text:span text:style-name="T12">100000</text:span></text:p>
          </table:table-cell>
          <table:table-cell table:style-name="Table41.A1" office:value-type="string">
            <text:p text:style-name="P3"><text:span text:style-name="T12">127/713</text:span></text:p>
          </table:table-cell>
        </table:table-row>
      </table:table>
      <text:p text:style-name="P2"/>
      <text:p text:style-name="P19"><text:bookmark text:name="_oqebe5gpq1pq"/><text:span text:style-name="T22">Kempner series</text:span></text:p>
      <text:p text:style-name="P2"/>
      <text:p text:style-name="P1"><text:span text:style-name="T12">def kempner(n):</text:span></text:p>
      <text:p text:style-name="P2"/>
      <text:p text:style-name="P1"><text:span text:style-name="T1">As we have learned in various math courses, the </text:span><text:span text:style-name="T3">n</text:span><text:span text:style-name="T1">:th </text:span><text:a xlink:type="simple" xlink:href="https://en.wikipedia.org/wiki/Harmonic_number" text:style-name="ListLabel_20_37" text:visited-style-name="ListLabel_20_37"><text:span text:style-name="T7">harmonic number</text:span></text:a><text:span text:style-name="T1"> is equal to the sum of the reciprocals of the first </text:span><text:span text:style-name="T3">n</text:span><text:span text:style-name="T1"> integers, that is, H</text:span><text:span text:style-name="T26">n</text:span><text:span text:style-name="T1"> = 1/1 + 1/2 + 1/3 + ... + 1/</text:span><text:span text:style-name="T3">n</text:span><text:span text:style-name="T1">. As </text:span><text:span text:style-name="T3">n</text:span><text:span text:style-name="T1"> approaches infinity, so does the harmonic number H</text:span><text:span text:style-name="T26">n</text:span><text:span text:style-name="T1">, although quite slowly, but with all kinds of useful properties.</text:span></text:p>
      <text:p text:style-name="P2"/>
      <text:p text:style-name="P1"><text:span text:style-name="T1">A whimsical variation known as </text:span><text:a xlink:type="simple" xlink:href="https://en.wikipedia.org/wiki/Kempner_series" text:style-name="ListLabel_20_37" text:visited-style-name="ListLabel_20_37"><text:span text:style-name="T7">Kempner series</text:span></text:a><text:span text:style-name="T1"> works otherwise the same way, but adds up only those fractions that </text:span><text:span text:style-name="T2">do not contain the digit nine</text:span><text:span text:style-name="T1"> anywhere in them. Your function should compute and return K</text:span><text:span text:style-name="T26">n</text:span><text:span text:style-name="T1">, the </text:span><text:span text:style-name="T3">n</text:span><text:span text:style-name="T1">:th term of the Kempner series by adding up the reciprocals of the first </text:span><text:span text:style-name="T3">n</text:span><text:span text:style-name="T1"> positive integers that do not contain the digit nine. For example, to compute K</text:span><text:span text:style-name="T27">10</text:span><text:span text:style-name="T1">, you would need to add up 1/1 + 1/2 + 1/3 + 1/4 + 1/5 + 1/6 + 1/7 + 1/8 + 1/10 + 1/11, the first ten such reciprocals.</text:span></text:p>
      <text:p text:style-name="P2"/>
      <text:p text:style-name="P1"><text:span text:style-name="T1">Instead of approximating the result inaccurately with fixed precision </text:span><text:span text:style-name="T2">floating point</text:span><text:span text:style-name="T1"> numbers, you must perform this computation with perfect accuracy using </text:span><text:span text:style-name="T12">Fraction</text:span><text:span text:style-name="T1"> objects from the </text:span><text:a xlink:type="simple" xlink:href="https://docs.python.org/3/library/fractions.html" text:style-name="ListLabel_20_39" text:visited-style-name="ListLabel_20_39"><text:span text:style-name="T11">fractions</text:span></text:a><text:span text:style-name="T1"> module. However, since the numerators and denominators of these fractions grow pretty quickly as </text:span><text:span text:style-name="T3">n</text:span><text:span text:style-name="T1"> increases, the result should be returned as a </text:span><text:span text:style-name="T12">Fraction</text:span><text:span text:style-name="T1"> object given by the approximation produced by calling the method </text:span><text:span text:style-name="T12">limit_denominator(1000)</text:span><text:span text:style-name="T1"> to approximate the true value of the result as the nearest fraction whose denominator is less than one thousand.</text:span></text:p>
      <text:p text:style-name="P2"/>
      <table:table table:name="Table42" table:style-name="Table42">
        <table:table-column table:style-name="Table42.A"/>
        <table:table-column table:style-name="Table42.B"/>
        <table:table-row table:style-name="Table42.1">
          <table:table-cell table:style-name="Table42.A1" office:value-type="string">
            <text:p text:style-name="P7"><text:span text:style-name="T12">n</text:span></text:p>
          </table:table-cell>
          <table:table-cell table:style-name="Table42.A1" office:value-type="string">
            <text:p text:style-name="P7"><text:span text:style-name="T1">Expected result (as </text:span><text:span text:style-name="T12">Fraction</text:span><text:span text:style-name="T1">)</text:span></text:p>
          </table:table-cell>
        </table:table-row>
        <table:table-row table:style-name="Table42.1">
          <table:table-cell table:style-name="Table42.A1" office:value-type="string">
            <text:p text:style-name="P7"><text:span text:style-name="T12">4</text:span></text:p>
          </table:table-cell>
          <table:table-cell table:style-name="Table42.A1" office:value-type="string">
            <text:p text:style-name="P7"><text:span text:style-name="T12">25/12</text:span></text:p>
          </table:table-cell>
        </table:table-row>
        <table:table-row table:style-name="Table42.1">
          <table:table-cell table:style-name="Table42.A1" office:value-type="string">
            <text:p text:style-name="P7"><text:span text:style-name="T12">100</text:span></text:p>
          </table:table-cell>
          <table:table-cell table:style-name="Table42.A1" office:value-type="string">
            <text:p text:style-name="P7"><text:span text:style-name="T12">431/87</text:span></text:p>
          </table:table-cell>
        </table:table-row>
        <table:table-row table:style-name="Table42.1">
          <table:table-cell table:style-name="Table42.A1" office:value-type="string">
            <text:p text:style-name="P7"><text:span text:style-name="T12">500</text:span></text:p>
          </table:table-cell>
          <table:table-cell table:style-name="Table42.A1" office:value-type="string">
            <text:p text:style-name="P7"><text:span text:style-name="T12">5743/914</text:span></text:p>
          </table:table-cell>
        </table:table-row>
        <table:table-row table:style-name="Table42.1">
          <table:table-cell table:style-name="Table42.A1" office:value-type="string">
            <text:p text:style-name="P7"><text:span text:style-name="T12">1000</text:span></text:p>
          </table:table-cell>
          <table:table-cell table:style-name="Table42.A1" office:value-type="string">
            <text:p text:style-name="P7"><text:span text:style-name="T12">6723/98</text:span></text:p>
          </table:table-cell>
        </table:table-row>
      </table:table>
      <text:p text:style-name="P2"/>
      <text:p text:style-name="P19"><text:bookmark text:name="_ha4rko28eznr"/><text:span text:style-name="T22">That fifth overtrick</text:span></text:p>
      <text:p text:style-name="P2"/>
      <text:p text:style-name="P1"><text:span text:style-name="T12">def bridge_score(suit, level, vul, dbl, made):</text:span></text:p>
      <text:p text:style-name="P2"/>
      <text:p text:style-name="P1"><text:span text:style-name="T1">In the card game of </text:span><text:a xlink:type="simple" xlink:href="https://en.wikipedia.org/wiki/Duplicate_bridge" text:style-name="ListLabel_20_37" text:visited-style-name="ListLabel_20_37"><text:span text:style-name="T7">duplicate bridge</text:span></text:a><text:span text:style-name="T1">, the score gained from each successfully made </text:span><text:span text:style-name="T2">contract</text:span><text:span text:style-name="T1"> depends on five parameters: the </text:span><text:span text:style-name="T12">suit</text:span><text:span text:style-name="T1"> and </text:span><text:span text:style-name="T12">level</text:span><text:span text:style-name="T1"> of the contract (for example, "three clubs" or "six notrump"); whether the pair is currently </text:span><text:span text:style-name="T17">vul</text:span><text:span text:style-name="T1">nerable; whether the contract has been </text:span><text:span text:style-name="T2">doubled</text:span><text:span text:style-name="T1"> or </text:span><text:span text:style-name="T2">redoubled</text:span><text:span text:style-name="T1"> (here indicated by whether parameter </text:span><text:span text:style-name="T12">dbl</text:span><text:span text:style-name="T1"> equals </text:span><text:span text:style-name="T12">''</text:span><text:span text:style-name="T1">, </text:span><text:span text:style-name="T12">'X'</text:span><text:span text:style-name="T1"> or </text:span><text:span text:style-name="T12">'XX'</text:span><text:span text:style-name="T1">); and how many tricks were </text:span><text:span text:style-name="T12">made</text:span><text:span text:style-name="T1"> (above the book of six tricks after which the trick counting actually begins). <text:s/>To keep this simple, your function only needs to handle successful contracts with </text:span><text:span text:style-name="T12">made &gt;= level</text:span><text:span text:style-name="T1">.</text:span></text:p>
      <text:p text:style-name="P2"/>
      <text:p text:style-name="P1"><text:span text:style-name="T1">This problem is an exercise of executing a series of decisions that lead to the correct result in all possible situations. The exact details of this scoring calculation are explained in section 2 of the Wikipedia page "</text:span><text:a xlink:type="simple" xlink:href="https://en.wikipedia.org/wiki/Bridge_scoring" text:style-name="ListLabel_20_37" text:visited-style-name="ListLabel_20_37"><text:span text:style-name="T7">Bridge Scoring</text:span></text:a><text:span text:style-name="T1">" that you can design and write your logic from. (Rubber and honour bonuses are </text:span><text:span text:style-name="T2">not</text:span><text:span text:style-name="T1"> part of duplicate bridge scoring.) The handy page "</text:span><text:a xlink:type="simple" xlink:href="http://www.rpbridge.net/2y66.htm" text:style-name="ListLabel_20_37" text:visited-style-name="ListLabel_20_37"><text:span text:style-name="T7">Scoring table</text:span></text:a><text:span text:style-name="T1">" by the bridge writer Richard Pavlicek lists the precomputed scores for every possible successfully made contract.</text:span></text:p>
      <text:p text:style-name="P2"/>
      <text:p text:style-name="P1"><text:span text:style-name="T1">Note that the scoring always works the same for both </text:span><text:span text:style-name="T2">minor suits</text:span><text:span text:style-name="T1"> of clubs and diamonds, so you can handle both with the same logic. The same holds for both </text:span><text:span text:style-name="T2">major suits</text:span><text:span text:style-name="T1"> of hearts and spades. This table is split into two sections, the first for </text:span><text:span text:style-name="T2">partscore contracts</text:span><text:span text:style-name="T1"> (the raw trick values without overtrick bonuses add up to less than a hundred) and the second for </text:span><text:span text:style-name="T2">game contracts</text:span><text:span text:style-name="T1"> (the raw trick values add up to hundred or more, earning a bonus of 500 points if vulnerable, 300 if not. (Note also that in bridge you only get these game and slam bonuses only if you actually bid that game or slam, and otherwise it would not really help you much to take even all thirteen tricks!)</text:span></text:p>
      <text:p text:style-name="P2"/>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style-name="Table43.1">
          <table:table-cell table:style-name="Table43.A1" office:value-type="string">
            <text:p text:style-name="P7"><text:span text:style-name="T12">suit</text:span></text:p>
          </table:table-cell>
          <table:table-cell table:style-name="Table43.A1" office:value-type="string">
            <text:p text:style-name="P7"><text:span text:style-name="T12">level</text:span></text:p>
          </table:table-cell>
          <table:table-cell table:style-name="Table43.A1" office:value-type="string">
            <text:p text:style-name="P7"><text:span text:style-name="T12">vul</text:span></text:p>
          </table:table-cell>
          <table:table-cell table:style-name="Table43.A1" office:value-type="string">
            <text:p text:style-name="P7"><text:span text:style-name="T12">dbl</text:span></text:p>
          </table:table-cell>
          <table:table-cell table:style-name="Table43.A1" office:value-type="string">
            <text:p text:style-name="P7"><text:span text:style-name="T12">made</text:span></text:p>
          </table:table-cell>
          <table:table-cell table:style-name="Table43.A1" office:value-type="string">
            <text:p text:style-name="P7"><text:span text:style-name="T1">Expected result</text:span></text:p>
          </table:table-cell>
        </table:table-row>
        <table:table-row table:style-name="Table43.1">
          <table:table-cell table:style-name="Table43.A1" office:value-type="string">
            <text:p text:style-name="P7"><text:span text:style-name="T12">'diamonds'</text:span></text:p>
          </table:table-cell>
          <table:table-cell table:style-name="Table43.A1" office:value-type="string">
            <text:p text:style-name="P7"><text:span text:style-name="T12">1</text:span></text:p>
          </table:table-cell>
          <table:table-cell table:style-name="Table43.A1" office:value-type="string">
            <text:p text:style-name="P7"><text:span text:style-name="T12">False</text:span></text:p>
          </table:table-cell>
          <table:table-cell table:style-name="Table43.A1" office:value-type="string">
            <text:p text:style-name="P7"><text:span text:style-name="T12">''</text:span></text:p>
          </table:table-cell>
          <table:table-cell table:style-name="Table43.A1" office:value-type="string">
            <text:p text:style-name="P7"><text:span text:style-name="T12">1</text:span></text:p>
          </table:table-cell>
          <table:table-cell table:style-name="Table43.A1" office:value-type="string">
            <text:p text:style-name="P7"><text:span text:style-name="T12">70</text:span></text:p>
          </table:table-cell>
        </table:table-row>
        <table:table-row table:style-name="Table43.1">
          <table:table-cell table:style-name="Table43.A1" office:value-type="string">
            <text:p text:style-name="P7"><text:span text:style-name="T12">'hearts'</text:span></text:p>
          </table:table-cell>
          <table:table-cell table:style-name="Table43.A1" office:value-type="string">
            <text:p text:style-name="P7"><text:span text:style-name="T12">3</text:span></text:p>
          </table:table-cell>
          <table:table-cell table:style-name="Table43.A1" office:value-type="string">
            <text:p text:style-name="P7"><text:span text:style-name="T12">False</text:span></text:p>
          </table:table-cell>
          <table:table-cell table:style-name="Table43.A1" office:value-type="string">
            <text:p text:style-name="P7"><text:span text:style-name="T12">''</text:span></text:p>
          </table:table-cell>
          <table:table-cell table:style-name="Table43.A1" office:value-type="string">
            <text:p text:style-name="P7"><text:span text:style-name="T12">4</text:span></text:p>
          </table:table-cell>
          <table:table-cell table:style-name="Table43.A1" office:value-type="string">
            <text:p text:style-name="P7"><text:span text:style-name="T12">170</text:span></text:p>
          </table:table-cell>
        </table:table-row>
        <table:table-row table:style-name="Table43.1">
          <table:table-cell table:style-name="Table43.A1" office:value-type="string">
            <text:p text:style-name="P7"><text:span text:style-name="T12">'hearts'</text:span></text:p>
          </table:table-cell>
          <table:table-cell table:style-name="Table43.A1" office:value-type="string">
            <text:p text:style-name="P7"><text:span text:style-name="T12">4</text:span></text:p>
          </table:table-cell>
          <table:table-cell table:style-name="Table43.A1" office:value-type="string">
            <text:p text:style-name="P7"><text:span text:style-name="T12">True</text:span></text:p>
          </table:table-cell>
          <table:table-cell table:style-name="Table43.A1" office:value-type="string">
            <text:p text:style-name="P7"><text:span text:style-name="T12">''</text:span></text:p>
          </table:table-cell>
          <table:table-cell table:style-name="Table43.A1" office:value-type="string">
            <text:p text:style-name="P7"><text:span text:style-name="T12">4</text:span></text:p>
          </table:table-cell>
          <table:table-cell table:style-name="Table43.A1" office:value-type="string">
            <text:p text:style-name="P7"><text:span text:style-name="T12">620</text:span></text:p>
          </table:table-cell>
        </table:table-row>
        <table:table-row table:style-name="Table43.1">
          <table:table-cell table:style-name="Table43.A1" office:value-type="string">
            <text:p text:style-name="P7"><text:span text:style-name="T12">'notrump'</text:span></text:p>
          </table:table-cell>
          <table:table-cell table:style-name="Table43.A1" office:value-type="string">
            <text:p text:style-name="P7"><text:span text:style-name="T12">4</text:span></text:p>
          </table:table-cell>
          <table:table-cell table:style-name="Table43.A1" office:value-type="string">
            <text:p text:style-name="P7"><text:span text:style-name="T12">True</text:span></text:p>
          </table:table-cell>
          <table:table-cell table:style-name="Table43.A1" office:value-type="string">
            <text:p text:style-name="P7"><text:span text:style-name="T12">'X'</text:span></text:p>
          </table:table-cell>
          <table:table-cell table:style-name="Table43.A1" office:value-type="string">
            <text:p text:style-name="P7"><text:span text:style-name="T12">4</text:span></text:p>
          </table:table-cell>
          <table:table-cell table:style-name="Table43.A1" office:value-type="string">
            <text:p text:style-name="P7"><text:span text:style-name="T12">790</text:span></text:p>
          </table:table-cell>
        </table:table-row>
        <table:table-row table:style-name="Table43.1">
          <table:table-cell table:style-name="Table43.A1" office:value-type="string">
            <text:p text:style-name="P7"><text:span text:style-name="T12">'clubs'</text:span></text:p>
          </table:table-cell>
          <table:table-cell table:style-name="Table43.A1" office:value-type="string">
            <text:p text:style-name="P7"><text:span text:style-name="T12">5</text:span></text:p>
          </table:table-cell>
          <table:table-cell table:style-name="Table43.A1" office:value-type="string">
            <text:p text:style-name="P7"><text:span text:style-name="T12">False</text:span></text:p>
          </table:table-cell>
          <table:table-cell table:style-name="Table43.A1" office:value-type="string">
            <text:p text:style-name="P7"><text:span text:style-name="T12">''</text:span></text:p>
          </table:table-cell>
          <table:table-cell table:style-name="Table43.A1" office:value-type="string">
            <text:p text:style-name="P7"><text:span text:style-name="T12">6</text:span></text:p>
          </table:table-cell>
          <table:table-cell table:style-name="Table43.A1" office:value-type="string">
            <text:p text:style-name="P7"><text:span text:style-name="T12">480</text:span></text:p>
          </table:table-cell>
        </table:table-row>
        <table:table-row table:style-name="Table43.1">
          <table:table-cell table:style-name="Table43.A1" office:value-type="string">
            <text:p text:style-name="P7"><text:span text:style-name="T12">'diamonds'</text:span></text:p>
          </table:table-cell>
          <table:table-cell table:style-name="Table43.A1" office:value-type="string">
            <text:p text:style-name="P7"><text:span text:style-name="T12">5</text:span></text:p>
          </table:table-cell>
          <table:table-cell table:style-name="Table43.A1" office:value-type="string">
            <text:p text:style-name="P7"><text:span text:style-name="T12">False</text:span></text:p>
          </table:table-cell>
          <table:table-cell table:style-name="Table43.A1" office:value-type="string">
            <text:p text:style-name="P7"><text:span text:style-name="T12">'X'</text:span></text:p>
          </table:table-cell>
          <table:table-cell table:style-name="Table43.A1" office:value-type="string">
            <text:p text:style-name="P7"><text:span text:style-name="T12">6</text:span></text:p>
          </table:table-cell>
          <table:table-cell table:style-name="Table43.A1" office:value-type="string">
            <text:p text:style-name="P7"><text:span text:style-name="T12">650</text:span></text:p>
          </table:table-cell>
        </table:table-row>
        <table:table-row table:style-name="Table43.1">
          <table:table-cell table:style-name="Table43.A1" office:value-type="string">
            <text:p text:style-name="P7"><text:span text:style-name="T12">'notrump'</text:span></text:p>
          </table:table-cell>
          <table:table-cell table:style-name="Table43.A1" office:value-type="string">
            <text:p text:style-name="P7"><text:span text:style-name="T12">7</text:span></text:p>
          </table:table-cell>
          <table:table-cell table:style-name="Table43.A1" office:value-type="string">
            <text:p text:style-name="P7"><text:span text:style-name="T12">True</text:span></text:p>
          </table:table-cell>
          <table:table-cell table:style-name="Table43.A1" office:value-type="string">
            <text:p text:style-name="P7"><text:span text:style-name="T12">'XX'</text:span></text:p>
          </table:table-cell>
          <table:table-cell table:style-name="Table43.A1" office:value-type="string">
            <text:p text:style-name="P7"><text:span text:style-name="T12">7</text:span></text:p>
          </table:table-cell>
          <table:table-cell table:style-name="Table43.A1" office:value-type="string">
            <text:p text:style-name="P7"><text:span text:style-name="T12">2980</text:span></text:p>
          </table:table-cell>
        </table:table-row>
      </table:table>
      <text:p text:style-name="P2"/>
      <text:p text:style-name="P19"><text:bookmark text:name="_a7lypub8km2h"/><text:span text:style-name="T22">Double trouble</text:span></text:p>
      <text:p text:style-name="P2"/>
      <text:p text:style-name="P1"><text:span text:style-name="T12">def double_trouble(items, n):</text:span></text:p>
      <text:p text:style-name="P2"/>
      <text:p text:style-name="P1"><text:span text:style-name="T1">Given a list of </text:span><text:span text:style-name="T12">items</text:span><text:span text:style-name="T1">, suppose that you repeated the following operation </text:span><text:span text:style-name="T12">n</text:span><text:span text:style-name="T1"> times: remove the first element from </text:span><text:span text:style-name="T12">items</text:span><text:span text:style-name="T1">, and append that same element twice to the end of </text:span><text:span text:style-name="T12">items</text:span><text:span text:style-name="T1">. Which one of the </text:span><text:span text:style-name="T12">items</text:span><text:span text:style-name="T1"> would be removed and copied in the last operation that we perform?</text:span></text:p>
      <text:p text:style-name="P2"/>
      <text:p text:style-name="P1"><text:span text:style-name="T1">Sure, this problem could be solved by actually performing that operation </text:span><text:span text:style-name="T12">n</text:span><text:span text:style-name="T1"> times, but the point of this question is to come up with an analytical solution to compute the result much faster than going through that whole rigmarole. Of course, the automated tester is designed so that anybody trying to solve this problem by actually performing all </text:span><text:span text:style-name="T12">n</text:span><text:span text:style-name="T1"> operations one by one will run out of time and memory long before receiving the answer. To come up with this analytical solution, tabulate some small cases (you can implement the brute force function to compute these) and try to spot the pattern that generalizes to arbitrarily large values of </text:span><text:span text:style-name="T12">n</text:span><text:span text:style-name="T1">.</text:span></text:p>
      <text:p text:style-name="P2"/>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7"><text:span text:style-name="T12">items</text:span></text:p>
          </table:table-cell>
          <table:table-cell table:style-name="Table44.A1" office:value-type="string">
            <text:p text:style-name="P7"><text:span text:style-name="T12">n</text:span></text:p>
          </table:table-cell>
          <table:table-cell table:style-name="Table44.A1" office:value-type="string">
            <text:p text:style-name="P7"><text:span text:style-name="T1">Expected result</text:span></text:p>
          </table:table-cell>
        </table:table-row>
        <table:table-row table:style-name="Table44.1">
          <table:table-cell table:style-name="Table44.A1" office:value-type="string">
            <text:p text:style-name="P7"><text:span text:style-name="T12">['joe', 'bob', 42]</text:span></text:p>
          </table:table-cell>
          <table:table-cell table:style-name="Table44.A1" office:value-type="string">
            <text:p text:style-name="P7"><text:span text:style-name="T12">10</text:span></text:p>
          </table:table-cell>
          <table:table-cell table:style-name="Table44.A1" office:value-type="string">
            <text:p text:style-name="P7"><text:span text:style-name="T12">'joe'</text:span></text:p>
          </table:table-cell>
        </table:table-row>
        <table:table-row table:style-name="Table44.1">
          <table:table-cell table:style-name="Table44.A1" office:value-type="string">
            <text:p text:style-name="P7"><text:span text:style-name="T12">[17, 42, 99]</text:span></text:p>
          </table:table-cell>
          <table:table-cell table:style-name="Table44.A1" office:value-type="string">
            <text:p text:style-name="P7"><text:span text:style-name="T12">1000</text:span></text:p>
          </table:table-cell>
          <table:table-cell table:style-name="Table44.A1" office:value-type="string">
            <text:p text:style-name="P7"><text:span text:style-name="T12">17</text:span></text:p>
          </table:table-cell>
        </table:table-row>
        <table:table-row table:style-name="Table44.1">
          <table:table-cell table:style-name="Table44.A1" office:value-type="string">
            <text:p text:style-name="P3"><text:span text:style-name="T12">[17, 42, 99]</text:span></text:p>
          </table:table-cell>
          <table:table-cell table:style-name="Table44.A1" office:value-type="string">
            <text:p text:style-name="P7"><text:span text:style-name="T12">10**20</text:span></text:p>
          </table:table-cell>
          <table:table-cell table:style-name="Table44.A1" office:value-type="string">
            <text:p text:style-name="P7"><text:span text:style-name="T12">99</text:span></text:p>
          </table:table-cell>
        </table:table-row>
        <table:table-row table:style-name="Table44.1">
          <table:table-cell table:style-name="Table44.A1" office:value-type="string">
            <text:p text:style-name="P7"><text:span text:style-name="T12">['only', 'the', 'number', 'of', 'items', 'matters']</text:span></text:p>
          </table:table-cell>
          <table:table-cell table:style-name="Table44.A1" office:value-type="string">
            <text:p text:style-name="P7"><text:span text:style-name="T12">10**1000</text:span></text:p>
          </table:table-cell>
          <table:table-cell table:style-name="Table44.A1" office:value-type="string">
            <text:p text:style-name="P7"><text:span text:style-name="T12">'the'</text:span></text:p>
          </table:table-cell>
        </table:table-row>
      </table:table>
      <text:p text:style-name="P2"/>
      <text:p text:style-name="P1"><text:span text:style-name="T1">(The real reason why you take courses on discrete math and combinatorics is to become familiar with techniques to derive analytical solutions to problems of this nature so that you don't have to brute force their answers in a time that is prohibitively long to be feasible.)</text:span></text:p>
      <text:p text:style-name="P2"/>
      <text:p text:style-name="P19"><text:bookmark text:name="_8r3e8zz3br3e"/><text:span text:style-name="T22">Giving back change</text:span></text:p>
      <text:p text:style-name="P2"/>
      <text:p text:style-name="P1"><text:span text:style-name="T12">def give_change(amount, coins):</text:span></text:p>
      <text:p text:style-name="P2"/>
      <text:p text:style-name="P1"><text:span text:style-name="T1">Given the </text:span><text:span text:style-name="T12">amount</text:span><text:span text:style-name="T1"> of money (expressed as an integer as the total number of cents, one dollar being equal to 100 cents) and the list of available denominations of </text:span><text:span text:style-name="T12">coins</text:span><text:span text:style-name="T1"> (similarly expressed as cents), create and return a list of coins that add up to </text:span><text:span text:style-name="T12">amount</text:span><text:span text:style-name="T1"> using the </text:span><text:span text:style-name="T2">greedy approach</text:span><text:span text:style-name="T1"> where you use as many of the highest denomination coins when possible before moving on to the next lower denomination. The list of coin denominations is guaranteed to be given in descending sorted order, as should your returned result also be.</text:span></text:p>
      <text:p text:style-name="P2"/>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3"><text:span text:style-name="T12">amount</text:span></text:p>
          </table:table-cell>
          <table:table-cell table:style-name="Table45.A1" office:value-type="string">
            <text:p text:style-name="P3"><text:span text:style-name="T12">coins</text:span></text:p>
          </table:table-cell>
          <table:table-cell table:style-name="Table45.A1" office:value-type="string">
            <text:p text:style-name="P3"><text:span text:style-name="T1">Expected result</text:span></text:p>
          </table:table-cell>
        </table:table-row>
        <table:table-row table:style-name="Table45.1">
          <table:table-cell table:style-name="Table45.A1" office:value-type="string">
            <text:p text:style-name="P3"><text:span text:style-name="T12">64</text:span></text:p>
          </table:table-cell>
          <table:table-cell table:style-name="Table45.A1" office:value-type="string">
            <text:p text:style-name="P3"><text:span text:style-name="T12">[50, 25, 10, 5, 1]</text:span></text:p>
          </table:table-cell>
          <table:table-cell table:style-name="Table45.A1" office:value-type="string">
            <text:p text:style-name="P3"><text:span text:style-name="T12">[50, 10, 1, 1, 1, 1]</text:span></text:p>
          </table:table-cell>
        </table:table-row>
        <table:table-row table:style-name="Table45.1">
          <table:table-cell table:style-name="Table45.A1" office:value-type="string">
            <text:p text:style-name="P3"><text:span text:style-name="T12">123</text:span></text:p>
          </table:table-cell>
          <table:table-cell table:style-name="Table45.A1" office:value-type="string">
            <text:p text:style-name="P3"><text:span text:style-name="T12">[100, 25, 10, 5, 1]</text:span></text:p>
          </table:table-cell>
          <table:table-cell table:style-name="Table45.A1" office:value-type="string">
            <text:p text:style-name="P3"><text:span text:style-name="T12">[100, 10, 10, 1, 1, 1]</text:span></text:p>
          </table:table-cell>
        </table:table-row>
        <table:table-row table:style-name="Table45.1">
          <table:table-cell table:style-name="Table45.A1" office:value-type="string">
            <text:p text:style-name="P3"><text:span text:style-name="T12">100</text:span></text:p>
          </table:table-cell>
          <table:table-cell table:style-name="Table45.A1" office:value-type="string">
            <text:p text:style-name="P3"><text:span text:style-name="T12">[42, 17, 11, 6, 1]</text:span></text:p>
          </table:table-cell>
          <table:table-cell table:style-name="Table45.A1" office:value-type="string">
            <text:p text:style-name="P3"><text:span text:style-name="T12">[42, 42, 11, 1, 1, 1, 1, 1]</text:span></text:p>
          </table:table-cell>
        </table:table-row>
      </table:table>
      <text:p text:style-name="P2"/>
      <text:p text:style-name="P1"><text:span text:style-name="T1">(This particular problem with its countless variations is a classic when modified so that you must minimize the total number of returned coins. The greedy approach will then no longer produce the optimal result for all possible coin denominations. For example, for simple coin denominations of </text:span><text:span text:style-name="T12">[50, 30, 1]</text:span><text:span text:style-name="T1"> and </text:span><text:span text:style-name="T12">60</text:span><text:span text:style-name="T1"> to be exchanged, the greedy solution </text:span><text:span text:style-name="T12">[50, 1, 1, 1, 1, 1, 1, 1, 1, 1, 1]</text:span><text:span text:style-name="T1"> uses eleven coins, whereas the optimal solution </text:span><text:span text:style-name="T12">[30, 30]</text:span><text:span text:style-name="T1"> needs only two! A more advanced </text:span><text:span text:style-name="T2">recursive</text:span><text:span text:style-name="T1"> algorithm would be needed to make the "take it or leave it" decision for each coin, with the intermediate results of this recursion then </text:span><text:span text:style-name="T2">memoized</text:span><text:span text:style-name="T1"> to avoid blowing up the running time exponentially.)</text:span></text:p>
      <text:p text:style-name="P19"><text:bookmark text:name="_ykdsn4fboh07"/><text:span text:style-name="T22">All cyclic shifts</text:span> </text:p>
      <text:p text:style-name="P2"/>
      <text:p text:style-name="P1"><text:span text:style-name="T12">def all_cyclic_shifts(text):</text:span></text:p>
      <text:p text:style-name="P2"/>
      <text:p text:style-name="P1"><text:span text:style-name="T1">Given a </text:span><text:span text:style-name="T12">text</text:span><text:span text:style-name="T1"> string, create and return the list of all its possible </text:span><text:span text:style-name="T3">cyclic shifts</text:span><text:span text:style-name="T1">, that is, strings of the same length that can be constructed from </text:span><text:span text:style-name="T12">text</text:span><text:span text:style-name="T1"> by moving some prefix of that string to the end of that string. For example, the cyclic shifts of </text:span><text:span text:style-name="T12">'hello'</text:span><text:span text:style-name="T1"> would be </text:span><text:span text:style-name="T12">'hello'</text:span><text:span text:style-name="T1">, </text:span><text:span text:style-name="T12">'elloh'</text:span><text:span text:style-name="T1">, </text:span><text:span text:style-name="T12">'llohe'</text:span><text:span text:style-name="T1">, </text:span><text:span text:style-name="T12">'lohel'</text:span><text:span text:style-name="T1">, and </text:span><text:span text:style-name="T12">'ohell'</text:span><text:span text:style-name="T1">. Note that every string is trivially its own cyclic shift by moving the empty prefix to the end. (Always keep in mind the important principle that unlike most systems and processes designed for humans in the real world, in computer programming </text:span><text:span text:style-name="T2">zero is a legitimate possibility that your code must be prepared for</text:span><text:span text:style-name="T1">, usually by doing nothing, since doing nothing is the correct thing to do in that situation. But as we know, sometimes it can be so very hard in life to sit back and do nothing...)</text:span></text:p>
      <text:p text:style-name="P2"/>
      <text:p text:style-name="P1"><text:span text:style-name="T1">However, to make this problem more interesting rather than just one linear loop and some sublist slicing, the cyclic shifts that are duplicates of each other should be included in the answer only once. Furthermore, to make the expected result unique to facilitate automated testing, the returned list should contain these cyclic shifts sorted in ascending alphabetical order, instead of the order in which they were generated by your consecutive cyclic shift offsets.</text:span></text:p>
      <text:p text:style-name="P2"/>
      <table:table table:name="Table46" table:style-name="Table46">
        <table:table-column table:style-name="Table46.A"/>
        <table:table-column table:style-name="Table46.B"/>
        <table:table-row table:style-name="Table46.1">
          <table:table-cell table:style-name="Table46.A1" office:value-type="string">
            <text:p text:style-name="P3"><text:span text:style-name="T12">text</text:span></text:p>
          </table:table-cell>
          <table:table-cell table:style-name="Table46.A1" office:value-type="string">
            <text:p text:style-name="P3"><text:span text:style-name="T1">Expected result</text:span></text:p>
          </table:table-cell>
        </table:table-row>
        <table:table-row table:style-name="Table46.1">
          <table:table-cell table:style-name="Table46.A1" office:value-type="string">
            <text:p text:style-name="P3"><text:span text:style-name="T12">'01001'</text:span></text:p>
          </table:table-cell>
          <table:table-cell table:style-name="Table46.A1" office:value-type="string">
            <text:p text:style-name="P3"><text:span text:style-name="T12">['00101', '01001', '01010', '10010', '10100']</text:span></text:p>
          </table:table-cell>
        </table:table-row>
        <table:table-row table:style-name="Table46.1">
          <table:table-cell table:style-name="Table46.A1" office:value-type="string">
            <text:p text:style-name="P3"><text:span text:style-name="T12">'010101'</text:span></text:p>
          </table:table-cell>
          <table:table-cell table:style-name="Table46.A1" office:value-type="string">
            <text:p text:style-name="P3"><text:span text:style-name="T12">['010101', '101010']</text:span></text:p>
          </table:table-cell>
        </table:table-row>
        <table:table-row table:style-name="Table46.1">
          <table:table-cell table:style-name="Table46.A1" office:value-type="string">
            <text:p text:style-name="P3"><text:span text:style-name="T12">'hello'</text:span></text:p>
          </table:table-cell>
          <table:table-cell table:style-name="Table46.A1" office:value-type="string">
            <text:p text:style-name="P3"><text:span text:style-name="T12">['elloh', 'hello', 'llohe', 'lohel', 'ohell']</text:span></text:p>
          </table:table-cell>
        </table:table-row>
        <table:table-row table:style-name="Table46.1">
          <table:table-cell table:style-name="Table46.A1" office:value-type="string">
            <text:p text:style-name="P3"><text:span text:style-name="T12">'xxxxxxxxx'</text:span></text:p>
          </table:table-cell>
          <table:table-cell table:style-name="Table46.A1" office:value-type="string">
            <text:p text:style-name="P3"><text:span text:style-name="T12">['xxxxxxxxx']</text:span></text:p>
          </table:table-cell>
        </table:table-row>
      </table:table>
      <text:p text:style-name="P2"/>
      <text:p text:style-name="P19"><text:bookmark text:name="_kzgzhar8dsps"/><text:span text:style-name="T22">Postfix interpreter</text:span></text:p>
      <text:p text:style-name="P2"/>
      <text:p text:style-name="P1"><text:span text:style-name="T12">def postfix_evaluate(items):</text:span></text:p>
      <text:p text:style-name="P2"/>
      <text:p text:style-name="P1"><text:span text:style-name="T1">When arithmetic expressions are given in the familiar infix notation 2 + 3 * 4, we need to use parentheses to force a different evaluation order than the usual </text:span><text:span text:style-name="T2">PEMDAS</text:span><text:span text:style-name="T1"> order determined by </text:span><text:span text:style-name="T3">precedence</text:span><text:span text:style-name="T1"> and </text:span><text:span text:style-name="T3">associativity</text:span><text:span text:style-name="T1">. Writing arithmetic expressions in </text:span><text:span text:style-name="T3">postfix</text:span><text:span text:style-name="T1"> notation (also known as </text:span><text:a xlink:type="simple" xlink:href="https://en.wikipedia.org/wiki/Reverse_Polish_notation" text:style-name="ListLabel_20_37" text:visited-style-name="ListLabel_20_37"><text:span text:style-name="T7">Reverse Polish Notation</text:span></text:a><text:span text:style-name="T1">) may look strange to us humans accustomed to the conventional </text:span><text:span text:style-name="T3">infix</text:span><text:span text:style-name="T1"> notation, but is computationally far easier to handle, since postfix notation allows any evaluation order to be expressed unambiguously without using any parentheses at all! A postfix expression is given as a list of </text:span><text:span text:style-name="T12">items</text:span><text:span text:style-name="T1"> that can be either individual integers or one of the strings </text:span><text:span text:style-name="T12">'+'</text:span><text:span text:style-name="T1">, </text:span><text:span text:style-name="T12">'-'</text:span><text:span text:style-name="T1">, </text:span><text:span text:style-name="T12">'*'</text:span><text:span text:style-name="T1"> and </text:span><text:span text:style-name="T12">'/'</text:span><text:span text:style-name="T1"> for the four possible arithmetic operators.</text:span></text:p>
      <text:p text:style-name="P2"/>
      <text:p text:style-name="P1"><text:span text:style-name="T1">To evaluate a postfix expression using a simple linear loop, use a list as a </text:span><text:span text:style-name="T2">stack</text:span><text:span text:style-name="T1"> that is initially empty. Loop through the </text:span><text:span text:style-name="T12">items</text:span><text:span text:style-name="T1"> one by one, in order from left to right. Whenever the current item is an integer, just append it to the end of the list. Whenever the current item is one of the four arithmetic operations, remove two items from the end of the list, perform that operation on those items, and append the result to the list. Assuming that </text:span><text:span text:style-name="T12">items</text:span><text:span text:style-name="T1"> is a legal postfix expression, which is guaranteed in this problem so that you don't need to do any error handling, once all items have been processed this way, the one number that remains in the stack is returned as the final answer. </text:span></text:p>
      <text:p text:style-name="P2"/>
      <text:p text:style-name="P1"><text:span text:style-name="T1">To avoid the intricacies of floating point arithmetic, you should perform the division operation using the Python integer division operator </text:span><text:span text:style-name="T12">//</text:span><text:span text:style-name="T1"> that truncates the result to the integer part. Furthermore, to avoid the crash caused by dividing by zero, in this problem we shall artificially make up a rule that dividing anything by zero will simply evaluate to zero instead of crashing.</text:span></text:p>
      <text:p text:style-name="P2"/>
      <table:table table:name="Table47" table:style-name="Table47">
        <table:table-column table:style-name="Table47.A"/>
        <table:table-column table:style-name="Table47.B"/>
        <table:table-column table:style-name="Table47.C"/>
        <table:table-row table:style-name="Table47.1">
          <table:table-cell table:style-name="Table47.A1" office:value-type="string">
            <text:p text:style-name="P3"><text:span text:style-name="T12">items</text:span></text:p>
          </table:table-cell>
          <table:table-cell table:style-name="Table47.A1" office:value-type="string">
            <text:p text:style-name="P3"><text:span text:style-name="T1">(Equivalent infix)</text:span></text:p>
          </table:table-cell>
          <table:table-cell table:style-name="Table47.A1" office:value-type="string">
            <text:p text:style-name="P3"><text:span text:style-name="T1">Expected result</text:span></text:p>
          </table:table-cell>
        </table:table-row>
        <table:table-row table:style-name="Table47.1">
          <table:table-cell table:style-name="Table47.A1" office:value-type="string">
            <text:p text:style-name="P3"><text:span text:style-name="T12">[2, 3, '+', 4, '*']</text:span><text:span text:style-name="T1"> </text:span></text:p>
          </table:table-cell>
          <table:table-cell table:style-name="Table47.A1" office:value-type="string">
            <text:p text:style-name="P3"><text:span text:style-name="T1">(2+3) * 4 </text:span></text:p>
          </table:table-cell>
          <table:table-cell table:style-name="Table47.A1" office:value-type="string">
            <text:p text:style-name="P3"><text:span text:style-name="T12">20</text:span></text:p>
          </table:table-cell>
        </table:table-row>
        <table:table-row table:style-name="Table47.1">
          <table:table-cell table:style-name="Table47.A1" office:value-type="string">
            <text:p text:style-name="P3"><text:span text:style-name="T12">[2, 3, 4, '*', '+']</text:span></text:p>
          </table:table-cell>
          <table:table-cell table:style-name="Table47.A1" office:value-type="string">
            <text:p text:style-name="P3"><text:span text:style-name="T1">2 + (3*4)</text:span></text:p>
          </table:table-cell>
          <table:table-cell table:style-name="Table47.A1" office:value-type="string">
            <text:p text:style-name="P3"><text:span text:style-name="T12">14</text:span></text:p>
          </table:table-cell>
        </table:table-row>
        <table:table-row table:style-name="Table47.1">
          <table:table-cell table:style-name="Table47.A1" office:value-type="string">
            <text:p text:style-name="P3"><text:span text:style-name="T12">[3, 3, 3, '-', '/'] </text:span></text:p>
          </table:table-cell>
          <table:table-cell table:style-name="Table47.A1" office:value-type="string">
            <text:p text:style-name="P3"><text:span text:style-name="T1">3 / (3 - 3)</text:span></text:p>
          </table:table-cell>
          <table:table-cell table:style-name="Table47.A1" office:value-type="string">
            <text:p text:style-name="P3"><text:span text:style-name="T12">0</text:span></text:p>
          </table:table-cell>
        </table:table-row>
        <table:table-row table:style-name="Table47.1">
          <table:table-cell table:style-name="Table47.A1" office:value-type="string">
            <text:p text:style-name="P3"><text:span text:style-name="T12">[7, 3, '/']</text:span></text:p>
          </table:table-cell>
          <table:table-cell table:style-name="Table47.A1" office:value-type="string">
            <text:p text:style-name="P3"><text:span text:style-name="T1">7 / 3</text:span></text:p>
          </table:table-cell>
          <table:table-cell table:style-name="Table47.A1" office:value-type="string">
            <text:p text:style-name="P3"><text:span text:style-name="T12">2</text:span></text:p>
          </table:table-cell>
        </table:table-row>
        <table:table-row table:style-name="Table47.1">
          <table:table-cell table:style-name="Table47.A1" office:value-type="string">
            <text:p text:style-name="P3"><text:span text:style-name="T12">[1, 2, 3, 4, 5, 6, '*', '*', '*', '*', '*']</text:span></text:p>
          </table:table-cell>
          <table:table-cell table:style-name="Table47.A1" office:value-type="string">
            <text:p text:style-name="P3"><text:span text:style-name="T1">1 * 2 * 3 * 4 * 5 * 6</text:span></text:p>
          </table:table-cell>
          <table:table-cell table:style-name="Table47.A1" office:value-type="string">
            <text:p text:style-name="P3"><text:span text:style-name="T12">720</text:span></text:p>
          </table:table-cell>
        </table:table-row>
      </table:table>
      <text:p text:style-name="P2"/>
      <text:p text:style-name="P1"><text:span text:style-name="T1">(By adding more operators and another auxiliary stack, an entire programming language can be built around the idea of postfix evaluation. See the Wikipedia page "</text:span><text:a xlink:type="simple" xlink:href="https://en.wikipedia.org/wiki/Forth_(programming_language)" text:style-name="ListLabel_20_37" text:visited-style-name="ListLabel_20_37"><text:span text:style-name="T7">Forth</text:span></text:a><text:span text:style-name="T1">", if interested.)</text:span></text:p>
      <text:p text:style-name="P2"/>
      <text:p text:style-name="P16"><text:bookmark text:name="_c5sh0uplb4uj"/><text:span text:style-name="T22">Fractran interpreter</text:span></text:p>
      <text:p text:style-name="P2"/>
      <text:p text:style-name="P1"><text:span text:style-name="T12">def fractran(n, prog, giveup = 1000):</text:span></text:p>
      <text:p text:style-name="P2"/>
      <text:p text:style-name="P1"><text:span text:style-name="T1">The </text:span><text:a xlink:type="simple" xlink:href="https://en.wikipedia.org/wiki/Esoteric_programming_language" text:style-name="ListLabel_20_37" text:visited-style-name="ListLabel_20_37"><text:span text:style-name="T7">esoteric programming language</text:span></text:a><text:span text:style-name="T1"> called </text:span><text:a xlink:type="simple" xlink:href="https://en.wikipedia.org/wiki/FRACTRAN" text:style-name="ListLabel_20_37" text:visited-style-name="ListLabel_20_37"><text:span text:style-name="T7">FRACTRAN</text:span></text:a><text:span text:style-name="T1"> is one of the wackier inventions of </text:span><text:a xlink:type="simple" xlink:href="https://en.wikipedia.org/wiki/John_Horton_Conway" text:style-name="ListLabel_20_37" text:visited-style-name="ListLabel_20_37"><text:span text:style-name="T7">John Conway,</text:span></text:a><text:span text:style-name="T1"> who is quite a character among mathematicians and computer scientists. A program written in such mysterious and hard-to-decipher form consists of nothing but a list of positive integer fractions, in this problem given as tuples of the numerator and the denominator. (Of course, you are allowed to use the </text:span><text:span text:style-name="T12">Fraction</text:span><text:span text:style-name="T1"> data type of the Python </text:span><text:span text:style-name="T12">fractions</text:span><text:span text:style-name="T1"> module to simplify the computations inside your function.)</text:span></text:p>
      <text:p text:style-name="P2"/>
      <text:p text:style-name="P1"><text:span text:style-name="T1">Given a positive integer </text:span><text:span text:style-name="T12">n</text:span><text:span text:style-name="T1"> as the starting state, the next state is the product </text:span><text:span text:style-name="T12">n*f</text:span><text:span text:style-name="T1"> for the first fraction listed in </text:span><text:span text:style-name="T12">prog</text:span><text:span text:style-name="T1"> for which </text:span><text:span text:style-name="T12">n*f</text:span><text:span text:style-name="T1"> is an integer. That number then becomes the new state for the next round. If </text:span><text:span text:style-name="T12">n*f</text:span><text:span text:style-name="T1"> is not an integer for any of the fractions </text:span><text:span text:style-name="T12">f</text:span><text:span text:style-name="T1"> listed in </text:span><text:span text:style-name="T12">prog</text:span><text:span text:style-name="T1">, the execution terminates. Your function should compute and return the sequence of integers produced by the given FRACTRAN program, with a forced termination... or I guess we should say </text:span><text:span text:style-name="T3">halt</text:span><text:span text:style-name="T1"> (considering that Conway is British) taking place after </text:span><text:span text:style-name="T12">giveup</text:span><text:span text:style-name="T1"> steps, if the execution has not halted by then.</text:span></text:p>
      <text:p text:style-name="P2"/>
      <table:table table:name="Table48" table:style-name="Table48">
        <table:table-column table:style-name="Table48.A"/>
        <table:table-column table:style-name="Table48.B"/>
        <table:table-column table:style-name="Table48.C"/>
        <table:table-column table:style-name="Table48.D"/>
        <table:table-row table:style-name="Table48.1">
          <table:table-cell table:style-name="Table48.A1" office:value-type="string">
            <text:p text:style-name="P7"><text:span text:style-name="T12">n</text:span></text:p>
          </table:table-cell>
          <table:table-cell table:style-name="Table48.A1" office:value-type="string">
            <text:p text:style-name="P7"><text:span text:style-name="T12">prog</text:span></text:p>
          </table:table-cell>
          <table:table-cell table:style-name="Table48.A1" office:value-type="string">
            <text:p text:style-name="P7"><text:span text:style-name="T12">giveup</text:span></text:p>
          </table:table-cell>
          <table:table-cell table:style-name="Table48.A1" office:value-type="string">
            <text:p text:style-name="P7"><text:span text:style-name="T1">Expected result</text:span></text:p>
          </table:table-cell>
        </table:table-row>
        <table:table-row table:style-name="Table48.1">
          <table:table-cell table:style-name="Table48.A1" office:value-type="string">
            <text:p text:style-name="P7"><text:span text:style-name="T12">2</text:span></text:p>
          </table:table-cell>
          <table:table-cell table:style-name="Table48.A1" office:value-type="string">
            <text:p text:style-name="P7"><text:span text:style-name="T12">[(17, 91), (78, 85), (19, 51), (23, 38), (29, 33), (77, 29), (95, 23), (77, 19), (1, 17), (11, 13), (13, 11), (15, 2), (1, 7), (55, 1)]</text:span></text:p>
          </table:table-cell>
          <table:table-cell table:style-name="Table48.A1" office:value-type="string">
            <text:p text:style-name="P7"><text:span text:style-name="T12">20</text:span></text:p>
          </table:table-cell>
          <table:table-cell table:style-name="Table48.A1" office:value-type="string">
            <text:p text:style-name="P7"><text:span text:style-name="T12">[2, 15, 825, 725, 1925, 2275, 425, 390, 330, 290, 770, 910, 170, 156, 132, 116, 308, 364, 68, 4, 30]</text:span></text:p>
          </table:table-cell>
        </table:table-row>
        <table:table-row table:style-name="Table48.1">
          <table:table-cell table:style-name="Table48.A1" office:value-type="string">
            <text:p text:style-name="P7"><text:span text:style-name="T12">9</text:span></text:p>
          </table:table-cell>
          <table:table-cell table:style-name="Table48.A1" office:value-type="string">
            <text:p text:style-name="P7"><text:span text:style-name="T1">(same as above)</text:span></text:p>
          </table:table-cell>
          <table:table-cell table:style-name="Table48.A1" office:value-type="string">
            <text:p text:style-name="P7"><text:span text:style-name="T12">20</text:span></text:p>
          </table:table-cell>
          <table:table-cell table:style-name="Table48.A1" office:value-type="string">
            <text:p text:style-name="P7"><text:span text:style-name="T12">[9, 495, 435, 1155, 1015, 2695, 3185, 595, 546, 102, 38, 23, 95, 385, 455, 85, 78, 66, 58, 154, 182]</text:span></text:p>
          </table:table-cell>
        </table:table-row>
      </table:table>
      <text:p text:style-name="P2"><text:soft-page-break/></text:p>
      <text:p text:style-name="P16"><text:bookmark text:name="_krxd72rkgwjs"/></text:p>
      <text:p text:style-name="P19"><text:bookmark text:name="_gkmktcunt2t7"/><text:span text:style-name="T22">Bingo bango bongo, I don't want to leave the Python</text:span> </text:p>
      <text:p text:style-name="P2"/>
      <text:p text:style-name="P1"><text:span text:style-name="T12">def contains_bingo(card, numbers, centerfree = True):</text:span></text:p>
      <text:p text:style-name="P2"/>
      <text:p text:style-name="P1"><text:span text:style-name="T1">A two-dimensional grid of elements is represented as a list whose elements are themselves lists that represent the individual rows of the grid. This representation generalizes easily to structures of arbitrary dimensionality </text:span><text:span text:style-name="T3">k</text:span><text:span text:style-name="T1"> by using a list whose elements represent structures of dimension </text:span><text:span text:style-name="T3">k</text:span><text:span text:style-name="T1"> - 1. In this problem, your task is to determine whether the given 5-by-5 bingo card contains a bingo, that is, all the numbers of some row or column are included in the list of drawn </text:span><text:span text:style-name="T12">numbers</text:span><text:span text:style-name="T1">. The bingo can also be in the main diagonal (from upper left to lower right) or in the main anti-diagonal (from upper right to lower left). If the parameter </text:span><text:span text:style-name="T12">centerfree</text:span><text:span text:style-name="T1"> is </text:span><text:span text:style-name="T12">True</text:span><text:span text:style-name="T1">, the center square is considered an automatic match regardless of whatever number is there.</text:span></text:p>
      <text:p text:style-name="P2"/>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office:value-type="string">
            <text:p text:style-name="P7"><text:span text:style-name="T12">card</text:span></text:p>
          </table:table-cell>
          <table:table-cell table:style-name="Table49.A1" office:value-type="string">
            <text:p text:style-name="P7"><text:span text:style-name="T12">numbers</text:span></text:p>
          </table:table-cell>
          <table:table-cell table:style-name="Table49.A1" office:value-type="string">
            <text:p text:style-name="P7"><text:span text:style-name="T12">centerfree</text:span></text:p>
          </table:table-cell>
          <table:table-cell table:style-name="Table49.A1" office:value-type="string">
            <text:p text:style-name="P7"><text:span text:style-name="T1">Expected result</text:span></text:p>
          </table:table-cell>
        </table:table-row>
        <table:table-row table:style-name="Table49.1">
          <table:table-cell table:style-name="Table49.A1" office:value-type="string">
            <text:p text:style-name="P7"><text:span text:style-name="T12">[</text:span></text:p>
            <text:p text:style-name="P7"><text:span text:style-name="T12">[38, 93, 42, 47, 15], [90, 13, 41, 10, 56], [54, 23, 87, 70, 6], [86, 43, 48, 40, 92], [71, 24, 44, 1, 34]</text:span></text:p>
            <text:p text:style-name="P7"><text:span text:style-name="T12">]</text:span></text:p>
          </table:table-cell>
          <table:table-cell table:style-name="Table49.A1" office:value-type="string">
            <text:p text:style-name="P7"><text:span text:style-name="T12">[1, 2, 3, 4, 6, 8, 12, 13, 15, 16, 19, 21, 22, 24, 28, 34, 38, 40, 41, 42, 43, 45, 47, 49, 51, 53, 55, 57, 58, 62, 65, 66, 69, 70, 72, 82, 83, 84, 86, 88, 95, 97]</text:span></text:p>
          </table:table-cell>
          <table:table-cell table:style-name="Table49.A1" office:value-type="string">
            <text:p text:style-name="P7"><text:span text:style-name="T12">True</text:span></text:p>
          </table:table-cell>
          <table:table-cell table:style-name="Table49.A1" office:value-type="string">
            <text:p text:style-name="P7"><text:span text:style-name="T12">True</text:span></text:p>
          </table:table-cell>
        </table:table-row>
        <table:table-row table:style-name="Table49.1">
          <table:table-cell table:style-name="Table49.A1" office:value-type="string">
            <text:p text:style-name="P7"><text:span text:style-name="T12">[</text:span></text:p>
            <text:p text:style-name="P7"><text:span text:style-name="T12">[89, 23, 61, 94, 67], [19, 85, 90, 70, 32], [36, 98, 57, 82, 20], [76, 46, 25, 29, 7], [55, 14, 53, 37, 44]</text:span></text:p>
            <text:p text:style-name="P7"><text:span text:style-name="T12">]</text:span></text:p>
          </table:table-cell>
          <table:table-cell table:style-name="Table49.A1" office:value-type="string">
            <text:p text:style-name="P7"><text:span text:style-name="T12">[1, 2, 3, 4, 5, 6, 7, 8, 9, 10, 11, 13, 14, 16, 18, 19, 20, 21, 22, 23, 24, 25, 27, 28, 29, 31, 33, 35, 36, 37, 38, 39, 41, 42, 44, 45, 46, 47, 48, 49, 51, 52, 55, 56, 57, 58, 59, 60, 61, 62, 63, 64, 65, 68, 70, 71, 73, 75, 76, 77, 79, 81, 82, 84, 85, 86, 87, 88, 89, 90, 91, 94, 98]</text:span></text:p>
          </table:table-cell>
          <table:table-cell table:style-name="Table49.A1" office:value-type="string">
            <text:p text:style-name="P7"><text:span text:style-name="T12">False</text:span></text:p>
          </table:table-cell>
          <table:table-cell table:style-name="Table49.A1" office:value-type="string">
            <text:p text:style-name="P7"><text:span text:style-name="T12">True</text:span></text:p>
          </table:table-cell>
        </table:table-row>
      </table:table>
      <text:p text:style-name="P2"/>
      <text:p text:style-name="P2"/>
      <text:p text:style-name="P2"/>
      <text:p text:style-name="P16"><text:bookmark text:name="_g5pu8ribqzjf"/><text:span text:style-name="T22">Group equal consecutive elements into sublists</text:span> </text:p>
      <text:p text:style-name="P2"/>
      <text:p text:style-name="P1"><text:span text:style-name="T12">def group_equal(items):</text:span></text:p>
      <text:p text:style-name="P2"/>
      <text:p text:style-name="P1"><text:span text:style-name="T1">Given a list of elements, create and return a list whose elements are lists that contain the consecutive runs of equal elements of the original list. Note that elements that are not duplicated in the original list will still become singleton lists in the result, so that every element will get included in the resulting list of lists.</text:span></text:p>
      <text:p text:style-name="P2"/>
      <table:table table:name="Table50" table:style-name="Table50">
        <table:table-column table:style-name="Table50.A"/>
        <table:table-column table:style-name="Table50.B"/>
        <table:table-row table:style-name="Table50.1">
          <table:table-cell table:style-name="Table50.A1" office:value-type="string">
            <text:p text:style-name="P7"><text:span text:style-name="T12">items</text:span></text:p>
          </table:table-cell>
          <table:table-cell table:style-name="Table50.A1" office:value-type="string">
            <text:p text:style-name="P7"><text:span text:style-name="T1">Expected result</text:span></text:p>
          </table:table-cell>
        </table:table-row>
        <table:table-row table:style-name="Table50.1">
          <table:table-cell table:style-name="Table50.A1" office:value-type="string">
            <text:p text:style-name="P7"><text:span text:style-name="T12">['bob', 'bob', 7, 'bob']</text:span></text:p>
          </table:table-cell>
          <table:table-cell table:style-name="Table50.A1" office:value-type="string">
            <text:p text:style-name="P7"><text:span text:style-name="T12">[['bob','bob'], [7], ['bob']]</text:span></text:p>
          </table:table-cell>
        </table:table-row>
        <table:table-row table:style-name="Table50.1">
          <table:table-cell table:style-name="Table50.A1" office:value-type="string">
            <text:p text:style-name="P7"><text:span text:style-name="T12">[1, 1, 4, 4, 4, 'hello', 'hello', 4]</text:span></text:p>
          </table:table-cell>
          <table:table-cell table:style-name="Table50.A1" office:value-type="string">
            <text:p text:style-name="P7"><text:span text:style-name="T12">[[1,1],[4,4,4],['hello','hello'],[4]]</text:span></text:p>
          </table:table-cell>
        </table:table-row>
        <table:table-row table:style-name="Table50.1">
          <table:table-cell table:style-name="Table50.A1" office:value-type="string">
            <text:p text:style-name="P7"><text:span text:style-name="T12">[1, 2, 3, 4]</text:span></text:p>
          </table:table-cell>
          <table:table-cell table:style-name="Table50.A1" office:value-type="string">
            <text:p text:style-name="P7"><text:span text:style-name="T12">[[1], [2], [3], [4]]</text:span></text:p>
          </table:table-cell>
        </table:table-row>
        <table:table-row table:style-name="Table50.1">
          <table:table-cell table:style-name="Table50.A1" office:value-type="string">
            <text:p text:style-name="P7"><text:span text:style-name="T12">[1]</text:span></text:p>
          </table:table-cell>
          <table:table-cell table:style-name="Table50.A1" office:value-type="string">
            <text:p text:style-name="P7"><text:span text:style-name="T12">[[1]]</text:span></text:p>
          </table:table-cell>
        </table:table-row>
        <table:table-row table:style-name="Table50.1">
          <table:table-cell table:style-name="Table50.A1" office:value-type="string">
            <text:p text:style-name="P7"><text:span text:style-name="T12">[]</text:span></text:p>
          </table:table-cell>
          <table:table-cell table:style-name="Table50.A1" office:value-type="string">
            <text:p text:style-name="P7"><text:span text:style-name="T12">[]</text:span></text:p>
          </table:table-cell>
        </table:table-row>
      </table:table>
      <text:p text:style-name="P2"/>
      <text:p text:style-name="P2"/>
      <text:p text:style-name="P19"><text:bookmark text:name="_ep6v9xpvv8b5"/><text:span text:style-name="T22">Recamán's sequence</text:span> </text:p>
      <text:p text:style-name="P2"/>
      <text:p text:style-name="P1"><text:span text:style-name="T12">def recaman(n):</text:span></text:p>
      <text:p text:style-name="P2"/>
      <text:p text:style-name="P1"><text:span text:style-name="T1">Compute and return the first </text:span><text:span text:style-name="T12">n</text:span><text:span text:style-name="T1"> terms of the </text:span><text:a xlink:type="simple" xlink:href="http://mathworld.wolfram.com/RecamansSequence.html" text:style-name="ListLabel_20_37" text:visited-style-name="ListLabel_20_37"><text:span text:style-name="T7">Recamán's sequence</text:span></text:a><text:span text:style-name="T1">, starting from the term </text:span><text:span text:style-name="T3">a</text:span><text:span text:style-name="T27">1</text:span><text:span text:style-name="T1"> = 1. See the linked definition as defined on Wolfram Mathworld, noting how this definition depends on whether a particular number is already part of the previously generated part of the sequence, so your algorithm needs to use some suitable data structure to allow efficient testing for that.</text:span></text:p>
      <text:p text:style-name="P2"/>
      <text:p text:style-name="P1"><text:span text:style-name="T1">To make your function execute in a speedy fashion even when generating a sequence that contains millions of elements, you should use a </text:span><text:span text:style-name="T12">set</text:span><text:span text:style-name="T1"> to remember which values are already part of the previously generated sequence, so that you can generate each element in constant time instead of having to iterate through the entire previously generated list like some "</text:span><text:a xlink:type="simple" xlink:href="http://wiki.c2.com/?ShlemielThePainter" text:style-name="ListLabel_20_37" text:visited-style-name="ListLabel_20_37"><text:span text:style-name="T7">Shlemiel</text:span></text:a><text:span text:style-name="T1">" would do, your better technique thus allowing you to create this entire list in linear time and thus be blazingly fast even for millions of elements.</text:span></text:p>
      <text:p text:style-name="P2"/>
      <table:table table:name="Table51" table:style-name="Table51">
        <table:table-column table:style-name="Table51.A"/>
        <table:table-column table:style-name="Table51.B"/>
        <table:table-row table:style-name="Table51.1">
          <table:table-cell table:style-name="Table51.A1" office:value-type="string">
            <text:p text:style-name="P7"><text:span text:style-name="T12">n</text:span></text:p>
          </table:table-cell>
          <table:table-cell table:style-name="Table51.A1" office:value-type="string">
            <text:p text:style-name="P7"><text:span text:style-name="T1">Expected result</text:span></text:p>
          </table:table-cell>
        </table:table-row>
        <table:table-row table:style-name="Table51.1">
          <table:table-cell table:style-name="Table51.A1" office:value-type="string">
            <text:p text:style-name="P7"><text:span text:style-name="T12">10</text:span></text:p>
          </table:table-cell>
          <table:table-cell table:style-name="Table51.A1" office:value-type="string">
            <text:p text:style-name="P7"><text:span text:style-name="T12">[1, 3, 6, 2, 7, 13, 20, 12, 21, 11]</text:span></text:p>
          </table:table-cell>
        </table:table-row>
        <table:table-row table:style-name="Table51.1">
          <table:table-cell table:style-name="Table51.A1" office:value-type="string">
            <text:p text:style-name="P7"><text:span text:style-name="T12">1000000</text:span></text:p>
          </table:table-cell>
          <table:table-cell table:style-name="Table51.A1" office:value-type="string">
            <text:p text:style-name="P7"><text:span text:style-name="T1">(a list of million elements whose last five elements are </text:span><text:span text:style-name="T12">[2057162, 1057165, 2057163, 1057164, 2057164]</text:span><text:span text:style-name="T1"> ) <text:s/></text:span></text:p>
          </table:table-cell>
        </table:table-row>
      </table:table>
      <text:p text:style-name="P2"/>
      <text:p text:style-name="P19"><text:bookmark text:name="_tyolxjlx19jo"/><text:span text:style-name="T22">ztalloc ecneuqes</text:span></text:p>
      <text:p text:style-name="P2"/>
      <text:p text:style-name="P1"><text:span text:style-name="T12">def ztalloc(shape):</text:span></text:p>
      <text:p text:style-name="P2"/>
      <text:p text:style-name="P1"><text:span text:style-name="T1">The famous </text:span><text:a xlink:type="simple" xlink:href="https://en.wikipedia.org/wiki/Collatz_conjecture" text:style-name="ListLabel_20_37" text:visited-style-name="ListLabel_20_37"><text:span text:style-name="T7">Collatz sequence</text:span></text:a><text:span text:style-name="T1"> was used in the lectures as an example of a situation that requires the use of a </text:span><text:span text:style-name="T12">while</text:span><text:span text:style-name="T1">-loop, since we cannot know beforehand how many steps are needed to get to the goal from the given starting value. The answer was given as the list of integers that the sequence visits before terminating at its goal. However, we can also look at this sequence in a binary fashion depending on whether each value steps </text:span><text:span text:style-name="T2">up</text:span><text:span text:style-name="T1"> (3</text:span><text:span text:style-name="T3">x</text:span><text:span text:style-name="T1"> + 1) or </text:span><text:span text:style-name="T2">down</text:span><text:span text:style-name="T1"> (</text:span><text:span text:style-name="T3">x</text:span><text:span text:style-name="T1"> // 2) from the previous value, denoting these steps with letter </text:span><text:span text:style-name="T12">'u'</text:span><text:span text:style-name="T1"> and </text:span><text:span text:style-name="T12">'d'</text:span><text:span text:style-name="T1">, respectively. For example, starting from </text:span><text:span text:style-name="T12">n = 12</text:span><text:span text:style-name="T1">, the sequence </text:span><text:span text:style-name="T12">[12, 6, 3, 10, 5, 16, 8, 4, 2, 1]</text:span><text:span text:style-name="T1"> would have the step shape </text:span><text:span text:style-name="T12">'ddududddd'</text:span><text:span text:style-name="T1">.</text:span></text:p>
      <text:p text:style-name="P2"/>
      <text:p text:style-name="P1"><text:span text:style-name="T1">This function should, given the step </text:span><text:span text:style-name="T12">shape</text:span><text:span text:style-name="T1"> as a string that is guaranteed to consist of only letters </text:span><text:span text:style-name="T12">u</text:span><text:span text:style-name="T1"> and </text:span><text:span text:style-name="T12">d</text:span><text:span text:style-name="T1">, determine which starting value for the Collatz sequence produces that </text:span><text:span text:style-name="T12">shape</text:span><text:span text:style-name="T1">. However, this function must also recognize that some shape strings are impossible as entailed by the transition rules of Collatz problem, and correctly return </text:span><text:span text:style-name="T12">None</text:span><text:span text:style-name="T1"> for all such shapes. (Hint: start from the goal 1 and perform the transitions in reverse.)</text:span></text:p>
      <text:p text:style-name="P2"/>
      <table:table table:name="Table52" table:style-name="Table52">
        <table:table-column table:style-name="Table52.A"/>
        <table:table-column table:style-name="Table52.B"/>
        <table:table-row table:style-name="Table52.1">
          <table:table-cell table:style-name="Table52.A1" office:value-type="string">
            <text:p text:style-name="P7"><text:span text:style-name="T12">shape</text:span></text:p>
          </table:table-cell>
          <table:table-cell table:style-name="Table52.A1" office:value-type="string">
            <text:p text:style-name="P7"><text:span text:style-name="T1">Expected result</text:span></text:p>
          </table:table-cell>
        </table:table-row>
        <table:table-row table:style-name="Table52.1">
          <table:table-cell table:style-name="Table52.A1" office:value-type="string">
            <text:p text:style-name="P7"><text:span text:style-name="T12">'ududududddddudddd'</text:span></text:p>
          </table:table-cell>
          <table:table-cell table:style-name="Table52.A1" office:value-type="string">
            <text:p text:style-name="P7"><text:span text:style-name="T12">15</text:span></text:p>
          </table:table-cell>
        </table:table-row>
        <table:table-row table:style-name="Table52.1">
          <table:table-cell table:style-name="Table52.A1" office:value-type="string">
            <text:p text:style-name="P7"><text:span text:style-name="T12">'dudududdudddudddd'</text:span></text:p>
          </table:table-cell>
          <table:table-cell table:style-name="Table52.A1" office:value-type="string">
            <text:p text:style-name="P7"><text:span text:style-name="T12">14</text:span></text:p>
          </table:table-cell>
        </table:table-row>
        <table:table-row table:style-name="Table52.1">
          <table:table-cell table:style-name="Table52.A1" office:value-type="string">
            <text:p text:style-name="P7"><text:span text:style-name="T12">'uduuudddd'</text:span></text:p>
          </table:table-cell>
          <table:table-cell table:style-name="Table52.A1" office:value-type="string">
            <text:p text:style-name="P7"><text:span text:style-name="T12">None</text:span></text:p>
          </table:table-cell>
        </table:table-row>
        <table:table-row table:style-name="Table52.1">
          <table:table-cell table:style-name="Table52.A1" office:value-type="string">
            <text:p text:style-name="P7"><text:span text:style-name="T12">'d'</text:span></text:p>
          </table:table-cell>
          <table:table-cell table:style-name="Table52.A1" office:value-type="string">
            <text:p text:style-name="P7"><text:span text:style-name="T12">2</text:span></text:p>
          </table:table-cell>
        </table:table-row>
        <table:table-row table:style-name="Table52.1">
          <table:table-cell table:style-name="Table52.A1" office:value-type="string">
            <text:p text:style-name="P7"><text:span text:style-name="T12">'uuududdddduuuuuuudddddd'</text:span></text:p>
          </table:table-cell>
          <table:table-cell table:style-name="Table52.A1" office:value-type="string">
            <text:p text:style-name="P7"><text:span text:style-name="T12">None</text:span></text:p>
          </table:table-cell>
        </table:table-row>
      </table:table>
      <text:p text:style-name="P2"/>
      <text:p text:style-name="P19"><text:bookmark text:name="_lq8sj548dw8f"/><text:span text:style-name="T22">Running median of three</text:span> </text:p>
      <text:p text:style-name="P2"/>
      <text:p text:style-name="P1"><text:span text:style-name="T12">def running_median_of_three(items):</text:span></text:p>
      <text:p text:style-name="P2"/>
      <text:p text:style-name="P1"><text:span text:style-name="T1">Given a list of </text:span><text:span text:style-name="T12">items</text:span><text:span text:style-name="T1"> that are all guaranteed to be integers, create and return a new list whose first two elements are the same as they were in original </text:span><text:span text:style-name="T12">items</text:span><text:span text:style-name="T1">, after which each element equals the </text:span><text:span text:style-name="T2">median</text:span><text:span text:style-name="T1"> of the three elements in the original list ending in that position. (If two out of these three elements are equal, then that element is the median of those three.)</text:span></text:p>
      <text:p text:style-name="P2"/>
      <table:table table:name="Table53" table:style-name="Table53">
        <table:table-column table:style-name="Table53.A"/>
        <table:table-column table:style-name="Table53.B"/>
        <table:table-row table:style-name="Table53.1">
          <table:table-cell table:style-name="Table53.A1" office:value-type="string">
            <text:p text:style-name="P7"><text:span text:style-name="T12">items</text:span></text:p>
          </table:table-cell>
          <table:table-cell table:style-name="Table53.A1" office:value-type="string">
            <text:p text:style-name="P7"><text:span text:style-name="T1">Expected result</text:span></text:p>
          </table:table-cell>
        </table:table-row>
        <table:table-row table:style-name="Table53.1">
          <table:table-cell table:style-name="Table53.A1" office:value-type="string">
            <text:p text:style-name="P7"><text:span text:style-name="T12">[5, 2, 9, 1, 7, 4, 6, 3, 8]</text:span></text:p>
          </table:table-cell>
          <table:table-cell table:style-name="Table53.A1" office:value-type="string">
            <text:p text:style-name="P7"><text:span text:style-name="T12">[5, 2, 5, 2, 7, 4, 6, 4, 6]</text:span></text:p>
          </table:table-cell>
        </table:table-row>
        <table:table-row table:style-name="Table53.1">
          <table:table-cell table:style-name="Table53.A1" office:value-type="string">
            <text:p text:style-name="P7"><text:span text:style-name="T12">[1, 2, 3, 4, 5, 6, 7]</text:span></text:p>
          </table:table-cell>
          <table:table-cell table:style-name="Table53.A1" office:value-type="string">
            <text:p text:style-name="P7"><text:span text:style-name="T12">[1, 2, 2, 3, 4, 5, 6]</text:span></text:p>
          </table:table-cell>
        </table:table-row>
        <table:table-row table:style-name="Table53.1">
          <table:table-cell table:style-name="Table53.A1" office:value-type="string">
            <text:p text:style-name="P7"><text:span text:style-name="T12">[3, 5, 5, 5, 3]</text:span></text:p>
          </table:table-cell>
          <table:table-cell table:style-name="Table53.A1" office:value-type="string">
            <text:p text:style-name="P7"><text:span text:style-name="T12">[3, 5, 5, 5, 5]</text:span></text:p>
          </table:table-cell>
        </table:table-row>
        <table:table-row table:style-name="Table53.1">
          <table:table-cell table:style-name="Table53.A1" office:value-type="string">
            <text:p text:style-name="P7"><text:span text:style-name="T12">[22, 77]</text:span></text:p>
          </table:table-cell>
          <table:table-cell table:style-name="Table53.A1" office:value-type="string">
            <text:p text:style-name="P7"><text:span text:style-name="T12">[22, 77]</text:span></text:p>
          </table:table-cell>
        </table:table-row>
        <table:table-row table:style-name="Table53.1">
          <table:table-cell table:style-name="Table53.A1" office:value-type="string">
            <text:p text:style-name="P7"><text:span text:style-name="T12">[42]</text:span></text:p>
          </table:table-cell>
          <table:table-cell table:style-name="Table53.A1" office:value-type="string">
            <text:p text:style-name="P7"><text:span text:style-name="T12">[42]</text:span></text:p>
          </table:table-cell>
        </table:table-row>
      </table:table>
      <text:p text:style-name="P2"/>
      <text:p text:style-name="P19"><text:bookmark text:name="_zebvp77y0f89"/><text:span text:style-name="T22">Detab</text:span></text:p>
      <text:p text:style-name="P4"/>
      <text:p text:style-name="P1"><text:span text:style-name="T12">def detab(text, n = 8, sub = ' '):</text:span></text:p>
      <text:p text:style-name="P2"/>
      <text:p text:style-name="P1"><text:span text:style-name="T1">In the </text:span><text:span text:style-name="T2">detabbing</text:span><text:span text:style-name="T1"> process of converting tab characters </text:span><text:span text:style-name="T12">'\t'</text:span><text:span text:style-name="T1"> to ordinary whitespaces, each tab character is replaced by a suitable number of whitespace characters so that the next character is placed at a position that is exactly divisible by </text:span><text:span text:style-name="T12">n</text:span><text:span text:style-name="T1">. However, if the next character is already in a position that is divisible by </text:span><text:span text:style-name="T12">n</text:span><text:span text:style-name="T1">, another </text:span><text:span text:style-name="T12">n</text:span><text:span text:style-name="T1"> whitespace characters are appended to the result.</text:span></text:p>
      <text:p text:style-name="P2"/>
      <text:p text:style-name="P1"><text:span text:style-name="T1">For demonstration purposes, since whitespace characters might be difficult to visualize during the debugging stage, the substitution character that fills in the tabs can be freely chosen with the named argument </text:span><text:span text:style-name="T12">sub</text:span><text:span text:style-name="T1"> that defaults to whitespace. This function should create and return the detabbed version of its parameter </text:span><text:span text:style-name="T12">text</text:span><text:span text:style-name="T1">.</text:span></text:p>
      <text:p text:style-name="P1"/>
      <table:table table:name="Table54" table:style-name="Table54">
        <table:table-column table:style-name="Table54.A"/>
        <table:table-column table:style-name="Table54.B"/>
        <table:table-column table:style-name="Table54.C"/>
        <table:table-column table:style-name="Table54.D"/>
        <table:table-row table:style-name="Table54.1">
          <table:table-cell table:style-name="Table54.A1" office:value-type="string">
            <text:p text:style-name="P7"><text:span text:style-name="T12">text</text:span></text:p>
          </table:table-cell>
          <table:table-cell table:style-name="Table54.A1" office:value-type="string">
            <text:p text:style-name="P7"><text:span text:style-name="T12">n</text:span></text:p>
          </table:table-cell>
          <table:table-cell table:style-name="Table54.A1" office:value-type="string">
            <text:p text:style-name="P7"><text:span text:style-name="T12">sub</text:span></text:p>
          </table:table-cell>
          <table:table-cell table:style-name="Table54.A1" office:value-type="string">
            <text:p text:style-name="P7"><text:span text:style-name="T1">Expected result</text:span></text:p>
          </table:table-cell>
        </table:table-row>
        <table:table-row table:style-name="Table54.1">
          <table:table-cell table:style-name="Table54.A1" office:value-type="string">
            <text:p text:style-name="P7"><text:span text:style-name="T12">'Hello\tthereyou\tworld'</text:span></text:p>
          </table:table-cell>
          <table:table-cell table:style-name="Table54.A1" office:value-type="string">
            <text:p text:style-name="P7"><text:span text:style-name="T12">8</text:span></text:p>
          </table:table-cell>
          <table:table-cell table:style-name="Table54.A1" office:value-type="string">
            <text:p text:style-name="P7"><text:span text:style-name="T12">'$'</text:span></text:p>
          </table:table-cell>
          <table:table-cell table:style-name="Table54.A1" office:value-type="string">
            <text:p text:style-name="P7"><text:span text:style-name="T12">'Hello$$$thereyou$$$$$$$$world'</text:span></text:p>
          </table:table-cell>
        </table:table-row>
        <table:table-row table:style-name="Table54.1">
          <table:table-cell table:style-name="Table54.A1" office:value-type="string">
            <text:p text:style-name="P7"><text:span text:style-name="T12">'Ilkka\tMarkus\tKokkarinen'</text:span></text:p>
          </table:table-cell>
          <table:table-cell table:style-name="Table54.A1" office:value-type="string">
            <text:p text:style-name="P7"><text:span text:style-name="T12">4</text:span></text:p>
          </table:table-cell>
          <table:table-cell table:style-name="Table54.A1" office:value-type="string">
            <text:p text:style-name="P7"><text:span text:style-name="T12">'-'</text:span></text:p>
          </table:table-cell>
          <table:table-cell table:style-name="Table54.A1" office:value-type="string">
            <text:p text:style-name="P7"><text:span text:style-name="T12">'Ilkka---Markus--Kokkarinen'</text:span></text:p>
          </table:table-cell>
        </table:table-row>
        <table:table-row table:style-name="Table54.1">
          <table:table-cell table:style-name="Table54.A1" office:value-type="string">
            <text:p text:style-name="P7"><text:span text:style-name="T12">'Tenser,\tsaid\tthe\ttensor'</text:span></text:p>
          </table:table-cell>
          <table:table-cell table:style-name="Table54.A1" office:value-type="string">
            <text:p text:style-name="P7"><text:span text:style-name="T12">5</text:span></text:p>
          </table:table-cell>
          <table:table-cell table:style-name="Table54.A1" office:value-type="string">
            <text:p text:style-name="P7"><text:span text:style-name="T12">'+'</text:span></text:p>
          </table:table-cell>
          <table:table-cell table:style-name="Table54.A1" office:value-type="string">
            <text:p text:style-name="P7"><text:span text:style-name="T12">'Tenser,+++said+the++tensor'</text:span></text:p>
          </table:table-cell>
        </table:table-row>
      </table:table>
      <text:p text:style-name="P1"/>
      <text:p text:style-name="P1"><text:span text:style-name="T1">People vary greatly on their preference for the value of </text:span><text:span text:style-name="T12">n</text:span><text:span text:style-name="T1">, which is why we make it a named argument in this problem. Some people prefer </text:span><text:span text:style-name="T12">n</text:span><text:span text:style-name="T1"> = 4, others like the wider berth of </text:span><text:span text:style-name="T12">n</text:span><text:span text:style-name="T1"> = 8, whereas your instructor likes the tight </text:span><text:span text:style-name="T12">n</text:span><text:span text:style-name="T1"> = 2 best. To each his or her own.</text:span></text:p>
      <text:p text:style-name="P19"><text:bookmark text:name="_f9p4pdtv43ji"/><text:span text:style-name="T22">A profound lack of history</text:span></text:p>
      <text:p text:style-name="P2"/>
      <text:p text:style-name="P1"><text:span text:style-name="T12">def safe_squares_knights(n, knights):</text:span></text:p>
      <text:p text:style-name="P2"/>
      <text:p text:style-name="P1"><text:span text:style-name="T1">On a generalized </text:span><text:span text:style-name="T3">n</text:span><text:span text:style-name="T1">-by-</text:span><text:span text:style-name="T3">n</text:span><text:span text:style-name="T1"> chessboard there are some number of </text:span><text:span text:style-name="T2">knights</text:span><text:span text:style-name="T1">, the position of each knight represented as a tuple </text:span><text:span text:style-name="T12">(row, column)</text:span><text:span text:style-name="T1"> of the row and the column that it is in. (The rows and columns are numbered from 0 to </text:span><text:span text:style-name="T3">n</text:span><text:span text:style-name="T1"> - 1.) A chess knight covers the eight squares inside the board that can be reached from its position with a jump of the knight's</text:span><text:span text:style-name="T2"> move</text:span><text:span text:style-name="T1"> making a </text:span><text:span text:style-name="T2">two-and-one L-shape</text:span><text:span text:style-name="T1">. Given the board size </text:span><text:span text:style-name="T12">n</text:span><text:span text:style-name="T1"> and the list of </text:span><text:span text:style-name="T12">knights</text:span><text:span text:style-name="T1"> on that board, count the number of empty squares that are safe, that is, are not covered by any knight and thus live to tell the tale. Remember also that a chess knight can jump over any pieces placed between them and their target square.</text:span></text:p>
      <text:p text:style-name="P2"/>
      <text:p text:style-name="P1"><text:span text:style-name="T1">Hint: The following list might come handy in solving this problem:</text:span></text:p>
      <text:p text:style-name="P2"/>
      <text:p text:style-name="P1"><text:span text:style-name="T12">knight_moves = [(2,1),(1,2),(2,-1),(-1,2),(-2,1),(1,-2),(-2,-1),(-1,-2)]</text:span></text:p>
      <text:p text:style-name="P2"/>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3"><text:span text:style-name="T12">n</text:span></text:p>
          </table:table-cell>
          <table:table-cell table:style-name="Table55.A1" office:value-type="string">
            <text:p text:style-name="P3"><text:span text:style-name="T12">knights</text:span></text:p>
          </table:table-cell>
          <table:table-cell table:style-name="Table55.A1" office:value-type="string">
            <text:p text:style-name="P3"><text:span text:style-name="T1">Expected result</text:span></text:p>
          </table:table-cell>
        </table:table-row>
        <table:table-row table:style-name="Table55.1">
          <table:table-cell table:style-name="Table55.A1" office:value-type="string">
            <text:p text:style-name="P3"><text:span text:style-name="T12">4</text:span></text:p>
          </table:table-cell>
          <table:table-cell table:style-name="Table55.A1" office:value-type="string">
            <text:p text:style-name="P3"><text:span text:style-name="T12">[(2,3), (0,1)]</text:span></text:p>
          </table:table-cell>
          <table:table-cell table:style-name="Table55.A1" office:value-type="string">
            <text:p text:style-name="P3"><text:span text:style-name="T12">8</text:span></text:p>
          </table:table-cell>
        </table:table-row>
        <table:table-row table:style-name="Table55.1">
          <table:table-cell table:style-name="Table55.A1" office:value-type="string">
            <text:p text:style-name="P3"><text:span text:style-name="T12">8</text:span></text:p>
          </table:table-cell>
          <table:table-cell table:style-name="Table55.A1" office:value-type="string">
            <text:p text:style-name="P3"><text:span text:style-name="T12">[(1,1), (3,5), (7,0), (7,6)]</text:span></text:p>
          </table:table-cell>
          <table:table-cell table:style-name="Table55.A1" office:value-type="string">
            <text:p text:style-name="P3"><text:span text:style-name="T12">44</text:span></text:p>
          </table:table-cell>
        </table:table-row>
        <table:table-row table:style-name="Table55.1">
          <table:table-cell table:style-name="Table55.A1" office:value-type="string">
            <text:p text:style-name="P3"><text:span text:style-name="T12">2</text:span></text:p>
          </table:table-cell>
          <table:table-cell table:style-name="Table55.A1" office:value-type="string">
            <text:p text:style-name="P3"><text:span text:style-name="T12">[(1,1)]</text:span></text:p>
          </table:table-cell>
          <table:table-cell table:style-name="Table55.A1" office:value-type="string">
            <text:p text:style-name="P3"><text:span text:style-name="T12">3</text:span></text:p>
          </table:table-cell>
        </table:table-row>
        <table:table-row table:style-name="Table55.1">
          <table:table-cell table:style-name="Table55.A1" office:value-type="string">
            <text:p text:style-name="P3"><text:span text:style-name="T12">6</text:span></text:p>
          </table:table-cell>
          <table:table-cell table:style-name="Table55.A1" office:value-type="string">
            <text:p text:style-name="P3"><text:span text:style-name="T12">[(0,0), (1, 1), (2, 2), (3, 3), (4, 4), (5, 5)]</text:span></text:p>
          </table:table-cell>
          <table:table-cell table:style-name="Table55.A1" office:value-type="string">
            <text:p text:style-name="P3"><text:span text:style-name="T12">14</text:span></text:p>
          </table:table-cell>
        </table:table-row>
        <table:table-row table:style-name="Table55.1">
          <table:table-cell table:style-name="Table55.A1" office:value-type="string">
            <text:p text:style-name="P3"><text:span text:style-name="T12">100</text:span></text:p>
          </table:table-cell>
          <table:table-cell table:style-name="Table55.A1" office:value-type="string">
            <text:p text:style-name="P3"><text:span text:style-name="T12">[(row, (row*row) % 100) for row in range(100)]</text:span></text:p>
          </table:table-cell>
          <table:table-cell table:style-name="Table55.A1" office:value-type="string">
            <text:p text:style-name="P3"><text:span text:style-name="T12">9191</text:span></text:p>
          </table:table-cell>
        </table:table-row>
      </table:table>
      <text:p text:style-name="P2"/>
      <text:p text:style-name="P1"/>
      <text:p text:style-name="P19"><text:bookmark text:name="_xfdmnxmxemj8"/><text:span text:style-name="T22">Reverse every ascending sublist</text:span> </text:p>
      <text:p text:style-name="P2"/>
      <text:p text:style-name="P1"><text:span text:style-name="T12">def reverse_ascending_sublists(items):</text:span></text:p>
      <text:p text:style-name="P1"/>
      <text:p text:style-name="P1"><text:span text:style-name="T1">Create and return a new list that contains the same elements as the argument list </text:span><text:span text:style-name="T12">items</text:span><text:span text:style-name="T1">, but reversing the order of the elements inside every maximal </text:span><text:span text:style-name="T2">strictly ascending</text:span><text:span text:style-name="T1"> sublist. This function should not modify the contents of the original list, but create and return a new list object that contains the result. </text:span></text:p>
      <text:p text:style-name="P2"/>
      <text:p text:style-name="P1"><text:span text:style-name="T1">(In the table below, different colours are used for illustrative purposes to visualize the strictly ascending sublists in this document, and of course are not part of the actual argument given to the function. It's not like this is </text:span><text:span text:style-name="T3">Mathematica</text:span><text:span text:style-name="T1"> or some symbolic computation system that operates directly on expressions and their forms so that you could just do things like that.)</text:span></text:p>
      <text:p text:style-name="P1"/>
      <table:table table:name="Table56" table:style-name="Table56">
        <table:table-column table:style-name="Table56.A"/>
        <table:table-column table:style-name="Table56.B"/>
        <table:table-row table:style-name="Table56.1">
          <table:table-cell table:style-name="Table56.A1" office:value-type="string">
            <text:p text:style-name="P7"><text:span text:style-name="T12">items</text:span></text:p>
          </table:table-cell>
          <table:table-cell table:style-name="Table56.A1" office:value-type="string">
            <text:p text:style-name="P7"><text:span text:style-name="T1">Expected result</text:span></text:p>
          </table:table-cell>
        </table:table-row>
        <table:table-row table:style-name="Table56.1">
          <table:table-cell table:style-name="Table56.A1" office:value-type="string">
            <text:p text:style-name="P7"><text:span text:style-name="T12">[</text:span><text:span text:style-name="T14">1, 2, 3, 4, 5</text:span><text:span text:style-name="T12">]</text:span></text:p>
          </table:table-cell>
          <table:table-cell table:style-name="Table56.A1" office:value-type="string">
            <text:p text:style-name="P7"><text:span text:style-name="T12">[</text:span><text:span text:style-name="T14">5, 4, 3, 2, 1</text:span><text:span text:style-name="T12">]</text:span></text:p>
          </table:table-cell>
        </table:table-row>
        <table:table-row table:style-name="Table56.1">
          <table:table-cell table:style-name="Table56.A1" office:value-type="string">
            <text:p text:style-name="P7"><text:span text:style-name="T12">[</text:span><text:span text:style-name="T14">5, 7, 10</text:span><text:span text:style-name="T12">, </text:span><text:span text:style-name="T18">4</text:span><text:span text:style-name="T12">, </text:span><text:span text:style-name="T19">2, 7, 8</text:span><text:span text:style-name="T12">, </text:span><text:span text:style-name="T15">1, 3</text:span><text:span text:style-name="T12">]</text:span></text:p>
          </table:table-cell>
          <table:table-cell table:style-name="Table56.A1" office:value-type="string">
            <text:p text:style-name="P7"><text:span text:style-name="T12">[</text:span><text:span text:style-name="T14">10, 7, 5</text:span><text:span text:style-name="T12">, </text:span><text:span text:style-name="T18">4</text:span><text:span text:style-name="T12">, </text:span><text:span text:style-name="T19">8, 7, 2</text:span><text:span text:style-name="T12">, </text:span><text:span text:style-name="T15">3, 1</text:span><text:span text:style-name="T12">]</text:span></text:p>
          </table:table-cell>
        </table:table-row>
        <table:table-row table:style-name="Table56.1">
          <table:table-cell table:style-name="Table56.A1" office:value-type="string">
            <text:p text:style-name="P7"><text:span text:style-name="T12">[</text:span><text:span text:style-name="T14">5</text:span><text:span text:style-name="T12">, </text:span><text:span text:style-name="T18">4</text:span><text:span text:style-name="T12">, </text:span><text:span text:style-name="T19">3</text:span><text:span text:style-name="T12">, </text:span><text:span text:style-name="T15">2</text:span><text:span text:style-name="T12">, </text:span><text:span text:style-name="T16">1</text:span><text:span text:style-name="T12">]</text:span></text:p>
          </table:table-cell>
          <table:table-cell table:style-name="Table56.A1" office:value-type="string">
            <text:p text:style-name="P7"><text:span text:style-name="T12">[</text:span><text:span text:style-name="T14">5</text:span><text:span text:style-name="T12">, </text:span><text:span text:style-name="T18">4</text:span><text:span text:style-name="T12">, </text:span><text:span text:style-name="T19">3</text:span><text:span text:style-name="T12">, </text:span><text:span text:style-name="T15">2</text:span><text:span text:style-name="T12">, </text:span><text:span text:style-name="T16">1</text:span><text:span text:style-name="T12">]</text:span></text:p>
          </table:table-cell>
        </table:table-row>
        <table:table-row table:style-name="Table56.1">
          <table:table-cell table:style-name="Table56.A1" office:value-type="string">
            <text:p text:style-name="P7"><text:span text:style-name="T12">[</text:span><text:span text:style-name="T14">1, 2</text:span><text:span text:style-name="T12">, </text:span><text:span text:style-name="T18">2, 3</text:span><text:span text:style-name="T12">]</text:span></text:p>
          </table:table-cell>
          <table:table-cell table:style-name="Table56.A1" office:value-type="string">
            <text:p text:style-name="P7"><text:span text:style-name="T12">[</text:span><text:span text:style-name="T14">2, 1</text:span><text:span text:style-name="T12">, </text:span><text:span text:style-name="T18">3, 2</text:span><text:span text:style-name="T12">]</text:span></text:p>
          </table:table-cell>
        </table:table-row>
      </table:table>
      <text:p text:style-name="P16"><text:bookmark text:name="_1qd8ethoebg7"/></text:p>
      <text:p text:style-name="P19"><text:bookmark text:name="_wqp9jxf6afd"/><text:span text:style-name="T22">Brangelina</text:span></text:p>
      <text:p text:style-name="P2"/>
      <text:p text:style-name="P1"><text:span text:style-name="T12">def brangelina(first, second):</text:span></text:p>
      <text:p text:style-name="P2"/>
      <text:p text:style-name="P1"><text:span text:style-name="T1">The task of combining the first names of celebrity couples into a short and catchy name for media consumption turns out to be surprisingly simple to automate. Start by counting how many </text:span><text:span text:style-name="T2">groups</text:span><text:span text:style-name="T1"> of consecutive vowels (</text:span><text:span text:style-name="T3">aeiou</text:span><text:span text:style-name="T1">, since to keep this problem simple, the letter </text:span><text:span text:style-name="T3">y</text:span><text:span text:style-name="T1"> is always a consonant) there are inside the first name. For example, </text:span><text:span text:style-name="T12">'br</text:span><text:span text:style-name="T14">a</text:span><text:span text:style-name="T12">d'</text:span><text:span text:style-name="T1"> and </text:span><text:span text:style-name="T12">'b</text:span><text:span text:style-name="T14">e</text:span><text:span text:style-name="T12">n'</text:span><text:span text:style-name="T1"> have one group, </text:span><text:span text:style-name="T12">'sh</text:span><text:span text:style-name="T14">e</text:span><text:span text:style-name="T12">ld</text:span><text:span text:style-name="T14">o</text:span><text:span text:style-name="T12">n'</text:span><text:span text:style-name="T1"> and </text:span><text:span text:style-name="T12">'br</text:span><text:span text:style-name="T14">i</text:span><text:span text:style-name="T12">t</text:span><text:span text:style-name="T14">ai</text:span><text:span text:style-name="T12">n'</text:span><text:span text:style-name="T1"> have two, and </text:span><text:span text:style-name="T12">'</text:span><text:span text:style-name="T14">a</text:span><text:span text:style-name="T12">ng</text:span><text:span text:style-name="T14">e</text:span><text:span text:style-name="T12">l</text:span><text:span text:style-name="T14">i</text:span><text:span text:style-name="T12">n</text:span><text:span text:style-name="T14">a</text:span><text:span text:style-name="T12">'</text:span><text:span text:style-name="T1"> and </text:span><text:span text:style-name="T12">'</text:span><text:span text:style-name="T14">a</text:span><text:span text:style-name="T12">l</text:span><text:span text:style-name="T14">e</text:span><text:span text:style-name="T12">x</text:span><text:span text:style-name="T14">a</text:span><text:span text:style-name="T12">nd</text:span><text:span text:style-name="T14">e</text:span><text:span text:style-name="T12">r'</text:span><text:span text:style-name="T1"> have four. Note that a vowel group can contain more than one consecutive vowel, as in </text:span><text:span text:style-name="T12">'j</text:span><text:span text:style-name="T14">ua</text:span><text:span text:style-name="T12">n'</text:span><text:span text:style-name="T1"> or </text:span><text:span text:style-name="T12">'q</text:span><text:span text:style-name="T14">ueuei</text:span><text:span text:style-name="T12">ng'</text:span><text:span text:style-name="T1">.</text:span></text:p>
      <text:p text:style-name="P2"/>
      <text:p text:style-name="P1"><text:span text:style-name="T1">If the first name has only one vowel group, keep only the consonants before that group and throw away everything else. For example, </text:span><text:span text:style-name="T12">'ben'</text:span><text:span text:style-name="T1"> becomes </text:span><text:span text:style-name="T12">'b'</text:span><text:span text:style-name="T1">, and </text:span><text:span text:style-name="T12">'brad'</text:span><text:span text:style-name="T1"> becomes </text:span><text:span text:style-name="T12">'br'</text:span><text:span text:style-name="T1">. Otherwise, if the first word has </text:span><text:span text:style-name="T3">n</text:span><text:span text:style-name="T1"> &gt; 1 vowel groups, keep everything before the </text:span><text:span text:style-name="T2">second last</text:span><text:span text:style-name="T1"> vowel group </text:span><text:span text:style-name="T3">n</text:span><text:span text:style-name="T1"> - 1. For example, </text:span><text:span text:style-name="T12">'angelina'</text:span><text:span text:style-name="T1"> becomes </text:span><text:span text:style-name="T12">'angel'</text:span><text:span text:style-name="T1"> and </text:span><text:span text:style-name="T12">'alexander'</text:span><text:span text:style-name="T1"> becomes </text:span><text:span text:style-name="T12">'alex'</text:span><text:span text:style-name="T1">. Concatenate that with the string you get by removing all consonants at the beginning of the second name.</text:span></text:p>
      <text:p text:style-name="P2"/>
      <text:p text:style-name="P1"><text:span text:style-name="T1">All names given to this function are guaranteed to consist of the 26 lowercase English letters only, and each name will have at least one vowel and one consonant somewhere in it.</text:span></text:p>
      <text:p text:style-name="P2"/>
      <table:table table:name="Table57" table:style-name="Table57">
        <table:table-column table:style-name="Table57.A" table:number-columns-repeated="3"/>
        <table:table-row table:style-name="Table57.1">
          <table:table-cell table:style-name="Table57.A1" office:value-type="string">
            <text:p text:style-name="P7"><text:span text:style-name="T12">first</text:span></text:p>
          </table:table-cell>
          <table:table-cell table:style-name="Table57.A1" office:value-type="string">
            <text:p text:style-name="P7"><text:span text:style-name="T12">second</text:span></text:p>
          </table:table-cell>
          <table:table-cell table:style-name="Table57.A1" office:value-type="string">
            <text:p text:style-name="P7"><text:span text:style-name="T1">Expected result</text:span></text:p>
          </table:table-cell>
        </table:table-row>
        <table:table-row table:style-name="Table57.1">
          <table:table-cell table:style-name="Table57.A1" office:value-type="string">
            <text:p text:style-name="P7"><text:span text:style-name="T12">'brad'</text:span></text:p>
          </table:table-cell>
          <table:table-cell table:style-name="Table57.A1" office:value-type="string">
            <text:p text:style-name="P7"><text:span text:style-name="T12">'angelina'</text:span></text:p>
          </table:table-cell>
          <table:table-cell table:style-name="Table57.A1" office:value-type="string">
            <text:p text:style-name="P7"><text:span text:style-name="T12">'brangelina'</text:span></text:p>
          </table:table-cell>
        </table:table-row>
        <table:table-row table:style-name="Table57.1">
          <table:table-cell table:style-name="Table57.A1" office:value-type="string">
            <text:p text:style-name="P7"><text:span text:style-name="T12">'angelina'</text:span></text:p>
          </table:table-cell>
          <table:table-cell table:style-name="Table57.A1" office:value-type="string">
            <text:p text:style-name="P7"><text:span text:style-name="T12">'brad'</text:span></text:p>
          </table:table-cell>
          <table:table-cell table:style-name="Table57.A1" office:value-type="string">
            <text:p text:style-name="P7"><text:span text:style-name="T12">'angelad'</text:span></text:p>
          </table:table-cell>
        </table:table-row>
        <table:table-row table:style-name="Table57.1">
          <table:table-cell table:style-name="Table57.A1" office:value-type="string">
            <text:p text:style-name="P7"><text:span text:style-name="T12">'sheldon'</text:span></text:p>
          </table:table-cell>
          <table:table-cell table:style-name="Table57.A1" office:value-type="string">
            <text:p text:style-name="P7"><text:span text:style-name="T12">'amy'</text:span></text:p>
          </table:table-cell>
          <table:table-cell table:style-name="Table57.A1" office:value-type="string">
            <text:p text:style-name="P7"><text:span text:style-name="T12">'shamy'</text:span></text:p>
          </table:table-cell>
        </table:table-row>
        <table:table-row table:style-name="Table57.1">
          <table:table-cell table:style-name="Table57.A1" office:value-type="string">
            <text:p text:style-name="P7"><text:span text:style-name="T12">'amy'</text:span></text:p>
          </table:table-cell>
          <table:table-cell table:style-name="Table57.A1" office:value-type="string">
            <text:p text:style-name="P7"><text:span text:style-name="T12">'sheldon'</text:span></text:p>
          </table:table-cell>
          <table:table-cell table:style-name="Table57.A1" office:value-type="string">
            <text:p text:style-name="P7"><text:span text:style-name="T12">'eldon'</text:span></text:p>
          </table:table-cell>
        </table:table-row>
        <table:table-row table:style-name="Table57.1">
          <table:table-cell table:style-name="Table57.A1" office:value-type="string">
            <text:p text:style-name="P7"><text:span text:style-name="T12">'frank'</text:span></text:p>
          </table:table-cell>
          <table:table-cell table:style-name="Table57.A1" office:value-type="string">
            <text:p text:style-name="P7"><text:span text:style-name="T12">'ava'</text:span></text:p>
          </table:table-cell>
          <table:table-cell table:style-name="Table57.A1" office:value-type="string">
            <text:p text:style-name="P7"><text:span text:style-name="T12">'frava'</text:span></text:p>
          </table:table-cell>
        </table:table-row>
        <table:table-row table:style-name="Table57.1">
          <table:table-cell table:style-name="Table57.A1" office:value-type="string">
            <text:p text:style-name="P7"><text:span text:style-name="T12">'britain'</text:span></text:p>
          </table:table-cell>
          <table:table-cell table:style-name="Table57.A1" office:value-type="string">
            <text:p text:style-name="P7"><text:span text:style-name="T12">'exit'</text:span></text:p>
          </table:table-cell>
          <table:table-cell table:style-name="Table57.A1" office:value-type="string">
            <text:p text:style-name="P7"><text:span text:style-name="T12">'brexit'</text:span></text:p>
          </table:table-cell>
        </table:table-row>
        <table:table-row table:style-name="Table57.1">
          <table:table-cell table:style-name="Table57.A1" office:value-type="string">
            <text:p text:style-name="P7"><text:span text:style-name="T12">'donald'</text:span></text:p>
          </table:table-cell>
          <table:table-cell table:style-name="Table57.A1" office:value-type="string">
            <text:p text:style-name="P7"><text:span text:style-name="T12">'hillary'</text:span></text:p>
          </table:table-cell>
          <table:table-cell table:style-name="Table57.A1" office:value-type="string">
            <text:p text:style-name="P7"><text:span text:style-name="T12">'dillary'</text:span></text:p>
          </table:table-cell>
        </table:table-row>
      </table:table>
      <text:p text:style-name="P2"/>
      <text:p text:style-name="P1"><text:span text:style-name="T1">(These simple rules do not always produce the best possible result. For example, </text:span><text:span text:style-name="T12">'ross'</text:span><text:span text:style-name="T1"> and </text:span><text:span text:style-name="T12">'rachel'</text:span><text:span text:style-name="T1"> meld into </text:span><text:span text:style-name="T12">'rachel'</text:span><text:span text:style-name="T1"> instead of </text:span><text:span text:style-name="T12">'rochel'</text:span><text:span text:style-name="T1">, and </text:span><text:span text:style-name="T12">'joey'</text:span><text:span text:style-name="T1"> and </text:span><text:span text:style-name="T12">'phoebe'</text:span><text:span text:style-name="T1"> meld into </text:span><text:span text:style-name="T12">'joebe'</text:span><text:span text:style-name="T1"> instead of </text:span><text:span text:style-name="T12">'joeybe'</text:span><text:span text:style-name="T1">. The reader is invited to think up more advanced rules that would cover a wider variety of name combinations and special cases.)</text:span></text:p>
      <text:p text:style-name="P2"/>
      <text:p text:style-name="P19"><text:bookmark text:name="_bo47rx9c118k"/><text:span text:style-name="T22">Line with most points</text:span></text:p>
      <text:p text:style-name="P1"/>
      <text:p text:style-name="P1"><text:span text:style-name="T12">def line_with_most_points(points):</text:span></text:p>
      <text:p text:style-name="P1"/>
      <text:p text:style-name="P1"><text:span text:style-name="T1">A point on the two-dimensional grid of integers is given as a two-element tuple of </text:span><text:span text:style-name="T3">x</text:span><text:span text:style-name="T1">- and </text:span><text:span text:style-name="T3">y</text:span><text:span text:style-name="T1">-coordinates, for example </text:span><text:span text:style-name="T12">(2, 5)</text:span><text:span text:style-name="T1"> or </text:span><text:span text:style-name="T12">(10, 1)</text:span><text:span text:style-name="T1">. </text:span><text:a xlink:type="simple" xlink:href="http://mathworld.wolfram.com/EuclidsPostulates.html" text:style-name="ListLabel_20_37" text:visited-style-name="ListLabel_20_37"><text:span text:style-name="T7">As originally postulated by Euclid</text:span></text:a><text:span text:style-name="T1">, for any two distinct points on the plane, there exists </text:span><text:span text:style-name="T2">exactly one</text:span><text:span text:style-name="T1"> straight line that goes through both points. (In other spaces that have very different overall shapes, </text:span><text:a xlink:type="simple" xlink:href="https://en.wikipedia.org/wiki/Non-Euclidean_geometry" text:style-name="ListLabel_20_37" text:visited-style-name="ListLabel_20_37"><text:span text:style-name="T7">different rules and their consequences apply</text:span></text:a><text:span text:style-name="T1">.) Of course, this same line, being infinite in both directions, will also go through an infinity of other points on the plane. </text:span></text:p>
      <text:p text:style-name="P2"/>
      <text:p text:style-name="P1"><text:span text:style-name="T1">Given a list of </text:span><text:span text:style-name="T12">points</text:span><text:span text:style-name="T1"> on the integer grid, find the line that contains the largest number of points from this list. To facilitate automated testing and guarantee that the answer for each test case is unambiguous, this function should not return the line itself, but merely the count of how many of these </text:span><text:span text:style-name="T12">points</text:span><text:span text:style-name="T1"> lie on that line. The list of </text:span><text:span text:style-name="T12">points</text:span><text:span text:style-name="T1"> is guaranteed to contain at least two points and all points in the list are distinct, but the points are otherwise not given in any sorted order.</text:span></text:p>
      <text:p text:style-name="P1"/>
      <table:table table:name="Table58" table:style-name="Table58">
        <table:table-column table:style-name="Table58.A"/>
        <table:table-column table:style-name="Table58.B"/>
        <table:table-row table:style-name="Table58.1">
          <table:table-cell table:style-name="Table58.A1" office:value-type="string">
            <text:p text:style-name="P7"><text:span text:style-name="T12">points</text:span></text:p>
          </table:table-cell>
          <table:table-cell table:style-name="Table58.A1" office:value-type="string">
            <text:p text:style-name="P7"><text:span text:style-name="T1">Expected result</text:span></text:p>
          </table:table-cell>
        </table:table-row>
        <table:table-row table:style-name="Table58.1">
          <table:table-cell table:style-name="Table58.A1" office:value-type="string">
            <text:p text:style-name="P7"><text:span text:style-name="T12">[(42, 1), (7, 5)]</text:span></text:p>
          </table:table-cell>
          <table:table-cell table:style-name="Table58.A1" office:value-type="string">
            <text:p text:style-name="P7"><text:span text:style-name="T12">2</text:span></text:p>
          </table:table-cell>
        </table:table-row>
        <table:table-row table:style-name="Table58.1">
          <table:table-cell table:style-name="Table58.A1" office:value-type="string">
            <text:p text:style-name="P7"><text:span text:style-name="T12">[(1, 4), (2, 6), (3, 2), (4, 10)]</text:span></text:p>
          </table:table-cell>
          <table:table-cell table:style-name="Table58.A1" office:value-type="string">
            <text:p text:style-name="P7"><text:span text:style-name="T12">3</text:span></text:p>
          </table:table-cell>
        </table:table-row>
        <table:table-row table:style-name="Table58.1">
          <table:table-cell table:style-name="Table58.A1" office:value-type="string">
            <text:p text:style-name="P7"><text:span text:style-name="T12">[(x, y) for x in range(10) for y in range(10)]</text:span></text:p>
          </table:table-cell>
          <table:table-cell table:style-name="Table58.A1" office:value-type="string">
            <text:p text:style-name="P7"><text:span text:style-name="T12">10</text:span></text:p>
          </table:table-cell>
        </table:table-row>
        <table:table-row table:style-name="Table58.1">
          <table:table-cell table:style-name="Table58.A1" office:value-type="string">
            <text:p text:style-name="P7"><text:span text:style-name="T12">[(3, 5), (1, 4), (2, 6), (7, 7), (3, 8)]</text:span></text:p>
          </table:table-cell>
          <table:table-cell table:style-name="Table58.A1" office:value-type="string">
            <text:p text:style-name="P7"><text:span text:style-name="T12">3</text:span></text:p>
          </table:table-cell>
        </table:table-row>
        <table:table-row table:style-name="Table58.1">
          <table:table-cell table:style-name="Table58.A1" office:value-type="string">
            <text:p text:style-name="P7"><text:span text:style-name="T12">[(5, 6), (7, 3), (7, 1), (2, 1), (7, 4), (2, 6), (7, 7)]</text:span></text:p>
          </table:table-cell>
          <table:table-cell table:style-name="Table58.A1" office:value-type="string">
            <text:p text:style-name="P7"><text:span text:style-name="T12">4</text:span></text:p>
          </table:table-cell>
        </table:table-row>
      </table:table>
      <text:p text:style-name="P1"/>
      <text:p text:style-name="P1"><text:span text:style-name="T1">This problem can be brute forced with three nested loops, but the point (heh) of this problem is not to do too much more work than you really need to. To simplify your logic, consult the example program </text:span><text:a xlink:type="simple" xlink:href="https://github.com/ikokkari/PythonExamples/blob/master/geometry.py" text:style-name="ListLabel_20_39" text:visited-style-name="ListLabel_20_39"><text:span text:style-name="T11">geometry.py</text:span></text:a><text:span text:style-name="T1"> for the </text:span><text:span text:style-name="T2">cross product</text:span><text:span text:style-name="T1"> function that can be used to quickly check whether three points are collinear. </text:span></text:p>
      <text:p text:style-name="P2"/>
      <text:p text:style-name="P19"><text:bookmark text:name="_wy29ff5xfp6b"/><text:span text:style-name="T22">Count distinct lines</text:span></text:p>
      <text:p text:style-name="P2"/>
      <text:p text:style-name="P1"><text:span text:style-name="T12">def count_distinct_lines(points):</text:span></text:p>
      <text:p text:style-name="P1"/>
      <text:p text:style-name="P1"><text:span text:style-name="T1">Two distinct points on a plane define the unique line that passes through both points, same way as originally defined by Euclid in the previous question "Line with most points" that asked you to find the line that goes through the largest number of points in the given list. Whenever three or more points are collinear, any two of them define the exact same infinitely long line. In this problem, the function should count how many distinct lines are defined by the given list of </text:span><text:span text:style-name="T12">points</text:span><text:span text:style-name="T1">. </text:span></text:p>
      <text:p text:style-name="P2"/>
      <text:p text:style-name="P1"><text:span text:style-name="T1">You should not use </text:span><text:span text:style-name="T2">floating point arithmetic</text:span><text:span text:style-name="T1"> of decimal numbers to compute the solution, but perform all calculations using only exact integer arithmetic so that your code will handle correctly coordinates even in the order of one googol and more.</text:span> <text:span text:style-name="T1">Make sure that your function does not crash due to division by zero whenever the line defined by the two points is </text:span><text:span text:style-name="T2">axis-aligned</text:span><text:span text:style-name="T1">, that is, either vertical or horizontal. The cross product function from </text:span><text:a xlink:type="simple" xlink:href="https://github.com/ikokkari/PythonExamples/blob/master/geometry.py" text:style-name="ListLabel_20_39" text:visited-style-name="ListLabel_20_39"><text:span text:style-name="T11">geometry.py</text:span></text:a><text:span text:style-name="T1"> example script will again come handy here.</text:span></text:p>
      <text:p text:style-name="P1"><text:span text:style-name="T1"><text:s/></text:span></text:p>
      <table:table table:name="Table59" table:style-name="Table59">
        <table:table-column table:style-name="Table59.A"/>
        <table:table-column table:style-name="Table59.B"/>
        <table:table-row table:style-name="Table59.1">
          <table:table-cell table:style-name="Table59.A1" office:value-type="string">
            <text:p text:style-name="P7"><text:span text:style-name="T12">points</text:span></text:p>
          </table:table-cell>
          <table:table-cell table:style-name="Table59.A1" office:value-type="string">
            <text:p text:style-name="P7"><text:span text:style-name="T1">Expected result</text:span></text:p>
          </table:table-cell>
        </table:table-row>
        <table:table-row table:style-name="Table59.2">
          <table:table-cell table:style-name="Table59.A1" office:value-type="string">
            <text:p text:style-name="P7"><text:span text:style-name="T12">[(1, 42), (99, 17)]</text:span></text:p>
          </table:table-cell>
          <table:table-cell table:style-name="Table59.A1" office:value-type="string">
            <text:p text:style-name="P7"><text:span text:style-name="T12">1</text:span></text:p>
          </table:table-cell>
        </table:table-row>
        <table:table-row table:style-name="Table59.3">
          <table:table-cell table:style-name="Table59.A1" office:value-type="string">
            <text:p text:style-name="P7"><text:span text:style-name="T12">[(2, 2), (7, 10), (3, 99)]</text:span></text:p>
          </table:table-cell>
          <table:table-cell table:style-name="Table59.A1" office:value-type="string">
            <text:p text:style-name="P7"><text:span text:style-name="T12">3</text:span></text:p>
          </table:table-cell>
        </table:table-row>
        <table:table-row table:style-name="Table59.4">
          <table:table-cell table:style-name="Table59.A1" office:value-type="string">
            <text:p text:style-name="P7"><text:span text:style-name="T12">[(2, 3), (5, 5), (8, 7)]</text:span></text:p>
          </table:table-cell>
          <table:table-cell table:style-name="Table59.A1" office:value-type="string">
            <text:p text:style-name="P7"><text:span text:style-name="T12">1</text:span></text:p>
          </table:table-cell>
        </table:table-row>
        <table:table-row table:style-name="Table59.5">
          <table:table-cell table:style-name="Table59.A1" office:value-type="string">
            <text:p text:style-name="P7"><text:span text:style-name="T12">[(0, 5), (5, 0), (0, 0), (5, 5)]</text:span></text:p>
          </table:table-cell>
          <table:table-cell table:style-name="Table59.A1" office:value-type="string">
            <text:p text:style-name="P7"><text:span text:style-name="T12">6</text:span></text:p>
          </table:table-cell>
        </table:table-row>
        <table:table-row table:style-name="Table59.6">
          <table:table-cell table:style-name="Table59.A1" office:value-type="string">
            <text:p text:style-name="P7"><text:span text:style-name="T12">[(x, x*x) for x in range(100)] </text:span></text:p>
          </table:table-cell>
          <table:table-cell table:style-name="Table59.A1" office:value-type="string">
            <text:p text:style-name="P7"><text:span text:style-name="T12">4950</text:span></text:p>
          </table:table-cell>
        </table:table-row>
        <table:table-row table:style-name="Table59.7">
          <table:table-cell table:style-name="Table59.A1" office:value-type="string">
            <text:p text:style-name="P7"><text:span text:style-name="T12">[(x, y) for x in range(10) for y in range(10)]</text:span></text:p>
          </table:table-cell>
          <table:table-cell table:style-name="Table59.A1" office:value-type="string">
            <text:p text:style-name="P7"><text:span text:style-name="T12">2306</text:span></text:p>
          </table:table-cell>
        </table:table-row>
        <table:table-row table:style-name="Table59.8">
          <table:table-cell table:style-name="Table59.A1" office:value-type="string">
            <text:p text:style-name="P7"><text:span text:style-name="T12">[(x**10, x**20) for x in range(1000)]</text:span></text:p>
          </table:table-cell>
          <table:table-cell table:style-name="Table59.A1" office:value-type="string">
            <text:p text:style-name="P7"><text:span text:style-name="T12">499500</text:span></text:p>
          </table:table-cell>
        </table:table-row>
      </table:table>
      <text:p text:style-name="P1"/>
      <text:p text:style-name="P19"><text:bookmark text:name="_crjuecxatk87"/><text:span text:style-name="T22">Sevens rule, zeros drool</text:span></text:p>
      <text:p text:style-name="P4"/>
      <text:p text:style-name="P1"><text:span text:style-name="T12">def seven_zero(n):</text:span></text:p>
      <text:p text:style-name="P2"/>
      <text:p text:style-name="P1"><text:span text:style-name="T1">Seven is considered to be a lucky number in Western cultures, whereas </text:span><text:a xlink:type="simple" xlink:href="https://vimeo.com/6748255" text:style-name="ListLabel_20_37" text:visited-style-name="ListLabel_20_37"><text:span text:style-name="T7">zero is what nobody wants to be</text:span></text:a><text:span text:style-name="T1">. To bring these two opposites briefly together, let us look at only those positive integers that consist of some solid sequence of sevens, followed by some (possibly empty) solid sequence of zeros. For example 7, 77777, 7700000, 77777700, or 70000000000000000. The excellent </text:span><text:a xlink:type="simple" xlink:href="https://ocw.mit.edu/index.htm" text:style-name="ListLabel_20_37" text:visited-style-name="ListLabel_20_37"><text:span text:style-name="T7">MIT Open Courseware</text:span></text:a><text:span text:style-name="T1"> online textbook "</text:span><text:span text:style-name="T3">Mathematics for Computer Science</text:span><text:span text:style-name="T1">" (</text:span><text:a xlink:type="simple" xlink:href="https://courses.csail.mit.edu/6.042/spring18/mcs.pdf" text:style-name="ListLabel_20_37" text:visited-style-name="ListLabel_20_37"><text:span text:style-name="T7">PDF link</text:span></text:a><text:span text:style-name="T1"> to the 2018 version for anybody who is interested) proves that for any positive integer </text:span><text:span text:style-name="T12">n</text:span><text:span text:style-name="T1">, there exists at least one positive integer of consecutive sevens followed by consecutive zeros that is divisible by </text:span><text:span text:style-name="T12">n</text:span><text:span text:style-name="T1">. This integer can get pretty humongous, but infinitely many such numbers will necessarily exist for any integer </text:span><text:span text:style-name="T12">n</text:span><text:span text:style-name="T1">.</text:span><text:span text:style-name="T25"><text:note text:id="ftn1" text:note-class="footnote"><text:note-citation>1</text:note-citation><text:note-body><text:p text:style-name="P9"><text:span text:style-name="T24"/><text:span text:style-name="T28"> </text:span><text:span text:style-name="T4">If </text:span><text:span text:style-name="T5">s</text:span><text:span text:style-name="T4"> is any number made of sevens and zeros that is divisible by </text:span><text:span text:style-name="T5">n</text:span><text:span text:style-name="T4">, the number </text:span><text:span text:style-name="T5">s</text:span><text:span text:style-name="T4">' that is made of sevens and zeros and is divisible by </text:span><text:span text:style-name="T5">sn</text:span><text:span text:style-name="T4"> is also divisible by </text:span><text:span text:style-name="T5">n</text:span><text:span text:style-name="T4">, but is guaranteed to be larger than </text:span><text:span text:style-name="T5">s</text:span><text:span text:style-name="T4">. Therefore, the maximal number made of sevens and zeros that is divisible by </text:span><text:span text:style-name="T5">n</text:span><text:span text:style-name="T4"> cannot exist, which means that there exist infinitely many such numbers.</text:span></text:p></text:note-body></text:note></text:span><text:span text:style-name="T1"> This function should find and return the </text:span><text:span text:style-name="T2">smallest</text:span><text:span text:style-name="T1"> such integer for the given </text:span><text:span text:style-name="T12">n</text:span><text:span text:style-name="T1">.</text:span></text:p>
      <text:p text:style-name="P2"/>
      <text:p text:style-name="P1"><text:span text:style-name="T1">This exercise is about efficiently generating and iterating through the numbers of the constrained form of sevens and zeros, and doing this in ascending order to guarantee finding the smallest possible number that works. Your outer loop should iterate through the number of digits of the number. For the current digit length </text:span><text:span text:style-name="T12">d</text:span><text:span text:style-name="T1">, the inner loop should then go through all possible ways over </text:span><text:span text:style-name="T12">k</text:span><text:span text:style-name="T1"> to create a number that starts with </text:span><text:span text:style-name="T12">k</text:span><text:span text:style-name="T1"> sevens, followed by </text:span><text:span text:style-name="T12">d-k</text:span><text:span text:style-name="T1"> zeroes.</text:span></text:p>
      <text:p text:style-name="P2"/>
      <text:p text:style-name="P1"><text:span text:style-name="T1">Furthermore, as proven in that same book, whenever </text:span><text:span text:style-name="T12">n</text:span><text:span text:style-name="T1"> is not divisible by either 2 or 5, the smallest such number will always consist of a solid sequence of sevens with no zero digits after them. This handy fact can be used to speed up this search massively for such friendly values of </text:span><text:span text:style-name="T12">n</text:span><text:span text:style-name="T1">.</text:span></text:p>
      <text:p text:style-name="P2"/>
      <table:table table:name="Table60" table:style-name="Table60">
        <table:table-column table:style-name="Table60.A"/>
        <table:table-column table:style-name="Table60.B"/>
        <table:table-row table:style-name="Table60.1">
          <table:table-cell table:style-name="Table60.A1" office:value-type="string">
            <text:p text:style-name="P7"><text:span text:style-name="T12">n</text:span></text:p>
          </table:table-cell>
          <table:table-cell table:style-name="Table60.A1" office:value-type="string">
            <text:p text:style-name="P7"><text:span text:style-name="T1">Expected result</text:span></text:p>
          </table:table-cell>
        </table:table-row>
        <table:table-row table:style-name="Table60.1">
          <table:table-cell table:style-name="Table60.A1" office:value-type="string">
            <text:p text:style-name="P7"><text:span text:style-name="T12">17</text:span></text:p>
          </table:table-cell>
          <table:table-cell table:style-name="Table60.A1" office:value-type="string">
            <text:p text:style-name="P7"><text:span text:style-name="T12">7777777777777777</text:span></text:p>
          </table:table-cell>
        </table:table-row>
        <table:table-row table:style-name="Table60.1">
          <table:table-cell table:style-name="Table60.A1" office:value-type="string">
            <text:p text:style-name="P7"><text:span text:style-name="T12">42</text:span></text:p>
          </table:table-cell>
          <table:table-cell table:style-name="Table60.A1" office:value-type="string">
            <text:p text:style-name="P7"><text:span text:style-name="T12">7770</text:span></text:p>
          </table:table-cell>
        </table:table-row>
        <table:table-row table:style-name="Table60.1">
          <table:table-cell table:style-name="Table60.A1" office:value-type="string">
            <text:p text:style-name="P7"><text:span text:style-name="T12">101</text:span></text:p>
          </table:table-cell>
          <table:table-cell table:style-name="Table60.A1" office:value-type="string">
            <text:p text:style-name="P7"><text:span text:style-name="T12">7777</text:span></text:p>
          </table:table-cell>
        </table:table-row>
        <table:table-row table:style-name="Table60.1">
          <table:table-cell table:style-name="Table60.A1" office:value-type="string">
            <text:p text:style-name="P7"><text:span text:style-name="T12">103</text:span></text:p>
          </table:table-cell>
          <table:table-cell table:style-name="Table60.A1" office:value-type="string">
            <text:p text:style-name="P7"><text:span text:style-name="T12">7777777777777777777777777777777777</text:span></text:p>
          </table:table-cell>
        </table:table-row>
        <table:table-row table:style-name="Table60.1">
          <table:table-cell table:style-name="Table60.A1" office:value-type="string">
            <text:p text:style-name="P7"><text:span text:style-name="T12">2**50</text:span></text:p>
          </table:table-cell>
          <table:table-cell table:style-name="Table60.A1" office:value-type="string">
            <text:p text:style-name="P7"><text:span text:style-name="T12">700000000000000000000000000000000000000000000000000</text:span></text:p>
          </table:table-cell>
        </table:table-row>
        <table:table-row table:style-name="Table60.1">
          <table:table-cell table:style-name="Table60.A1" office:value-type="string">
            <text:p text:style-name="P7"><text:span text:style-name="T12">12345</text:span></text:p>
          </table:table-cell>
          <table:table-cell table:style-name="Table60.A1" office:value-type="string">
            <text:p text:style-name="P7"><text:span text:style-name="T1">(a behemoth that consists of a total of 822 sevens, followed by a single zero)</text:span></text:p>
          </table:table-cell>
        </table:table-row>
      </table:table>
      <text:p text:style-name="P2"/>
      <text:p text:style-name="P19"><text:bookmark text:name="_kad40lknvzso"/><text:span text:style-name="T22">Six degrees of separation</text:span></text:p>
      <text:p text:style-name="P4"/>
      <text:p text:style-name="P1"><text:span text:style-name="T12">def connected_islands(n, bridges, queries):</text:span></text:p>
      <text:p text:style-name="P2"/>
      <text:p text:style-name="P1"><text:span text:style-name="T1">An archipelago nation consists of a total of </text:span><text:span text:style-name="T12">n</text:span><text:span text:style-name="T1"> islands numbered </text:span><text:span text:style-name="T12">0</text:span><text:span text:style-name="T1">, ..., </text:span><text:span text:style-name="T12">n-1</text:span><text:span text:style-name="T1">. Initially every one of these islands is, well, as the saying goes, an island. To rectify this isolation, the government of this archipelago nation decides to build a series of </text:span><text:span text:style-name="T12">bridges</text:span><text:span text:style-name="T1"> to connect these islands to each other. Each bridge is given as a tuple </text:span><text:span text:style-name="T12">(a, b)</text:span><text:span text:style-name="T1"> for the two islands </text:span><text:span text:style-name="T12">a</text:span><text:span text:style-name="T1"> and </text:span><text:span text:style-name="T12">b</text:span><text:span text:style-name="T1"> that it connects, and can be crossed in either direction. Connecting any two islands with a bridge immediately creates a pairwise route between any other islands that were previously connected to either one of these islands.</text:span></text:p>
      <text:p text:style-name="P2"/>
      <text:p text:style-name="P1"><text:span text:style-name="T1">Once all these </text:span><text:span text:style-name="T12">bridges</text:span><text:span text:style-name="T1"> have been built, we wish to perform a series of </text:span><text:span text:style-name="T12">queries</text:span><text:span text:style-name="T1"> so that each query </text:span><text:span text:style-name="T12">(a, b)</text:span><text:span text:style-name="T1"> asks whether there exists some route between these islands. The function should return a list of truth values for the answers to all these queries in one swoop.</text:span></text:p>
      <text:p text:style-name="P2"/>
      <table:table table:name="Table61" table:style-name="Table61">
        <table:table-column table:style-name="Table61.A"/>
        <table:table-column table:style-name="Table61.B"/>
        <table:table-column table:style-name="Table61.C"/>
        <table:table-column table:style-name="Table61.D"/>
        <table:table-row table:style-name="Table61.1">
          <table:table-cell table:style-name="Table61.A1" office:value-type="string">
            <text:p text:style-name="P7"><text:span text:style-name="T12">n</text:span></text:p>
          </table:table-cell>
          <table:table-cell table:style-name="Table61.A1" office:value-type="string">
            <text:p text:style-name="P7"><text:span text:style-name="T12">bridges</text:span></text:p>
          </table:table-cell>
          <table:table-cell table:style-name="Table61.A1" office:value-type="string">
            <text:p text:style-name="P7"><text:span text:style-name="T12">queries</text:span></text:p>
          </table:table-cell>
          <table:table-cell table:style-name="Table61.A1" office:value-type="string">
            <text:p text:style-name="P7"><text:span text:style-name="T1">Expected result</text:span></text:p>
          </table:table-cell>
        </table:table-row>
        <table:table-row table:style-name="Table61.1">
          <table:table-cell table:style-name="Table61.A1" office:value-type="string">
            <text:p text:style-name="P7"><text:span text:style-name="T12">3</text:span></text:p>
          </table:table-cell>
          <table:table-cell table:style-name="Table61.A1" office:value-type="string">
            <text:p text:style-name="P7"><text:span text:style-name="T12">[(0, 1), (1, 2)]</text:span></text:p>
          </table:table-cell>
          <table:table-cell table:style-name="Table61.A1" office:value-type="string">
            <text:p text:style-name="P7"><text:span text:style-name="T12">[(2, 0)]</text:span></text:p>
          </table:table-cell>
          <table:table-cell table:style-name="Table61.A1" office:value-type="string">
            <text:p text:style-name="P7"><text:span text:style-name="T12">[True]</text:span></text:p>
          </table:table-cell>
        </table:table-row>
        <table:table-row table:style-name="Table61.1">
          <table:table-cell table:style-name="Table61.A1" office:value-type="string">
            <text:p text:style-name="P7"><text:span text:style-name="T12">7</text:span></text:p>
          </table:table-cell>
          <table:table-cell table:style-name="Table61.A1" office:value-type="string">
            <text:p text:style-name="P7"><text:span text:style-name="T12">[(1, 2), (0, 1), (4, 5), (2, 1), (0, 5), (4, 0)]</text:span></text:p>
          </table:table-cell>
          <table:table-cell table:style-name="Table61.A1" office:value-type="string">
            <text:p text:style-name="P7"><text:span text:style-name="T12">[(3, 1), (6, 4), (0, 2), (4, 6), (3, 0), (1, 0), (1, 3)]</text:span></text:p>
          </table:table-cell>
          <table:table-cell table:style-name="Table61.A1" office:value-type="string">
            <text:p text:style-name="P7"><text:span text:style-name="T12">[False, False, True, False, False, True, False]</text:span></text:p>
          </table:table-cell>
        </table:table-row>
        <table:table-row table:style-name="Table61.1">
          <table:table-cell table:style-name="Table61.A1" office:value-type="string">
            <text:p text:style-name="P7"><text:span text:style-name="T12">19</text:span></text:p>
          </table:table-cell>
          <table:table-cell table:style-name="Table61.A1" office:value-type="string">
            <text:p text:style-name="P7"><text:span text:style-name="T12">[(12, 2), (8, 14), (9, 0), (11, 4), (8, 1), (12, 13), (3, 1), (17, 2), (15, 11), (16, 1), (9, 17), (1, 10), (3, 7), (2, 5), (16, 18), (6, 5)]</text:span></text:p>
          </table:table-cell>
          <table:table-cell table:style-name="Table61.A1" office:value-type="string">
            <text:p text:style-name="P7"><text:span text:style-name="T12">[(13, 1), (17, 5), (13, 11), (17, 2), (12, 5), (1, 15), (3, 16), (1, 6), (18, 7), (10, 14), (14, 8), (5, 12), (0, 9), (18, 8), (15, 17), (7, 2), (2, 16), (0, 12), (3, 0)]</text:span></text:p>
          </table:table-cell>
          <table:table-cell table:style-name="Table61.A1" office:value-type="string">
            <text:p text:style-name="P7"><text:span text:style-name="T12">[False, True, False, True, True, False, True, False, True, True, True, True, True, True, False, False, False, True, False]</text:span></text:p>
          </table:table-cell>
        </table:table-row>
        <table:table-row table:style-name="Table61.1">
          <table:table-cell table:style-name="Table61.A1" office:value-type="string">
            <text:p text:style-name="P7"><text:span text:style-name="T12">1000</text:span></text:p>
          </table:table-cell>
          <table:table-cell table:style-name="Table61.A1" office:value-type="string">
            <text:p text:style-name="P7"><text:span text:style-name="T12">[(a, a+1) for a in range(999)]</text:span></text:p>
          </table:table-cell>
          <table:table-cell table:style-name="Table61.A1" office:value-type="string">
            <text:p text:style-name="P7"><text:span text:style-name="T12">[(a, 0) for a in range(1000)]</text:span></text:p>
          </table:table-cell>
          <table:table-cell table:style-name="Table61.A1" office:value-type="string">
            <text:p text:style-name="P7"><text:span text:style-name="T1">(a list of one thousand </text:span><text:span text:style-name="T12">True</text:span><text:span text:style-name="T1"> elements)</text:span></text:p>
          </table:table-cell>
        </table:table-row>
      </table:table>
      <text:p text:style-name="P17"><text:bookmark text:name="_1yztx3cgcm49"/></text:p>
      <text:p text:style-name="P19"><text:bookmark text:name="_352b94z785sb"/><text:span text:style-name="T22">Autocorrect for stubby fingers</text:span></text:p>
      <text:p text:style-name="P2"/>
      <text:p text:style-name="P1"><text:span text:style-name="T12">def autocorrect_word(word, words, df):</text:span></text:p>
      <text:p text:style-name="P2"/>
      <text:p text:style-name="P1"><text:span text:style-name="T1">In this day and age all you whippersnappers are surely familiar with </text:span><text:span text:style-name="T2">autocorrect</text:span><text:span text:style-name="T1"> that replaces a non-word with the "closest" real word in the dictionary. Many techniques exist to guess more accurately what the user intended to write. Since many people, such as your instructor, have stubby fingers, many typos are caused by the user pressing a virtual key next to the intended key. For example, when the non-existent word is </text:span><text:span text:style-name="T12">"cst"</text:span><text:span text:style-name="T1">, the intended word is far more likely to be </text:span><text:span text:style-name="T12">"cat"</text:span><text:span text:style-name="T1"> than </text:span><text:span text:style-name="T12">"cut"</text:span><text:span text:style-name="T1">, assuming that the text was entered with an ordinary QWERTY keyboard.</text:span></text:p>
      <text:p text:style-name="P2"/>
      <text:p text:style-name="P1"><text:span text:style-name="T1">Given a </text:span><text:span text:style-name="T12">word</text:span><text:span text:style-name="T1">, a list of </text:span><text:span text:style-name="T12">words</text:span><text:span text:style-name="T1">, and a two-parameter distance function </text:span><text:span text:style-name="T12">df</text:span><text:span text:style-name="T1"> that tells how far each character is from the other character (for example, </text:span><text:span text:style-name="T12">df('a','s') == 1</text:span><text:span text:style-name="T1"> and </text:span><text:span text:style-name="T12">df('a', 'a') == 0</text:span><text:span text:style-name="T1">), <text:s/>find and return the word in the list of </text:span><text:span text:style-name="T12">words</text:span><text:span text:style-name="T1"> that have the same number of letters and whose distance, measured as the sum of the distances of the characters in the same position, is the smallest. If there are several equidistant words, return the first word in the dictionary order.</text:span></text:p>
      <text:p text:style-name="P2"/>
      <table:table table:name="Table62" table:style-name="Table62">
        <table:table-column table:style-name="Table62.A"/>
        <table:table-column table:style-name="Table62.B"/>
        <table:table-row table:style-name="Table62.1">
          <table:table-cell table:style-name="Table62.A1" office:value-type="string">
            <text:p text:style-name="P7"><text:span text:style-name="T12">word</text:span></text:p>
          </table:table-cell>
          <table:table-cell table:style-name="Table62.A1" office:value-type="string">
            <text:p text:style-name="P7"><text:span text:style-name="T1">Expected result</text:span></text:p>
          </table:table-cell>
        </table:table-row>
        <table:table-row table:style-name="Table62.1">
          <table:table-cell table:style-name="Table62.A1" office:value-type="string">
            <text:p text:style-name="P7"><text:span text:style-name="T12">'qrc'</text:span></text:p>
          </table:table-cell>
          <table:table-cell table:style-name="Table62.A1" office:value-type="string">
            <text:p text:style-name="P7"><text:span text:style-name="T12">'arc'</text:span></text:p>
          </table:table-cell>
        </table:table-row>
        <table:table-row table:style-name="Table62.1">
          <table:table-cell table:style-name="Table62.A1" office:value-type="string">
            <text:p text:style-name="P7"><text:span text:style-name="T12">'jqmbo'</text:span></text:p>
          </table:table-cell>
          <table:table-cell table:style-name="Table62.A1" office:value-type="string">
            <text:p text:style-name="P7"><text:span text:style-name="T12">'jambo'</text:span></text:p>
          </table:table-cell>
        </table:table-row>
        <table:table-row table:style-name="Table62.1">
          <table:table-cell table:style-name="Table62.A1" office:value-type="string">
            <text:p text:style-name="P7"><text:span text:style-name="T12">'hello'</text:span></text:p>
          </table:table-cell>
          <table:table-cell table:style-name="Table62.A1" office:value-type="string">
            <text:p text:style-name="P7"><text:span text:style-name="T12">'hello'</text:span></text:p>
          </table:table-cell>
        </table:table-row>
        <table:table-row table:style-name="Table62.1">
          <table:table-cell table:style-name="Table62.A1" office:value-type="string">
            <text:p text:style-name="P7"><text:span text:style-name="T12">'interokay'</text:span></text:p>
          </table:table-cell>
          <table:table-cell table:style-name="Table62.A1" office:value-type="string">
            <text:p text:style-name="P7"><text:span text:style-name="T12">'interplay'</text:span></text:p>
          </table:table-cell>
        </table:table-row>
      </table:table>
      <text:p text:style-name="P2"/>
      <text:p text:style-name="P1"><text:span text:style-name="T1">(Advanced autocorrect algorithms use statistical techniques based on the surrounding context to suggest the best replacement, since not all words are equally likely to be the intended word, given the rest of the sentence. For example, the misspelling </text:span><text:span text:style-name="T12">'urc'</text:span><text:span text:style-name="T1"> should probably be corrected very differently in the sentence "The gateway consists of an urc of curved blocks" than in "The brave little hobbit swung his sword at the smelly urc.")</text:span></text:p>
      <text:p text:style-name="P17"><text:bookmark text:name="_8h1jsly832gj"/></text:p>
      <text:p text:style-name="P19"><text:bookmark text:name="_bb72umic9uwj"/><text:span text:style-name="T22">Uambcsrlne the wrod</text:span></text:p>
      <text:p text:style-name="P2"/>
      <text:p text:style-name="P1"><text:span text:style-name="T12">def unscramble(words, word):</text:span></text:p>
      <text:p text:style-name="P2"/>
      <text:p text:style-name="P1"><text:span text:style-name="T1">Smdboeoy nteoicd smoe yreas ago taht the lretets isndie Eisgnlh wdors can be ronmaldy slmecbrad wouhtit antifecfg tiehr rlaibdiatey too mcuh, piovredd that you keep the frsit and the last lteters as tehy were. Gevin a lsit of </text:span><text:span text:style-name="T12">words</text:span><text:span text:style-name="T1"> gtuaraened to be soterd, and one serlcmbad </text:span><text:span text:style-name="T12">wrod</text:span><text:span text:style-name="T1">, tihs fctounin shulod rterun the list of wrdos taht cloud hvae been the orgiianl word taht got seambclrd, and of csorue retrun taht lsit wtih its wdros sterod in apcabihaetll oerdr to enrsue the uaigntbmuiy of atematoud testing. In the vast maitjory of ceass, this list wlil catnoin only one wrod.</text:span></text:p>
      <text:p text:style-name="P2"/>
      <table:table table:name="Table63" table:style-name="Table63">
        <table:table-column table:style-name="Table63.A"/>
        <table:table-column table:style-name="Table63.B"/>
        <table:table-row table:style-name="Table63.1">
          <table:table-cell table:style-name="Table63.A1" office:value-type="string">
            <text:p text:style-name="P7"><text:span text:style-name="T12">wrod</text:span></text:p>
          </table:table-cell>
          <table:table-cell table:style-name="Table63.A1" office:value-type="string">
            <text:p text:style-name="P7"><text:span text:style-name="T1">Etecxepd rssuelt (unsig the wrosldit </text:span><text:span text:style-name="T12">words_sorted.txt</text:span><text:span text:style-name="T1">)</text:span></text:p>
          </table:table-cell>
        </table:table-row>
        <table:table-row table:style-name="Table63.1">
          <table:table-cell table:style-name="Table63.A1" office:value-type="string">
            <text:p text:style-name="P7"><text:span text:style-name="T12">'mniister'</text:span></text:p>
          </table:table-cell>
          <table:table-cell table:style-name="Table63.A1" office:value-type="string">
            <text:p text:style-name="P7"><text:span text:style-name="T12">['minister', 'misinter']</text:span></text:p>
          </table:table-cell>
        </table:table-row>
        <table:table-row table:style-name="Table63.1">
          <table:table-cell table:style-name="Table63.A1" office:value-type="string">
            <text:p text:style-name="P7"><text:span text:style-name="T12">'mnutiy'</text:span></text:p>
          </table:table-cell>
          <table:table-cell table:style-name="Table63.A1" office:value-type="string">
            <text:p text:style-name="P7"><text:span text:style-name="T12">['munity', 'mutiny']</text:span></text:p>
          </table:table-cell>
        </table:table-row>
        <table:table-row table:style-name="Table63.1">
          <table:table-cell table:style-name="Table63.A1" office:value-type="string">
            <text:p text:style-name="P7"><text:span text:style-name="T12">'creavn'</text:span></text:p>
          </table:table-cell>
          <table:table-cell table:style-name="Table63.A1" office:value-type="string">
            <text:p text:style-name="P7"><text:span text:style-name="T12">['carven', 'cavern', 'craven']</text:span></text:p>
          </table:table-cell>
        </table:table-row>
        <table:table-row table:style-name="Table63.1">
          <table:table-cell table:style-name="Table63.A1" office:value-type="string">
            <text:p text:style-name="P7"><text:span text:style-name="T12">'tninrpey'</text:span></text:p>
          </table:table-cell>
          <table:table-cell table:style-name="Table63.A1" office:value-type="string">
            <text:p text:style-name="P3"><text:span text:style-name="T12">['tripenny']</text:span></text:p>
          </table:table-cell>
        </table:table-row>
      </table:table>
      <text:p text:style-name="P2"/>
      <text:p text:style-name="P1"><text:span text:style-name="T1">(Writing the filter to transform the given plaintext to the above scrambled form is also a good little programming exercise in Python. This leads us to a useful estimation exercise: how long would the plaintext have to be for you to write such a filter yourself instead of scrambling the plaintext by hand as you would if you needed to scramble just one word? In general, how many times do you think you need to solve some particular problem until it becomes more efficient to design, write and debug a Python script to do it?)</text:span></text:p>
      <text:p text:style-name="P17"><text:bookmark text:name="_fvssgmw7qoks"/></text:p>
      <text:p text:style-name="P19"><text:bookmark text:name="_tdathqte9ljy"/><text:span text:style-name="T22">Substitution words</text:span></text:p>
      <text:p text:style-name="P4"/>
      <text:p text:style-name="P1"><text:span text:style-name="T12">def substitution_words(pattern, words):</text:span></text:p>
      <text:p text:style-name="P2"/>
      <text:p text:style-name="P1"><text:span text:style-name="T1">Given a list of </text:span><text:span text:style-name="T12">words</text:span><text:span text:style-name="T1"> (once again, guaranteed to be in sorted order and each consist of the 26 lowercase English letters only) and a </text:span><text:span text:style-name="T12">pattern</text:span><text:span text:style-name="T1"> that consists of uppercase English characters, this function should find and return a list of precisely those words that match the </text:span><text:span text:style-name="T12">pattern</text:span><text:span text:style-name="T1"> in the sense that there exists a substitution from uppercase letters to lowercase letters that turns the </text:span><text:span text:style-name="T12">pattern</text:span><text:span text:style-name="T1"> into the word. Furthermore, this substitution must be </text:span><text:span text:style-name="T2">injective</text:span><text:span text:style-name="T1">, meaning that no two different uppercase letters in the pattern are mapped to the same lowercase letter in that word.</text:span></text:p>
      <text:p text:style-name="P2"/>
      <text:p text:style-name="P1"><text:span text:style-name="T1">For example, the word </text:span><text:span text:style-name="T12">'akin'</text:span><text:span text:style-name="T1"> matches the pattern </text:span><text:span text:style-name="T12">'ABCD'</text:span><text:span text:style-name="T1"> with the substitutions </text:span><text:span text:style-name="T12">A→a</text:span><text:span text:style-name="T1">, </text:span><text:span text:style-name="T12">B</text:span><text:span text:style-name="T17">→</text:span><text:span text:style-name="T12">k</text:span><text:span text:style-name="T1">, </text:span><text:span text:style-name="T12">C</text:span><text:span text:style-name="T17">→</text:span><text:span text:style-name="T12">i</text:span><text:span text:style-name="T1"> and </text:span><text:span text:style-name="T12">D</text:span><text:span text:style-name="T17">→</text:span><text:span text:style-name="T12">n</text:span><text:span text:style-name="T1">. However, the word </text:span><text:span text:style-name="T12">'area'</text:span><text:span text:style-name="T1"> would not match that same pattern, since the pattern characters </text:span><text:span text:style-name="T12">A</text:span><text:span text:style-name="T1"> and </text:span><text:span text:style-name="T12">D</text:span><text:span text:style-name="T1"> would both have to be non-injectively mapped to the same letter </text:span><text:span text:style-name="T12">a</text:span><text:span text:style-name="T1">.</text:span></text:p>
      <text:p text:style-name="P2"/>
      <table:table table:name="Table64" table:style-name="Table64">
        <table:table-column table:style-name="Table64.A"/>
        <table:table-column table:style-name="Table64.B"/>
        <table:table-row table:style-name="Table64.1">
          <table:table-cell table:style-name="Table64.A1" office:value-type="string">
            <text:p text:style-name="P7"><text:span text:style-name="T12">pattern</text:span></text:p>
          </table:table-cell>
          <table:table-cell table:style-name="Table64.A1" office:value-type="string">
            <text:p text:style-name="P7"><text:span text:style-name="T1">Expected result (using the wordlist </text:span><text:span text:style-name="T12">words_sorted.txt</text:span><text:span text:style-name="T1">)</text:span></text:p>
          </table:table-cell>
        </table:table-row>
        <table:table-row table:style-name="Table64.1">
          <table:table-cell table:style-name="Table64.A1" office:value-type="string">
            <text:p text:style-name="P7"><text:span text:style-name="T12">'ABBA'</text:span></text:p>
          </table:table-cell>
          <table:table-cell table:style-name="Table64.A1" office:value-type="string">
            <text:p text:style-name="P7"><text:span text:style-name="T12">['abba', 'acca', 'adda', 'affa', 'akka', 'amma', 'anna', 'atta', 'boob', 'deed', 'ecce', 'elle', 'esse', 'goog', 'immi', 'keek', 'kook', 'maam', 'noon', 'otto', 'peep', 'poop', 'sees', 'teet', 'toot']</text:span></text:p>
          </table:table-cell>
        </table:table-row>
        <table:table-row table:style-name="Table64.1">
          <table:table-cell table:style-name="Table64.A1" office:value-type="string">
            <text:p text:style-name="P7"><text:span text:style-name="T12">'CBEGBHGCD'</text:span></text:p>
          </table:table-cell>
          <table:table-cell table:style-name="Table64.A1" office:value-type="string">
            <text:p text:style-name="P7"><text:span text:style-name="T12">['sabianism', 'variative']</text:span></text:p>
          </table:table-cell>
        </table:table-row>
        <table:table-row table:style-name="Table64.1">
          <table:table-cell table:style-name="Table64.A1" office:value-type="string">
            <text:p text:style-name="P7"><text:span text:style-name="T12">'AFGHCFECH'</text:span></text:p>
          </table:table-cell>
          <table:table-cell table:style-name="Table64.A1" office:value-type="string">
            <text:p text:style-name="P7"><text:span text:style-name="T12">['capitasti', 'capotasto', 'corevolve', 'craterlet', 'nauseates', 'prolarval', 'schnecken']</text:span></text:p>
          </table:table-cell>
        </table:table-row>
        <table:table-row table:style-name="Table64.1">
          <table:table-cell table:style-name="Table64.A1" office:value-type="string">
            <text:p text:style-name="P7"><text:span text:style-name="T12">'BDADCAF'</text:span></text:p>
          </table:table-cell>
          <table:table-cell table:style-name="Table64.A1" office:value-type="string">
            <text:p text:style-name="P7"><text:span text:style-name="T12">['cerebra', 'cerebri', 'ciliola', 'crureus', 'danaine', 'decency', 'detects', 'detents', 'feretra', 'kotoite', 'macauco', 'miliola', 'minions', 'moronry', 'mutuate', 'orarian', 'pereira', 'pinions', 'recency', 'salable', 'salably', 'silicle', 'terebra', 'vacance', 'vacancy', 'vitiate']</text:span></text:p>
          </table:table-cell>
        </table:table-row>
      </table:table>
      <text:p text:style-name="P2"/>
      <text:p text:style-name="P19"><text:bookmark text:name="_o2pd1s8zk2ku"/><text:span text:style-name="T22">Manhattan skyline</text:span></text:p>
      <text:p text:style-name="P2"/>
      <text:p text:style-name="P1"><text:span text:style-name="T12">def manhattan_skyline(towers): </text:span></text:p>
      <text:p text:style-name="P2"/>
      <text:p text:style-name="P1"><text:span text:style-name="T1">This classic problem in computational geometry is best illustrated by pictures and animations such as those on the page "</text:span><text:a xlink:type="simple" xlink:href="https://briangordon.github.io/2014/08/the-skyline-problem.html" text:style-name="ListLabel_20_37" text:visited-style-name="ListLabel_20_37"><text:span text:style-name="T7">The Skyline problem</text:span></text:a><text:span text:style-name="T1">", so check it out first to get an idea of what is going on. </text:span></text:p>
      <text:p text:style-name="P2"/>
      <text:p text:style-name="P1"><text:span text:style-name="T1">Given an unsorted list of rectangular </text:span><text:span text:style-name="T12">towers</text:span><text:span text:style-name="T1"> as tuples of the form </text:span><text:span text:style-name="T12">(sx, ex, h)</text:span><text:span text:style-name="T1"> where </text:span><text:span text:style-name="T12">sx</text:span><text:span text:style-name="T1"> and </text:span><text:span text:style-name="T12">ex</text:span><text:span text:style-name="T1"> are the start and end </text:span><text:span text:style-name="T3">x</text:span><text:span text:style-name="T1">-coordinates (naturally, </text:span><text:span text:style-name="T12">ex &gt; sx</text:span><text:span text:style-name="T1">) and </text:span><text:span text:style-name="T12">h</text:span><text:span text:style-name="T1"> is the height of that tower, compute and return the </text:span><text:span text:style-name="T2">total visible area of the towers</text:span><text:span text:style-name="T1">, being careful not to double count any towers that are partially overlapping. All towers share the same flat ground baseline at height zero.</text:span></text:p>
      <text:p text:style-name="P2"/>
      <text:p text:style-name="P1"><text:span text:style-name="T1">The classic solution illustrates the important </text:span><text:a xlink:type="simple" xlink:href="https://en.wikipedia.org/wiki/Sweep_line_algorithm" text:style-name="ListLabel_20_37" text:visited-style-name="ListLabel_20_37"><text:span text:style-name="T7">sweepline technique</text:span></text:a><text:span text:style-name="T1"> that starts by creating a list of precisely those </text:span><text:span text:style-name="T3">x</text:span><text:span text:style-name="T1">-coordinate values where something relevant to the problem takes place. In this problem, the relevant </text:span><text:span text:style-name="T3">x</text:span><text:span text:style-name="T1">-coordinates are those where some tower either starts or ends. Next, loop through this list in ascending order, updating your computation for the interval between the current relevant </text:span><text:span text:style-name="T3">x</text:span><text:span text:style-name="T1">-coordinate and the previous one. In this particular problem, you need to maintain a </text:span><text:span text:style-name="T2">list of active towers</text:span><text:span text:style-name="T1"> so that each tower </text:span><text:span text:style-name="T12">(sx, ex, h)</text:span><text:span text:style-name="T1"> gets added as a member when </text:span><text:span text:style-name="T12">x == sx</text:span><text:span text:style-name="T1">, and gets removed as a member when </text:span><text:span text:style-name="T12">x == ex</text:span><text:span text:style-name="T1">. During each interval, only the tallest active tower has any effect on the computation.</text:span></text:p>
      <text:p text:style-name="P2"/>
      <table:table table:name="Table65" table:style-name="Table65">
        <table:table-column table:style-name="Table65.A"/>
        <table:table-column table:style-name="Table65.B"/>
        <table:table-row table:style-name="Table65.1">
          <table:table-cell table:style-name="Table65.A1" office:value-type="string">
            <text:p text:style-name="P7"><text:span text:style-name="T12">towers</text:span></text:p>
          </table:table-cell>
          <table:table-cell table:style-name="Table65.A1" office:value-type="string">
            <text:p text:style-name="P7"><text:span text:style-name="T1">Expected result</text:span></text:p>
          </table:table-cell>
        </table:table-row>
        <table:table-row table:style-name="Table65.1">
          <table:table-cell table:style-name="Table65.A1" office:value-type="string">
            <text:p text:style-name="P7"><text:span text:style-name="T12">[(2, 3, 39)]</text:span></text:p>
          </table:table-cell>
          <table:table-cell table:style-name="Table65.A1" office:value-type="string">
            <text:p text:style-name="P7"><text:span text:style-name="T12">39</text:span></text:p>
          </table:table-cell>
        </table:table-row>
        <table:table-row table:style-name="Table65.1">
          <table:table-cell table:style-name="Table65.A1" office:value-type="string">
            <text:p text:style-name="P7"><text:span text:style-name="T12">[(6, 8, 56), (5, 14, 81), (3, 13, 71)]</text:span></text:p>
          </table:table-cell>
          <table:table-cell table:style-name="Table65.A1" office:value-type="string">
            <text:p text:style-name="P7"><text:span text:style-name="T12">871</text:span></text:p>
          </table:table-cell>
        </table:table-row>
        <table:table-row table:style-name="Table65.1">
          <table:table-cell table:style-name="Table65.A1" office:value-type="string">
            <text:p text:style-name="P7"><text:span text:style-name="T12">[(6, 18, 95), (3, 20, 95), (14, 31, 22), (5, 12, 93)]</text:span></text:p>
          </table:table-cell>
          <table:table-cell table:style-name="Table65.A1" office:value-type="string">
            <text:p text:style-name="P7"><text:span text:style-name="T12">1857</text:span></text:p>
          </table:table-cell>
        </table:table-row>
        <table:table-row table:style-name="Table65.1">
          <table:table-cell table:style-name="Table65.A1" office:value-type="string">
            <text:p text:style-name="P7"><text:span text:style-name="T12">[(16, 88, 20), (11, 75, 22), (43, 73, 27), (21, 42, 37), (20, 89, 12), (67, 68, 19), (1, 65, 24), (78, 91, 34), (65, 117, 9)]</text:span></text:p>
          </table:table-cell>
          <table:table-cell table:style-name="Table65.A1" office:value-type="string">
            <text:p text:style-name="P7"><text:span text:style-name="T12">2871</text:span></text:p>
          </table:table-cell>
        </table:table-row>
      </table:table>
      <text:p text:style-name="P2"/>
      <text:p text:style-name="P1"><text:span text:style-name="T1">(The more complex versions of this classic chestnut ask for the silhouette outline as a list of polygons, as on the linked page, and also drop the restriction that all towers must lie on the same ground level line, or even be </text:span><text:span text:style-name="T2">axis-aligned</text:span><text:span text:style-name="T1">.)</text:span></text:p>
      <text:p text:style-name="P10"/>
      <text:p text:style-name="P16"><text:bookmark text:name="_kpwnxgppvwjt"/><text:span text:style-name="T22">Count overlapping disks</text:span></text:p>
      <text:p text:style-name="P2"/>
      <text:p text:style-name="P1"><text:span text:style-name="T12">def count_overlapping_disks(disks): </text:span></text:p>
      <text:p text:style-name="P2"/>
      <text:p text:style-name="P1"><text:span text:style-name="T1">Right on the heels of the previous Manhattan skyline problem, another classic problem of similar spirit that is here best solved with a sweepline algorithm. Given a list of </text:span><text:span text:style-name="T12">disks</text:span><text:span text:style-name="T1"> on the two-dimensional plane as tuples </text:span><text:span text:style-name="T12">(x, y, r)</text:span><text:span text:style-name="T1"> so that </text:span><text:span text:style-name="T12">(x, y)</text:span><text:span text:style-name="T1"> is the center point and </text:span><text:span text:style-name="T12">r</text:span><text:span text:style-name="T1"> is the radius of that disk, count how many pairs of disks intersect each other in that their areas, including the edge, have at least one point in common. To test whether two disks </text:span><text:span text:style-name="T12">(x1, y1, r1)</text:span><text:span text:style-name="T1"> and </text:span><text:span text:style-name="T12">(x2, y2, r2)</text:span><text:span text:style-name="T1"> intersect, use the Pythagorean formula </text:span><text:span text:style-name="T12">(x2-x1)**2 + (y2-y1)**2 &lt;= (r1+r2)**2</text:span><text:span text:style-name="T1">. (Note again how this precise formula uses only integer arithmetic whenever all individual components are integers. And no square roots or some other nasty irrational numbers.)</text:span></text:p>
      <text:p text:style-name="P2"/>
      <text:p text:style-name="P1"><text:span text:style-name="T1">However, to tally up all intersecting pairs of disks, crudely looping through all possible pairs of disks would be horrendously inefficient as the list grows larger. However, a </text:span><text:span text:style-name="T2">sweepline algorithm</text:span><text:span text:style-name="T1"> can solve this problem by looking at a far fewer pairs of disks. Again, sweep through the space from left to right for all relevant </text:span><text:span text:style-name="T3">x</text:span><text:span text:style-name="T1">-coordinate values and maintain </text:span><text:span text:style-name="T2">the set of active disks</text:span><text:span text:style-name="T1"> at the moment. Each individual disk </text:span><text:span text:style-name="T12">(x, y, r)</text:span><text:span text:style-name="T1"> enters the active set when the sweep line reaches the </text:span><text:span text:style-name="T3">x</text:span><text:span text:style-name="T1">-coordinate value </text:span><text:span text:style-name="T12">x-r</text:span><text:span text:style-name="T1">, and leaves the active set when the sweep line reaches </text:span><text:span text:style-name="T12">x+r</text:span><text:span text:style-name="T1">. At the moment that a disk enters the active set, check for its intersection with only the disks present in the active set.</text:span></text:p>
      <text:p text:style-name="P2"/>
      <table:table table:name="Table66" table:style-name="Table66">
        <table:table-column table:style-name="Table66.A"/>
        <table:table-column table:style-name="Table66.B"/>
        <table:table-row table:style-name="Table66.1">
          <table:table-cell table:style-name="Table66.A1" office:value-type="string">
            <text:p text:style-name="P7"><text:span text:style-name="T12">disks</text:span></text:p>
          </table:table-cell>
          <table:table-cell table:style-name="Table66.A1" office:value-type="string">
            <text:p text:style-name="P7"><text:span text:style-name="T1">Expected result</text:span></text:p>
          </table:table-cell>
        </table:table-row>
        <table:table-row table:style-name="Table66.1">
          <table:table-cell table:style-name="Table66.A1" office:value-type="string">
            <text:p text:style-name="P7"><text:span text:style-name="T12">[(0, 0, 3), (6, 0, 3), (6, 6, 3), (0, 6, 3)]</text:span></text:p>
          </table:table-cell>
          <table:table-cell table:style-name="Table66.A1" office:value-type="string">
            <text:p text:style-name="P7"><text:span text:style-name="T12">4</text:span></text:p>
          </table:table-cell>
        </table:table-row>
        <table:table-row table:style-name="Table66.1">
          <table:table-cell table:style-name="Table66.A1" office:value-type="string">
            <text:p text:style-name="P7"><text:span text:style-name="T12">[(4, -1, 3), (-3, 3, 2), (-3, 4, 2), (3, 1, 4)]</text:span></text:p>
          </table:table-cell>
          <table:table-cell table:style-name="Table66.A1" office:value-type="string">
            <text:p text:style-name="P7"><text:span text:style-name="T12">2</text:span></text:p>
          </table:table-cell>
        </table:table-row>
        <table:table-row table:style-name="Table66.1">
          <table:table-cell table:style-name="Table66.A1" office:value-type="string">
            <text:p text:style-name="P7"><text:span text:style-name="T12">[(-10, 6, 2), (6, -4, 5), (6, 3, 5), (-9, -8, 1), (1, -5, 3)]</text:span></text:p>
          </table:table-cell>
          <table:table-cell table:style-name="Table66.A1" office:value-type="string">
            <text:p text:style-name="P7"><text:span text:style-name="T12">2</text:span></text:p>
          </table:table-cell>
        </table:table-row>
        <table:table-row table:style-name="Table66.1">
          <table:table-cell table:style-name="Table66.A1" office:value-type="string">
            <text:p text:style-name="P7"><text:span text:style-name="T12">[(x, x, x // 2) for x in range(2, 101)]</text:span></text:p>
          </table:table-cell>
          <table:table-cell table:style-name="Table66.A1" office:value-type="string">
            <text:p text:style-name="P7"><text:span text:style-name="T12">2563</text:span></text:p>
          </table:table-cell>
        </table:table-row>
      </table:table>
      <text:p text:style-name="P2"/>
      <text:p text:style-name="P1"/>
      <text:p text:style-name="P19"><text:bookmark text:name="_qw697oi60fgd"/><text:span text:style-name="T22">Fulcrum</text:span></text:p>
      <text:p text:style-name="P2"/>
      <text:p text:style-name="P1"><text:span text:style-name="T12">def can_balance(items):</text:span></text:p>
      <text:p text:style-name="P2"/>
      <text:p text:style-name="P1"><text:span text:style-name="T1">Each item in the list of </text:span><text:span text:style-name="T12">items</text:span><text:span text:style-name="T1"> is now considered to be a physical weight, and therefore guaranteed to be a positive integer. Your task is to find and return a </text:span><text:span text:style-name="T2">fulcrum</text:span><text:span text:style-name="T1"> position in this list so that when balanced on that position, the total </text:span><text:span text:style-name="T2">torque</text:span><text:span text:style-name="T1"> of the items to the left of that position equals the total torque of the items to the right of that position. (The item on the fulcrum is assumed to be centered symmetrically on both sides, and therefore does not participate in the torque calculation.)</text:span></text:p>
      <text:p text:style-name="P2"/>
      <text:p text:style-name="P1"><text:span text:style-name="T1">As taught in any introductory physics textbook, the torque of an item with respect to the fulcrum equals its weight times its distance from the fulcrum. If a fulcrum position exists, return that position, otherwise return -1 to indicate that the given </text:span><text:span text:style-name="T12">items</text:span><text:span text:style-name="T1"> cannot be balanced, at least not without rearranging them. (That one, by the way, would be an interesting but a more advanced problem normally suitable for a third year computer science course... but in Python, this algorithm could easily be built around this function by using the generator </text:span><text:span text:style-name="T12">permutations</text:span><text:span text:style-name="T1"> in the module </text:span><text:a xlink:type="simple" xlink:href="https://docs.python.org/3/library/itertools.html" text:style-name="ListLabel_20_39" text:visited-style-name="ListLabel_20_39"><text:span text:style-name="T11">itertools</text:span></text:a><text:span text:style-name="T1"> to try out all possible permutations in an outer loop until you find one permutation that works. In fact, quite a few problems of this style can be solved with this "</text:span><text:span text:style-name="T2">generate and test</text:span><text:span text:style-name="T1">" approach without needing the fancy </text:span><text:span text:style-name="T2">backtracking</text:span><text:span text:style-name="T1"> algorithms from third year and up.)</text:span></text:p>
      <text:p text:style-name="P2"/>
      <table:table table:name="Table67" table:style-name="Table67">
        <table:table-column table:style-name="Table67.A"/>
        <table:table-column table:style-name="Table67.B"/>
        <table:table-row table:style-name="Table67.1">
          <table:table-cell table:style-name="Table67.A1" office:value-type="string">
            <text:p text:style-name="P7"><text:span text:style-name="T12">items</text:span></text:p>
          </table:table-cell>
          <table:table-cell table:style-name="Table67.A1" office:value-type="string">
            <text:p text:style-name="P7"><text:span text:style-name="T1">Expected result</text:span></text:p>
          </table:table-cell>
        </table:table-row>
        <table:table-row table:style-name="Table67.1">
          <table:table-cell table:style-name="Table67.A1" office:value-type="string">
            <text:p text:style-name="P7"><text:span text:style-name="T12">[6,1,10,5,4]</text:span></text:p>
          </table:table-cell>
          <table:table-cell table:style-name="Table67.A1" office:value-type="string">
            <text:p text:style-name="P7"><text:span text:style-name="T12">2</text:span></text:p>
          </table:table-cell>
        </table:table-row>
        <table:table-row table:style-name="Table67.1">
          <table:table-cell table:style-name="Table67.A1" office:value-type="string">
            <text:p text:style-name="P7"><text:span text:style-name="T12">[10,3,3,2,1]</text:span></text:p>
          </table:table-cell>
          <table:table-cell table:style-name="Table67.A1" office:value-type="string">
            <text:p text:style-name="P7"><text:span text:style-name="T12">1</text:span></text:p>
          </table:table-cell>
        </table:table-row>
        <table:table-row table:style-name="Table67.1">
          <table:table-cell table:style-name="Table67.A1" office:value-type="string">
            <text:p text:style-name="P7"><text:span text:style-name="T12">[7,3,4,2,9,7,4]</text:span></text:p>
          </table:table-cell>
          <table:table-cell table:style-name="Table67.A1" office:value-type="string">
            <text:p text:style-name="P7"><text:span text:style-name="T12">-1</text:span></text:p>
          </table:table-cell>
        </table:table-row>
        <table:table-row table:style-name="Table67.1">
          <table:table-cell table:style-name="Table67.A1" office:value-type="string">
            <text:p text:style-name="P7"><text:span text:style-name="T12">[42]</text:span></text:p>
          </table:table-cell>
          <table:table-cell table:style-name="Table67.A1" office:value-type="string">
            <text:p text:style-name="P7"><text:span text:style-name="T12">0</text:span></text:p>
          </table:table-cell>
        </table:table-row>
      </table:table>
      <text:p text:style-name="P2"/>
      <text:p text:style-name="P1"><text:span text:style-name="T1">(Yes, I pretty much wrote this problem only to get to say "fulcrum". What a cool word. And you know what is another really cool word? "</text:span><text:a xlink:type="simple" xlink:href="https://en.wikipedia.org/wiki/Phalanx" text:style-name="ListLabel_20_37" text:visited-style-name="ListLabel_20_37"><text:span text:style-name="T7">Phalanx</text:span></text:a><text:span text:style-name="T1">". That one even seems like something that could be turned into an interesting computational problem about lists of lists...)</text:span></text:p>
      <text:p text:style-name="P19"><text:bookmark text:name="_lrdv1h7w2bq3"/><text:span text:style-name="T22">Sort integers by their digit counts</text:span></text:p>
      <text:p text:style-name="P2"/>
      <text:p text:style-name="P1"><text:span text:style-name="T12">def sort_by_digit_count(items):</text:span></text:p>
      <text:p text:style-name="P2"/>
      <text:p text:style-name="P1"><text:span text:style-name="T1">Sorting can be performed with respect to arbitrary comparison criteria, as long as those criteria satisfy the mathematical requirements of a </text:span><text:span text:style-name="T2">total ordering</text:span><text:span text:style-name="T1"> relation. To play around with this concept, let us define a wacky ordering comparison of positive integers so that for any two integers, the one that contains the digit 9 more times than the other is considered to be larger, regardless of the magnitude and other digits of these numbers. For example, 99 &gt; 12345678987654321 &gt; 10</text:span><text:span text:style-name="T25">1000</text:span><text:span text:style-name="T1"> in this order. If both integers contain the digit 9 the same number of times, the comparison proceeds to the next lower digit 8, and so on, until the first distinguishing digit has been discovered. If both integers contain every digit from 9 to 0 pairwise the same number of times, the ordinary integer order comparison will determine their mutual ordering.</text:span></text:p>
      <text:p text:style-name="P2"/>
      <table:table table:name="Table68" table:style-name="Table68">
        <table:table-column table:style-name="Table68.A"/>
        <table:table-column table:style-name="Table68.B"/>
        <table:table-row table:style-name="Table68.1">
          <table:table-cell table:style-name="Table68.A1" office:value-type="string">
            <text:p text:style-name="P7"><text:span text:style-name="T12">items</text:span></text:p>
          </table:table-cell>
          <table:table-cell table:style-name="Table68.A1" office:value-type="string">
            <text:p text:style-name="P7"><text:span text:style-name="T1">Expected result</text:span></text:p>
          </table:table-cell>
        </table:table-row>
        <table:table-row table:style-name="Table68.1">
          <table:table-cell table:style-name="Table68.A1" office:value-type="string">
            <text:p text:style-name="P7"><text:span text:style-name="T12">[9876, 19, 4321, 99, 73, 241, 111111, 563, 33]</text:span></text:p>
          </table:table-cell>
          <table:table-cell table:style-name="Table68.A1" office:value-type="string">
            <text:p text:style-name="P7"><text:span text:style-name="T12">[111111, 33, 241, 4321, 563, 73, 19, 9876, 99]</text:span></text:p>
          </table:table-cell>
        </table:table-row>
        <table:table-row table:style-name="Table68.1">
          <table:table-cell table:style-name="Table68.A1" office:value-type="string">
            <text:p text:style-name="P7"><text:span text:style-name="T12">[111, 19, 919, 1199, 911, 999]</text:span></text:p>
          </table:table-cell>
          <table:table-cell table:style-name="Table68.A1" office:value-type="string">
            <text:p text:style-name="P7"><text:span text:style-name="T12">[111, 19, 911, 919, 1199, 999]</text:span></text:p>
          </table:table-cell>
        </table:table-row>
        <table:table-row table:style-name="Table68.1">
          <table:table-cell table:style-name="Table68.A1" office:value-type="string">
            <text:p text:style-name="P7"><text:span text:style-name="T12">[1234, 4321, 3214, 2413]</text:span></text:p>
          </table:table-cell>
          <table:table-cell table:style-name="Table68.A1" office:value-type="string">
            <text:p text:style-name="P7"><text:span text:style-name="T12">[1234, 2413, 3214, 4321]</text:span></text:p>
          </table:table-cell>
        </table:table-row>
        <table:table-row table:style-name="Table68.1">
          <table:table-cell table:style-name="Table68.A1" office:value-type="string">
            <text:p text:style-name="P7"><text:span text:style-name="T12">list(range(100000))</text:span></text:p>
          </table:table-cell>
          <table:table-cell table:style-name="Table68.A1" office:value-type="string">
            <text:p text:style-name="P7"><text:span text:style-name="T1">(a list of 100,000 elements whose first five elements are </text:span><text:span text:style-name="T12">[0, 1, 10, 100, 1000]</text:span><text:span text:style-name="T1"> and the last five are </text:span><text:span text:style-name="T12">[98999, 99899, 99989, 99998, 99999]</text:span><text:span text:style-name="T1"> )</text:span></text:p>
          </table:table-cell>
        </table:table-row>
      </table:table>
      <text:p text:style-name="P2"/>
      <text:p text:style-name="P19"><text:bookmark text:name="_ppeasdpfpa6j"/><text:span text:style-name="T22">Count divisibles in range</text:span></text:p>
      <text:p text:style-name="P2"/>
      <text:p text:style-name="P1"><text:span text:style-name="T12">def count_divisibles_in_range(start, end, n):</text:span></text:p>
      <text:p text:style-name="P2"/>
      <text:p text:style-name="P1"><text:span text:style-name="T1">Let us take a breather and tackle a problem so simple that its solution needs only a couple of conditions, but not even any loops, let alone anything even more fancy. The difficulty is coming up with the conditions that cover all possible cases of this problem exactly right, including all of the potentially tricksy </text:span><text:span text:style-name="T2">edge and corner cases</text:span><text:span text:style-name="T1">, without being </text:span><text:span text:style-name="T2">off-by-one</text:span><text:span text:style-name="T1">. Given three integers </text:span><text:span text:style-name="T12">start</text:span><text:span text:style-name="T1">, </text:span><text:span text:style-name="T12">end</text:span><text:span text:style-name="T1"> and </text:span><text:span text:style-name="T12">n</text:span><text:span text:style-name="T1"> so that </text:span><text:span text:style-name="T12">start &lt;= end</text:span><text:span text:style-name="T1">, count and return how many integers between </text:span><text:span text:style-name="T12">start</text:span><text:span text:style-name="T1"> and </text:span><text:span text:style-name="T12">end</text:span><text:span text:style-name="T1">, inclusive, are divisible by </text:span><text:span text:style-name="T12">n</text:span><text:span text:style-name="T1">. Sure, you </text:span><text:span text:style-name="T3">could</text:span><text:span text:style-name="T1"> solve this problem with the list comprehension</text:span></text:p>
      <text:p text:style-name="P2"/>
      <text:p text:style-name="P1"><text:span text:style-name="T12">return len([x for x in range(start, end+1) if x % n == 0])</text:span></text:p>
      <text:p text:style-name="P2"/>
      <text:p text:style-name="P1"><text:span text:style-name="T1">but of course the automated tester is designed so that anybody trying to solve this problem in such a blunt and brutish way will soon run out of both time and space! So you should use no loops but integer arithmetic and conditional statements only, and be careful with various edge cases and off-by-one pitfalls lurking in the bushes. Note that either </text:span><text:span text:style-name="T12">start</text:span><text:span text:style-name="T1"> or </text:span><text:span text:style-name="T12">end</text:span><text:span text:style-name="T1"> can be negative or zero, but </text:span><text:span text:style-name="T12">n</text:span><text:span text:style-name="T1"> is guaranteed to be greater than zero.</text:span></text:p>
      <text:p text:style-name="P2"/>
      <table:table table:name="Table69" table:style-name="Table69">
        <table:table-column table:style-name="Table69.A" table:number-columns-repeated="3"/>
        <table:table-column table:style-name="Table69.D"/>
        <table:table-row table:style-name="Table69.1">
          <table:table-cell table:style-name="Table69.A1" office:value-type="string">
            <text:p text:style-name="P7"><text:span text:style-name="T12">start</text:span></text:p>
          </table:table-cell>
          <table:table-cell table:style-name="Table69.A1" office:value-type="string">
            <text:p text:style-name="P7"><text:span text:style-name="T12">end</text:span></text:p>
          </table:table-cell>
          <table:table-cell table:style-name="Table69.A1" office:value-type="string">
            <text:p text:style-name="P7"><text:span text:style-name="T12">n</text:span></text:p>
          </table:table-cell>
          <table:table-cell table:style-name="Table69.A1" office:value-type="string">
            <text:p text:style-name="P7"><text:span text:style-name="T1">Expected result</text:span></text:p>
          </table:table-cell>
        </table:table-row>
        <table:table-row table:style-name="Table69.1">
          <table:table-cell table:style-name="Table69.A1" office:value-type="string">
            <text:p text:style-name="P7"><text:span text:style-name="T12">7</text:span></text:p>
          </table:table-cell>
          <table:table-cell table:style-name="Table69.A1" office:value-type="string">
            <text:p text:style-name="P7"><text:span text:style-name="T12">28</text:span></text:p>
          </table:table-cell>
          <table:table-cell table:style-name="Table69.A1" office:value-type="string">
            <text:p text:style-name="P7"><text:span text:style-name="T12">4</text:span></text:p>
          </table:table-cell>
          <table:table-cell table:style-name="Table69.A1" office:value-type="string">
            <text:p text:style-name="P7"><text:span text:style-name="T12">6</text:span></text:p>
          </table:table-cell>
        </table:table-row>
        <table:table-row table:style-name="Table69.1">
          <table:table-cell table:style-name="Table69.A1" office:value-type="string">
            <text:p text:style-name="P7"><text:span text:style-name="T12">-77</text:span></text:p>
          </table:table-cell>
          <table:table-cell table:style-name="Table69.A1" office:value-type="string">
            <text:p text:style-name="P7"><text:span text:style-name="T12">19</text:span></text:p>
          </table:table-cell>
          <table:table-cell table:style-name="Table69.A1" office:value-type="string">
            <text:p text:style-name="P7"><text:span text:style-name="T12">10</text:span></text:p>
          </table:table-cell>
          <table:table-cell table:style-name="Table69.A1" office:value-type="string">
            <text:p text:style-name="P7"><text:span text:style-name="T12">9</text:span></text:p>
          </table:table-cell>
        </table:table-row>
        <table:table-row table:style-name="Table69.1">
          <table:table-cell table:style-name="Table69.A1" office:value-type="string">
            <text:p text:style-name="P7"><text:span text:style-name="T12">-19</text:span></text:p>
          </table:table-cell>
          <table:table-cell table:style-name="Table69.A1" office:value-type="string">
            <text:p text:style-name="P7"><text:span text:style-name="T12">-13</text:span></text:p>
          </table:table-cell>
          <table:table-cell table:style-name="Table69.A1" office:value-type="string">
            <text:p text:style-name="P7"><text:span text:style-name="T12">10</text:span></text:p>
          </table:table-cell>
          <table:table-cell table:style-name="Table69.A1" office:value-type="string">
            <text:p text:style-name="P7"><text:span text:style-name="T12">0</text:span></text:p>
          </table:table-cell>
        </table:table-row>
        <table:table-row table:style-name="Table69.1">
          <table:table-cell table:style-name="Table69.A1" office:value-type="string">
            <text:p text:style-name="P7"><text:span text:style-name="T12">1</text:span></text:p>
          </table:table-cell>
          <table:table-cell table:style-name="Table69.A1" office:value-type="string">
            <text:p text:style-name="P7"><text:span text:style-name="T12">10**12 - 1</text:span></text:p>
          </table:table-cell>
          <table:table-cell table:style-name="Table69.A1" office:value-type="string">
            <text:p text:style-name="P7"><text:span text:style-name="T12">5</text:span></text:p>
          </table:table-cell>
          <table:table-cell table:style-name="Table69.A1" office:value-type="string">
            <text:p text:style-name="P7"><text:span text:style-name="T12">199999999999</text:span></text:p>
          </table:table-cell>
        </table:table-row>
        <table:table-row table:style-name="Table69.1">
          <table:table-cell table:style-name="Table69.A1" office:value-type="string">
            <text:p text:style-name="P7"><text:span text:style-name="T12">0</text:span></text:p>
          </table:table-cell>
          <table:table-cell table:style-name="Table69.A1" office:value-type="string">
            <text:p text:style-name="P7"><text:span text:style-name="T12">10**12 - 1</text:span></text:p>
          </table:table-cell>
          <table:table-cell table:style-name="Table69.A1" office:value-type="string">
            <text:p text:style-name="P7"><text:span text:style-name="T12">5</text:span></text:p>
          </table:table-cell>
          <table:table-cell table:style-name="Table69.A1" office:value-type="string">
            <text:p text:style-name="P7"><text:span text:style-name="T12">200000000000</text:span></text:p>
          </table:table-cell>
        </table:table-row>
        <table:table-row table:style-name="Table69.1">
          <table:table-cell table:style-name="Table69.A1" office:value-type="string">
            <text:p text:style-name="P7"><text:span text:style-name="T12">0</text:span></text:p>
          </table:table-cell>
          <table:table-cell table:style-name="Table69.A1" office:value-type="string">
            <text:p text:style-name="P7"><text:span text:style-name="T12">10**12</text:span></text:p>
          </table:table-cell>
          <table:table-cell table:style-name="Table69.A1" office:value-type="string">
            <text:p text:style-name="P7"><text:span text:style-name="T12">5</text:span></text:p>
          </table:table-cell>
          <table:table-cell table:style-name="Table69.A1" office:value-type="string">
            <text:p text:style-name="P7"><text:span text:style-name="T12">200000000001</text:span></text:p>
          </table:table-cell>
        </table:table-row>
        <table:table-row table:style-name="Table69.1">
          <table:table-cell table:style-name="Table69.A1" office:value-type="string">
            <text:p text:style-name="P7"><text:span text:style-name="T12">-10**12</text:span></text:p>
          </table:table-cell>
          <table:table-cell table:style-name="Table69.A1" office:value-type="string">
            <text:p text:style-name="P7"><text:span text:style-name="T12">10**12</text:span></text:p>
          </table:table-cell>
          <table:table-cell table:style-name="Table69.A1" office:value-type="string">
            <text:p text:style-name="P7"><text:span text:style-name="T12">12345</text:span></text:p>
          </table:table-cell>
          <table:table-cell table:style-name="Table69.A1" office:value-type="string">
            <text:p text:style-name="P7"><text:span text:style-name="T12">162008911</text:span></text:p>
          </table:table-cell>
        </table:table-row>
      </table:table>
      <text:p text:style-name="P2"/>
      <text:p text:style-name="P16"><text:bookmark text:name="_11c53lj8vzmz"/></text:p>
      <text:p text:style-name="P19"><text:bookmark text:name="_qg803d265ve0"/><text:span text:style-name="T22">Bridge hand shape</text:span></text:p>
      <text:p text:style-name="P2"/>
      <text:p text:style-name="P1"><text:span text:style-name="T12">def bridge_hand_shape(hand):</text:span></text:p>
      <text:p text:style-name="P2"/>
      <text:p text:style-name="P1"><text:span text:style-name="T1">In the card game of </text:span><text:a xlink:type="simple" xlink:href="https://en.wikipedia.org/wiki/Contract_bridge" text:style-name="ListLabel_20_37" text:visited-style-name="ListLabel_20_37"><text:span text:style-name="T7">bridge</text:span></text:a><text:span text:style-name="T1">, each player receives a hand of exactly thirteen cards. The </text:span><text:span text:style-name="T3">shape</text:span><text:span text:style-name="T1"> of the hand is the distribution of these cards into the four suits </text:span><text:span text:style-name="T2">in the exact order</text:span><text:span text:style-name="T1"> of </text:span><text:span text:style-name="T2">spades, hearts, diamonds, and clubs.</text:span><text:span text:style-name="T1"> Given a bridge </text:span><text:span text:style-name="T12">hand</text:span><text:span text:style-name="T1"> encoded as in the example script </text:span><text:a xlink:type="simple" xlink:href="https://github.com/ikokkari/PythonExamples/blob/master/cardproblems.py" text:style-name="ListLabel_20_39" text:visited-style-name="ListLabel_20_39"><text:span text:style-name="T11">cardproblems.py</text:span></text:a><text:span text:style-name="T1">, return the list of these four numbers. For example, given a </text:span><text:span text:style-name="T12">hand</text:span><text:span text:style-name="T1"> that contains five spades, no hearts, five diamonds and three clubs, this function should return </text:span><text:span text:style-name="T12">[5, 0, 5, 3]</text:span><text:span text:style-name="T1">. Note that the cards in </text:span><text:span text:style-name="T12">hand</text:span><text:span text:style-name="T1"> can be given to your function in any order, since in this question the player has not yet manually sorted his hand. Your answer still has to list the suits in the required order.</text:span></text:p>
      <text:p text:style-name="P2"/>
      <table:table table:name="Table70" table:style-name="Table70">
        <table:table-column table:style-name="Table70.A"/>
        <table:table-column table:style-name="Table70.B"/>
        <table:table-row table:style-name="Table70.1">
          <table:table-cell table:style-name="Table70.A1" office:value-type="string">
            <text:p text:style-name="P7"><text:span text:style-name="T12">hand</text:span></text:p>
          </table:table-cell>
          <table:table-cell table:style-name="Table70.A1" office:value-type="string">
            <text:p text:style-name="P7"><text:span text:style-name="T1">Expected result</text:span></text:p>
          </table:table-cell>
        </table:table-row>
        <table:table-row table:style-name="Table70.1">
          <table:table-cell table:style-name="Table70.A1" office:value-type="string">
            <text:p text:style-name="P7"><text:span text:style-name="T12">[('eight', 'spades'), ('king', 'diamonds'), ('ten', 'diamonds'), ('trey', 'diamonds'), ('seven', 'spades'), ('five', 'diamonds'), ('deuce', 'hearts'), ('king', 'spades'), ('jack', 'spades'), ('ten', 'clubs'), ('ace', 'clubs'), ('six', 'diamonds'), ('trey', 'hearts')]</text:span></text:p>
          </table:table-cell>
          <table:table-cell table:style-name="Table70.A1" office:value-type="string">
            <text:p text:style-name="P7"><text:span text:style-name="T12">[4, 2, 5, 2]</text:span></text:p>
          </table:table-cell>
        </table:table-row>
        <table:table-row table:style-name="Table70.1">
          <table:table-cell table:style-name="Table70.A1" office:value-type="string">
            <text:p text:style-name="P7"><text:span text:style-name="T12">[('ace', 'spades'), ('six', 'hearts'), ('nine', 'spades'), ('nine', 'diamonds'), ('ace', 'diamonds'), ('trey', 'diamonds'), ('five', 'spades'), ('four', 'hearts'), ('trey', 'spades'), ('seven', 'diamonds'), ('jack', 'diamonds'), ('queen', 'spades'), ('king', 'diamonds')]</text:span></text:p>
          </table:table-cell>
          <table:table-cell table:style-name="Table70.A1" office:value-type="string">
            <text:p text:style-name="P3"><text:span text:style-name="T12">[5, 2, 6, 0]</text:span></text:p>
            <text:p text:style-name="P8"/>
          </table:table-cell>
        </table:table-row>
      </table:table>
      <text:p text:style-name="P2"/>
      <text:p text:style-name="P2"/>
      <text:p text:style-name="P19"><text:bookmark text:name="_ue5ilp3ncp6j"/><text:span text:style-name="T22">Milton Work point count</text:span></text:p>
      <text:p text:style-name="P2"/>
      <text:p text:style-name="P1"><text:span text:style-name="T12">def milton_work_point_count(hand, trump = 'notrump'):</text:span></text:p>
      <text:p text:style-name="P2"/>
      <text:p text:style-name="P1"><text:span text:style-name="T1">Playing cards are again represented as tuples of form </text:span><text:span text:style-name="T12">(rank, suit)</text:span><text:span text:style-name="T1"> as in the </text:span><text:a xlink:type="simple" xlink:href="https://github.com/ikokkari/PythonExamples/blob/master/cardproblems.py" text:style-name="ListLabel_20_39" text:visited-style-name="ListLabel_20_39"><text:span text:style-name="T11">cardproblems.py</text:span></text:a><text:span text:style-name="T1"> example program. The trick taking power of a bridge hand is estimated with </text:span><text:a xlink:type="simple" xlink:href="https://en.wikipedia.org/wiki/Hand_evaluation" text:style-name="ListLabel_20_37" text:visited-style-name="ListLabel_20_37"><text:span text:style-name="T7">Milton Work point count</text:span></text:a><text:span text:style-name="T1">, of which we shall implement a version that is simple enough for beginners of either Python or the game of bridge. Looking at a bridge hand that consists of thirteen cards, first give it 4 points for each ace, 3 points for each king, 2 points for each queen, and 1 point for each jack. That should be simple enough. This </text:span><text:span text:style-name="T2">raw point count</text:span><text:span text:style-name="T1"> is then adjusted with the following rules:</text:span></text:p>
      <text:p text:style-name="P2"/>
      <text:list xml:id="list328841102" text:style-name="WWNum3">
        <text:list-item>
          <text:p text:style-name="P11"><text:span text:style-name="T1">If the hand contains one four-card suit and three three-card suits, subtract one point for being </text:span><text:span text:style-name="T2">flat</text:span><text:span text:style-name="T1">. (Flat hands rarely play as well as non-flat hands with the same point count.)</text:span></text:p>
        </text:list-item>
        <text:list-item>
          <text:p text:style-name="P11"><text:span text:style-name="T1">Add 1 point for every suit that has five cards, 2 points for every suit that has six cards, and 3 points for every suit with seven cards or longer. (Shape is power in offense.)</text:span></text:p>
        </text:list-item>
        <text:list-item>
          <text:p text:style-name="P11"><text:span text:style-name="T1">If the </text:span><text:span text:style-name="T12">trump</text:span><text:span text:style-name="T1"> suit is anything other than </text:span><text:span text:style-name="T12">'notrump'</text:span><text:span text:style-name="T1">, add 5 points for every </text:span><text:span text:style-name="T2">void</text:span><text:span text:style-name="T1"> (that is, suit without any cards in it) and 3 points for every </text:span><text:span text:style-name="T2">singleton</text:span><text:span text:style-name="T1"> (that is, a suit with exactly one card) for any other suit than the </text:span><text:span text:style-name="T12">trump</text:span><text:span text:style-name="T1"> suit. (Voids and singletons are great when you are playing a suit contract, but very bad when you are playing a notrump contract. Being void in the trump suit is, of course, extremely bad in that suit contract!)</text:span></text:p>
        </text:list-item>
      </text:list>
      <text:p text:style-name="P5"/>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7"><text:span text:style-name="T12">hand</text:span><text:span text:style-name="T1"> (each hand below has been sorted by suits for readability, but your function can receive these 13 cards from the tester in any order)</text:span></text:p>
          </table:table-cell>
          <table:table-cell table:style-name="Table71.A1" office:value-type="string">
            <text:p text:style-name="P7"><text:span text:style-name="T12">trump</text:span></text:p>
          </table:table-cell>
          <table:table-cell table:style-name="Table71.A1" office:value-type="string">
            <text:p text:style-name="P7"><text:span text:style-name="T1">Expected result</text:span></text:p>
          </table:table-cell>
        </table:table-row>
        <table:table-row table:style-name="Table71.1">
          <table:table-cell table:style-name="Table71.A1" office:value-type="string">
            <text:p text:style-name="P7"><text:span text:style-name="T20">[('four', 'spades'), ('five', 'spades'), ('ten', 'hearts'), ('six', 'hearts'), ('queen', 'hearts'), ('jack', 'hearts'), ('four', 'hearts'), ('deuce', 'hearts'), ('trey', 'diamonds'), ('seven', 'diamonds'), ('four', 'diamonds'), ('deuce', 'diamonds'), ('four', 'clubs')]</text:span></text:p>
          </table:table-cell>
          <table:table-cell table:style-name="Table71.A1" office:value-type="string">
            <text:p text:style-name="P7"><text:span text:style-name="T20">'diamonds'</text:span></text:p>
          </table:table-cell>
          <table:table-cell table:style-name="Table71.A1" office:value-type="string">
            <text:p text:style-name="P7"><text:span text:style-name="T20">8</text:span></text:p>
          </table:table-cell>
        </table:table-row>
        <table:table-row table:style-name="Table71.1">
          <table:table-cell table:style-name="Table71.A1" office:value-type="string">
            <text:p text:style-name="P7"><text:span text:style-name="T20">[('trey', 'spades'), ('queen', 'hearts'), ('jack', 'hearts'), ('eight', 'hearts'), ('six', 'diamonds'), ('nine', 'diamonds'), ('jack', 'diamonds'), ('ace', 'diamonds'), ('nine', 'clubs'), ('king', 'clubs'), ('jack', 'clubs'), ('five', 'clubs'), ('ace', 'clubs')]</text:span></text:p>
          </table:table-cell>
          <table:table-cell table:style-name="Table71.A1" office:value-type="string">
            <text:p text:style-name="P7"><text:span text:style-name="T20">'clubs'</text:span></text:p>
          </table:table-cell>
          <table:table-cell table:style-name="Table71.A1" office:value-type="string">
            <text:p text:style-name="P7"><text:span text:style-name="T20">20</text:span></text:p>
          </table:table-cell>
        </table:table-row>
        <table:table-row table:style-name="Table71.1">
          <table:table-cell table:style-name="Table71.A1" office:value-type="string">
            <text:p text:style-name="P7"><text:span text:style-name="T20">[('trey', 'spades'), ('seven', 'spades'), ('deuce', 'spades'), ('trey', 'hearts'), ('queen', 'hearts'), ('nine', 'hearts'), ('ten', 'diamonds'), ('six', 'diamonds'), ('queen', 'diamonds'), ('ace', 'diamonds'), ('nine', 'clubs'), ('four', 'clubs'), ('five', 'clubs')]</text:span></text:p>
          </table:table-cell>
          <table:table-cell table:style-name="Table71.A1" office:value-type="string">
            <text:p text:style-name="P7"><text:span text:style-name="T20">'notrump'</text:span></text:p>
          </table:table-cell>
          <table:table-cell table:style-name="Table71.A1" office:value-type="string">
            <text:p text:style-name="P7"><text:span text:style-name="T20">7</text:span></text:p>
          </table:table-cell>
        </table:table-row>
      </table:table>
      <text:p text:style-name="P5"/>
      <text:p text:style-name="P19"><text:bookmark text:name="_3qs2pihn25ix"/><text:span text:style-name="T22">Count consecutive summers</text:span></text:p>
      <text:p text:style-name="P2"/>
      <text:p text:style-name="P1"><text:span text:style-name="T12">def count_consecutive_summers(n):</text:span></text:p>
      <text:p text:style-name="P2"/>
      <text:p text:style-name="P1"><text:span text:style-name="T1">Positive integers can be expressed as sums of </text:span><text:span text:style-name="T2">consecutive</text:span><text:span text:style-name="T1"> positive integers in various ways. For example, 42 can be expressed as such a sum in four different ways: (a) 3 + 4 + 5 + 6 + 7 + 8 + 9, <text:s/>(b) 9 + 10 + 11 + 12, (c) 13 + 14 + 15 and (d) 42. As the last solution (d) shows, any positive integer can always be trivially expressed as a </text:span><text:span text:style-name="T2">singleton sum</text:span><text:span text:style-name="T1"> that consists of that integer alone. Given a positive integer </text:span><text:span text:style-name="T12">n</text:span><text:span text:style-name="T1">, determine how many different ways it can be expressed as a sum of consecutive positive integers, and return that count.</text:span></text:p>
      <text:p text:style-name="P2"/>
      <table:table table:name="Table72" table:style-name="Table72">
        <table:table-column table:style-name="Table72.A"/>
        <table:table-column table:style-name="Table72.B"/>
        <table:table-row table:style-name="Table72.1">
          <table:table-cell table:style-name="Table72.A1" office:value-type="string">
            <text:p text:style-name="P7"><text:span text:style-name="T12">n</text:span></text:p>
          </table:table-cell>
          <table:table-cell table:style-name="Table72.A1" office:value-type="string">
            <text:p text:style-name="P7"><text:span text:style-name="T1">Expected result</text:span></text:p>
          </table:table-cell>
        </table:table-row>
        <table:table-row table:style-name="Table72.1">
          <table:table-cell table:style-name="Table72.A1" office:value-type="string">
            <text:p text:style-name="P7"><text:span text:style-name="T12">42</text:span></text:p>
          </table:table-cell>
          <table:table-cell table:style-name="Table72.A1" office:value-type="string">
            <text:p text:style-name="P7"><text:span text:style-name="T12">4</text:span></text:p>
          </table:table-cell>
        </table:table-row>
        <table:table-row table:style-name="Table72.1">
          <table:table-cell table:style-name="Table72.A1" office:value-type="string">
            <text:p text:style-name="P7"><text:span text:style-name="T12">99</text:span></text:p>
          </table:table-cell>
          <table:table-cell table:style-name="Table72.A1" office:value-type="string">
            <text:p text:style-name="P7"><text:span text:style-name="T12">6</text:span></text:p>
          </table:table-cell>
        </table:table-row>
        <table:table-row table:style-name="Table72.1">
          <table:table-cell table:style-name="Table72.A1" office:value-type="string">
            <text:p text:style-name="P7"><text:span text:style-name="T12">92</text:span></text:p>
          </table:table-cell>
          <table:table-cell table:style-name="Table72.A1" office:value-type="string">
            <text:p text:style-name="P7"><text:span text:style-name="T12">2</text:span></text:p>
          </table:table-cell>
        </table:table-row>
      </table:table>
      <text:p text:style-name="P2"/>
      <text:p text:style-name="P1"><text:span text:style-name="T1">(As an aside, how would you concisely characterize the positive integers that have exactly one such representation? On the other side of this issue, which positive integer between one and one billion has the largest possible number of such breakdowns?)</text:span></text:p>
      <text:p text:style-name="P2"/>
      <text:p text:style-name="P19"><text:bookmark text:name="_4xcexj7vbwi"/><text:span text:style-name="T22">The card that wins the trick</text:span></text:p>
      <text:p text:style-name="P2"/>
      <text:p text:style-name="P1"><text:span text:style-name="T12">def winning_card(cards, trump = None):</text:span></text:p>
      <text:p text:style-name="P2"/>
      <text:p text:style-name="P1"><text:span text:style-name="T1">Playing cards are again represented as tuples of </text:span><text:span text:style-name="T12">(rank, suit)</text:span><text:span text:style-name="T1"> as in the </text:span><text:a xlink:type="simple" xlink:href="https://github.com/ikokkari/PythonExamples/blob/master/cardproblems.py" text:style-name="ListLabel_20_39" text:visited-style-name="ListLabel_20_39"><text:span text:style-name="T11">cardproblems.py</text:span></text:a><text:span text:style-name="T1"> example program. In trick-taking card games such as bridge, the players in turn each play one card to the trick. The winner of the trick is determined by the following rules:</text:span></text:p>
      <text:p text:style-name="P2"/>
      <text:list xml:id="list2323328210" text:style-name="WWNum1">
        <text:list-item>
          <text:p text:style-name="P12"><text:span text:style-name="T1">If one or more cards of the </text:span><text:span text:style-name="T12">trump</text:span><text:span text:style-name="T1"> suit have been played to the trick, the trick is won by the highest trump card, regardless of the other cards played.</text:span></text:p>
        </text:list-item>
        <text:list-item>
          <text:p text:style-name="P12"><text:span text:style-name="T1">If no trump cards have been played to the trick, the trick is won by the highest card of the suit of the first card played to the trick. Cards of any other suits, regardless of their rank, are powerless to win that trick.</text:span></text:p>
        </text:list-item>
        <text:list-item>
          <text:p text:style-name="P12"><text:span text:style-name="T1">Ace is considered to be the highest card in each suit.</text:span></text:p>
        </text:list-item>
      </text:list>
      <text:p text:style-name="P2"/>
      <text:p text:style-name="P1"><text:span text:style-name="T1">Given the </text:span><text:span text:style-name="T12">cards</text:span><text:span text:style-name="T1"> played to the trick as a list, return the card that wins the trick.</text:span></text:p>
      <text:p text:style-name="P2"/>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3"><text:span text:style-name="T12">cards</text:span></text:p>
          </table:table-cell>
          <table:table-cell table:style-name="Table73.A1" office:value-type="string">
            <text:p text:style-name="P3"><text:span text:style-name="T12">trump</text:span></text:p>
          </table:table-cell>
          <table:table-cell table:style-name="Table73.A1" office:value-type="string">
            <text:p text:style-name="P3"><text:span text:style-name="T1">Expected result</text:span></text:p>
          </table:table-cell>
        </table:table-row>
        <table:table-row table:style-name="Table73.1">
          <table:table-cell table:style-name="Table73.A1" office:value-type="string">
            <text:p text:style-name="P3"><text:span text:style-name="T20">[('trey', 'spades'), ('ace', 'diamonds'), ('jack', 'spades'), ('eight', 'spades')]</text:span></text:p>
          </table:table-cell>
          <table:table-cell table:style-name="Table73.A1" office:value-type="string">
            <text:p text:style-name="P3"><text:span text:style-name="T20">None</text:span></text:p>
          </table:table-cell>
          <table:table-cell table:style-name="Table73.A1" office:value-type="string">
            <text:p text:style-name="P3"><text:span text:style-name="T20">('jack', 'spades')</text:span></text:p>
          </table:table-cell>
        </table:table-row>
        <table:table-row table:style-name="Table73.1">
          <table:table-cell table:style-name="Table73.A1" office:value-type="string">
            <text:p text:style-name="P3"><text:span text:style-name="T20">[('ace', 'diamonds'), ('ace', 'hearts'), ('ace', 'spades'), ('deuce', 'clubs')]</text:span></text:p>
          </table:table-cell>
          <table:table-cell table:style-name="Table73.A1" office:value-type="string">
            <text:p text:style-name="P3"><text:span text:style-name="T20">'clubs'</text:span></text:p>
          </table:table-cell>
          <table:table-cell table:style-name="Table73.A1" office:value-type="string">
            <text:p text:style-name="P3"><text:span text:style-name="T20">('deuce', 'clubs')</text:span></text:p>
          </table:table-cell>
        </table:table-row>
        <table:table-row table:style-name="Table73.1">
          <table:table-cell table:style-name="Table73.A1" office:value-type="string">
            <text:p text:style-name="P3"><text:span text:style-name="T20">[('deuce', 'clubs'), ('ace', 'diamonds'), ('ace', 'hearts'), ('ace', 'spades')]</text:span></text:p>
          </table:table-cell>
          <table:table-cell table:style-name="Table73.A1" office:value-type="string">
            <text:p text:style-name="P3"><text:span text:style-name="T20">None</text:span></text:p>
          </table:table-cell>
          <table:table-cell table:style-name="Table73.A1" office:value-type="string">
            <text:p text:style-name="P3"><text:span text:style-name="T20">('deuce', 'clubs')</text:span></text:p>
          </table:table-cell>
        </table:table-row>
      </table:table>
      <text:p text:style-name="P2"/>
      <text:p text:style-name="P19"><text:bookmark text:name="_psupu4vtvzhi"/><text:span text:style-name="T22">Iterated removal of consecutive pairs</text:span> </text:p>
      <text:p text:style-name="P2"/>
      <text:p text:style-name="P1"><text:span text:style-name="T12">def iterated_remove_pairs(items):</text:span></text:p>
      <text:p text:style-name="P2"/>
      <text:p text:style-name="P1"><text:span text:style-name="T1">Given a list of elements, create and return a new list that contains the same elements except all occurrences of pairs of consecutive elements have been removed. However, this operation must continue in iterated fashion so that whenever removing some pair of consecutive elements causes two equal elements that were originally apart from each other to end up next to each other, that new pair is also removed, and so on, until nothing more can be removed.</text:span></text:p>
      <text:p text:style-name="P2"/>
      <table:table table:name="Table74" table:style-name="Table74">
        <table:table-column table:style-name="Table74.A"/>
        <table:table-column table:style-name="Table74.B"/>
        <table:table-row table:style-name="Table74.1">
          <table:table-cell table:style-name="Table74.A1" office:value-type="string">
            <text:p text:style-name="P7"><text:span text:style-name="T12">items</text:span></text:p>
          </table:table-cell>
          <table:table-cell table:style-name="Table74.A1" office:value-type="string">
            <text:p text:style-name="P7"><text:span text:style-name="T1">Expected result</text:span></text:p>
          </table:table-cell>
        </table:table-row>
        <table:table-row table:style-name="Table74.1">
          <table:table-cell table:style-name="Table74.A1" office:value-type="string">
            <text:p text:style-name="P7"><text:span text:style-name="T12">[1, 2, 3, 4, 5, 5, 4, 3, 2, 1]</text:span></text:p>
          </table:table-cell>
          <table:table-cell table:style-name="Table74.A1" office:value-type="string">
            <text:p text:style-name="P7"><text:span text:style-name="T12">[]</text:span></text:p>
          </table:table-cell>
        </table:table-row>
        <table:table-row table:style-name="Table74.1">
          <table:table-cell table:style-name="Table74.A1" office:value-type="string">
            <text:p text:style-name="P7"><text:span text:style-name="T12">['bob', 'tom', 'jack', 'jack', 'bob', 42]</text:span></text:p>
          </table:table-cell>
          <table:table-cell table:style-name="Table74.A1" office:value-type="string">
            <text:p text:style-name="P7"><text:span text:style-name="T12">['bob', 'tom', 'bob', 42]</text:span></text:p>
          </table:table-cell>
        </table:table-row>
        <table:table-row table:style-name="Table74.1">
          <table:table-cell table:style-name="Table74.A1" office:value-type="string">
            <text:p text:style-name="P7"><text:span text:style-name="T12">[42, 42, 42, 42, 42]</text:span></text:p>
          </table:table-cell>
          <table:table-cell table:style-name="Table74.A1" office:value-type="string">
            <text:p text:style-name="P7"><text:span text:style-name="T12">[42]</text:span></text:p>
          </table:table-cell>
        </table:table-row>
        <table:table-row table:style-name="Table74.1">
          <table:table-cell table:style-name="Table74.A1" office:value-type="string">
            <text:p text:style-name="P7"><text:span text:style-name="T12">[42, 5, 8, 2, 99, 99, 2, 7, 7, 8, 5]</text:span></text:p>
          </table:table-cell>
          <table:table-cell table:style-name="Table74.A1" office:value-type="string">
            <text:p text:style-name="P7"><text:span text:style-name="T12">[42]</text:span></text:p>
          </table:table-cell>
        </table:table-row>
      </table:table>
      <text:p text:style-name="P2"/>
      <text:p text:style-name="P19"><text:bookmark text:name="_2jx6le5oqdkj"/><text:span text:style-name="T22">Expand positive integer intervals</text:span> </text:p>
      <text:p text:style-name="P2"/>
      <text:p text:style-name="P1"><text:span text:style-name="T12">def expand_intervals(intervals):</text:span></text:p>
      <text:p text:style-name="P2"/>
      <text:p text:style-name="P1"><text:span text:style-name="T1">An </text:span><text:span text:style-name="T2">interval</text:span><text:span text:style-name="T1"> of consecutive positive integers can be succinctly described as a string that contains its first and last value, inclusive, separated by a minus sign. (This problem is restricted to positive integers so that there can be no ambiguity between the minus sign character used as a separator and an actual unary minus sign in front of an integer.) For example, the interval that contains the numbers 5, 6, 7, 8, 9 could be more concisely described as </text:span><text:span text:style-name="T12">'5-9'</text:span><text:span text:style-name="T1">. Multiple intervals can be described together by separating their descriptions with commas. An interval that contains only one value is given as only that value.</text:span></text:p>
      <text:p text:style-name="P2"/>
      <text:p text:style-name="P1"><text:span text:style-name="T1">Given a string that contains one or more such comma-separated interval descriptions, guaranteed <text:s/>to be given in sorted ascending order and never overlap with each other, create and return the list that contains all the integers contained inside these intervals.</text:span></text:p>
      <text:p text:style-name="P2"/>
      <table:table table:name="Table75" table:style-name="Table75">
        <table:table-column table:style-name="Table75.A"/>
        <table:table-column table:style-name="Table75.B"/>
        <table:table-row table:style-name="Table75.1">
          <table:table-cell table:style-name="Table75.A1" office:value-type="string">
            <text:p text:style-name="P3"><text:span text:style-name="T12">intervals</text:span></text:p>
          </table:table-cell>
          <table:table-cell table:style-name="Table75.A1" office:value-type="string">
            <text:p text:style-name="P3"><text:span text:style-name="T1">Expected result</text:span></text:p>
          </table:table-cell>
        </table:table-row>
        <table:table-row table:style-name="Table75.1">
          <table:table-cell table:style-name="Table75.A1" office:value-type="string">
            <text:p text:style-name="P3"><text:span text:style-name="T12">'4-6,10-12,16'</text:span></text:p>
          </table:table-cell>
          <table:table-cell table:style-name="Table75.A1" office:value-type="string">
            <text:p text:style-name="P3"><text:span text:style-name="T12">[4, 5, 6, 10, 11, 12, 16]</text:span></text:p>
          </table:table-cell>
        </table:table-row>
        <table:table-row table:style-name="Table75.1">
          <table:table-cell table:style-name="Table75.A1" office:value-type="string">
            <text:p text:style-name="P3"><text:span text:style-name="T12">'1,3-9,12-14,9999'</text:span></text:p>
          </table:table-cell>
          <table:table-cell table:style-name="Table75.A1" office:value-type="string">
            <text:p text:style-name="P3"><text:span text:style-name="T12">[1, 3, 4, 5, 6, 7, 8, 9, 12, 13, 14, 9999]</text:span></text:p>
          </table:table-cell>
        </table:table-row>
      </table:table>
      <text:p text:style-name="P2"/>
      <text:p text:style-name="P2"/>
      <text:p text:style-name="P2"/>
      <text:p text:style-name="P19"><text:bookmark text:name="_c41vgr5t5cho"/><text:span text:style-name="T22">Bridge hand shorthand form</text:span></text:p>
      <text:p text:style-name="P2"/>
      <text:p text:style-name="P1"><text:span text:style-name="T12">def bridge_hand_shorthand(hand):</text:span></text:p>
      <text:p text:style-name="P2"/>
      <text:p text:style-name="P1"><text:span text:style-name="T1">In contract bridge literature, hands are often given in abbreviated form that makes them easier to visualize at a glance. In this abbreviated shorthand form, suits are always listed</text:span><text:span text:style-name="T2"> in the exact order of spades, hearts, diamonds and clubs</text:span><text:span text:style-name="T1">, so no special symbols are needed to show which suit is which. The ranks in each suit are listed as letters from </text:span><text:span text:style-name="T12">'AKQJ'</text:span><text:span text:style-name="T1"> for </text:span><text:span text:style-name="T2">aces and faces</text:span><text:span text:style-name="T1">, and all </text:span><text:span text:style-name="T2">spot cards</text:span><text:span text:style-name="T1"> lower than jack are written out as the same letter </text:span><text:span text:style-name="T12">'x'</text:span><text:span text:style-name="T1"> to indicate that its exact spot value is irrelevant for the play mechanics of that hand. These letters must be listed in descending order of ranks </text:span><text:span text:style-name="T12">AKQJx</text:span><text:span text:style-name="T1">. If some suit is </text:span><text:span text:style-name="T2">void</text:span><text:span text:style-name="T1">, that is, the hand contains no cards of that suit, that suit is abbreviated with a single minus sign character </text:span><text:span text:style-name="T12">'-'</text:span><text:span text:style-name="T1">. The shorthand forms for the individual suits are separated using single spaces in the result string, without any trailing whitespace in the end. </text:span></text:p>
      <text:p text:style-name="P2"/>
      <table:table table:name="Table76" table:style-name="Table76">
        <table:table-column table:style-name="Table76.A"/>
        <table:table-column table:style-name="Table76.B"/>
        <table:table-row>
          <table:table-cell table:style-name="Table76.A1" office:value-type="string">
            <text:p text:style-name="P3"><text:span text:style-name="T12">hand</text:span><text:span text:style-name="T1"> (each hand below is sorted by suits for readability, but your function can receive these 13 cards from the tester in any order)</text:span></text:p>
          </table:table-cell>
          <table:table-cell table:style-name="Table76.A1" office:value-type="string">
            <text:p text:style-name="P3"><text:span text:style-name="T1">Expected result</text:span></text:p>
          </table:table-cell>
        </table:table-row>
        <table:table-row>
          <table:table-cell table:style-name="Table76.A1" office:value-type="string">
            <text:p text:style-name="P3"><text:span text:style-name="T20">[('four', 'spades'), ('five', 'spades'), ('ten', 'hearts'), ('six', 'hearts'), ('queen', 'hearts'), ('jack', 'hearts'), ('four', 'hearts'), ('deuce', 'hearts'), ('trey', 'diamonds'), ('seven', 'diamonds'), ('four', 'diamonds'), ('deuce', 'diamonds'), ('four', 'clubs')]</text:span></text:p>
          </table:table-cell>
          <table:table-cell table:style-name="Table76.A1" office:value-type="string">
            <text:p text:style-name="P3"><text:span text:style-name="T20">'xx QJxxxx xxxx x'</text:span></text:p>
          </table:table-cell>
        </table:table-row>
        <table:table-row>
          <table:table-cell table:style-name="Table76.A1" office:value-type="string">
            <text:p text:style-name="P3"><text:span text:style-name="T20">[('trey', 'spades'), ('queen', 'hearts'), ('jack', 'hearts'), ('eight', 'hearts'), ('six', 'diamonds'), ('nine', 'diamonds'), ('jack', 'diamonds'), ('ace', 'diamonds'), ('nine', 'clubs'), ('king', 'clubs'), ('jack', 'clubs'), ('five', 'clubs'), ('ace', 'clubs')]</text:span></text:p>
          </table:table-cell>
          <table:table-cell table:style-name="Table76.A1" office:value-type="string">
            <text:p text:style-name="P3"><text:span text:style-name="T20">'x QJx AJxx AKJxx'</text:span></text:p>
          </table:table-cell>
        </table:table-row>
        <table:table-row>
          <table:table-cell table:style-name="Table76.A1" office:value-type="string">
            <text:p text:style-name="P3"><text:span text:style-name="T20">[('trey', 'spades'), ('seven', 'spades'), ('deuce', 'spades'), ('trey', 'hearts'), ('queen', 'hearts'), ('nine', 'hearts'), ('ten', 'diamonds'), ('six', 'diamonds'), ('queen', 'diamonds'), ('ace', 'diamonds'), ('nine', 'clubs'), ('four', 'clubs'), ('five', 'clubs')]</text:span></text:p>
          </table:table-cell>
          <table:table-cell table:style-name="Table76.A1" office:value-type="string">
            <text:p text:style-name="P3"><text:span text:style-name="T20">'xxx Qxx AQxx xxx'</text:span></text:p>
          </table:table-cell>
        </table:table-row>
        <table:table-row>
          <table:table-cell table:style-name="Table76.A1" office:value-type="string">
            <text:p text:style-name="P3"><text:span text:style-name="T20">[('ace', 'spades'), ('king', 'spades'), ('queen', 'spades'), ('jack', 'spades'), ('ten', 'spades'), ('nine', 'spades'), ('eight', 'spades'), (seven, 'spades'), ('six', 'spades'), ('five', 'spades'), ('four', 'spades'), ('trey', 'spades'), ('deuce', 'diamonds')]</text:span></text:p>
          </table:table-cell>
          <table:table-cell table:style-name="Table76.A1" office:value-type="string">
            <text:p text:style-name="P3"><text:span text:style-name="T20">'AKQJxxxxxxxx - x -'</text:span></text:p>
          </table:table-cell>
        </table:table-row>
      </table:table>
      <text:p text:style-name="P16"><text:bookmark text:name="_vy11q7tqatyg"/></text:p>
      <text:p text:style-name="P19"><text:bookmark text:name="_l45213gnwqbv"/><text:span text:style-name="T22">Losing trick count of a bridge hand</text:span></text:p>
      <text:p text:style-name="P4"/>
      <text:p text:style-name="P1"><text:span text:style-name="T12">def losing_trick_count(hand):</text:span></text:p>
      <text:p text:style-name="P2"/>
      <text:p text:style-name="P1"><text:span text:style-name="T1">The </text:span><text:a xlink:type="simple" xlink:href="https://en.wikipedia.org/wiki/Hand_evaluation" text:style-name="ListLabel_20_37" text:visited-style-name="ListLabel_20_37"><text:span text:style-name="T7">Milton Work point count</text:span></text:a><text:span text:style-name="T1"> that we saw in the earlier problem is the first baby step in estimating the playing power of a bridge hand. Once the partnership has found out that they have a good trump fit, hand evaluation continues more accurately using some system of </text:span><text:a xlink:type="simple" xlink:href="https://en.wikipedia.org/wiki/Losing-Trick_Count" text:style-name="ListLabel_20_37" text:visited-style-name="ListLabel_20_37"><text:span text:style-name="T7">losing trick count</text:span></text:a><text:span text:style-name="T1">. (For example, a small slam in spades with hands </text:span><text:span text:style-name="T12">'AKxxxxx - Kxxx xx'</text:span><text:span text:style-name="T1"> and </text:span><text:span text:style-name="T12">'xxxx xxxxx AQx -'</text:span><text:span text:style-name="T1"> is a lock despite possessing only 16 of the 40 high card points in the deck, whereas any slam is hopeless with the hands </text:span><text:span text:style-name="T12">'QJxxx xx AKx QJx'</text:span><text:span text:style-name="T1"> against </text:span><text:span text:style-name="T12">'AKxxx QJ QJx AKx'</text:span><text:span text:style-name="T1"> despite the combined powerhouse of "quacky" 33 points with a horrendous duplication of useful cards.</text:span><text:span text:style-name="T25"><text:note text:id="ftn2" text:note-class="footnote"><text:note-citation>2</text:note-citation><text:note-body><text:p text:style-name="P15"><text:span text:style-name="T24"/><text:span text:style-name="T28"> </text:span><text:span text:style-name="T4">Actually, as I later realized after writing that, 6NT has a chance of success against opposition that is smart enough to fall for an outrageous bluff. Since West did not double and then chortle while cashing the heart ace and king, East must hold one of these top honors, and West hopefully holds the other. Cross to dummy with a diamond, and without revealing anything with your mannerisms or voice, call for a low heart. A competent East will not go up with his honor since it looks like you are </text:span><text:a xlink:type="simple" xlink:href="https://en.wikipedia.org/wiki/Finesse" text:style-name="Internet_20_link" text:visited-style-name="Visited_20_Internet_20_Link"><text:span text:style-name="T9">finessing</text:span></text:a><text:span text:style-name="T4"> with either AQ or KQ in hand, and after you play your queen, West will similarly hold up his ace or king, hoping that you will repeat the finesse. This ruse will not work against bad players who automatically fly up with their honor and thus stumble into their two natural heart tricks. In all games that feature private information, it is possible to bluff only those opponents who can be trusted to draw reliable statistical inferences from your observed actions, and who also have the guts to act on their inferences. (I apologize for this interruption as this is supposed to be </text:span><text:span text:style-name="T5">Python 101</text:span><text:span text:style-name="T4"> instead of </text:span><text:span text:style-name="T5">Declarer Play in Bridge </text:span><text:a xlink:type="simple" xlink:href="http://youth.worldbridge.org/bridge-humor-the-hideous-hog-by-victor-mollo/" text:style-name="Internet_20_link" text:visited-style-name="Visited_20_Internet_20_Link"><text:span text:style-name="T10">in Style of Hideous Hog</text:span></text:a><text:span text:style-name="T4">, but your instructor, being a notorious "Notrump Hog" himself, was unable to resist the temptation to get to write a tiny bridge column!)</text:span></text:p></text:note-body></text:note></text:span><text:span text:style-name="T1">)</text:span></text:p>
      <text:p text:style-name="P2"/>
      <text:p text:style-name="P1"><text:span text:style-name="T1">In this problem, we compute the basic losing trick count as given in step 1 of "</text:span><text:a xlink:type="simple" xlink:href="https://en.wikipedia.org/wiki/Losing-Trick_Count#Methodology" text:style-name="ListLabel_20_37" text:visited-style-name="ListLabel_20_37"><text:span text:style-name="T7">Methodology</text:span></text:a><text:span text:style-name="T1">" section of the Wikipedia page "</text:span><text:a xlink:type="simple" xlink:href="https://en.wikipedia.org/wiki/Losing-Trick_Count" text:style-name="ListLabel_20_37" text:visited-style-name="ListLabel_20_37"><text:span text:style-name="T7">Losing Trick Count</text:span></text:a><text:span text:style-name="T1">" without any finer refinements. Keep in mind that a suit cannot have more losers than there are cards in that suit, and never more than three losers if there were ten cards of that suit in their hand. The following dictionary (composed by student Shu Zhu Su during the Fall 2018 term) might also come handy for the combinations whose losing trick count differs from the string length, once you convert each </text:span><text:span text:style-name="T12">J</text:span><text:span text:style-name="T1"> of the shorthand form into an </text:span><text:span text:style-name="T12">x</text:span><text:span text:style-name="T1"> :</text:span></text:p>
      <text:p text:style-name="P1"><text:span text:style-name="T12">{'-':0,'A':0,'x':1,'Q':1,'K':1,'AK':0,'AQ':1,'Ax':1,'KQ':1,'Kx':1,'Qx':2,'xx':2, 'AKQ':0, 'AKx':1, 'AQx':1,'Axx':2, 'Kxx':2, 'KQx':1, 'Qxx':2, 'xxx':3}</text:span></text:p>
      <text:p text:style-name="P2"/>
      <table:table table:name="Table77" table:style-name="Table77">
        <table:table-column table:style-name="Table77.A"/>
        <table:table-column table:style-name="Table77.B"/>
        <table:table-row table:style-name="Table77.1">
          <table:table-cell table:style-name="Table77.A1" office:value-type="string">
            <text:p text:style-name="P3"><text:span text:style-name="T12">hand</text:span></text:p>
          </table:table-cell>
          <table:table-cell table:style-name="Table77.A1" office:value-type="string">
            <text:p text:style-name="P3"><text:span text:style-name="T1">Expected result</text:span></text:p>
          </table:table-cell>
        </table:table-row>
        <table:table-row table:style-name="Table77.1">
          <table:table-cell table:style-name="Table77.A1" office:value-type="string">
            <text:p text:style-name="P3"><text:span text:style-name="T20">[('ten', 'clubs'), ('deuce', 'clubs'), ('five', 'clubs'), ('queen', 'hearts'), ('four', 'spades'), ('trey', 'spades'), ('ten', 'diamonds'), ('king', 'spades'), ('five', 'diamonds'), ('nine', 'hearts'), ('ace', 'spades'), ('queen', 'spades'), ('six', 'spades')]</text:span></text:p>
          </table:table-cell>
          <table:table-cell table:style-name="Table77.A1" office:value-type="string">
            <text:p text:style-name="P3"><text:span text:style-name="T20">7</text:span></text:p>
          </table:table-cell>
        </table:table-row>
        <table:table-row table:style-name="Table77.1">
          <table:table-cell table:style-name="Table77.A1" office:value-type="string">
            <text:p text:style-name="P3"><text:span text:style-name="T20">[('eight', 'hearts'), ('queen', 'spades'), ('jack', 'hearts'), ('queen', 'hearts'), ('six', 'spades'), ('ten', 'hearts'), ('five', 'clubs'), ('jack', 'spades'), ('five', 'diamonds'), ('queen', 'diamonds'), ('six', 'diamonds'), ('trey', 'spades'), ('nine', 'clubs')]</text:span></text:p>
          </table:table-cell>
          <table:table-cell table:style-name="Table77.A1" office:value-type="string">
            <text:p text:style-name="P3"><text:span text:style-name="T20">8</text:span></text:p>
          </table:table-cell>
        </table:table-row>
      </table:table>
      <text:p text:style-name="P2"/>
      <text:p text:style-name="P19"><text:bookmark text:name="_q9p4lro4ewgn"/><text:span text:style-name="T22">Bulls and cows</text:span></text:p>
      <text:p text:style-name="P2"/>
      <text:p text:style-name="P1"><text:span text:style-name="T12">def bulls_and_cows(guesses):</text:span></text:p>
      <text:p text:style-name="P2"/>
      <text:p text:style-name="P1"><text:span text:style-name="T1">In the old two-player game of "</text:span><text:a xlink:type="simple" xlink:href="https://en.wikipedia.org/wiki/Bulls_and_Cows" text:style-name="ListLabel_20_37" text:visited-style-name="ListLabel_20_37"><text:span text:style-name="T7">Bulls and Cows</text:span></text:a><text:span text:style-name="T1">" (more recently reincarnated with pretty colours under the name "</text:span><text:a xlink:type="simple" xlink:href="https://en.wikipedia.org/wiki/Mastermind_(board_game)" text:style-name="ListLabel_20_37" text:visited-style-name="ListLabel_20_37"><text:span text:style-name="T7">Mastermind</text:span></text:a><text:span text:style-name="T1">") the first player thinks up a four-digit secret number whose each digit must be different, for example 8723 or 9425. (For simplicity, we will not use the digit zero in this problem.) The second player tries to guess this secret number by repeatedly guessing a four-digit number, the first player responding to each guess with how many "bulls", the right digit in the right position, and "cows", the right digit but in the wrong position, that guess contains. For example, if the secret number is 1729, the guess 5791 contains one bull (the digit 7) and two cows (the digits 9 and 1). The guess 4385, on the other hand, contains zero bulls and zero cows. </text:span></text:p>
      <text:p text:style-name="P2"/>
      <text:p text:style-name="P1"><text:span text:style-name="T1">Given a list of </text:span><text:span text:style-name="T12">guesses</text:span><text:span text:style-name="T1"> that have been completed so far, each individual guess given as a three-tuple </text:span><text:span text:style-name="T12">(guess, bulls, cows)</text:span><text:span text:style-name="T1">, create and return the list of four-digit numbers that are consistent with all these guesses, sorted in ascending order. Note that it is very much possible for the result list to be empty, if no four-digit integer is consistent with all of the </text:span><text:span text:style-name="T12">guesses</text:span><text:span text:style-name="T1">.</text:span></text:p>
      <text:p text:style-name="P2"/>
      <text:p text:style-name="P1"><text:span text:style-name="T1">(Hint: start by creating a list of all four-digit numbers that do not contain any repeated digits. Loop through the individual guesses given, and for each guess, use a list comprehension to create a list of numbers that were in the previous list and are still consistent with the current guess. After you have done all that, jolly well then, old chap, "</text:span><text:span text:style-name="T3">When you have eliminated all which is impossible, then whatever remains, however improbable, must be the truth.</text:span><text:span text:style-name="T1">" —Sherlock Holmes)</text:span></text:p>
      <text:p text:style-name="P2"/>
      <table:table table:name="Table78" table:style-name="Table78">
        <table:table-column table:style-name="Table78.A"/>
        <table:table-column table:style-name="Table78.B"/>
        <table:table-row table:style-name="Table78.1">
          <table:table-cell table:style-name="Table78.A1" office:value-type="string">
            <text:p text:style-name="P7"><text:span text:style-name="T12">guesses</text:span></text:p>
          </table:table-cell>
          <table:table-cell table:style-name="Table78.A1" office:value-type="string">
            <text:p text:style-name="P7"><text:span text:style-name="T1">Expected result</text:span></text:p>
          </table:table-cell>
        </table:table-row>
        <table:table-row table:style-name="Table78.1">
          <table:table-cell table:style-name="Table78.A1" office:value-type="string">
            <text:p text:style-name="P7"><text:span text:style-name="T12">[(1234, 2, 2)]</text:span></text:p>
          </table:table-cell>
          <table:table-cell table:style-name="Table78.A1" office:value-type="string">
            <text:p text:style-name="P7"><text:span text:style-name="T12">[1243, 1324, 1432, 2134, 3214, 4231]</text:span></text:p>
          </table:table-cell>
        </table:table-row>
        <table:table-row table:style-name="Table78.1">
          <table:table-cell table:style-name="Table78.A1" office:value-type="string">
            <text:p text:style-name="P7"><text:span text:style-name="T12">[(8765, 1, 0), (1234, 2, 1)]</text:span></text:p>
          </table:table-cell>
          <table:table-cell table:style-name="Table78.A1" office:value-type="string">
            <text:p text:style-name="P7"><text:span text:style-name="T12">[1245, 1263, 1364, 1435, 1724, 1732, 2734, 3264, 4235, 8134, 8214, 8231]</text:span></text:p>
          </table:table-cell>
        </table:table-row>
        <table:table-row table:style-name="Table78.4">
          <table:table-cell table:style-name="Table78.A1" office:value-type="string">
            <text:p text:style-name="P7"><text:span text:style-name="T12">[(1234, 2, 2), (4321, 1, 3)]</text:span></text:p>
          </table:table-cell>
          <table:table-cell table:style-name="Table78.A1" office:value-type="string">
            <text:p text:style-name="P7"><text:span text:style-name="T12">[]</text:span></text:p>
          </table:table-cell>
        </table:table-row>
        <table:table-row table:style-name="Table78.4">
          <table:table-cell table:style-name="Table78.A1" office:value-type="string">
            <text:p text:style-name="P7"><text:span text:style-name="T12">[(3127, 0, 1), (5723, 1, 0), (7361, 0, 2), (1236, 1, 0)]</text:span></text:p>
          </table:table-cell>
          <table:table-cell table:style-name="Table78.A1" office:value-type="string">
            <text:p text:style-name="P7"><text:span text:style-name="T12">[4786, 4796, 8746, 8796, 9746, 9786]</text:span></text:p>
          </table:table-cell>
        </table:table-row>
      </table:table>
      <text:p text:style-name="P2"/>
      <text:p text:style-name="P1"><text:span text:style-name="T1">This problem and its myriad generalizations (for example, the same game played with English words) can be solved in more clever and efficient ways than the above </text:span><text:span text:style-name="T2">brute force</text:span><text:span text:style-name="T1"> enumeration, but that would be a topic for a later, more advanced algorithms course.</text:span></text:p>
      <text:p text:style-name="P16"><text:bookmark text:name="_7qdut2nuouui"/><text:span text:style-name="T22">Longest palindrome substring</text:span></text:p>
      <text:p text:style-name="P2"/>
      <text:p text:style-name="P1"><text:span text:style-name="T12">def longest_palindrome(text):</text:span></text:p>
      <text:p text:style-name="P2"/>
      <text:p text:style-name="P1"><text:span text:style-name="T1">A string is a </text:span><text:span text:style-name="T3">palindrome</text:span><text:span text:style-name="T1"> if it reads the same both forward and backward, for example </text:span><text:span text:style-name="T12">'racecar'</text:span><text:span text:style-name="T1">. Given </text:span><text:span text:style-name="T12">text</text:span><text:span text:style-name="T1">, find and return the longest consecutive substring inside </text:span><text:span text:style-name="T12">text</text:span><text:span text:style-name="T1"> that is a palindrome. If there exist multiple palindromes with the same largest possible length, return the leftmost one.</text:span></text:p>
      <text:p text:style-name="P2"/>
      <table:table table:name="Table79" table:style-name="Table79">
        <table:table-column table:style-name="Table79.A"/>
        <table:table-column table:style-name="Table79.B"/>
        <table:table-row table:style-name="Table79.1">
          <table:table-cell table:style-name="Table79.A1" office:value-type="string">
            <text:p text:style-name="P7"><text:span text:style-name="T12">text</text:span></text:p>
          </table:table-cell>
          <table:table-cell table:style-name="Table79.A1" office:value-type="string">
            <text:p text:style-name="P7"><text:span text:style-name="T1">Expected result</text:span></text:p>
          </table:table-cell>
        </table:table-row>
        <table:table-row table:style-name="Table79.1">
          <table:table-cell table:style-name="Table79.A1" office:value-type="string">
            <text:p text:style-name="P7"><text:span text:style-name="T12">'saippuakauppias'</text:span></text:p>
          </table:table-cell>
          <table:table-cell table:style-name="Table79.A1" office:value-type="string">
            <text:p text:style-name="P7"><text:span text:style-name="T12">'saippuakauppias'</text:span></text:p>
          </table:table-cell>
        </table:table-row>
        <table:table-row table:style-name="Table79.1">
          <table:table-cell table:style-name="Table79.A1" office:value-type="string">
            <text:p text:style-name="P7"><text:span text:style-name="T12">'abaababaaabbab</text:span><text:span text:style-name="T21">aababababaa</text:span><text:span text:style-name="T12">'</text:span></text:p>
          </table:table-cell>
          <table:table-cell table:style-name="Table79.A1" office:value-type="string">
            <text:p text:style-name="P7"><text:span text:style-name="T12">'aababababaa'</text:span></text:p>
          </table:table-cell>
        </table:table-row>
        <table:table-row table:style-name="Table79.1">
          <table:table-cell table:style-name="Table79.A1" office:value-type="string">
            <text:p text:style-name="P7"><text:span text:style-name="T12">'xxzxxracecar'</text:span></text:p>
          </table:table-cell>
          <table:table-cell table:style-name="Table79.A1" office:value-type="string">
            <text:p text:style-name="P7"><text:span text:style-name="T12">'racecar'</text:span></text:p>
          </table:table-cell>
        </table:table-row>
        <table:table-row table:style-name="Table79.1">
          <table:table-cell table:style-name="Table79.A1" office:value-type="string">
            <text:p text:style-name="P7"><text:span text:style-name="T12">'xyxracecaryxy'</text:span></text:p>
          </table:table-cell>
          <table:table-cell table:style-name="Table79.A1" office:value-type="string">
            <text:p text:style-name="P7"><text:span text:style-name="T12">'racecar'</text:span></text:p>
          </table:table-cell>
        </table:table-row>
      </table:table>
      <text:p text:style-name="P2"/>
      <text:p text:style-name="P1"><text:span text:style-name="T1">(The real challenge in this problem is making the function much faster than the trivial solution of looping through all possible substrings and checking which ones are palindromes, remembering the longest palindrome that you have seen. Those who are interested in this kind of algorithmic tweaking can check out the Wikipedia page "</text:span><text:a xlink:type="simple" xlink:href="https://en.wikipedia.org/wiki/Longest_palindromic_substring" text:style-name="ListLabel_20_37" text:visited-style-name="ListLabel_20_37"><text:span text:style-name="T7">Longest Palindromic Substring</text:span></text:a><text:span text:style-name="T1">".)</text:span></text:p>
      <text:p text:style-name="P19"><text:bookmark text:name="_a0vh1722md3y"/><text:span text:style-name="T22">Words with given shape</text:span></text:p>
      <text:p text:style-name="P2"/>
      <text:p text:style-name="P1"><text:span text:style-name="T12">def words_with_given_shape(words, shape):</text:span></text:p>
      <text:p text:style-name="P2"/>
      <text:p text:style-name="P1"><text:span text:style-name="T1">Let us define that the shape of the given word of length </text:span><text:span text:style-name="T3">n</text:span><text:span text:style-name="T1"> is a list of integers of length </text:span><text:span text:style-name="T3">n</text:span><text:span text:style-name="T1"> - 1, each one either -1, 0 or +1, indicating whether the next letter following the letter in that position comes later (+1), the same (0) or earlier (-1) in alphabetical order of English letters. For example, the shape of </text:span><text:span text:style-name="T12">'hello'</text:span><text:span text:style-name="T1"> is </text:span><text:span text:style-name="T12">[-1, +1, 0, +1]</text:span><text:span text:style-name="T1">, whereas the shape of </text:span><text:span text:style-name="T12">'world'</text:span><text:span text:style-name="T1"> is </text:span><text:span text:style-name="T12">[-1, +1, -1, -1]</text:span><text:span text:style-name="T1">. Given the list of </text:span><text:span text:style-name="T12">words</text:span><text:span text:style-name="T1"> and a </text:span><text:span text:style-name="T12">shape</text:span><text:span text:style-name="T1">, find and return a list of all words that have that particular shape.</text:span></text:p>
      <text:p text:style-name="P2"/>
      <table:table table:name="Table80" table:style-name="Table80">
        <table:table-column table:style-name="Table80.A"/>
        <table:table-column table:style-name="Table80.B"/>
        <table:table-row table:style-name="Table80.1">
          <table:table-cell table:style-name="Table80.A1" office:value-type="string">
            <text:p text:style-name="P7"><text:span text:style-name="T12">shape</text:span></text:p>
          </table:table-cell>
          <table:table-cell table:style-name="Table80.A1" office:value-type="string">
            <text:p text:style-name="P7"><text:span text:style-name="T1">Expected result (using wordlist </text:span><text:span text:style-name="T12">words_sorted.txt</text:span><text:span text:style-name="T1">)</text:span></text:p>
          </table:table-cell>
        </table:table-row>
        <table:table-row table:style-name="Table80.1">
          <table:table-cell table:style-name="Table80.A1" office:value-type="string">
            <text:p text:style-name="P7"><text:span text:style-name="T12">[1, -1, -1, -1, 0, -1]</text:span></text:p>
          </table:table-cell>
          <table:table-cell table:style-name="Table80.A1" office:value-type="string">
            <text:p text:style-name="P3"><text:span text:style-name="T12">['congeed', 'nutseed', 'outfeed', 'strolld']</text:span></text:p>
          </table:table-cell>
        </table:table-row>
        <table:table-row table:style-name="Table80.1">
          <table:table-cell table:style-name="Table80.A1" office:value-type="string">
            <text:p text:style-name="P7"><text:span text:style-name="T12">[1, -1, -1, 0, -1, 1]</text:span></text:p>
          </table:table-cell>
          <table:table-cell table:style-name="Table80.A1" office:value-type="string">
            <text:p text:style-name="P7"><text:span text:style-name="T12">['axseeds', 'brogger', 'cheddar', 'coiffes', 'crommel', 'djibbah', 'droller', 'fligger', 'frigger', 'frogger', 'griffes', 'grogger', 'grommet', 'prigger', 'proffer', 'progger', 'proller', 'quokkas', 'stiffen', 'stiffer', 'stollen', 'swigger', 'swollen', 'twiggen', 'twigger']</text:span></text:p>
          </table:table-cell>
        </table:table-row>
        <table:table-row table:style-name="Table80.1">
          <table:table-cell table:style-name="Table80.A1" office:value-type="string">
            <text:p text:style-name="P7"><text:span text:style-name="T12">[0, 1, -1, 1]</text:span></text:p>
          </table:table-cell>
          <table:table-cell table:style-name="Table80.A1" office:value-type="string">
            <text:p text:style-name="P3"><text:span text:style-name="T12">['aargh', 'eeler', 'eemis', 'eeten', 'oopak', 'oozes', 'sstor']</text:span></text:p>
          </table:table-cell>
        </table:table-row>
        <table:table-row table:style-name="Table80.1">
          <table:table-cell table:style-name="Table80.A1" office:value-type="string">
            <text:p text:style-name="P7"><text:span text:style-name="T12">[1, 1, 1, 1, 1, 1, 1]</text:span></text:p>
          </table:table-cell>
          <table:table-cell table:style-name="Table80.A1" office:value-type="string">
            <text:p text:style-name="P3"><text:span text:style-name="T12">['aegilops']</text:span></text:p>
          </table:table-cell>
        </table:table-row>
      </table:table>
      <text:p text:style-name="P2"/>
      <text:p text:style-name="P1"><text:span text:style-name="T1">(Motivated students can take on as an extra challenge for each possible word length </text:span><text:span text:style-name="T3">n</text:span><text:span text:style-name="T1"> ranging from 3 to 20, find the shape of length </text:span><text:span text:style-name="T3">n</text:span><text:span text:style-name="T1">-1 that matches the largest number of words. Alternatively, try to count how many possible shapes of length </text:span><text:span text:style-name="T3">n</text:span><text:span text:style-name="T1">-1 do not match any words of length </text:span><text:span text:style-name="T3">n</text:span><text:span text:style-name="T1"> at all. What is the shortest possible shape that does not match any words? How about the shortest such shape that does not contain any zeroes?)</text:span></text:p>
      <text:p text:style-name="P19"><text:bookmark text:name="_s853qzqi90lm"/><text:span text:style-name="T22">Sort list by element frequency</text:span></text:p>
      <text:p text:style-name="P2"/>
      <text:p text:style-name="P1"><text:span text:style-name="T12">def frequency_sort(elems):</text:span></text:p>
      <text:p text:style-name="P2"/>
      <text:p text:style-name="P1"><text:span text:style-name="T1">Sort the given list of integer </text:span><text:span text:style-name="T12">elems</text:span><text:span text:style-name="T1"> so that its elements end up in the order of </text:span><text:span text:style-name="T2">decreasing</text:span><text:span text:style-name="T1"> </text:span><text:span text:style-name="T2">frequency</text:span><text:span text:style-name="T1">, that is, the number of times that they appear in </text:span><text:span text:style-name="T12">elems</text:span><text:span text:style-name="T1">. If two elements occur with the same frequency, they should end up in the </text:span><text:span text:style-name="T2">ascending</text:span><text:span text:style-name="T1"> order of their element values with respect to each other, as is the standard practice in sorting things.</text:span></text:p>
      <text:p text:style-name="P2"/>
      <table:table table:name="Table81" table:style-name="Table81">
        <table:table-column table:style-name="Table81.A"/>
        <table:table-column table:style-name="Table81.B"/>
        <table:table-row table:style-name="Table81.1">
          <table:table-cell table:style-name="Table81.A1" office:value-type="string">
            <text:p text:style-name="P7"><text:span text:style-name="T12">elems</text:span></text:p>
          </table:table-cell>
          <table:table-cell table:style-name="Table81.A1" office:value-type="string">
            <text:p text:style-name="P7"><text:span text:style-name="T1">Expected result</text:span></text:p>
          </table:table-cell>
        </table:table-row>
        <table:table-row table:style-name="Table81.1">
          <table:table-cell table:style-name="Table81.A1" office:value-type="string">
            <text:p text:style-name="P7"><text:span text:style-name="T12">[4, 6, 2, 2, 6, 4, 4, 4]</text:span></text:p>
          </table:table-cell>
          <table:table-cell table:style-name="Table81.A1" office:value-type="string">
            <text:p text:style-name="P7"><text:span text:style-name="T12">[4, 4, 4, 4, 2, 2, 6, 6]</text:span></text:p>
          </table:table-cell>
        </table:table-row>
        <table:table-row table:style-name="Table81.1">
          <table:table-cell table:style-name="Table81.A1" office:value-type="string">
            <text:p text:style-name="P7"><text:span text:style-name="T12">[4, 6, 1, 2, 2, 1, 1, 6, 1, 1, 6, 4, 4, 1]</text:span></text:p>
          </table:table-cell>
          <table:table-cell table:style-name="Table81.A1" office:value-type="string">
            <text:p text:style-name="P7"><text:span text:style-name="T12">[1, 1, 1, 1, 1, 1, 4, 4, 4, 6, 6, 6, 2, 2]</text:span></text:p>
          </table:table-cell>
        </table:table-row>
        <table:table-row table:style-name="Table81.1">
          <table:table-cell table:style-name="Table81.A1" office:value-type="string">
            <text:p text:style-name="P7"><text:span text:style-name="T12">[17, 99, 42]</text:span></text:p>
          </table:table-cell>
          <table:table-cell table:style-name="Table81.A1" office:value-type="string">
            <text:p text:style-name="P7"><text:span text:style-name="T12">[17, 42, 99]</text:span></text:p>
          </table:table-cell>
        </table:table-row>
        <table:table-row table:style-name="Table81.1">
          <table:table-cell table:style-name="Table81.A1" office:value-type="string">
            <text:p text:style-name="P7"><text:span text:style-name="T12">['bob','bob','carl','alex','bob']</text:span></text:p>
          </table:table-cell>
          <table:table-cell table:style-name="Table81.A1" office:value-type="string">
            <text:p text:style-name="P7"><text:span text:style-name="T12">['bob','bob','bob','alex','carl']</text:span></text:p>
          </table:table-cell>
        </table:table-row>
      </table:table>
      <text:p text:style-name="P2"/>
      <text:p text:style-name="P1"><text:span text:style-name="T1">(Hint: create a dictionary to count how many times each element occurs inside the array, and then use the counts stored in that dictionary as the </text:span><text:span text:style-name="T2">sorting key</text:span><text:span text:style-name="T1"> of the array elements, breaking ties on the frequency by using the actual element value. If you happen to remember that the order comparison of Python tuples is lexicographic, you don't even need to do any of this tie-breaking work yourself...)</text:span></text:p>
      <text:p text:style-name="P2"/>
      <text:p text:style-name="P19"><text:bookmark text:name="_j10cpdg5cz4w"/><text:span text:style-name="T22">Calling all units, B-and-E in progress</text:span></text:p>
      <text:p text:style-name="P2"/>
      <text:p text:style-name="P1"><text:span text:style-name="T12">def is_perfect_power(n):</text:span></text:p>
      <text:p text:style-name="P2"/>
      <text:p text:style-name="P1"><text:span text:style-name="T1">A positive integer </text:span><text:span text:style-name="T12">n</text:span><text:span text:style-name="T1"> is said to be a </text:span><text:a xlink:type="simple" xlink:href="https://en.wikipedia.org/wiki/Perfect_power" text:style-name="ListLabel_20_37" text:visited-style-name="ListLabel_20_37"><text:span text:style-name="T7">perfect power</text:span></text:a><text:span text:style-name="T1"> if it can be expressed as the power </text:span><text:span text:style-name="T12">b**e</text:span><text:span text:style-name="T1"> for some two integers </text:span><text:span text:style-name="T12">b</text:span><text:span text:style-name="T1"> and </text:span><text:span text:style-name="T12">e</text:span><text:span text:style-name="T1"> that are both </text:span><text:span text:style-name="T2">greater than one</text:span><text:span text:style-name="T1">. (Any positive integer </text:span><text:span text:style-name="T12">n</text:span><text:span text:style-name="T1"> can always be expressed as the trivial power </text:span><text:span text:style-name="T12">n**1</text:span><text:span text:style-name="T1">, so we don't care about that.) For example, the integers 32, 125 and 441 are perfect powers since they equal </text:span><text:span text:style-name="T12">2**5</text:span><text:span text:style-name="T1">, </text:span><text:span text:style-name="T12">5**3</text:span><text:span text:style-name="T1"> and </text:span><text:span text:style-name="T12">21**2</text:span><text:span text:style-name="T1">, respectively. This function should determine whether the positive integer </text:span><text:span text:style-name="T12">n</text:span><text:span text:style-name="T1"> given as argument is some perfect power. To do this, your code needs to somehow iterate through a sufficient number of possible combinations of </text:span><text:span text:style-name="T12">b</text:span><text:span text:style-name="T1"> and </text:span><text:span text:style-name="T12">e</text:span><text:span text:style-name="T1"> that could work, returning </text:span><text:span text:style-name="T12">True</text:span><text:span text:style-name="T1"> as soon as it finds some </text:span><text:span text:style-name="T12">b</text:span><text:span text:style-name="T1"> and </text:span><text:span text:style-name="T12">e</text:span><text:span text:style-name="T1"> that satisfy </text:span><text:span text:style-name="T12">b**e == n</text:span><text:span text:style-name="T1">.</text:span></text:p>
      <text:p text:style-name="P2"/>
      <text:p text:style-name="P1"><text:span text:style-name="T1">Since </text:span><text:span text:style-name="T12">n</text:span><text:span text:style-name="T1"> can get pretty large, your function should not examine too many combinations of </text:span><text:span text:style-name="T12">b</text:span><text:span text:style-name="T1"> and </text:span><text:span text:style-name="T12">e</text:span><text:span text:style-name="T1"> above and beyond those that are necessary and sufficient to determine the answer. Achieving this efficiency is the central educational point of this particular problem.</text:span></text:p>
      <text:p text:style-name="P2"/>
      <table:table table:name="Table82" table:style-name="Table82">
        <table:table-column table:style-name="Table82.A"/>
        <table:table-column table:style-name="Table82.B"/>
        <table:table-row table:style-name="Table82.1">
          <table:table-cell table:style-name="Table82.A1" office:value-type="string">
            <text:p text:style-name="P7"><text:span text:style-name="T12">n</text:span></text:p>
          </table:table-cell>
          <table:table-cell table:style-name="Table82.A1" office:value-type="string">
            <text:p text:style-name="P7"><text:span text:style-name="T1">Expected result</text:span></text:p>
          </table:table-cell>
        </table:table-row>
        <table:table-row table:style-name="Table82.1">
          <table:table-cell table:style-name="Table82.A1" office:value-type="string">
            <text:p text:style-name="P7"><text:span text:style-name="T12">42</text:span></text:p>
          </table:table-cell>
          <table:table-cell table:style-name="Table82.A1" office:value-type="string">
            <text:p text:style-name="P7"><text:span text:style-name="T12">False</text:span></text:p>
          </table:table-cell>
        </table:table-row>
        <table:table-row table:style-name="Table82.1">
          <table:table-cell table:style-name="Table82.A1" office:value-type="string">
            <text:p text:style-name="P7"><text:span text:style-name="T12">441</text:span></text:p>
          </table:table-cell>
          <table:table-cell table:style-name="Table82.A1" office:value-type="string">
            <text:p text:style-name="P7"><text:span text:style-name="T12">True</text:span></text:p>
          </table:table-cell>
        </table:table-row>
        <table:table-row table:style-name="Table82.1">
          <table:table-cell table:style-name="Table82.A1" office:value-type="string">
            <text:p text:style-name="P7"><text:span text:style-name="T12">469097433</text:span></text:p>
          </table:table-cell>
          <table:table-cell table:style-name="Table82.A1" office:value-type="string">
            <text:p text:style-name="P7"><text:span text:style-name="T12">True</text:span></text:p>
          </table:table-cell>
        </table:table-row>
        <table:table-row table:style-name="Table82.1">
          <table:table-cell table:style-name="Table82.A1" office:value-type="string">
            <text:p text:style-name="P7"><text:span text:style-name="T12">12**34</text:span></text:p>
          </table:table-cell>
          <table:table-cell table:style-name="Table82.A1" office:value-type="string">
            <text:p text:style-name="P7"><text:span text:style-name="T12">True</text:span></text:p>
          </table:table-cell>
        </table:table-row>
        <table:table-row table:style-name="Table82.1">
          <table:table-cell table:style-name="Table82.A1" office:value-type="string">
            <text:p text:style-name="P7"><text:span text:style-name="T12">12**34 - 1</text:span></text:p>
          </table:table-cell>
          <table:table-cell table:style-name="Table82.A1" office:value-type="string">
            <text:p text:style-name="P7"><text:span text:style-name="T12">False</text:span></text:p>
          </table:table-cell>
        </table:table-row>
      </table:table>
      <text:p text:style-name="P2"/>
      <text:p text:style-name="P1"><text:span text:style-name="T1">(The automated tester for this problem is based on the mathematical theorem about perfect powers that says that after the special case of two consecutive perfect powers 8 and 9, whenever the positive integer </text:span><text:span text:style-name="T12">n</text:span><text:span text:style-name="T1"> is a perfect power, </text:span><text:span text:style-name="T12">n-1</text:span><text:span text:style-name="T1"> cannot be a perfect power. This theorem makes it really easy to generate random test cases with known correct answers, both positive and negative. For example, we would not need to try out all possible ways to express the number as an integer power to know right away that the humongous integer </text:span><text:span text:style-name="T12">1234**5678 - 1</text:span><text:span text:style-name="T1"> is not a perfect power.)</text:span></text:p>
      <text:p text:style-name="P19"><text:bookmark text:name="_x2tmjgwr9xil"/><text:span text:style-name="T22">Sum of highest n scores for each player</text:span></text:p>
      <text:p text:style-name="P2"/>
      <text:p text:style-name="P1"><text:span text:style-name="T12">def highest_n_scores(scores, n = 5):</text:span></text:p>
      <text:p text:style-name="P2"/>
      <text:p text:style-name="P1"><text:span text:style-name="T1">Each player plays the game some number of times, each time resulting in a tuple </text:span><text:span text:style-name="T12">(name, score)</text:span><text:span text:style-name="T1"> for how much that player scored in the game. Given all the games played as a list of such tuples, add up the </text:span><text:span text:style-name="T3">n</text:span><text:span text:style-name="T1"> highest scores for each individual player as the total score for that player. Create and return a list that contains tuples </text:span><text:span text:style-name="T12">(name, total)</text:span><text:span text:style-name="T1"> for the players and their total scores, sorted in ascending order by </text:span><text:span text:style-name="T12">name</text:span><text:span text:style-name="T1">. If some player has played fewer than </text:span><text:span text:style-name="T12">n</text:span><text:span text:style-name="T1"> times, just add up the scores of however many games that player has played.</text:span></text:p>
      <text:p text:style-name="P2"/>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7"><text:span text:style-name="T12">scores</text:span></text:p>
          </table:table-cell>
          <table:table-cell table:style-name="Table83.A1" office:value-type="string">
            <text:p text:style-name="P7"><text:span text:style-name="T12">n</text:span></text:p>
          </table:table-cell>
          <table:table-cell table:style-name="Table83.A1" office:value-type="string">
            <text:p text:style-name="P7"><text:span text:style-name="T1">Expected result</text:span></text:p>
          </table:table-cell>
        </table:table-row>
        <table:table-row table:style-name="Table83.1">
          <table:table-cell table:style-name="Table83.A1" office:value-type="string">
            <text:p text:style-name="P7"><text:span text:style-name="T12">[('bill', 10), ('jack', 6), ('sheldon', 3), ('tina', 2), ('amy', 3), ('sheldon', 6), ('tina', 7), ('jack', 2), ('bob', 3), ('bob', 4), ('bill', 3), ('bill', 9), ('sheldon', 5), ('amy', 2), ('jack', 7), ('sheldon', 5), ('sheldon', 7), ('bill', 1), ('bill', 9), ('sheldon', 5), ('bill', 2), ('bill', 6), ('jack', 6), ('bob', 4), ('tina', 5), ('sheldon', 4), ('sheldon', 2), ('amy', 6), ('bob', 7), ('jack', 2), ('bob', 5), ('sheldon', 9), ('jack', 5), ('amy', 9), ('bob', 7), ('tina', 6), ('tina', 2), ('amy', 7), ('jack', 10), ('tina', 4), ('bob', 5), ('jack', 10), ('bob', 7), ('jack', 5), ('amy', 4), ('amy', 8), ('bob', 4), ('bill', 8), ('bob', 6), ('tina', 6), ('amy', 9), ('bill', 4), ('jack', 2), ('amy', 2), ('amy', 4), ('sheldon', 1), ('tina', 3), ('bill', 9), ('tina', 4), ('tina', 9)]</text:span></text:p>
          </table:table-cell>
          <table:table-cell table:style-name="Table83.A1" office:value-type="string">
            <text:p text:style-name="P7"><text:span text:style-name="T12">3</text:span></text:p>
          </table:table-cell>
          <table:table-cell table:style-name="Table83.A1" office:value-type="string">
            <text:p text:style-name="P7"><text:span text:style-name="T12">[('amy', 26), ('bill', 28), ('bob', 21), ('jack', 27), ('sheldon', 22), ('tina', 22)]</text:span></text:p>
          </table:table-cell>
        </table:table-row>
      </table:table>
      <text:p text:style-name="P2"/>
      <text:p text:style-name="P2"/>
      <text:p text:style-name="P2"/>
      <text:p text:style-name="P2"/>
      <text:p text:style-name="P16"><text:bookmark text:name="_z0lokte4l7nw"/></text:p>
      <text:p text:style-name="P19"><text:bookmark text:name="_nvmjbnauwy47"/><text:span text:style-name="T22">Collapse positive integer intervals</text:span> </text:p>
      <text:p text:style-name="P2"/>
      <text:p text:style-name="P1"><text:span text:style-name="T12">def collapse_intervals(items):</text:span></text:p>
      <text:p text:style-name="P2"/>
      <text:p text:style-name="P1"><text:span text:style-name="T1">This function is the inverse of the earlier question of expanding positive integer intervals. Given a nonempty list of positive integers that is guaranteed to be in sorted ascending order, create and return the unique description string where every maximal sublist of consecutive integers has been condensed to the notation </text:span><text:span text:style-name="T12">first-last</text:span><text:span text:style-name="T1">. If some maximal sublist consists of a single integer, it must be included in the result string just by itself without the minus sign separating it from the now redundant </text:span><text:span text:style-name="T12">last</text:span><text:span text:style-name="T1"> number. Make sure that the string that your function returns does not contain any whitespace characters, and does not have a redundant comma in the end.</text:span></text:p>
      <text:p text:style-name="P2"/>
      <table:table table:name="Table84" table:style-name="Table84">
        <table:table-column table:style-name="Table84.A"/>
        <table:table-column table:style-name="Table84.B"/>
        <table:table-row table:style-name="Table84.1">
          <table:table-cell table:style-name="Table84.A1" office:value-type="string">
            <text:p text:style-name="P7"><text:span text:style-name="T12">items</text:span></text:p>
          </table:table-cell>
          <table:table-cell table:style-name="Table84.A1" office:value-type="string">
            <text:p text:style-name="P7"><text:span text:style-name="T1">Expected result</text:span></text:p>
          </table:table-cell>
        </table:table-row>
        <table:table-row table:style-name="Table84.1">
          <table:table-cell table:style-name="Table84.A1" office:value-type="string">
            <text:p text:style-name="P7"><text:span text:style-name="T12">[1, 2, 4, 6, 7, 8, 9, 10, 12, 13]</text:span></text:p>
          </table:table-cell>
          <table:table-cell table:style-name="Table84.A1" office:value-type="string">
            <text:p text:style-name="P7"><text:span text:style-name="T12">'1-2,4,6-10,12-13'</text:span></text:p>
          </table:table-cell>
        </table:table-row>
        <table:table-row table:style-name="Table84.1">
          <table:table-cell table:style-name="Table84.A1" office:value-type="string">
            <text:p text:style-name="P7"><text:span text:style-name="T12">[42]</text:span></text:p>
          </table:table-cell>
          <table:table-cell table:style-name="Table84.A1" office:value-type="string">
            <text:p text:style-name="P7"><text:span text:style-name="T12">'42'</text:span></text:p>
          </table:table-cell>
        </table:table-row>
        <table:table-row table:style-name="Table84.1">
          <table:table-cell table:style-name="Table84.A1" office:value-type="string">
            <text:p text:style-name="P7"><text:span text:style-name="T12">[3, 5, 6, 7, 9, 11, 12, 13]</text:span></text:p>
          </table:table-cell>
          <table:table-cell table:style-name="Table84.A1" office:value-type="string">
            <text:p text:style-name="P7"><text:span text:style-name="T12">'3,5-7,9,11-13'</text:span></text:p>
          </table:table-cell>
        </table:table-row>
        <table:table-row table:style-name="Table84.1">
          <table:table-cell table:style-name="Table84.A1" office:value-type="string">
            <text:p text:style-name="P7"><text:span text:style-name="T12">[]</text:span></text:p>
          </table:table-cell>
          <table:table-cell table:style-name="Table84.A1" office:value-type="string">
            <text:p text:style-name="P7"><text:span text:style-name="T12">''</text:span></text:p>
          </table:table-cell>
        </table:table-row>
        <table:table-row table:style-name="Table84.1">
          <table:table-cell table:style-name="Table84.A1" office:value-type="string">
            <text:p text:style-name="P7"><text:span text:style-name="T12">list(range(1, 1000001))</text:span></text:p>
          </table:table-cell>
          <table:table-cell table:style-name="Table84.A1" office:value-type="string">
            <text:p text:style-name="P7"><text:span text:style-name="T12">'1-1000000'</text:span></text:p>
          </table:table-cell>
        </table:table-row>
      </table:table>
      <text:p text:style-name="P2"/>
      <text:p text:style-name="P16"><text:bookmark text:name="_brl3p9vgi6md"/></text:p>
      <text:p text:style-name="P19"><text:bookmark text:name="_n7ub97z5zcat"/><text:span text:style-name="T22">Distribution of abstract bridge hand shapes</text:span></text:p>
      <text:p text:style-name="P2"/>
      <text:p text:style-name="P1"><text:span text:style-name="T12">def hand_shape_distribution(hands):</text:span></text:p>
      <text:p text:style-name="P2"/>
      <text:p text:style-name="P1"><text:span text:style-name="T1">This is a continuation of the earlier "Bridge hand shape" problem that asked you to compute the shape of one given bridge hand. In that problem, the shapes </text:span><text:span text:style-name="T12">[6, 3, 2, 2]</text:span><text:span text:style-name="T1"> and </text:span><text:span text:style-name="T12">[2, 3, 6, 2]</text:span><text:span text:style-name="T1"> were considered different, as they very much would be in the actual bidding and play of the hand. However, in this combinatorial generalized version of this problem, we shall consider two hand shapes like these two to be the same </text:span><text:span text:style-name="T3">abstract shape</text:span><text:span text:style-name="T1"> if they are equal when we care only about the sorted counts of the suits, but don't care which particular suits they happen to be.</text:span></text:p>
      <text:p text:style-name="P2"/>
      <text:p text:style-name="P1"><text:span text:style-name="T1">Given a list of bridge </text:span><text:span text:style-name="T12">hands</text:span><text:span text:style-name="T1">, each hand given as a list of 13 cards encoded the same way as in all of the previous card problems, create and return a Python dictionary that contains all abstract shapes that occur within </text:span><text:span text:style-name="T12">hands</text:span><text:span text:style-name="T1">, each shape mapped to its count of occurrences in </text:span><text:span text:style-name="T12">hands</text:span><text:span text:style-name="T1">. Note that Python dictionary keys cannot be lists (Python lists are mutable, and changing the contents of a dictionary key would break the internal ordering of the dictionary) so you need to represent the abstract hand shapes as immutable </text:span><text:span text:style-name="T2">tuples</text:span><text:span text:style-name="T1"> that can be used as keys inside your dictionary.</text:span></text:p>
      <text:p text:style-name="P2"/>
      <text:p text:style-name="P1"><text:span text:style-name="T1">As tabulated on "</text:span><text:a xlink:type="simple" xlink:href="http://www.durangobill.com/BrSuitStats.html" text:style-name="ListLabel_20_37" text:visited-style-name="ListLabel_20_37"><text:span text:style-name="T7">Suit distributions</text:span></text:a><text:span text:style-name="T1">" in "</text:span><text:a xlink:type="simple" xlink:href="http://www.durangobill.com/Bridge.html" text:style-name="ListLabel_20_37" text:visited-style-name="ListLabel_20_37"><text:span text:style-name="T7">Durango Bill's Bridge Probabilities and Combinatorics</text:span></text:a><text:span text:style-name="T1">", there exist precisely 39 possible abstract shapes of thirteen cards, the most common of which is 4-4-3-2, followed by the shape 5-3-3-2. Contrary to intuition, the most balanced possible hand shape 4-3-3-3 turns out to be surprisingly unlikely, trailing behind even the less balanced shapes 5-4-3-1 and 5-4-2-2 that one might have intuitively assumed to be far less frequent. (</text:span><text:a xlink:type="simple" xlink:href="https://en.wikipedia.org/wiki/Gambler%27s_fallacy" text:style-name="ListLabel_20_37" text:visited-style-name="ListLabel_20_37"><text:span text:style-name="T7">Understanding why randomness tends to produce variance rather than converging to complete uniformity</text:span></text:a><text:span text:style-name="T1"> is a great aid in understanding many other counterintuitive truths about the behaviour of random processes in computer science and mathematics.)</text:span></text:p>
      <text:p text:style-name="P2"/>
      <text:p text:style-name="P1"><text:span text:style-name="T1">For example, if it were somehow possible to give to your function the list of all 635,013,559,600 possible bridge hands and not run out of the heap memory in the Python virtual machine, the returned dictionary would contain 39 entries for the 39 possible hand shapes, two examples of these entries being </text:span><text:span text:style-name="T12">(4,3,3,3):66905856160</text:span><text:span text:style-name="T1"> and </text:span><text:span text:style-name="T12">(6,5,1,1):4478821776</text:span><text:span text:style-name="T1">. (Our automated tester will try out your function with a much smaller list of pseudo-randomly generated bridge hands, but at least for the common hand types that you might expect to see every day at the daily duplicate of the local bridge club, </text:span><text:a xlink:type="simple" xlink:href="https://en.wikipedia.org/wiki/Chebyshev%27s_inequality" text:style-name="ListLabel_20_37" text:visited-style-name="ListLabel_20_37"><text:span text:style-name="T7">the percentage proportions really ought not be that different</text:span></text:a><text:span text:style-name="T1"> from the exact answers if measured over a sufficiently large number of random hands.)</text:span></text:p>
      <text:p text:style-name="P2"/>
      <text:p text:style-name="P16"><text:bookmark text:name="_53lnu0zh7whi"/></text:p>
      <text:p text:style-name="P19"><text:bookmark text:name="_jjw0ffnfbz6r"/><text:span text:style-name="T22">Sort words by typing handedness</text:span></text:p>
      <text:p text:style-name="P2"/>
      <text:p text:style-name="P1"><text:span text:style-name="T12">def sort_by_typing_handedness(words):</text:span></text:p>
      <text:p text:style-name="P2"/>
      <text:p text:style-name="P1"><text:span text:style-name="T1">When typing an English word on the standard QWERTY keyboard, the left hand types in the letters </text:span><text:span text:style-name="T3">q</text:span><text:span text:style-name="T1"> to </text:span><text:span text:style-name="T3">y</text:span><text:span text:style-name="T1"> in the top row, </text:span><text:span text:style-name="T3">a</text:span><text:span text:style-name="T1"> to </text:span><text:span text:style-name="T3">h</text:span><text:span text:style-name="T1"> in the middle row, and </text:span><text:span text:style-name="T3">z</text:span><text:span text:style-name="T1"> to </text:span><text:span text:style-name="T3">b</text:span><text:span text:style-name="T1"> in the bottom row. Other letters are typed in with the right hand. For the purposes of this problem, we define the score of a word as the number of its left hand characters, minus the number of its right hand characters. For example, the score for the word </text:span><text:span text:style-name="T12">'repetition'</text:span><text:span text:style-name="T1"> would be 5 - 5 = 0.</text:span></text:p>
      <text:p text:style-name="P2"/>
      <text:p text:style-name="P1"><text:span text:style-name="T1">This function should sort the given list of </text:span><text:span text:style-name="T12">words</text:span><text:span text:style-name="T1"> in the </text:span><text:span text:style-name="T3">descending</text:span><text:span text:style-name="T1"> order of their score, and return the entire sorted list. To make the resulting list unique for the purposes of automated testing, words that have an equal score should end up in their ascending dictionary order.</text:span></text:p>
      <text:p text:style-name="P2"/>
      <text:p text:style-name="P1"><text:span text:style-name="T1">You should let Python do the sorting with the </text:span><text:span text:style-name="T12">sort</text:span><text:span text:style-name="T1"> method that the Python lists already have built in. You merely need to give this function a suitable </text:span><text:span text:style-name="T12">key</text:span><text:span text:style-name="T1"> function that converts each word into a two-tuple of the handedness tally and the word itself. For example, </text:span><text:span text:style-name="T12">'hello'</text:span><text:span text:style-name="T1"> is sorted as </text:span><text:span text:style-name="T12">(-1, 'hello')</text:span><text:span text:style-name="T1">, and </text:span><text:span text:style-name="T12">'computer'</text:span><text:span text:style-name="T1"> is sorted as </text:span><text:span text:style-name="T12">(0, 'computer')</text:span><text:span text:style-name="T1">. Since the order comparison of Python tuples is lexicographic, this produces the correct result using the handedness tally as the primary sorting key, and the word itself as the secondary sorting key whenever the primary keys are equal.</text:span></text:p>
      <text:p text:style-name="P2"/>
      <text:p text:style-name="P1"><text:span text:style-name="T1">Sorting the words in </text:span><text:span text:style-name="T12">words_sorted.txt</text:span><text:span text:style-name="T1"> in this manner, the first five words are</text:span></text:p>
      <text:p text:style-name="P2"/>
      <text:p text:style-name="P1"><text:span text:style-name="T12">['regeneratoryregeneratress', 'tessarescaedecahedron', 'cabbageheadedness', 'archpresbyterate', 'bathyhyperesthesia']</text:span></text:p>
      <text:p text:style-name="P2"/>
      <text:p text:style-name="P1"><text:span text:style-name="T1">and the last five end up being</text:span></text:p>
      <text:p text:style-name="P4"/>
      <text:p text:style-name="P1"><text:span text:style-name="T12">['unmonopolising', 'unmonopolizing', 'humuhumunukunukuapuaa', 'kinnikinnik', 'nonillumination']</text:span><text:span text:style-name="T1">.</text:span></text:p>
      <text:p text:style-name="P16"><text:bookmark text:name="_nv9wa9vb9as7"/></text:p>
      <text:p text:style-name="P19"><text:bookmark text:name="_a9oi5nm1rwrf"/><text:span text:style-name="T22">Fibonacci sum</text:span></text:p>
      <text:p text:style-name="P2"/>
      <text:p text:style-name="P1"><text:span text:style-name="T12">def fibonacci_sum(n):</text:span></text:p>
      <text:p text:style-name="P2"/>
      <text:p text:style-name="P1"><text:a xlink:type="simple" xlink:href="https://en.wikipedia.org/wiki/Fibonacci_number" text:style-name="ListLabel_20_37" text:visited-style-name="ListLabel_20_37"><text:span text:style-name="T7">Fibonacci numbers</text:span></text:a><text:span text:style-name="T1"> are a cliche in introductory computer science, especially in teaching recursion where this famous combinatorial series is mainly used to reinforce the belief that recursion is silly... but all cliches became cliches in the first place because they were so good that everyone and their brother kept using them! Instead of that silly recursion example to compute Fibonacci numbers in exponential time instead of using a loop like a reasonable person, let us rather showcase a more amazing property of this famous sequence: </text:span><text:span text:style-name="T2">every positive integer can be expressed exactly one way as a sum of non-repeated Fibonacci numbers</text:span><text:span text:style-name="T1"> so that no two consecutive Fibonacci numbers appear in this sum. (After all, if the sum contains two consecutive Fibonacci numbers </text:span><text:span text:style-name="T3">F</text:span><text:span text:style-name="T26">i</text:span><text:span text:style-name="T1"> and </text:span><text:span text:style-name="T3">F</text:span><text:span text:style-name="T26">i</text:span><text:span text:style-name="T27">+1</text:span><text:span text:style-name="T1">, these two can always be replaced by </text:span><text:span text:style-name="T3">F</text:span><text:span text:style-name="T26">i</text:span><text:span text:style-name="T27">+2</text:span><text:span text:style-name="T1"> without affecting the total.)</text:span></text:p>
      <text:p text:style-name="P2"/>
      <text:p text:style-name="P1"><text:span text:style-name="T1">To produce this unique sequence for </text:span><text:span text:style-name="T12">n</text:span><text:span text:style-name="T1">, the simple </text:span><text:span text:style-name="T2">greedy algorithm</text:span><text:span text:style-name="T1"> can be proven to work fine. Always add into the list the largest possible Fibonacci number </text:span><text:span text:style-name="T12">f</text:span><text:span text:style-name="T1"> that is less than or equal to </text:span><text:span text:style-name="T12">n</text:span><text:span text:style-name="T1">. Then convert the rest of the number </text:span><text:span text:style-name="T12">n - f</text:span><text:span text:style-name="T1"> in the same manner, until only zero remains. To facilitate automated testing, the list of Fibonacci numbers must be returned in sorted descending order. </text:span></text:p>
      <text:p text:style-name="P2"/>
      <text:p text:style-name="P1"><text:span text:style-name="T1">Oh yeah, and one more thing: your function has to be able to handle values of </text:span><text:span text:style-name="T12">n</text:span><text:span text:style-name="T1"> up to </text:span><text:span text:style-name="T12">10**10000</text:span><text:span text:style-name="T1">. The correct answer for that monstrosity is way too long to print here, but it consists of 13,166 terms, the largest of which has 10,000 digits. (Ain't Python and its integers of unlimited size just grand as they let us tickle the belly of some of these eternal behemoths in their slumber previously undisturbed by humans?)</text:span></text:p>
      <text:p text:style-name="P2"/>
      <table:table table:name="Table85" table:style-name="Table85">
        <table:table-column table:style-name="Table85.A"/>
        <table:table-column table:style-name="Table85.B"/>
        <table:table-row table:style-name="Table85.1">
          <table:table-cell table:style-name="Table85.A1" office:value-type="string">
            <text:p text:style-name="P7"><text:span text:style-name="T12">n</text:span></text:p>
          </table:table-cell>
          <table:table-cell table:style-name="Table85.A1" office:value-type="string">
            <text:p text:style-name="P7"><text:span text:style-name="T1">Expected result</text:span></text:p>
          </table:table-cell>
        </table:table-row>
        <table:table-row table:style-name="Table85.1">
          <table:table-cell table:style-name="Table85.A1" office:value-type="string">
            <text:p text:style-name="P7"><text:span text:style-name="T12">10</text:span></text:p>
          </table:table-cell>
          <table:table-cell table:style-name="Table85.A1" office:value-type="string">
            <text:p text:style-name="P7"><text:span text:style-name="T12">[8, 2]</text:span></text:p>
          </table:table-cell>
        </table:table-row>
        <table:table-row table:style-name="Table85.1">
          <table:table-cell table:style-name="Table85.A1" office:value-type="string">
            <text:p text:style-name="P7"><text:span text:style-name="T12">100</text:span></text:p>
          </table:table-cell>
          <table:table-cell table:style-name="Table85.A1" office:value-type="string">
            <text:p text:style-name="P7"><text:span text:style-name="T12">[89, 8, 3]</text:span></text:p>
          </table:table-cell>
        </table:table-row>
        <table:table-row table:style-name="Table85.1">
          <table:table-cell table:style-name="Table85.A1" office:value-type="string">
            <text:p text:style-name="P7"><text:span text:style-name="T12">10**6</text:span></text:p>
          </table:table-cell>
          <table:table-cell table:style-name="Table85.A1" office:value-type="string">
            <text:p text:style-name="P7"><text:span text:style-name="T12">[832040, 121393, 46368, 144, 55]</text:span></text:p>
          </table:table-cell>
        </table:table-row>
        <table:table-row table:style-name="Table85.1">
          <table:table-cell table:style-name="Table85.A1" office:value-type="string">
            <text:p text:style-name="P7"><text:span text:style-name="T12">10**20</text:span></text:p>
          </table:table-cell>
          <table:table-cell table:style-name="Table85.A1" office:value-type="string">
            <text:p text:style-name="P7"><text:span text:style-name="T12">[83621143489848422977, 12200160415121876738, 2880067194370816120, 1100087778366101931, 160500643816367088, 37889062373143906, 117669030460994, 27777890035288, 4052739537881, 1548008755920, 365435296162, 2971215073, 24157817, 3524578, 196418, 75025, 10946, 4181, 610, 233, 89, 21, 3, 1]</text:span></text:p>
          </table:table-cell>
        </table:table-row>
      </table:table>
      <text:p text:style-name="P2"/>
      <text:p text:style-name="P1"><text:span text:style-name="T1">(Mathematically minded students can try to prove rigorously using </text:span><text:span text:style-name="T2">mathematical induction </text:span><text:span text:style-name="T1">that this greedy algorithm really works for all integers, so that this function always creates and returns the unique list of non-consecutive Fibonacci numbers whose sum equals </text:span><text:span text:style-name="T12">n</text:span><text:span text:style-name="T1">.)</text:span></text:p>
      <text:p text:style-name="P19"><text:bookmark text:name="_54yktjwcyx0o"/><text:span text:style-name="T22">Rooks with friends</text:span></text:p>
      <text:p text:style-name="P2"/>
      <text:p text:style-name="P1"><text:span text:style-name="T12">def rooks_with_friends(n, friends, enemies):</text:span></text:p>
      <text:p text:style-name="P2"/>
      <text:p text:style-name="P1"><text:span text:style-name="T1">Those dastardly rooks have again gone on a rampage on a generalized </text:span><text:span text:style-name="T3">n</text:span><text:span text:style-name="T1">-by-</text:span><text:span text:style-name="T3">n</text:span><text:span text:style-name="T1"> chessboard, just like in the earlier problem of counting how many squares were safe from their wrath. Each rook is again represented as a tuple </text:span><text:span text:style-name="T12">(row, column)</text:span><text:span text:style-name="T1"> of the coordinates of the square that it is standing on. However, in this version of the problem, some of these rooks are now your </text:span><text:span text:style-name="T2">friends</text:span><text:span text:style-name="T1"> (same colour as you) while the others are your </text:span><text:span text:style-name="T2">enemies</text:span><text:span text:style-name="T1"> (the opposite colour from you). Friendly rooks protect the chess squares by standing between them and any enemy rooks that might threaten those squares, so that an enemy rook can attack only those squares in the same row or column that do not enjoy the protection of any friendly rook standing between them. Given the board size </text:span><text:span text:style-name="T12">n</text:span><text:span text:style-name="T1"> and the lists of </text:span><text:span text:style-name="T12">friends</text:span><text:span text:style-name="T1"> and </text:span><text:span text:style-name="T12">enemies</text:span><text:span text:style-name="T1">, count how many empty squares on the board are safe from the enemies. </text:span></text:p>
      <text:p text:style-name="P2"/>
      <table:table table:name="Table86" table:style-name="Table86">
        <table:table-column table:style-name="Table86.A"/>
        <table:table-column table:style-name="Table86.B"/>
        <table:table-column table:style-name="Table86.C"/>
        <table:table-column table:style-name="Table86.D"/>
        <table:table-row table:style-name="Table86.1">
          <table:table-cell table:style-name="Table86.A1" office:value-type="string">
            <text:p text:style-name="P3"><text:span text:style-name="T12">n</text:span></text:p>
          </table:table-cell>
          <table:table-cell table:style-name="Table86.A1" office:value-type="string">
            <text:p text:style-name="P3"><text:span text:style-name="T12">friends</text:span></text:p>
          </table:table-cell>
          <table:table-cell table:style-name="Table86.A1" office:value-type="string">
            <text:p text:style-name="P3"><text:span text:style-name="T12">enemies</text:span></text:p>
          </table:table-cell>
          <table:table-cell table:style-name="Table86.A1" office:value-type="string">
            <text:p text:style-name="P3"><text:span text:style-name="T1">Expected result</text:span></text:p>
          </table:table-cell>
        </table:table-row>
        <table:table-row table:style-name="Table86.1">
          <table:table-cell table:style-name="Table86.A1" office:value-type="string">
            <text:p text:style-name="P3"><text:span text:style-name="T12">4</text:span></text:p>
          </table:table-cell>
          <table:table-cell table:style-name="Table86.A1" office:value-type="string">
            <text:p text:style-name="P3"><text:span text:style-name="T12">[(2,2), (0,1), (3,1)]</text:span></text:p>
          </table:table-cell>
          <table:table-cell table:style-name="Table86.A1" office:value-type="string">
            <text:p text:style-name="P3"><text:span text:style-name="T12">[(3,0), (1,2), (2,3)]</text:span></text:p>
          </table:table-cell>
          <table:table-cell table:style-name="Table86.A1" office:value-type="string">
            <text:p text:style-name="P3"><text:span text:style-name="T12">2</text:span></text:p>
          </table:table-cell>
        </table:table-row>
        <table:table-row table:style-name="Table86.1">
          <table:table-cell table:style-name="Table86.A1" office:value-type="string">
            <text:p text:style-name="P3"><text:span text:style-name="T12">4</text:span></text:p>
          </table:table-cell>
          <table:table-cell table:style-name="Table86.A1" office:value-type="string">
            <text:p text:style-name="P3"><text:span text:style-name="T12">[(3,0), (1,2), (2,3)]</text:span></text:p>
          </table:table-cell>
          <table:table-cell table:style-name="Table86.A1" office:value-type="string">
            <text:p text:style-name="P3"><text:span text:style-name="T12">[(2,2), (0,1), (3,1)]</text:span></text:p>
          </table:table-cell>
          <table:table-cell table:style-name="Table86.A1" office:value-type="string">
            <text:p text:style-name="P3"><text:span text:style-name="T12">2</text:span></text:p>
          </table:table-cell>
        </table:table-row>
        <table:table-row table:style-name="Table86.1">
          <table:table-cell table:style-name="Table86.A1" office:value-type="string">
            <text:p text:style-name="P3"><text:span text:style-name="T12">8</text:span></text:p>
          </table:table-cell>
          <table:table-cell table:style-name="Table86.A1" office:value-type="string">
            <text:p text:style-name="P3"><text:span text:style-name="T12">[(3,3), (4,4)]</text:span></text:p>
          </table:table-cell>
          <table:table-cell table:style-name="Table86.A1" office:value-type="string">
            <text:p text:style-name="P3"><text:span text:style-name="T12">[(3,4), (4,3)]</text:span></text:p>
          </table:table-cell>
          <table:table-cell table:style-name="Table86.A1" office:value-type="string">
            <text:p text:style-name="P3"><text:span text:style-name="T12">48</text:span></text:p>
          </table:table-cell>
        </table:table-row>
        <table:table-row table:style-name="Table86.1">
          <table:table-cell table:style-name="Table86.A1" office:value-type="string">
            <text:p text:style-name="P3"><text:span text:style-name="T12">100</text:span></text:p>
          </table:table-cell>
          <table:table-cell table:style-name="Table86.A1" office:value-type="string">
            <text:p text:style-name="P3"><text:span text:style-name="T12">[(r, (3*r+5) % 100) for r in range(1, 100, 2)]</text:span></text:p>
          </table:table-cell>
          <table:table-cell table:style-name="Table86.A1" office:value-type="string">
            <text:p text:style-name="P3"><text:span text:style-name="T12">[(r, (4*r+32) % 100) for r in range(0, 100, 2)]</text:span></text:p>
          </table:table-cell>
          <table:table-cell table:style-name="Table86.A1" office:value-type="string">
            <text:p text:style-name="P3"><text:span text:style-name="T12">3200</text:span></text:p>
          </table:table-cell>
        </table:table-row>
      </table:table>
      <text:p text:style-name="P2"/>
      <text:p text:style-name="P2"/>
      <text:p text:style-name="P1"><text:span text:style-name="T1"><text:s/></text:span></text:p>
      <text:p text:style-name="P19"><text:bookmark text:name="_d6wpy7fixkef"/><text:span text:style-name="T22">Possible words in Hangman</text:span></text:p>
      <text:p text:style-name="P2"/>
      <text:p text:style-name="P1"><text:span text:style-name="T12">def possible_words(words, pattern):</text:span></text:p>
      <text:p text:style-name="P2"/>
      <text:p text:style-name="P1"><text:span text:style-name="T1">Given a list of possible </text:span><text:span text:style-name="T12">words</text:span><text:span text:style-name="T1">, and a </text:span><text:span text:style-name="T12">pattern</text:span><text:span text:style-name="T1"> string that is guaranteed to contain only lowercase English letters </text:span><text:span text:style-name="T3">a</text:span><text:span text:style-name="T1"> to </text:span><text:span text:style-name="T3">z</text:span><text:span text:style-name="T1"> and asterisk characters </text:span><text:span text:style-name="T12">*</text:span><text:span text:style-name="T1">, create and return a list of words that match the </text:span><text:span text:style-name="T12">pattern</text:span><text:span text:style-name="T1"> in the sense of the game of </text:span><text:a xlink:type="simple" xlink:href="https://en.wikipedia.org/wiki/Hangman_(game)" text:style-name="ListLabel_20_37" text:visited-style-name="ListLabel_20_37"><text:span text:style-name="T7">Hangman</text:span></text:a><text:span text:style-name="T1">. First, the word and the </text:span><text:span text:style-name="T12">pattern</text:span><text:span text:style-name="T1"> must be the same length. In places where the </text:span><text:span text:style-name="T12">pattern</text:span><text:span text:style-name="T1"> contains some letter, the word must also contain that exact same letter. In places where the </text:span><text:span text:style-name="T12">pattern</text:span><text:span text:style-name="T1"> contains an asterisk, the word must contain some character that may not be any of the letters that explicitly occur anywhere in the </text:span><text:span text:style-name="T12">pattern</text:span><text:span text:style-name="T1">. (In the game of Hangman, any such letter would have already been revealed in the earlier round when it was the current guess, along with all its other occurrences in </text:span><text:span text:style-name="T12">pattern</text:span><text:span text:style-name="T1">.)</text:span></text:p>
      <text:p text:style-name="P2"/>
      <text:p text:style-name="P1"><text:span text:style-name="T1">For example, the words </text:span><text:span text:style-name="T12">'bridge'</text:span><text:span text:style-name="T1"> and </text:span><text:span text:style-name="T12">'smudge'</text:span><text:span text:style-name="T1"> both match the pattern </text:span><text:span text:style-name="T12">'***dg*'</text:span><text:span text:style-name="T1">. However, the words </text:span><text:span text:style-name="T12">'grudge'</text:span><text:span text:style-name="T1"> and '</text:span><text:span text:style-name="T12">dredge</text:span><text:span text:style-name="T1">' would </text:span><text:span text:style-name="T2">not</text:span><text:span text:style-name="T1"> match that same pattern, since the first asterisk may not be matched with either </text:span><text:span text:style-name="T12">'g'</text:span><text:span text:style-name="T1"> or </text:span><text:span text:style-name="T12">'d'</text:span><text:span text:style-name="T1"> that appears inside the given </text:span><text:span text:style-name="T12">pattern</text:span><text:span text:style-name="T1">.</text:span></text:p>
      <text:p text:style-name="P2"/>
      <table:table table:name="Table87" table:style-name="Table87">
        <table:table-column table:style-name="Table87.A"/>
        <table:table-column table:style-name="Table87.B"/>
        <table:table-row table:style-name="Table87.1">
          <table:table-cell table:style-name="Table87.A1" office:value-type="string">
            <text:p text:style-name="P7"><text:span text:style-name="T12">pattern</text:span></text:p>
          </table:table-cell>
          <table:table-cell table:style-name="Table87.A1" office:value-type="string">
            <text:p text:style-name="P7"><text:span text:style-name="T1">Expected result (using wordlist </text:span><text:span text:style-name="T12">words_sorted.txt</text:span><text:span text:style-name="T1">)</text:span></text:p>
          </table:table-cell>
        </table:table-row>
        <table:table-row table:style-name="Table87.1">
          <table:table-cell table:style-name="Table87.A1" office:value-type="string">
            <text:p text:style-name="P7"><text:span text:style-name="T12">'***dg*'</text:span></text:p>
          </table:table-cell>
          <table:table-cell table:style-name="Table87.A1" office:value-type="string">
            <text:p text:style-name="P7"><text:span text:style-name="T12">['abedge', 'aridge', 'bludge', 'bridge', 'cledge', 'cledgy', 'cradge', 'fledge', 'fledgy', 'flidge', 'flodge', 'fridge', 'kludge', 'pledge', 'plodge', 'scodgy', 'skedge', 'sledge', 'slodge', 'sludge', 'sludgy', 'smidge', 'smudge', 'smudgy', 'snudge', 'soudge', 'soudgy', 'squdge', 'squdgy', 'stodge', 'stodgy', 'swedge', 'swidge', 'trudge', 'unedge']</text:span></text:p>
          </table:table-cell>
        </table:table-row>
        <table:table-row table:style-name="Table87.1">
          <table:table-cell table:style-name="Table87.A1" office:value-type="string">
            <text:p text:style-name="P7"><text:span text:style-name="T12">'a**s**a'</text:span></text:p>
          </table:table-cell>
          <table:table-cell table:style-name="Table87.A1" office:value-type="string">
            <text:p text:style-name="P7"><text:span text:style-name="T12">['acystia', 'acushla', 'anosmia']</text:span></text:p>
          </table:table-cell>
        </table:table-row>
        <table:table-row table:style-name="Table87.1">
          <table:table-cell table:style-name="Table87.A1" office:value-type="string">
            <text:p text:style-name="P7"><text:span text:style-name="T12">'*a*e*i*o'</text:span></text:p>
          </table:table-cell>
          <table:table-cell table:style-name="Table87.A1" office:value-type="string">
            <text:p text:style-name="P7"><text:span text:style-name="T12">['patetico']</text:span></text:p>
          </table:table-cell>
        </table:table-row>
      </table:table>
      <text:p text:style-name="P2"/>
      <text:p text:style-name="P19"><text:bookmark text:name="_3g1is3hbq5b8"/><text:span text:style-name="T22">Factoring factorials</text:span></text:p>
      <text:p text:style-name="P2"/>
      <text:p text:style-name="P1"><text:span text:style-name="T12">def factoring_factorial(n):</text:span></text:p>
      <text:p text:style-name="P2"/>
      <text:p text:style-name="P1"><text:span text:style-name="T1">The </text:span><text:a xlink:type="simple" xlink:href="https://en.wikipedia.org/wiki/Fundamental_theorem_of_arithmetic" text:style-name="ListLabel_20_37" text:visited-style-name="ListLabel_20_37"><text:span text:style-name="T7">fundamental theorem of arithmetic</text:span></text:a><text:span text:style-name="T1"> tells us that every positive integer can be broken down to the product of its </text:span><text:span text:style-name="T2">prime factors </text:span><text:span text:style-name="T1">in exactly one way. Given a positive integer </text:span><text:span text:style-name="T12">n &gt; 1</text:span><text:span text:style-name="T1">, create and return a list that contains all prime factors of </text:span><text:span text:style-name="T12">n!</text:span><text:span text:style-name="T1">, the product of all positive integers up to </text:span><text:span text:style-name="T12">n</text:span><text:span text:style-name="T1">, along with their exponents in the prime factorization. These prime factors should be listed in ascending order, each prime factor given as tuple </text:span><text:span text:style-name="T12">(p, e)</text:span><text:span text:style-name="T1"> where </text:span><text:span text:style-name="T12">p</text:span><text:span text:style-name="T1"> is the prime factor and </text:span><text:span text:style-name="T12">e</text:span><text:span text:style-name="T1"> its exponent.</text:span></text:p>
      <text:p text:style-name="P2"/>
      <text:p text:style-name="P1"><text:span text:style-name="T1">Since </text:span><text:span text:style-name="T12">n</text:span><text:span text:style-name="T1"> will get into the thousands in the automated tester, you should accumulate the prime factors of </text:span><text:span text:style-name="T12">n!</text:span><text:span text:style-name="T1"> separately for each individual term of the factorial as you go, rather than first computing the entire </text:span><text:span text:style-name="T12">n!</text:span><text:span text:style-name="T1"> and then afterwards dividing it down into its prime factors.</text:span></text:p>
      <text:p text:style-name="P1"/>
      <table:table table:name="Table88" table:style-name="Table88">
        <table:table-column table:style-name="Table88.A"/>
        <table:table-column table:style-name="Table88.B"/>
        <table:table-row table:style-name="Table88.1">
          <table:table-cell table:style-name="Table88.A1" office:value-type="string">
            <text:p text:style-name="P7"><text:span text:style-name="T12">n</text:span></text:p>
          </table:table-cell>
          <table:table-cell table:style-name="Table88.A1" office:value-type="string">
            <text:p text:style-name="P7"><text:span text:style-name="T1">Expected result</text:span></text:p>
          </table:table-cell>
        </table:table-row>
        <table:table-row table:style-name="Table88.1">
          <table:table-cell table:style-name="Table88.A1" office:value-type="string">
            <text:p text:style-name="P7"><text:span text:style-name="T12">5</text:span></text:p>
          </table:table-cell>
          <table:table-cell table:style-name="Table88.A1" office:value-type="string">
            <text:p text:style-name="P7"><text:span text:style-name="T12">[(2, 3), (3, 1), (5, 1)]</text:span></text:p>
          </table:table-cell>
        </table:table-row>
        <table:table-row table:style-name="Table88.1">
          <table:table-cell table:style-name="Table88.A1" office:value-type="string">
            <text:p text:style-name="P7"><text:span text:style-name="T12">10</text:span></text:p>
          </table:table-cell>
          <table:table-cell table:style-name="Table88.A1" office:value-type="string">
            <text:p text:style-name="P7"><text:span text:style-name="T12">[(2, 8), (3, 4), (5, 2), (7, 1)]</text:span></text:p>
          </table:table-cell>
        </table:table-row>
        <table:table-row table:style-name="Table88.1">
          <table:table-cell table:style-name="Table88.A1" office:value-type="string">
            <text:p text:style-name="P7"><text:span text:style-name="T12">20</text:span></text:p>
          </table:table-cell>
          <table:table-cell table:style-name="Table88.A1" office:value-type="string">
            <text:p text:style-name="P7"><text:span text:style-name="T12">[(2, 18), (3, 8), (5, 4), (7, 2), (11, 1), (13, 1), (17, 1), (19, 1)]</text:span></text:p>
          </table:table-cell>
        </table:table-row>
        <table:table-row table:style-name="Table88.1">
          <table:table-cell table:style-name="Table88.A1" office:value-type="string">
            <text:p text:style-name="P7"><text:span text:style-name="T12">100</text:span></text:p>
          </table:table-cell>
          <table:table-cell table:style-name="Table88.A1" office:value-type="string">
            <text:p text:style-name="P7"><text:span text:style-name="T12">[(2, 97), (3, 48), (5, 24), (7, 16), (11, 9), (13, 7), (17, 5), (19, 5), (23, 4), (29, 3), (31, 3), (37, 2), (41, 2), (43, 2), (47, 2), (53, 1), (59, 1), (61, 1), (67, 1), (71, 1), (73, 1), (79, 1), (83, 1), (89, 1), (97, 1)]</text:span></text:p>
          </table:table-cell>
        </table:table-row>
        <table:table-row table:style-name="Table88.1">
          <table:table-cell table:style-name="Table88.A1" office:value-type="string">
            <text:p text:style-name="P7"><text:span text:style-name="T12">1000</text:span></text:p>
          </table:table-cell>
          <table:table-cell table:style-name="Table88.A1" office:value-type="string">
            <text:p text:style-name="P7"><text:span text:style-name="T1">(a list that contains a total of 168 terms, the first five of which are </text:span><text:span text:style-name="T12">[(2, 994), (3, 498), (5, 249), (7, 164), (11, 98)]</text:span><text:span text:style-name="T1">)</text:span></text:p>
          </table:table-cell>
        </table:table-row>
        <table:table-row table:style-name="Table88.1">
          <table:table-cell table:style-name="Table88.A1" office:value-type="string">
            <text:p text:style-name="P7"><text:span text:style-name="T12">10000</text:span></text:p>
          </table:table-cell>
          <table:table-cell table:style-name="Table88.A1" office:value-type="string">
            <text:p text:style-name="P7"><text:span text:style-name="T1">(a list that contains a total of 1229 terms, the first five of which are </text:span><text:span text:style-name="T12">[(2, 9995), (3, 4996), (5, 2499), (7, 1665), (11, 998)]</text:span><text:span text:style-name="T1"> ) </text:span></text:p>
          </table:table-cell>
        </table:table-row>
      </table:table>
      <text:p text:style-name="P2"/>
      <text:p text:style-name="P19"><text:bookmark text:name="_eyzwnl1p3pg"/><text:span text:style-name="T22">Aliquot sequence</text:span></text:p>
      <text:p text:style-name="P2"/>
      <text:p text:style-name="P1"><text:span text:style-name="T12">def aliquot_sequence(n, giveup = 100):</text:span></text:p>
      <text:p text:style-name="P2"/>
      <text:p text:style-name="P1"><text:span text:style-name="T1">The </text:span><text:span text:style-name="T3">proper divisors</text:span><text:span text:style-name="T1"> of a positive integer n are those positive integers less than </text:span><text:span text:style-name="T12">n</text:span><text:span text:style-name="T1"> that exactly divide n. For example, the proper divisors of 12 are 1, 2, 3, 4 and 6. The </text:span><text:a xlink:type="simple" xlink:href="https://en.wikipedia.org/wiki/Aliquot_sequence" text:style-name="ListLabel_20_37" text:visited-style-name="ListLabel_20_37"><text:span text:style-name="T7">Aliquot sequence</text:span></text:a><text:span text:style-name="T1"> for the positive integer </text:span><text:span text:style-name="T12">n</text:span><text:span text:style-name="T1"> starts from </text:span><text:span text:style-name="T12">n</text:span><text:span text:style-name="T1">, after which each term equals the sum of the proper divisors of the previous term. For example, starting from 12, the next term would be 1 + 2 + 3 + 4 + 6 = 16. The next term after that would be computed by adding up the proper divisors of 16, giving us 1 + 2 + 4 + 8 = 15, and so on.</text:span></text:p>
      <text:p text:style-name="P2"/>
      <text:p text:style-name="P1"><text:span text:style-name="T1">The Aliquot sequence terminates either when it reaches zero, or at the appearance of some term that has already shown up earlier in that same sequence, after which the sequence would simply continue forever in that same cycle. Similarly to the more famous </text:span><text:a xlink:type="simple" xlink:href="https://en.wikipedia.org/wiki/Collatz_conjecture" text:style-name="ListLabel_20_37" text:visited-style-name="ListLabel_20_37"><text:span text:style-name="T7">Collatz sequence</text:span></text:a><text:span text:style-name="T1"> previously seen in the </text:span><text:a xlink:type="simple" xlink:href="https://github.com/ikokkari/PythonExamples/blob/master/mathproblems.py" text:style-name="ListLabel_20_39" text:visited-style-name="ListLabel_20_39"><text:span text:style-name="T11">mathproblems.py</text:span></text:a><text:span text:style-name="T1"> in-class example, it is currently unknown whether there exists some starting number for which this sequence will go on forever without ever repeating itself. So just to be safe, this function should stop once the sequence length becomes equal to </text:span><text:span text:style-name="T12">giveup</text:span><text:span text:style-name="T1">.</text:span></text:p>
      <text:p text:style-name="P2"/>
      <text:p text:style-name="P1"><text:span text:style-name="T1">The tester for this problem is pretty heavy, so you might want to optimize the calculating of proper factors of the given integer with </text:span><text:span text:style-name="T2">memoization</text:span><text:span text:style-name="T1">. Maintain an auxiliary dictionary in which you store the lists of proper factors of integers as you compute them. The next time that you need the proper factors of some integer, check if this dictionary already contains them, in which case you just look up those factors instead of computing them again all hard way from scratch.</text:span></text:p>
      <text:p text:style-name="P2"/>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7"><text:span text:style-name="T12">n</text:span></text:p>
          </table:table-cell>
          <table:table-cell table:style-name="Table89.A1" office:value-type="string">
            <text:p text:style-name="P7"><text:span text:style-name="T12">giveup</text:span></text:p>
          </table:table-cell>
          <table:table-cell table:style-name="Table89.A1" office:value-type="string">
            <text:p text:style-name="P7"><text:span text:style-name="T1">Expected result</text:span></text:p>
          </table:table-cell>
        </table:table-row>
        <table:table-row table:style-name="Table89.1">
          <table:table-cell table:style-name="Table89.A1" office:value-type="string">
            <text:p text:style-name="P7"><text:span text:style-name="T12">12</text:span></text:p>
          </table:table-cell>
          <table:table-cell table:style-name="Table89.A1" office:value-type="string">
            <text:p text:style-name="P7"><text:span text:style-name="T12">100</text:span></text:p>
          </table:table-cell>
          <table:table-cell table:style-name="Table89.A1" office:value-type="string">
            <text:p text:style-name="P7"><text:span text:style-name="T12">[12, 16, 15, 9, 4, 3, 1, 0]</text:span></text:p>
          </table:table-cell>
        </table:table-row>
        <table:table-row table:style-name="Table89.1">
          <table:table-cell table:style-name="Table89.A1" office:value-type="string">
            <text:p text:style-name="P7"><text:span text:style-name="T12">34</text:span></text:p>
          </table:table-cell>
          <table:table-cell table:style-name="Table89.A1" office:value-type="string">
            <text:p text:style-name="P7"><text:span text:style-name="T12">100</text:span></text:p>
          </table:table-cell>
          <table:table-cell table:style-name="Table89.A1" office:value-type="string">
            <text:p text:style-name="P7"><text:span text:style-name="T12">[34, 20, 22, 14, 10, 8, 7, 1, 0]</text:span></text:p>
          </table:table-cell>
        </table:table-row>
        <table:table-row table:style-name="Table89.1">
          <table:table-cell table:style-name="Table89.A1" office:value-type="string">
            <text:p text:style-name="P7"><text:span text:style-name="T12">34</text:span></text:p>
          </table:table-cell>
          <table:table-cell table:style-name="Table89.A1" office:value-type="string">
            <text:p text:style-name="P7"><text:span text:style-name="T12">2</text:span></text:p>
          </table:table-cell>
          <table:table-cell table:style-name="Table89.A1" office:value-type="string">
            <text:p text:style-name="P7"><text:span text:style-name="T12">[34, 20]</text:span></text:p>
          </table:table-cell>
        </table:table-row>
      </table:table>
      <text:p text:style-name="P2"/>
      <text:p text:style-name="P2"/>
      <text:p text:style-name="P19"><text:bookmark text:name="_8y6fv71fa21e"/><text:span text:style-name="T22">Last man standing</text:span> </text:p>
      <text:p text:style-name="P2"/>
      <text:p text:style-name="P1"><text:span text:style-name="T12">def josephus(n, k):</text:span></text:p>
      <text:p text:style-name="P2"/>
      <text:p text:style-name="P1"><text:span text:style-name="T1">In the ancient times "🎶 when men were made of iron and their ships were made of wood 🎶", as seen in "300", "Spartacus", "Game of Thrones" and </text:span><text:a xlink:type="simple" xlink:href="https://www.overthinkingit.com/2011/06/28/blood-tits-and-scowling/" text:style-name="ListLabel_20_37" text:visited-style-name="ListLabel_20_37"><text:span text:style-name="T7">similar historical docudramas</text:span></text:a><text:span text:style-name="T1"> of swords and sandals, a group of </text:span><text:a xlink:type="simple" xlink:href="https://en.wikipedia.org/wiki/Zealots" text:style-name="ListLabel_20_37" text:visited-style-name="ListLabel_20_37"><text:span text:style-name="T7">zealots</text:span></text:a><text:span text:style-name="T1"> (yes, </text:span><text:span text:style-name="T3">literally</text:span><text:span text:style-name="T1">) was surrounded by the overwhelming Roman enemy. To avoid capture and slow death by crucifixion, in their zeal these men chose to commit mass suicide in a way that prevented any one of them from changing his mind. The zealots arranged themselves in a circle and used lots to choose a random step size </text:span><text:span text:style-name="T12">k</text:span><text:span text:style-name="T1">. Starting from the first man, they repeatedly count </text:span><text:span text:style-name="T12">k</text:span><text:span text:style-name="T1"> men ahead and quickly kill that man, removing his corpse from the decreasing circle. (Being normal people instead of computer scientists, they always start counting from one instead of zero, the concept of which didn't even exist for them back then anyway!) This continues until only one man remains, expected to honorably fall on his own sword and join his fallen brothers. </text:span><text:a xlink:type="simple" xlink:href="https://en.wikipedia.org/wiki/Josephus_problem" text:style-name="ListLabel_20_37" text:visited-style-name="ListLabel_20_37"><text:span text:style-name="T7">Josephus</text:span></text:a><text:span text:style-name="T1"> would very much prefer to be this last man since he has other ideas of surviving. Help him and his secret confederate survive with a function that, given </text:span><text:span text:style-name="T12">n</text:span><text:span text:style-name="T1"> and </text:span><text:span text:style-name="T12">k</text:span><text:span text:style-name="T1">, returns the list of the execution order so that these men know which places let them be the last two survivors.</text:span></text:p>
      <text:p text:style-name="P2"/>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7"><text:span text:style-name="T12">n</text:span></text:p>
          </table:table-cell>
          <table:table-cell table:style-name="Table90.A1" office:value-type="string">
            <text:p text:style-name="P7"><text:span text:style-name="T12">k</text:span></text:p>
          </table:table-cell>
          <table:table-cell table:style-name="Table90.A1" office:value-type="string">
            <text:p text:style-name="P7"><text:span text:style-name="T1">Expected result</text:span></text:p>
          </table:table-cell>
        </table:table-row>
        <table:table-row table:style-name="Table90.1">
          <table:table-cell table:style-name="Table90.A1" office:value-type="string">
            <text:p text:style-name="P7"><text:span text:style-name="T12">4</text:span></text:p>
          </table:table-cell>
          <table:table-cell table:style-name="Table90.A1" office:value-type="string">
            <text:p text:style-name="P7"><text:span text:style-name="T12">1</text:span></text:p>
          </table:table-cell>
          <table:table-cell table:style-name="Table90.A1" office:value-type="string">
            <text:p text:style-name="P7"><text:span text:style-name="T12">[1, 2, 3, 4]</text:span></text:p>
          </table:table-cell>
        </table:table-row>
        <table:table-row table:style-name="Table90.1">
          <table:table-cell table:style-name="Table90.A1" office:value-type="string">
            <text:p text:style-name="P7"><text:span text:style-name="T12">4</text:span></text:p>
          </table:table-cell>
          <table:table-cell table:style-name="Table90.A1" office:value-type="string">
            <text:p text:style-name="P7"><text:span text:style-name="T12">2</text:span></text:p>
          </table:table-cell>
          <table:table-cell table:style-name="Table90.A1" office:value-type="string">
            <text:p text:style-name="P7"><text:span text:style-name="T12">[2, 4, 3, 1]</text:span></text:p>
          </table:table-cell>
        </table:table-row>
        <table:table-row table:style-name="Table90.1">
          <table:table-cell table:style-name="Table90.A1" office:value-type="string">
            <text:p text:style-name="P7"><text:span text:style-name="T12">10</text:span></text:p>
          </table:table-cell>
          <table:table-cell table:style-name="Table90.A1" office:value-type="string">
            <text:p text:style-name="P7"><text:span text:style-name="T12">3</text:span></text:p>
          </table:table-cell>
          <table:table-cell table:style-name="Table90.A1" office:value-type="string">
            <text:p text:style-name="P7"><text:span text:style-name="T12">[3, 6, 9, 2, 7, 1, 8, 5, 10, 4]</text:span></text:p>
          </table:table-cell>
        </table:table-row>
        <table:table-row table:style-name="Table90.1">
          <table:table-cell table:style-name="Table90.A1" office:value-type="string">
            <text:p text:style-name="P7"><text:span text:style-name="T12">8</text:span></text:p>
          </table:table-cell>
          <table:table-cell table:style-name="Table90.A1" office:value-type="string">
            <text:p text:style-name="P7"><text:span text:style-name="T12">7</text:span></text:p>
          </table:table-cell>
          <table:table-cell table:style-name="Table90.A1" office:value-type="string">
            <text:p text:style-name="P7"><text:span text:style-name="T12">[7, 6, 8, 2, 5, 1, 3, 4]</text:span></text:p>
          </table:table-cell>
        </table:table-row>
        <table:table-row table:style-name="Table90.1">
          <table:table-cell table:style-name="Table90.A1" office:value-type="string">
            <text:p text:style-name="P7"><text:span text:style-name="T12">30</text:span></text:p>
          </table:table-cell>
          <table:table-cell table:style-name="Table90.A1" office:value-type="string">
            <text:p text:style-name="P7"><text:span text:style-name="T12">4</text:span></text:p>
          </table:table-cell>
          <table:table-cell table:style-name="Table90.A1" office:value-type="string">
            <text:p text:style-name="P7"><text:span text:style-name="T12">[4, 8, 12, 16, 20, 24, 28, 2, 7, 13, 18, 23, 29, 5, 11, 19, 26, 3, 14, 22, 1, 15, 27, 10, 30, 21, 17, 25, 9, 6]</text:span></text:p>
          </table:table-cell>
        </table:table-row>
        <table:table-row table:style-name="Table90.1">
          <table:table-cell table:style-name="Table90.A1" office:value-type="string">
            <text:p text:style-name="P7"><text:span text:style-name="T12">1000</text:span></text:p>
          </table:table-cell>
          <table:table-cell table:style-name="Table90.A1" office:value-type="string">
            <text:p text:style-name="P7"><text:span text:style-name="T12">99</text:span></text:p>
          </table:table-cell>
          <table:table-cell table:style-name="Table90.A1" office:value-type="string">
            <text:p text:style-name="P7"><text:span text:style-name="T1">(a sequence of 1000 elements whose first five elements are </text:span><text:span text:style-name="T12">[99, 198, 297, 396, 495]</text:span><text:span text:style-name="T1"> and last five elements are </text:span><text:span text:style-name="T12">[183, 762, 380, 966, 219]</text:span><text:span text:style-name="T1">)</text:span></text:p>
          </table:table-cell>
        </table:table-row>
      </table:table>
      <text:p text:style-name="P2"/>
      <text:p text:style-name="P19"><text:bookmark text:name="_ps92ypnf5ife"/><text:span text:style-name="T22">Lattice paths</text:span></text:p>
      <text:p text:style-name="P2"/>
      <text:p text:style-name="P1"><text:span text:style-name="T12">def lattice_paths(x, y, tabu):</text:span></text:p>
      <text:p text:style-name="P2"/>
      <text:p text:style-name="P1"><text:span text:style-name="T1">You are standing on the point </text:span><text:span text:style-name="T12">(x, y)</text:span><text:span text:style-name="T1"> in the grid of pairs of nonnegative integers, and wish to make your way to the </text:span><text:span text:style-name="T2">origin</text:span><text:span text:style-name="T1"> point </text:span><text:span text:style-name="T12">(0, 0)</text:span><text:span text:style-name="T1">. At any given point, you are only allowed to move either one step left or one step down at the time. This function should add up the number of different paths that lead from the point </text:span><text:span text:style-name="T12">(x, y)</text:span><text:span text:style-name="T1"> to the origin </text:span><text:span text:style-name="T12">(0, 0)</text:span><text:span text:style-name="T1">, under the constraints that each step must be taken either left or down, and also are not allowed to enter any points included in the </text:span><text:span text:style-name="T12">tabu</text:span><text:span text:style-name="T1"> list.</text:span></text:p>
      <text:p text:style-name="P2"/>
      <text:p text:style-name="P1"><text:span text:style-name="T1">This variation of the classic combinatorial problem turns out to have a reasonably straightforward recursive solution. As the base case, the number of paths from the origin </text:span><text:span text:style-name="T12">(0, 0)</text:span><text:span text:style-name="T1"> to itself </text:span><text:span text:style-name="T12">(0, 0)</text:span><text:span text:style-name="T1"> equals one. If the point </text:span><text:span text:style-name="T12">(x, y)</text:span><text:span text:style-name="T1"> is in the </text:span><text:span text:style-name="T12">tabu</text:span><text:span text:style-name="T1"> list, the number of paths from that point </text:span><text:span text:style-name="T12">(x, y)</text:span><text:span text:style-name="T1"> to the origin equals zero. The same holds for all points whose either coordinate </text:span><text:span text:style-name="T12">x</text:span><text:span text:style-name="T1"> or </text:span><text:span text:style-name="T12">y</text:span><text:span text:style-name="T1"> is negative. Otherwise, the number of paths from the point </text:span><text:span text:style-name="T12">(x, y)</text:span><text:span text:style-name="T1"> to origin </text:span><text:span text:style-name="T12">(0, 0)</text:span><text:span text:style-name="T1"> is the sum of paths from the two neighbours </text:span><text:span text:style-name="T12">(x-1, y)</text:span><text:span text:style-name="T1"> and </text:span><text:span text:style-name="T12">(x, y-1)</text:span><text:span text:style-name="T1">.</text:span></text:p>
      <text:p text:style-name="P2"/>
      <text:p text:style-name="P1"><text:span text:style-name="T1">However, this simple recursion branches into an exponential number of possibilities and would therefore be far too slow for us to execute. Therefore, you should either </text:span><text:span text:style-name="T2">memoize</text:span><text:span text:style-name="T1"> the recursion, or even better, build up a two-dimensional list whose entries are the individual subproblem solutions, and fill this list with two </text:span><text:span text:style-name="T12">for</text:span><text:span text:style-name="T1">-loops instead of recursion, these loops filling the list in order that when computing position </text:span><text:span text:style-name="T12">[x][y]</text:span><text:span text:style-name="T1">, the positions </text:span><text:span text:style-name="T12">[x-1][y]</text:span><text:span text:style-name="T1"> and </text:span><text:span text:style-name="T12">[x][y-1]</text:span><text:span text:style-name="T1"> have already been computed. (This idea to solve recursions with loops is called </text:span><text:span text:style-name="T2">dynamic programming</text:span><text:span text:style-name="T1">.)</text:span></text:p>
      <text:p text:style-name="P2"/>
      <table:table table:name="Table91" table:style-name="Table91">
        <table:table-column table:style-name="Table91.A"/>
        <table:table-column table:style-name="Table91.B"/>
        <table:table-column table:style-name="Table91.C"/>
        <table:table-column table:style-name="Table91.D"/>
        <table:table-row table:style-name="Table91.1">
          <table:table-cell table:style-name="Table91.A1" office:value-type="string">
            <text:p text:style-name="P7"><text:span text:style-name="T12">x</text:span></text:p>
          </table:table-cell>
          <table:table-cell table:style-name="Table91.A1" office:value-type="string">
            <text:p text:style-name="P7"><text:span text:style-name="T12">y</text:span></text:p>
          </table:table-cell>
          <table:table-cell table:style-name="Table91.A1" office:value-type="string">
            <text:p text:style-name="P7"><text:span text:style-name="T12">tabu</text:span></text:p>
          </table:table-cell>
          <table:table-cell table:style-name="Table91.A1" office:value-type="string">
            <text:p text:style-name="P7"><text:span text:style-name="T1">Expected result</text:span></text:p>
          </table:table-cell>
        </table:table-row>
        <table:table-row table:style-name="Table91.1">
          <table:table-cell table:style-name="Table91.A1" office:value-type="string">
            <text:p text:style-name="P7"><text:span text:style-name="T12">3</text:span></text:p>
          </table:table-cell>
          <table:table-cell table:style-name="Table91.A1" office:value-type="string">
            <text:p text:style-name="P7"><text:span text:style-name="T12">3</text:span></text:p>
          </table:table-cell>
          <table:table-cell table:style-name="Table91.A1" office:value-type="string">
            <text:p text:style-name="P7"><text:span text:style-name="T12">[]</text:span></text:p>
          </table:table-cell>
          <table:table-cell table:style-name="Table91.A1" office:value-type="string">
            <text:p text:style-name="P7"><text:span text:style-name="T12">20</text:span></text:p>
          </table:table-cell>
        </table:table-row>
        <table:table-row table:style-name="Table91.1">
          <table:table-cell table:style-name="Table91.A1" office:value-type="string">
            <text:p text:style-name="P7"><text:span text:style-name="T12">3</text:span></text:p>
          </table:table-cell>
          <table:table-cell table:style-name="Table91.A1" office:value-type="string">
            <text:p text:style-name="P7"><text:span text:style-name="T12">4</text:span></text:p>
          </table:table-cell>
          <table:table-cell table:style-name="Table91.A1" office:value-type="string">
            <text:p text:style-name="P7"><text:span text:style-name="T12">[(2,2)]</text:span></text:p>
          </table:table-cell>
          <table:table-cell table:style-name="Table91.A1" office:value-type="string">
            <text:p text:style-name="P7"><text:span text:style-name="T12">17</text:span></text:p>
          </table:table-cell>
        </table:table-row>
        <table:table-row table:style-name="Table91.1">
          <table:table-cell table:style-name="Table91.A1" office:value-type="string">
            <text:p text:style-name="P7"><text:span text:style-name="T12">10</text:span></text:p>
          </table:table-cell>
          <table:table-cell table:style-name="Table91.A1" office:value-type="string">
            <text:p text:style-name="P7"><text:span text:style-name="T12">5</text:span></text:p>
          </table:table-cell>
          <table:table-cell table:style-name="Table91.A1" office:value-type="string">
            <text:p text:style-name="P7"><text:span text:style-name="T12">[(6, 1), (2, 3)]</text:span></text:p>
          </table:table-cell>
          <table:table-cell table:style-name="Table91.A1" office:value-type="string">
            <text:p text:style-name="P7"><text:span text:style-name="T12">2063</text:span></text:p>
          </table:table-cell>
        </table:table-row>
        <table:table-row table:style-name="Table91.1">
          <table:table-cell table:style-name="Table91.A1" office:value-type="string">
            <text:p text:style-name="P7"><text:span text:style-name="T12">6</text:span></text:p>
          </table:table-cell>
          <table:table-cell table:style-name="Table91.A1" office:value-type="string">
            <text:p text:style-name="P7"><text:span text:style-name="T12">8</text:span></text:p>
          </table:table-cell>
          <table:table-cell table:style-name="Table91.A1" office:value-type="string">
            <text:p text:style-name="P7"><text:span text:style-name="T12">[(4,3), (7,3), (7,7), (1,5)]</text:span></text:p>
          </table:table-cell>
          <table:table-cell table:style-name="Table91.A1" office:value-type="string">
            <text:p text:style-name="P7"><text:span text:style-name="T12">1932</text:span></text:p>
          </table:table-cell>
        </table:table-row>
        <table:table-row table:style-name="Table91.1">
          <table:table-cell table:style-name="Table91.A1" office:value-type="string">
            <text:p text:style-name="P7"><text:span text:style-name="T12">10</text:span></text:p>
          </table:table-cell>
          <table:table-cell table:style-name="Table91.A1" office:value-type="string">
            <text:p text:style-name="P7"><text:span text:style-name="T12">10</text:span></text:p>
          </table:table-cell>
          <table:table-cell table:style-name="Table91.A1" office:value-type="string">
            <text:p text:style-name="P7"><text:span text:style-name="T12">[(0,1)]</text:span></text:p>
          </table:table-cell>
          <table:table-cell table:style-name="Table91.A1" office:value-type="string">
            <text:p text:style-name="P7"><text:span text:style-name="T12">92378</text:span></text:p>
          </table:table-cell>
        </table:table-row>
        <table:table-row table:style-name="Table91.1">
          <table:table-cell table:style-name="Table91.A1" office:value-type="string">
            <text:p text:style-name="P7"><text:span text:style-name="T12">100</text:span></text:p>
          </table:table-cell>
          <table:table-cell table:style-name="Table91.A1" office:value-type="string">
            <text:p text:style-name="P7"><text:span text:style-name="T12">100</text:span></text:p>
          </table:table-cell>
          <table:table-cell table:style-name="Table91.A1" office:value-type="string">
            <text:p text:style-name="P7"><text:span text:style-name="T12">[(0,1), (1,0)]</text:span></text:p>
          </table:table-cell>
          <table:table-cell table:style-name="Table91.A1" office:value-type="string">
            <text:p text:style-name="P7"><text:span text:style-name="T12">0</text:span></text:p>
          </table:table-cell>
        </table:table-row>
      </table:table>
      <text:p text:style-name="P2"/>
      <text:p text:style-name="P19"><text:bookmark text:name="_tsprkvh17zis"/><text:span text:style-name="T22">Count squares on integer grid</text:span></text:p>
      <text:p text:style-name="P2"/>
      <text:p text:style-name="P1"><text:span text:style-name="T12">def count_squares(points):</text:span></text:p>
      <text:p text:style-name="P2"/>
      <text:p text:style-name="P1"><text:span text:style-name="T1">This problem is "</text:span><text:a xlink:type="simple" xlink:href="https://challenges.wolfram.com/challenge/count-the-number-of-squares" text:style-name="ListLabel_20_37" text:visited-style-name="ListLabel_20_37"><text:span text:style-name="T7">Count the Number of Squares</text:span></text:a><text:span text:style-name="T1">" adapted from the </text:span><text:a xlink:type="simple" xlink:href="https://challenges.wolfram.com/" text:style-name="ListLabel_20_37" text:visited-style-name="ListLabel_20_37"><text:span text:style-name="T7">Wolfram Challenges</text:span></text:a><text:span text:style-name="T1"> site, so you might first want to check out that page for some illustrative visualizations of this problem.</text:span></text:p>
      <text:p text:style-name="P2"/>
      <text:p text:style-name="P1"><text:span text:style-name="T1">You are given a set of </text:span><text:span text:style-name="T12">points</text:span><text:span text:style-name="T1">, each point a two-tuple </text:span><text:span text:style-name="T12">(x, y)</text:span><text:span text:style-name="T1"> where </text:span><text:span text:style-name="T12">x</text:span><text:span text:style-name="T1"> and </text:span><text:span text:style-name="T12">y</text:span><text:span text:style-name="T1"> are positive integers. This function should count how many </text:span><text:span text:style-name="T2">squares</text:span><text:span text:style-name="T1"> these points define so that all four corners of the square are members of this set of </text:span><text:span text:style-name="T12">points</text:span><text:span text:style-name="T1">, and return this count. Note that the squares don't need to be </text:span><text:span text:style-name="T2">axis-aligned</text:span><text:span text:style-name="T1"> so that their sides would be expected to be horizontal and vertical, as long as all four sides are the exact same length.</text:span></text:p>
      <text:p text:style-name="P2"/>
      <text:p text:style-name="P1"><text:span text:style-name="T1">Hint: every square has </text:span><text:span text:style-name="T2">bottom left corner</text:span><text:span text:style-name="T1"> point </text:span><text:span text:style-name="T12">(x, y)</text:span><text:span text:style-name="T1"> and </text:span><text:span text:style-name="T2">direction vector</text:span><text:span text:style-name="T1"> </text:span><text:span text:style-name="T12">(dx, dy)</text:span><text:span text:style-name="T1"> towards the upper left corner point so that </text:span><text:span text:style-name="T12">dx &gt;= 0</text:span><text:span text:style-name="T1"> and </text:span><text:span text:style-name="T12">dy &gt; 0</text:span><text:span text:style-name="T1">, and the three points </text:span><text:span text:style-name="T12">(x+dx, y+dy)</text:span><text:span text:style-name="T1">, </text:span><text:span text:style-name="T12">(x+dy, y-dx)</text:span><text:span text:style-name="T1"> and </text:span><text:span text:style-name="T12">(x+dx+dy, y-dx+dy)</text:span><text:span text:style-name="T1"> must be the top left, bottom right and top right corners of that square, respectively, all included in </text:span><text:span text:style-name="T12">points</text:span><text:span text:style-name="T1">. You can therefore loop through all possibilities for the bottom left point </text:span><text:span text:style-name="T12">(x, y)</text:span><text:span text:style-name="T1"> and direction vector </text:span><text:span text:style-name="T12">(dx, dy)</text:span><text:span text:style-name="T1"> to find all squares in the grid. Try to again be economical in these loops to make this function fast.</text:span></text:p>
      <text:p text:style-name="P2"/>
      <table:table table:name="Table92" table:style-name="Table92">
        <table:table-column table:style-name="Table92.A"/>
        <table:table-column table:style-name="Table92.B"/>
        <table:table-row table:style-name="Table92.1">
          <table:table-cell table:style-name="Table92.A1" office:value-type="string">
            <text:p text:style-name="P7"><text:span text:style-name="T12">points</text:span></text:p>
          </table:table-cell>
          <table:table-cell table:style-name="Table92.A1" office:value-type="string">
            <text:p text:style-name="P7"><text:span text:style-name="T1">Expected result</text:span></text:p>
          </table:table-cell>
        </table:table-row>
        <table:table-row table:style-name="Table92.1">
          <table:table-cell table:style-name="Table92.A1" office:value-type="string">
            <text:p text:style-name="P7"><text:span text:style-name="T12">[(0,0), (1,0), (2,0), (0,1), (1,1), (2,1), (0,2), (1,2), (2,2)]</text:span></text:p>
          </table:table-cell>
          <table:table-cell table:style-name="Table92.A1" office:value-type="string">
            <text:p text:style-name="P7"><text:span text:style-name="T12">6</text:span></text:p>
          </table:table-cell>
        </table:table-row>
        <table:table-row table:style-name="Table92.1">
          <table:table-cell table:style-name="Table92.A1" office:value-type="string">
            <text:p text:style-name="P7"><text:span text:style-name="T12">[(4,3), (1,1), (5,3), (2,3), (3,2), (3,1), (4,2), (2,1), (3,3), (1,2), (5,2)]</text:span></text:p>
          </table:table-cell>
          <table:table-cell table:style-name="Table92.A1" office:value-type="string">
            <text:p text:style-name="P7"><text:span text:style-name="T12">3</text:span></text:p>
          </table:table-cell>
        </table:table-row>
        <table:table-row table:style-name="Table92.1">
          <table:table-cell table:style-name="Table92.A1" office:value-type="string">
            <text:p text:style-name="P7"><text:span text:style-name="T12">[(x, y) for x in range(1, 10) for y in range(1, 10)]</text:span></text:p>
          </table:table-cell>
          <table:table-cell table:style-name="Table92.A1" office:value-type="string">
            <text:p text:style-name="P7"><text:span text:style-name="T12">540</text:span></text:p>
          </table:table-cell>
        </table:table-row>
        <table:table-row table:style-name="Table92.1">
          <table:table-cell table:style-name="Table92.A1" office:value-type="string">
            <text:p text:style-name="P7"><text:span text:style-name="T12">[(3,4), (1,2), (3,2), (4,5), (4,2), (5,3), (4,1), (5,4), (3, 5), (2,4), (2,2), (1,1), (4,4), (2,5), (1,5), (2,1), (2,3), (4, 3)]</text:span></text:p>
          </table:table-cell>
          <table:table-cell table:style-name="Table92.A1" office:value-type="string">
            <text:p text:style-name="P7"><text:span text:style-name="T12">15</text:span></text:p>
          </table:table-cell>
        </table:table-row>
      </table:table>
      <text:p text:style-name="P2"/>
      <text:p text:style-name="P19"><text:bookmark text:name="_suo1z94haxxt"/><text:span text:style-name="T22">Split digit string to minimize sum</text:span></text:p>
      <text:p text:style-name="P2"/>
      <text:p text:style-name="P1"><text:span text:style-name="T12">def minimize_sum(digits, k):</text:span></text:p>
      <text:p text:style-name="P2"/>
      <text:p text:style-name="P1"><text:span text:style-name="T1">A string that is guaranteed to consist of nothing but digit characters </text:span><text:span text:style-name="T12">'0'</text:span><text:span text:style-name="T1"> to </text:span><text:span text:style-name="T12">'9'</text:span><text:span text:style-name="T1"> needs to be split into </text:span><text:span text:style-name="T2">exactly</text:span><text:span text:style-name="T1"> </text:span><text:span text:style-name="T12">k</text:span><text:span text:style-name="T1"> nonempty pieces (it is guaranteed that </text:span><text:span text:style-name="T12">k &lt;= len(digits)</text:span><text:span text:style-name="T1">) in a way that minimizes the sum of those pieces when added together as integers. For example, the best way to split the string </text:span><text:span text:style-name="T12">'12345'</text:span><text:span text:style-name="T1"> into exactly three pieces would be </text:span><text:span text:style-name="T12">['12', '34', '5']</text:span><text:span text:style-name="T1">, resulting in the sum 12 + 34 + 5 = 51. Any other split would produce a larger sum, as you may verify.</text:span></text:p>
      <text:p text:style-name="P2"/>
      <text:p text:style-name="P1"><text:span text:style-name="T1">This problem is best solved with recursion. The base case </text:span><text:span text:style-name="T12">k = 1</text:span><text:span text:style-name="T1"> has the simple answer of returning that digit string as an integer. Otherwise, loop through all possible positions of the digit string that you could use to split off the first piece while leaving in at least </text:span><text:span text:style-name="T12">k - 1</text:span><text:span text:style-name="T1"> digits, and recursively find the smallest sum that you can get by splitting the remaining digits into exactly </text:span><text:span text:style-name="T12">k - 1</text:span><text:span text:style-name="T1"> pieces. Return the smallest sum produced by the best splitting place that you found. Note from </text:span><text:span text:style-name="T12">'90210'</text:span><text:span text:style-name="T1"> given first in the table below how the zero digits are always best used as leading digits of a piece...</text:span></text:p>
      <text:p text:style-name="P2"/>
      <text:p text:style-name="P1"><text:span text:style-name="T1">Since the above recursion keeps recomputing the same subproblems exponentially many times, it would be a great idea to </text:span><text:span text:style-name="T2">memoize</text:span><text:span text:style-name="T1"> it using the </text:span><text:span text:style-name="T12">@lru_cache</text:span><text:span text:style-name="T1"> decorator from </text:span><text:span text:style-name="T12">functools</text:span><text:span text:style-name="T1"> module so that each result gets automatically looked up the second time it comes up, instead of your code having to waste time to recompute that same result from scratch through an exponential thicket of possible cutting point combinations. These memoized results will then also speed up all later test cases that (by some amazing coincidence, I bet) just so happen to contain some of the very same subproblems inside them...</text:span></text:p>
      <text:p text:style-name="P2"/>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7"><text:span text:style-name="T12">digits</text:span></text:p>
          </table:table-cell>
          <table:table-cell table:style-name="Table93.A1" office:value-type="string">
            <text:p text:style-name="P7"><text:span text:style-name="T12">k</text:span></text:p>
          </table:table-cell>
          <table:table-cell table:style-name="Table93.A1" office:value-type="string">
            <text:p text:style-name="P7"><text:span text:style-name="T1">Expected result</text:span></text:p>
          </table:table-cell>
        </table:table-row>
        <table:table-row table:style-name="Table93.1">
          <table:table-cell table:style-name="Table93.A1" office:value-type="string">
            <text:p text:style-name="P7"><text:span text:style-name="T12">'90210'</text:span></text:p>
          </table:table-cell>
          <table:table-cell table:style-name="Table93.A1" office:value-type="string">
            <text:p text:style-name="P7"><text:span text:style-name="T12">2</text:span></text:p>
          </table:table-cell>
          <table:table-cell table:style-name="Table93.A1" office:value-type="string">
            <text:p text:style-name="P7"><text:span text:style-name="T12">219</text:span></text:p>
          </table:table-cell>
        </table:table-row>
        <table:table-row table:style-name="Table93.1">
          <table:table-cell table:style-name="Table93.A1" office:value-type="string">
            <text:p text:style-name="P7"><text:span text:style-name="T12">'123456789'</text:span></text:p>
          </table:table-cell>
          <table:table-cell table:style-name="Table93.A1" office:value-type="string">
            <text:p text:style-name="P7"><text:span text:style-name="T12">3</text:span></text:p>
          </table:table-cell>
          <table:table-cell table:style-name="Table93.A1" office:value-type="string">
            <text:p text:style-name="P7"><text:span text:style-name="T12">1368</text:span></text:p>
          </table:table-cell>
        </table:table-row>
        <table:table-row table:style-name="Table93.1">
          <table:table-cell table:style-name="Table93.A1" office:value-type="string">
            <text:p text:style-name="P7"><text:span text:style-name="T12">'123456789'</text:span></text:p>
          </table:table-cell>
          <table:table-cell table:style-name="Table93.A1" office:value-type="string">
            <text:p text:style-name="P7"><text:span text:style-name="T12">9</text:span></text:p>
          </table:table-cell>
          <table:table-cell table:style-name="Table93.A1" office:value-type="string">
            <text:p text:style-name="P7"><text:span text:style-name="T12">45</text:span></text:p>
          </table:table-cell>
        </table:table-row>
        <table:table-row table:style-name="Table93.1">
          <table:table-cell table:style-name="Table93.A1" office:value-type="string">
            <text:p text:style-name="P7"><text:span text:style-name="T12">'100020003000'</text:span></text:p>
          </table:table-cell>
          <table:table-cell table:style-name="Table93.A1" office:value-type="string">
            <text:p text:style-name="P7"><text:span text:style-name="T12">2</text:span></text:p>
          </table:table-cell>
          <table:table-cell table:style-name="Table93.A1" office:value-type="string">
            <text:p text:style-name="P7"><text:span text:style-name="T12">13002</text:span></text:p>
          </table:table-cell>
        </table:table-row>
        <table:table-row table:style-name="Table93.1">
          <table:table-cell table:style-name="Table93.A1" office:value-type="string">
            <text:p text:style-name="P7"><text:span text:style-name="T12">'100020003000'</text:span></text:p>
          </table:table-cell>
          <table:table-cell table:style-name="Table93.A1" office:value-type="string">
            <text:p text:style-name="P7"><text:span text:style-name="T12">3</text:span></text:p>
          </table:table-cell>
          <table:table-cell table:style-name="Table93.A1" office:value-type="string">
            <text:p text:style-name="P7"><text:span text:style-name="T12">3003</text:span></text:p>
          </table:table-cell>
        </table:table-row>
        <table:table-row table:style-name="Table93.1">
          <table:table-cell table:style-name="Table93.A1" office:value-type="string">
            <text:p text:style-name="P7"><text:span text:style-name="T12">str(3**100)</text:span></text:p>
          </table:table-cell>
          <table:table-cell table:style-name="Table93.A1" office:value-type="string">
            <text:p text:style-name="P7"><text:span text:style-name="T12">6</text:span></text:p>
          </table:table-cell>
          <table:table-cell table:style-name="Table93.A1" office:value-type="string">
            <text:p text:style-name="P7"><text:span text:style-name="T12">123119910</text:span></text:p>
          </table:table-cell>
        </table:table-row>
        <table:table-row table:style-name="Table93.1">
          <table:table-cell table:style-name="Table93.A1" office:value-type="string">
            <text:p text:style-name="P7"><text:span text:style-name="T12">str(2**1000)</text:span></text:p>
          </table:table-cell>
          <table:table-cell table:style-name="Table93.A1" office:value-type="string">
            <text:p text:style-name="P7"><text:span text:style-name="T12">10</text:span></text:p>
          </table:table-cell>
          <table:table-cell table:style-name="Table93.A1" office:value-type="string">
            <text:p text:style-name="P7"><text:span text:style-name="T12">3428634424310167002768082455316</text:span></text:p>
          </table:table-cell>
        </table:table-row>
      </table:table>
      <text:p text:style-name="P2"/>
      <text:p text:style-name="P16"><text:bookmark text:name="_3jn13ur2alqi"/><text:span text:style-name="T22">Sum of distinct cubes</text:span></text:p>
      <text:p text:style-name="P2"/>
      <text:p text:style-name="P1"><text:span text:style-name="T12">def sum_of_distinct_cubes(n):</text:span></text:p>
      <text:p text:style-name="P2"/>
      <text:p text:style-name="P1"><text:span text:style-name="T1">Given a positive integer </text:span><text:span text:style-name="T12">n</text:span><text:span text:style-name="T1">, determine whether it is possible to express it as a sum of </text:span><text:span text:style-name="T2">distinct</text:span><text:span text:style-name="T1"> cubes of </text:span><text:span text:style-name="T2">positive</text:span><text:span text:style-name="T1"> integers, and whenever such a feat is possible, return the list that contains those integers sorted in descending order. For example, if </text:span><text:span text:style-name="T12">n = 1456</text:span><text:span text:style-name="T1">, this function would return </text:span><text:span text:style-name="T12">[11, 5]</text:span><text:span text:style-name="T1">, since 11</text:span><text:span text:style-name="T25">3</text:span><text:span text:style-name="T1"> + 5</text:span><text:span text:style-name="T25">3</text:span><text:span text:style-name="T1"> = 1456. If such breakdown into distinct cubes is impossible, return </text:span><text:span text:style-name="T12">None</text:span><text:span text:style-name="T1">.</text:span></text:p>
      <text:p text:style-name="P2"/>
      <text:p text:style-name="P1"><text:span text:style-name="T1">Unlike in the earlier, far simpler question of expressing an integer as a sum of exactly two squares, the result list can contain any number of elements as long as they are all distinct and their cubes add up to </text:span><text:span text:style-name="T12">n</text:span><text:span text:style-name="T1">. If the number </text:span><text:span text:style-name="T12">n</text:span><text:span text:style-name="T1"> allows several such breakdowns into sums of distinct cubes, return the </text:span><text:span text:style-name="T2">lexicographically largest</text:span><text:span text:style-name="T1"> list, that is, starting with the largest possible first number </text:span><text:span text:style-name="T12">a</text:span><text:span text:style-name="T1">, followed by the lexicographically largest representation of </text:span><text:span text:style-name="T12">n-a*a*a</text:span><text:span text:style-name="T1">. For example, when called with </text:span><text:span text:style-name="T12">n = 1072</text:span><text:span text:style-name="T1">, this function should return </text:span><text:span text:style-name="T12">[10, 4, 2]</text:span><text:span text:style-name="T1"> instead of </text:span><text:span text:style-name="T12">[9, 7]</text:span><text:span text:style-name="T1">.</text:span></text:p>
      <text:p text:style-name="P2"/>
      <text:p text:style-name="P1"><text:span text:style-name="T1">This problem is best solved with recursion. If </text:span><text:span text:style-name="T12">n</text:span><text:span text:style-name="T1"> itself is a cube, return the singleton list </text:span><text:span text:style-name="T12">[n]</text:span><text:span text:style-name="T1">. Otherwise, loop down through all possible values of the first element </text:span><text:span text:style-name="T12">a</text:span><text:span text:style-name="T1"> in the result list, and for each such </text:span><text:span text:style-name="T12">a</text:span><text:span text:style-name="T1">, break down the remaining number </text:span><text:span text:style-name="T12">n-a*a*a</text:span><text:span text:style-name="T1"> into a sum of distinct cubes using only integers that are smaller than your current </text:span><text:span text:style-name="T12">a</text:span><text:span text:style-name="T1">. Again, to make this function efficient even for large </text:span><text:span text:style-name="T12">n</text:span><text:span text:style-name="T1">, it might be good to prepare something that allows you to quickly determine whether the given integer is a cube, and whenever it is not, to find the largest integer whose cube is smaller...</text:span></text:p>
      <text:p text:style-name="P2"/>
      <table:table table:name="Table94" table:style-name="Table94">
        <table:table-column table:style-name="Table94.A"/>
        <table:table-column table:style-name="Table94.B"/>
        <text:soft-page-break/>
        <table:table-row table:style-name="Table94.1">
          <table:table-cell table:style-name="Table94.A1" office:value-type="string">
            <text:p text:style-name="P7"><text:span text:style-name="T12">n</text:span></text:p>
          </table:table-cell>
          <table:table-cell table:style-name="Table94.A1" office:value-type="string">
            <text:p text:style-name="P7"><text:span text:style-name="T1">Expected result</text:span></text:p>
          </table:table-cell>
        </table:table-row>
        <table:table-row table:style-name="Table94.1">
          <table:table-cell table:style-name="Table94.A1" office:value-type="string">
            <text:p text:style-name="P7"><text:span text:style-name="T12">8</text:span></text:p>
          </table:table-cell>
          <table:table-cell table:style-name="Table94.A1" office:value-type="string">
            <text:p text:style-name="P7"><text:span text:style-name="T12">[2]</text:span></text:p>
          </table:table-cell>
        </table:table-row>
        <table:table-row table:style-name="Table94.1">
          <table:table-cell table:style-name="Table94.A1" office:value-type="string">
            <text:p text:style-name="P7"><text:span text:style-name="T12">11</text:span></text:p>
          </table:table-cell>
          <table:table-cell table:style-name="Table94.A1" office:value-type="string">
            <text:p text:style-name="P7"><text:span text:style-name="T12">None</text:span></text:p>
          </table:table-cell>
        </table:table-row>
        <table:table-row table:style-name="Table94.1">
          <table:table-cell table:style-name="Table94.A1" office:value-type="string">
            <text:p text:style-name="P7"><text:span text:style-name="T12">855</text:span></text:p>
          </table:table-cell>
          <table:table-cell table:style-name="Table94.A1" office:value-type="string">
            <text:p text:style-name="P7"><text:span text:style-name="T12">[9, 5, 1]</text:span></text:p>
          </table:table-cell>
        </table:table-row>
        <table:table-row table:style-name="Table94.1">
          <table:table-cell table:style-name="Table94.A1" office:value-type="string">
            <text:p text:style-name="P7"><text:span text:style-name="T12">sum([x*x*x for x in range(11)]</text:span></text:p>
          </table:table-cell>
          <table:table-cell table:style-name="Table94.A1" office:value-type="string">
            <text:p text:style-name="P7"><text:span text:style-name="T12">[14, 6, 4, 1]</text:span></text:p>
          </table:table-cell>
        </table:table-row>
        <table:table-row table:style-name="Table94.1">
          <table:table-cell table:style-name="Table94.A1" office:value-type="string">
            <text:p text:style-name="P3"><text:span text:style-name="T12">sum([x*x*x for x in range(1001)])</text:span></text:p>
          </table:table-cell>
          <table:table-cell table:style-name="Table94.A1" office:value-type="string">
            <text:p text:style-name="P7"><text:span text:style-name="T12">[6303, 457, 75, 14, 9, 7, 5, 4]</text:span></text:p>
          </table:table-cell>
        </table:table-row>
      </table:table>
      <text:p text:style-name="P2"/>
      <text:p text:style-name="P1"><text:span text:style-name="T1">This problem is intentionally restricted to positive integers so that the number of possibilities that we need to iterate through remains finite. Since the cube of a negative number is also negative, such a finite upper bound no longer exists once negative numbers are allowed, and breaking even a small number into a sum of exactly three cubes </text:span><text:a xlink:type="simple" xlink:href="https://www.quantamagazine.org/sum-of-three-cubes-problem-solved-for-stubborn-number-33-20190326/" text:style-name="ListLabel_20_37" text:visited-style-name="ListLabel_20_37"><text:span text:style-name="T7">becomes a highly nontrivial problem</text:span></text:a><text:span text:style-name="T1">.</text:span></text:p>
      <text:p text:style-name="P19"><text:bookmark text:name="_8dvydcmqeo5i"/><text:span text:style-name="T22">Fractional fit</text:span></text:p>
      <text:p text:style-name="P2"/>
      <text:p text:style-name="P1"><text:span text:style-name="T12">def fractional_fit(fs):</text:span></text:p>
      <text:p text:style-name="P2"/>
      <text:p text:style-name="P1"><text:span text:style-name="T1">You are given a list of integer two-tuples </text:span><text:span text:style-name="T12">(a, b)</text:span><text:span text:style-name="T1"> so that </text:span><text:span text:style-name="T12">0 &lt;= a &lt; b</text:span><text:span text:style-name="T1">. When interpreted as an exact integer fraction </text:span><text:span text:style-name="T12">f = a / b</text:span><text:span text:style-name="T1">, these values therefore fall within the unit interval, that is, satisfy the inequality </text:span><text:span text:style-name="T12">0 &lt;= f &lt; 1</text:span><text:span text:style-name="T1">. Given the list </text:span><text:span text:style-name="T12">fs</text:span><text:span text:style-name="T1">, your task is to find the length of the longest possible list that can be constructed from these fractions under the following series of constraints:</text:span></text:p>
      <text:p text:style-name="P2"/>
      <text:list xml:id="list4218379496" text:style-name="WWNum4">
        <text:list-item>
          <text:p text:style-name="P13"><text:span text:style-name="T1">The first </text:span><text:span text:style-name="T3">two</text:span><text:span text:style-name="T1"> fractions must lie in different </text:span><text:span text:style-name="T3">halves</text:span><text:span text:style-name="T1"> of the unit interval. That is, one of them must satisfy </text:span><text:span text:style-name="T12">0 &lt;= f &lt; 1/2</text:span><text:span text:style-name="T1">, and the other one must satisfy </text:span><text:span text:style-name="T12">1/2 &lt;= f &lt; 1</text:span><text:span text:style-name="T1">.</text:span></text:p>
        </text:list-item>
        <text:list-item>
          <text:p text:style-name="P13"><text:span text:style-name="T1">The first </text:span><text:span text:style-name="T3">three</text:span><text:span text:style-name="T1"> fractions must all lie in different </text:span><text:span text:style-name="T3">thirds</text:span><text:span text:style-name="T1"> of the unit interval.</text:span></text:p>
        </text:list-item>
        <text:list-item>
          <text:p text:style-name="P13"><text:span text:style-name="T1">The first </text:span><text:span text:style-name="T3">four</text:span><text:span text:style-name="T1"> fractions must all lie in different </text:span><text:span text:style-name="T3">quarters</text:span><text:span text:style-name="T1"> of the unit interval.</text:span></text:p>
        </text:list-item>
        <text:list-item>
          <text:p text:style-name="P13"><text:span text:style-name="T1">The first </text:span><text:span text:style-name="T3">five</text:span><text:span text:style-name="T1">... and so on!</text:span></text:p>
        </text:list-item>
      </text:list>
      <text:p text:style-name="P2"/>
      <text:p text:style-name="P1"><text:span text:style-name="T1">Your function should return the length of the longest possible such list. Note how the order of your chosen fractions in this list is important. For example, </text:span><text:span text:style-name="T12">[(1, 4), (8, 9), (3, 7)]</text:span><text:span text:style-name="T1"> works, but </text:span><text:span text:style-name="T12">[(3, 7), (1, 4), (8, 9)]</text:span><text:span text:style-name="T1"> does not, since both fractions 3/7 and 1/4 lie on the first half of the unit interval.</text:span></text:p>
      <text:p text:style-name="P6"/>
      <table:table table:name="Table95" table:style-name="Table95">
        <table:table-column table:style-name="Table95.A"/>
        <table:table-column table:style-name="Table95.B"/>
        <table:table-row table:style-name="Table95.1">
          <table:table-cell table:style-name="Table95.A1" office:value-type="string">
            <text:p text:style-name="P7"><text:span text:style-name="T12">fs</text:span></text:p>
          </table:table-cell>
          <table:table-cell table:style-name="Table95.A1" office:value-type="string">
            <text:p text:style-name="P7"><text:span text:style-name="T1">Expected result</text:span></text:p>
          </table:table-cell>
        </table:table-row>
        <table:table-row table:style-name="Table95.1">
          <table:table-cell table:style-name="Table95.A1" office:value-type="string">
            <text:p text:style-name="P7"><text:span text:style-name="T12">[(6, 12), (0, 5), (5, 7), (4, 11)]</text:span></text:p>
          </table:table-cell>
          <table:table-cell table:style-name="Table95.A1" office:value-type="string">
            <text:p text:style-name="P7"><text:span text:style-name="T12">3</text:span></text:p>
          </table:table-cell>
        </table:table-row>
        <table:table-row table:style-name="Table95.1">
          <table:table-cell table:style-name="Table95.A1" office:value-type="string">
            <text:p text:style-name="P7"><text:span text:style-name="T12">[(5, 15), (0, 5), (7, 19), (17, 23), (5, 18), (10, 11)]</text:span></text:p>
          </table:table-cell>
          <table:table-cell table:style-name="Table95.A1" office:value-type="string">
            <text:p text:style-name="P7"><text:span text:style-name="T12">4</text:span></text:p>
          </table:table-cell>
        </table:table-row>
        <table:table-row table:style-name="Table95.1">
          <table:table-cell table:style-name="Table95.A1" office:value-type="string">
            <text:p text:style-name="P7"><text:span text:style-name="T12">[(34, 52), (61, 82), (71, 80), (36, 76), (15, 84), (36, 53), (79, 80), (5, 67), (31, 62), (15, 57)]</text:span></text:p>
          </table:table-cell>
          <table:table-cell table:style-name="Table95.A1" office:value-type="string">
            <text:p text:style-name="P7"><text:span text:style-name="T12">6</text:span></text:p>
          </table:table-cell>
        </table:table-row>
        <table:table-row table:style-name="Table95.1">
          <table:table-cell table:style-name="Table95.A1" office:value-type="string">
            <text:p text:style-name="P7"><text:span text:style-name="T12">[(171, 202), (41, 42), (43, 85), (164, 221), (97, 130), (12, 23), (15, 62), (41, 128), (11, 25), (31, 49), (6, 35), (85, 137), (16, 241), (82, 225), (11, 26), (74, 149), (127, 203)]</text:span></text:p>
          </table:table-cell>
          <table:table-cell table:style-name="Table95.A1" office:value-type="string">
            <text:p text:style-name="P7"><text:span text:style-name="T12">10</text:span></text:p>
          </table:table-cell>
        </table:table-row>
      </table:table>
      <text:p text:style-name="P6"/>
      <text:p text:style-name="P6"><text:span text:style-name="T1">In the Martin Gardner column mentioned in the earlier Bulgarian Solitaire problem, this puzzle was used as an example of an opposite situation from the solitaire: a seemingly unlimited process where it turns out that even if you were allowed to freely choose your list of fractions, every such sequence will inevitably paint itself into a corner after at most 17 steps, because no matter how you twist and turn, some two of these fractions will lie on the same 1/18th of the unit interval, thus making the next chosen fraction, if you pardon the pun, a "moot point".</text:span></text:p>
      <text:p text:style-name="P19"><text:bookmark text:name="_w5o2zmn6h1wu"/><text:span text:style-name="T22">Followed by its square</text:span></text:p>
      <text:p text:style-name="P4"/>
      <text:p text:style-name="P1"><text:span text:style-name="T12">def square_follows(it)</text:span>:</text:p>
      <text:p text:style-name="P2"/>
      <text:p text:style-name="P1"><text:span text:style-name="T1">Unlike our previous functions that have received entire lists as parameters, this function receives some Python </text:span><text:span text:style-name="T2">iterator</text:span><text:span text:style-name="T1"> that is guaranteed to produce some finite sequence of </text:span><text:span text:style-name="T2">strictly increasing positive integers</text:span><text:span text:style-name="T1">, but there are no guarantees of how long that sequence will be and how large the numbers inside it or the gaps between them will grow to be. This iterator </text:span><text:span text:style-name="T2">is not a list</text:span><text:span text:style-name="T1"> that would allow you </text:span><text:span text:style-name="T2">random access</text:span><text:span text:style-name="T1"> to any element based on its position and this way lets you jump back and forth as your heart desires. Therefore, processing the elements given by this iterator must be done in a strictly sequential fashion, although you can use any available Python data structures to keep track of whatever intermediate results you need to store for your future decisions.</text:span></text:p>
      <text:p text:style-name="P2"/>
      <text:p text:style-name="P1"><text:span text:style-name="T1">This function should create and return an ordinary Python list that contains, in ascending order, precisely those elements inside the sequence produced by the parameter iterator </text:span><text:span text:style-name="T12">it</text:span><text:span text:style-name="T1"> whose square also appears somewhere later in that sequence. </text:span></text:p>
      <text:p text:style-name="P2"/>
      <table:table table:name="Table96" table:style-name="Table96">
        <table:table-column table:style-name="Table96.A"/>
        <table:table-column table:style-name="Table96.B"/>
        <table:table-row table:style-name="Table96.1">
          <table:table-cell table:style-name="Table96.A1" office:value-type="string">
            <text:p text:style-name="P7"><text:span text:style-name="T12">it</text:span></text:p>
          </table:table-cell>
          <table:table-cell table:style-name="Table96.A1" office:value-type="string">
            <text:p text:style-name="P7"><text:span text:style-name="T1">Expected result</text:span></text:p>
          </table:table-cell>
        </table:table-row>
        <table:table-row table:style-name="Table96.1">
          <table:table-cell table:style-name="Table96.A1" office:value-type="string">
            <text:p text:style-name="P7"><text:span text:style-name="T12">iter([3, 4, 6, 8, 11, 13, 18])</text:span></text:p>
          </table:table-cell>
          <table:table-cell table:style-name="Table96.A1" office:value-type="string">
            <text:p text:style-name="P7"><text:span text:style-name="T12">[]</text:span></text:p>
          </table:table-cell>
        </table:table-row>
        <table:table-row table:style-name="Table96.1">
          <table:table-cell table:style-name="Table96.A1" office:value-type="string">
            <text:p text:style-name="P7"><text:span text:style-name="T12">iter([2, 3, 4, 5, 8, 9, 11, 16])</text:span></text:p>
          </table:table-cell>
          <table:table-cell table:style-name="Table96.A1" office:value-type="string">
            <text:p text:style-name="P7"><text:span text:style-name="T12">[3, 4]</text:span></text:p>
          </table:table-cell>
        </table:table-row>
        <table:table-row table:style-name="Table96.1">
          <table:table-cell table:style-name="Table96.A1" office:value-type="string">
            <text:p text:style-name="P7"><text:span text:style-name="T12">iter(range(1, 10**6))</text:span></text:p>
          </table:table-cell>
          <table:table-cell table:style-name="Table96.A1" office:value-type="string">
            <text:p text:style-name="P7"><text:span text:style-name="T1">(a list that consists of exactly 998 elements, the first five of which are </text:span><text:span text:style-name="T12">[2, 3, 4, 5, 6]</text:span><text:span text:style-name="T1"> and the last five are </text:span><text:span text:style-name="T12">[995, 996, 997, 998, 999]</text:span><text:span text:style-name="T1">)</text:span></text:p>
          </table:table-cell>
        </table:table-row>
        <table:table-row table:style-name="Table96.1">
          <table:table-cell table:style-name="Table96.A1" office:value-type="string">
            <text:p text:style-name="P7"><text:span text:style-name="T12">iter([x*x for x in range(1, 1000)])</text:span></text:p>
          </table:table-cell>
          <table:table-cell table:style-name="Table96.A1" office:value-type="string">
            <text:p text:style-name="P7"><text:span text:style-name="T12">[4, 9, 16, 25, 36, 49, 64, 81, 100, 121, 144, 169, 196, 225, 256, 289, 324, 361, 400, 441, 484, 529, 576, 625, 676, 729, 784, 841, 900, 961]</text:span></text:p>
          </table:table-cell>
        </table:table-row>
        <table:table-row table:style-name="Table96.1">
          <table:table-cell table:style-name="Table96.A1" office:value-type="string">
            <text:p text:style-name="P7"><text:span text:style-name="T12">iter([x**10 for x in range(1, 100)])</text:span></text:p>
          </table:table-cell>
          <table:table-cell table:style-name="Table96.A1" office:value-type="string">
            <text:p text:style-name="P7"><text:span text:style-name="T12">[1024, 59049, 1048576, 9765625, 60466176, 282475249, 1073741824, 3486784401]</text:span></text:p>
          </table:table-cell>
        </table:table-row>
      </table:table>
      <text:p text:style-name="P1"/>
      <text:p text:style-name="P19"><text:bookmark text:name="_adz2e1s3f31q"/><text:span text:style-name="T22">Count maximal layers</text:span></text:p>
      <text:p text:style-name="P1"/>
      <text:p text:style-name="P1"><text:span text:style-name="T12">def count_maximal_layers(points):</text:span></text:p>
      <text:p text:style-name="P1"/>
      <text:p text:style-name="P1"><text:span text:style-name="T1">The point </text:span><text:span text:style-name="T12">(x1, y1)</text:span><text:span text:style-name="T1"> on the plane is said to </text:span><text:span text:style-name="T2">dominate</text:span><text:span text:style-name="T1"> another point </text:span><text:span text:style-name="T12">(x2, y2)</text:span><text:span text:style-name="T1"> if it lies to the right and above from it, that is, </text:span><text:span text:style-name="T12">x1 &gt; x2</text:span><text:span text:style-name="T1"> and </text:span><text:span text:style-name="T12">y1 &gt; y2</text:span><text:span text:style-name="T1">. A point inside the given list of </text:span><text:span text:style-name="T12">points</text:span><text:span text:style-name="T1"> is defined to be </text:span><text:span text:style-name="T2">maximal</text:span><text:span text:style-name="T1"> if it is not dominated by any other point in the list. Unlike in one dimension, a list of points on the two-dimensional plane can contain any number of maximal points, which then form the </text:span><text:span text:style-name="T2">maximal layer</text:span><text:span text:style-name="T1"> for that particular list of points. For example, the points </text:span><text:span text:style-name="T12">(3, 10)</text:span><text:span text:style-name="T1"> and </text:span><text:span text:style-name="T12">(9, 2)</text:span><text:span text:style-name="T1"> are the maximal layer for the list of points </text:span><text:span text:style-name="T12">[(1, 5), (8, 1), (3, 10), (2, 1), (9, 2)]</text:span><text:span text:style-name="T1">. </text:span></text:p>
      <text:p text:style-name="P2"/>
      <text:p text:style-name="P1"><text:span text:style-name="T1">Given a list of </text:span><text:span text:style-name="T12">points</text:span><text:span text:style-name="T1"> whose coordinates are guaranteed to be nonnegative, this function should compute how many times one would need to perform the operation of removing every point in the maximal layer from the list (and then compute the new maximal layer for the remaining points for the next round) for that entire list to become empty, and return that count.</text:span></text:p>
      <text:p text:style-name="P2"/>
      <table:table table:name="Table97" table:style-name="Table97">
        <table:table-column table:style-name="Table97.A"/>
        <table:table-column table:style-name="Table97.B"/>
        <table:table-row table:style-name="Table97.1">
          <table:table-cell table:style-name="Table97.A1" office:value-type="string">
            <text:p text:style-name="P7"><text:span text:style-name="T12">points</text:span></text:p>
          </table:table-cell>
          <table:table-cell table:style-name="Table97.A1" office:value-type="string">
            <text:p text:style-name="P7"><text:span text:style-name="T1">Expected result</text:span></text:p>
          </table:table-cell>
        </table:table-row>
        <table:table-row table:style-name="Table97.1">
          <table:table-cell table:style-name="Table97.A1" office:value-type="string">
            <text:p text:style-name="P1"><text:span text:style-name="T12">[(1, 3), (2, 2), (3, 1)]</text:span></text:p>
          </table:table-cell>
          <table:table-cell table:style-name="Table97.A1" office:value-type="string">
            <text:p text:style-name="P7"><text:span text:style-name="T12">1</text:span></text:p>
          </table:table-cell>
        </table:table-row>
        <table:table-row table:style-name="Table97.1">
          <table:table-cell table:style-name="Table97.A1" office:value-type="string">
            <text:p text:style-name="P1"><text:span text:style-name="T12">[(1, 5), (3, 10), (2, 1), (9, 2)]</text:span></text:p>
          </table:table-cell>
          <table:table-cell table:style-name="Table97.A1" office:value-type="string">
            <text:p text:style-name="P7"><text:span text:style-name="T12">2</text:span></text:p>
          </table:table-cell>
        </table:table-row>
        <table:table-row table:style-name="Table97.1">
          <table:table-cell table:style-name="Table97.A1" office:value-type="string">
            <text:p text:style-name="P7"><text:span text:style-name="T12">[(x, y) for x in range(10) for y in range(10)]</text:span></text:p>
          </table:table-cell>
          <table:table-cell table:style-name="Table97.A1" office:value-type="string">
            <text:p text:style-name="P7"><text:span text:style-name="T12">10</text:span></text:p>
          </table:table-cell>
        </table:table-row>
        <table:table-row table:style-name="Table97.1">
          <table:table-cell table:style-name="Table97.A1" office:value-type="string">
            <text:p text:style-name="P7"><text:span text:style-name="T12">[(x, x**2) for x in range(100)]</text:span></text:p>
          </table:table-cell>
          <table:table-cell table:style-name="Table97.A1" office:value-type="string">
            <text:p text:style-name="P7"><text:span text:style-name="T12">100</text:span></text:p>
          </table:table-cell>
        </table:table-row>
        <table:table-row table:style-name="Table97.1">
          <table:table-cell table:style-name="Table97.A1" office:value-type="string">
            <text:p text:style-name="P7"><text:span text:style-name="T12">[(x, x**2 % 91) for x in range(1000)]</text:span></text:p>
          </table:table-cell>
          <table:table-cell table:style-name="Table97.A1" office:value-type="string">
            <text:p text:style-name="P7"><text:span text:style-name="T12">28</text:span></text:p>
          </table:table-cell>
        </table:table-row>
        <table:table-row table:style-name="Table97.1">
          <table:table-cell table:style-name="Table97.A1" office:value-type="string">
            <text:p text:style-name="P7"><text:span text:style-name="T12">[((x**3) % 891, (x**2) % 913) for x in range(10000)] </text:span></text:p>
          </table:table-cell>
          <table:table-cell table:style-name="Table97.A1" office:value-type="string">
            <text:p text:style-name="P7"><text:span text:style-name="T12">124</text:span></text:p>
          </table:table-cell>
        </table:table-row>
      </table:table>
      <text:p text:style-name="P2"/>
      <text:p text:style-name="P1"><text:span text:style-name="T1">This is again one of those problems whose actual educational point and motivation is making this function fast enough to finish within a reasonable time even for a big list of points, by not doing too much more work than would be necessary to identify and remove the maximal points. Start by noticing that each point can potentially be dominated only by those points whose distance from the origin (0, 0) is strictly larger... </text:span></text:p>
      <text:p text:style-name="P19"><text:bookmark text:name="_dn4f7i5wrtzd"/><text:span text:style-name="T22">Maximum checkers capture</text:span></text:p>
      <text:p text:style-name="P1"/>
      <text:p text:style-name="P1"><text:span text:style-name="T12">def max_checkers_capture(n, x, y, pieces):</text:span></text:p>
      <text:p text:style-name="P1"/>
      <text:p text:style-name="P1"><text:span text:style-name="T1">Even though we again find ourselves on a generalized </text:span><text:span text:style-name="T3">n</text:span><text:span text:style-name="T1">-by-</text:span><text:span text:style-name="T3">n</text:span><text:span text:style-name="T1"> chessboard, this time we are playing a variation of </text:span><text:span text:style-name="T2">checkers</text:span><text:span text:style-name="T1"> so that your lone </text:span><text:span text:style-name="T2">king piece</text:span><text:span text:style-name="T1"> currently stands at the coordinates </text:span><text:span text:style-name="T12">(x, y)</text:span><text:span text:style-name="T1">, and the parameter </text:span><text:span text:style-name="T12">pieces</text:span><text:span text:style-name="T1"> is a Python </text:span><text:span text:style-name="T12">set</text:span><text:span text:style-name="T1"> that contains the positions of all of the enemy pieces. This function should compute and return the maximum number of pieces that your king could capture in a single move.</text:span></text:p>
      <text:p text:style-name="P2"/>
      <text:p text:style-name="P1"><text:span text:style-name="T1">In our variant of checkers, a king can capture an opponent's piece that sits one step away from it to any of the four </text:span><text:span text:style-name="T2">diagonal directions</text:span><text:span text:style-name="T1"> (the list </text:span><text:span text:style-name="T12">[(-1, 1), (1, 1), (1, -1), (-1, -1)]</text:span><text:span text:style-name="T1"> might come in handy in your code) so that the square behind the opponent piece in that diagonal direction is vacant. Your king can then capture that opponent piece by jumping into that vacant square, </text:span><text:span text:style-name="T2">immediately removing that opponent piece from the board</text:span><text:span text:style-name="T1">. However, unlike in chess where each move can capture at most one piece, the capturing chain in checkers can and will continue from the square that your piece jumps into, provided that some diagonal neighbour of that square also contains an opponent piece with a vacant square behind it.</text:span></text:p>
      <text:p text:style-name="P2"/>
      <text:p text:style-name="P1"><text:span text:style-name="T1">This problem is best solved recursively. The base case of the problem is when there are no neighbouring opponent pieces that could be captured, returning the answer zero. Otherwise, loop through all four diagonal directions. For each such direction that contains an opponent piece that can be captured, remove that piece from the board and recursively compute the number of pieces that can be captured from the vacant square that your piece jumps into, and add one to that number from the piece that you first captured. Return the largest number that can be achieved this way.</text:span></text:p>
      <text:p text:style-name="P2"/>
      <table:table table:name="Table98" table:style-name="Table98">
        <table:table-column table:style-name="Table98.A"/>
        <table:table-column table:style-name="Table98.B"/>
        <table:table-column table:style-name="Table98.C"/>
        <table:table-column table:style-name="Table98.D"/>
        <table:table-column table:style-name="Table98.E"/>
        <table:table-row table:style-name="Table98.1">
          <table:table-cell table:style-name="Table98.A1" office:value-type="string">
            <text:p text:style-name="P7"><text:span text:style-name="T12">n</text:span></text:p>
          </table:table-cell>
          <table:table-cell table:style-name="Table98.A1" office:value-type="string">
            <text:p text:style-name="P7"><text:span text:style-name="T12">x</text:span></text:p>
          </table:table-cell>
          <table:table-cell table:style-name="Table98.A1" office:value-type="string">
            <text:p text:style-name="P7"><text:span text:style-name="T12">y</text:span></text:p>
          </table:table-cell>
          <table:table-cell table:style-name="Table98.A1" office:value-type="string">
            <text:p text:style-name="P7"><text:span text:style-name="T12">pieces</text:span></text:p>
          </table:table-cell>
          <table:table-cell table:style-name="Table98.A1" office:value-type="string">
            <text:p text:style-name="P7"><text:span text:style-name="T1">Expected result</text:span></text:p>
          </table:table-cell>
        </table:table-row>
        <table:table-row table:style-name="Table98.1">
          <table:table-cell table:style-name="Table98.A1" office:value-type="string">
            <text:p text:style-name="P7"><text:span text:style-name="T12">5</text:span></text:p>
          </table:table-cell>
          <table:table-cell table:style-name="Table98.A1" office:value-type="string">
            <text:p text:style-name="P7"><text:span text:style-name="T12">0</text:span></text:p>
          </table:table-cell>
          <table:table-cell table:style-name="Table98.A1" office:value-type="string">
            <text:p text:style-name="P7"><text:span text:style-name="T12">2</text:span></text:p>
          </table:table-cell>
          <table:table-cell table:style-name="Table98.A1" office:value-type="string">
            <text:p text:style-name="P7"><text:span text:style-name="T12">set([(1,1), (3,1), (1,3)]</text:span></text:p>
          </table:table-cell>
          <table:table-cell table:style-name="Table98.A1" office:value-type="string">
            <text:p text:style-name="P7"><text:span text:style-name="T12">2</text:span></text:p>
          </table:table-cell>
        </table:table-row>
        <table:table-row table:style-name="Table98.1">
          <table:table-cell table:style-name="Table98.A1" office:value-type="string">
            <text:p text:style-name="P7"><text:span text:style-name="T12">7</text:span></text:p>
          </table:table-cell>
          <table:table-cell table:style-name="Table98.A1" office:value-type="string">
            <text:p text:style-name="P7"><text:span text:style-name="T12">0</text:span></text:p>
          </table:table-cell>
          <table:table-cell table:style-name="Table98.A1" office:value-type="string">
            <text:p text:style-name="P7"><text:span text:style-name="T12">0</text:span></text:p>
          </table:table-cell>
          <table:table-cell table:style-name="Table98.A1" office:value-type="string">
            <text:p text:style-name="P7"><text:span text:style-name="T12">set([(1,1), (1,3), (3,3), (2,4), (1,5)])</text:span></text:p>
          </table:table-cell>
          <table:table-cell table:style-name="Table98.A1" office:value-type="string">
            <text:p text:style-name="P7"><text:span text:style-name="T12">3</text:span></text:p>
          </table:table-cell>
        </table:table-row>
        <table:table-row table:style-name="Table98.1">
          <table:table-cell table:style-name="Table98.A1" office:value-type="string">
            <text:p text:style-name="P7"><text:span text:style-name="T12">8</text:span></text:p>
          </table:table-cell>
          <table:table-cell table:style-name="Table98.A1" office:value-type="string">
            <text:p text:style-name="P7"><text:span text:style-name="T12">7</text:span></text:p>
          </table:table-cell>
          <table:table-cell table:style-name="Table98.A1" office:value-type="string">
            <text:p text:style-name="P7"><text:span text:style-name="T12">0</text:span></text:p>
          </table:table-cell>
          <table:table-cell table:style-name="Table98.A1" office:value-type="string">
            <text:p text:style-name="P7"><text:span text:style-name="T12">set([(x, y) for x in range(2, 8, 2) for y in range(1, 7, 2)])</text:span></text:p>
          </table:table-cell>
          <table:table-cell table:style-name="Table98.A1" office:value-type="string">
            <text:p text:style-name="P7"><text:span text:style-name="T12">9</text:span></text:p>
          </table:table-cell>
        </table:table-row>
      </table:table>
      <text:p text:style-name="P1"/>
      <text:p text:style-name="P19"><text:bookmark text:name="_wjwfbqw3f4k3"/><text:span text:style-name="T22">Collatzy distance</text:span></text:p>
      <text:p text:style-name="P2"/>
      <text:p text:style-name="P1"><text:span text:style-name="T12">def collatzy_distance(start, end):</text:span></text:p>
      <text:p text:style-name="P2"/>
      <text:p text:style-name="P1"><text:span text:style-name="T1">Let us make up a rule that says that from a positive integer </text:span><text:span text:style-name="T12">n</text:span><text:span text:style-name="T1">, you are allowed to move in a single step into either integer </text:span><text:span text:style-name="T12">3*n+1</text:span><text:span text:style-name="T1"> or </text:span><text:span text:style-name="T12">n//2</text:span><text:span text:style-name="T1">. Even though these formulas were obviously inspired by the </text:span><text:a xlink:type="simple" xlink:href="https://en.wikipedia.org/wiki/Collatz_conjecture" text:style-name="ListLabel_20_37" text:visited-style-name="ListLabel_20_37"><text:span text:style-name="T7">Collatz conjecture</text:span></text:a><text:span text:style-name="T1"> we have encountered in some earlier problems, in this problem the parity of </text:span><text:span text:style-name="T12">n</text:span><text:span text:style-name="T1"> does not restrict you to deterministically use just one of these formulas, but you may use either formula regardless of whether your current </text:span><text:span text:style-name="T12">n</text:span><text:span text:style-name="T1"> is odd or even. This function should determine how many steps are needed to get from </text:span><text:span text:style-name="T12">start</text:span><text:span text:style-name="T1"> to </text:span><text:span text:style-name="T12">end</text:span><text:span text:style-name="T1">, assuming that you wisely choose each step to minimize the total number of steps in the path.</text:span></text:p>
      <text:p text:style-name="P2"/>
      <text:p text:style-name="P1"><text:span text:style-name="T1">This problem can be solved with </text:span><text:span text:style-name="T2">breadth-first search</text:span><text:span text:style-name="T1"> the following way, given here as a sneaky preview for a later algorithms course that explains such graph traversal algorithms. For the given </text:span><text:span text:style-name="T12">start</text:span><text:span text:style-name="T1"> value, the zeroth </text:span><text:span text:style-name="T2">layer</text:span><text:span text:style-name="T1"> is the singleton list </text:span><text:span text:style-name="T12">[start]</text:span><text:span text:style-name="T1">. Once you have computed layer </text:span><text:span text:style-name="T12">k</text:span><text:span text:style-name="T1">, the next layer </text:span><text:span text:style-name="T12">k+1</text:span><text:span text:style-name="T1"> consists of all integers </text:span><text:span text:style-name="T12">3*n+1</text:span><text:span text:style-name="T1"> and </text:span><text:span text:style-name="T12">n//2</text:span><text:span text:style-name="T1"> where </text:span><text:span text:style-name="T12">n</text:span><text:span text:style-name="T1"> goes through all numbers in the previous layer </text:span><text:span text:style-name="T12">k</text:span><text:span text:style-name="T1">. For example, if </text:span><text:span text:style-name="T12">start = 4</text:span><text:span text:style-name="T1">, the first four layers numbered from zero to three would be </text:span><text:span text:style-name="T12">[4]</text:span><text:span text:style-name="T1">, </text:span><text:span text:style-name="T12">[13, 2]</text:span><text:span text:style-name="T1">, </text:span><text:span text:style-name="T12">[40, 6, 7, 1]</text:span><text:span text:style-name="T1"> and </text:span><text:span text:style-name="T12">[121, 20, 19, 3, 22, 0]</text:span><text:span text:style-name="T1">, the elements inside each layer possibly listed in some other order.</text:span></text:p>
      <text:p text:style-name="P2"/>
      <text:p text:style-name="P1"><text:span text:style-name="T1">Then, keep generating layers from the previous layer inside a while-loop until the goal number </text:span><text:span text:style-name="T12">end</text:span><text:span text:style-name="T1"> appears, at which point you can immediately return the current layer number as the answer.</text:span></text:p>
      <text:p text:style-name="P2"/>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7"><text:span text:style-name="T12">start</text:span></text:p>
          </table:table-cell>
          <table:table-cell table:style-name="Table99.A1" office:value-type="string">
            <text:p text:style-name="P7"><text:span text:style-name="T12">end</text:span></text:p>
          </table:table-cell>
          <table:table-cell table:style-name="Table99.A1" office:value-type="string">
            <text:p text:style-name="P7"><text:span text:style-name="T1">Expected result</text:span></text:p>
          </table:table-cell>
        </table:table-row>
        <table:table-row table:style-name="Table99.1">
          <table:table-cell table:style-name="Table99.A1" office:value-type="string">
            <text:p text:style-name="P7"><text:span text:style-name="T12">10</text:span></text:p>
          </table:table-cell>
          <table:table-cell table:style-name="Table99.A1" office:value-type="string">
            <text:p text:style-name="P7"><text:span text:style-name="T12">20</text:span></text:p>
          </table:table-cell>
          <table:table-cell table:style-name="Table99.A1" office:value-type="string">
            <text:p text:style-name="P7"><text:span text:style-name="T12">7</text:span></text:p>
          </table:table-cell>
        </table:table-row>
        <table:table-row table:style-name="Table99.1">
          <table:table-cell table:style-name="Table99.A1" office:value-type="string">
            <text:p text:style-name="P7"><text:span text:style-name="T12">42</text:span></text:p>
          </table:table-cell>
          <table:table-cell table:style-name="Table99.A1" office:value-type="string">
            <text:p text:style-name="P7"><text:span text:style-name="T12">42</text:span></text:p>
          </table:table-cell>
          <table:table-cell table:style-name="Table99.A1" office:value-type="string">
            <text:p text:style-name="P7"><text:span text:style-name="T12">0</text:span></text:p>
          </table:table-cell>
        </table:table-row>
        <table:table-row table:style-name="Table99.1">
          <table:table-cell table:style-name="Table99.A1" office:value-type="string">
            <text:p text:style-name="P7"><text:span text:style-name="T12">42</text:span></text:p>
          </table:table-cell>
          <table:table-cell table:style-name="Table99.A1" office:value-type="string">
            <text:p text:style-name="P7"><text:span text:style-name="T12">43</text:span></text:p>
          </table:table-cell>
          <table:table-cell table:style-name="Table99.A1" office:value-type="string">
            <text:p text:style-name="P7"><text:span text:style-name="T12">13</text:span></text:p>
          </table:table-cell>
        </table:table-row>
        <table:table-row table:style-name="Table99.1">
          <table:table-cell table:style-name="Table99.A1" office:value-type="string">
            <text:p text:style-name="P7"><text:span text:style-name="T12">76</text:span></text:p>
          </table:table-cell>
          <table:table-cell table:style-name="Table99.A1" office:value-type="string">
            <text:p text:style-name="P7"><text:span text:style-name="T12">93</text:span></text:p>
          </table:table-cell>
          <table:table-cell table:style-name="Table99.A1" office:value-type="string">
            <text:p text:style-name="P7"><text:span text:style-name="T12">23</text:span></text:p>
          </table:table-cell>
        </table:table-row>
        <table:table-row table:style-name="Table99.1">
          <table:table-cell table:style-name="Table99.A1" office:value-type="string">
            <text:p text:style-name="P7"><text:span text:style-name="T12">1000</text:span></text:p>
          </table:table-cell>
          <table:table-cell table:style-name="Table99.A1" office:value-type="string">
            <text:p text:style-name="P7"><text:span text:style-name="T12">10</text:span></text:p>
          </table:table-cell>
          <table:table-cell table:style-name="Table99.A1" office:value-type="string">
            <text:p text:style-name="P7"><text:span text:style-name="T12">9</text:span></text:p>
          </table:table-cell>
        </table:table-row>
      </table:table>
      <text:p text:style-name="P2"/>
      <text:p text:style-name="P1"><text:span text:style-name="T1">Once you get this function to work correctly, you can think up clever ways to speed up its execution. For starters, notice how any integers that have already made an appearance in some earlier layer before the current layer can be ignored while constructing the current layer.</text:span></text:p>
      <text:p text:style-name="P19"><text:bookmark text:name="_thnf7biy5j2a"/><text:span text:style-name="T22">Van Eck sequence</text:span></text:p>
      <text:p text:style-name="P2"/>
      <text:p text:style-name="P1"><text:span text:style-name="T12">def van_eck(n):</text:span></text:p>
      <text:p text:style-name="P2"/>
      <text:p text:style-name="P1"><text:span text:style-name="T1">Compute and return the </text:span><text:span text:style-name="T3">n</text:span><text:span text:style-name="T1">:th term of the </text:span><text:a xlink:type="simple" xlink:href="https://oeis.org/A181391" text:style-name="ListLabel_20_37" text:visited-style-name="ListLabel_20_37"><text:span text:style-name="T7">Van Eck sequence</text:span></text:a><text:span text:style-name="T1">. The first term in the first position </text:span><text:span text:style-name="T3">i</text:span><text:span text:style-name="T1"> = 0 equals zero. The term in later position </text:span><text:span text:style-name="T3">i</text:span><text:span text:style-name="T1"> is determined by the term </text:span><text:span text:style-name="T3">x</text:span><text:span text:style-name="T1"> in the previous position </text:span><text:span text:style-name="T3">i</text:span><text:span text:style-name="T1"> - 1:</text:span></text:p>
      <text:p text:style-name="P2"/>
      <text:list xml:id="list1248881350" text:style-name="WWNum2">
        <text:list-item>
          <text:p text:style-name="P14"><text:span text:style-name="T1">If the position </text:span><text:span text:style-name="T3">i</text:span><text:span text:style-name="T1"> - 1 was the first appearance of that term </text:span><text:span text:style-name="T3">x</text:span><text:span text:style-name="T1">, the term in the current position </text:span><text:span text:style-name="T3">i</text:span><text:span text:style-name="T1"> equals zero.</text:span></text:p>
        </text:list-item>
        <text:list-item>
          <text:p text:style-name="P14"><text:span text:style-name="T1">Otherwise, if the previous term </text:span><text:span text:style-name="T3">x</text:span><text:span text:style-name="T1"> has now appeared at least twice in the sequence, the term in the current position </text:span><text:span text:style-name="T3">i</text:span><text:span text:style-name="T1"> is given by the position difference </text:span><text:span text:style-name="T3">i</text:span><text:span text:style-name="T1"> - 1 - </text:span><text:span text:style-name="T3">j</text:span><text:span text:style-name="T1">, where </text:span><text:span text:style-name="T3">j</text:span><text:span text:style-name="T1"> is the position of the second most recent appearance of the term </text:span><text:span text:style-name="T3">x</text:span><text:span text:style-name="T1">.</text:span></text:p>
        </text:list-item>
      </text:list>
      <text:p text:style-name="P2"/>
      <text:p text:style-name="P1"><text:span text:style-name="T1">The sequence begins with 0, 0, 1, 0, 2, 0, 2, 2, 1, 6, 0, 5, 0, 2, 6, 5, 4, 0, 5, 3, 0, 3, 2, 9, ... so you can see that the terms start making repeated appearances, especially the term zero.</text:span></text:p>
      <text:p text:style-name="P2"/>
      <text:p text:style-name="P1"><text:span text:style-name="T1">In the same spirit as in the earlier problem that asked you to generate terms of the Recaman sequence, unless you want to spend the rest of your day waiting for the automated tester to finish, this function should not repeatedly loop backwards through the generated sequence to look for the most recent occurrence of each term that it generates, but rather use a Python dictionary to remember the terms that have already been seen in the sequence, along with the positions of their most recent appearances. With this dictionary, you don't need to explicitly store the sequence, since this problem does not ask for you to return the entire sequence, but only one particular term.</text:span></text:p>
      <text:p text:style-name="P1"/>
      <table:table table:name="Table100" table:style-name="Table100">
        <table:table-column table:style-name="Table100.A"/>
        <table:table-column table:style-name="Table100.B"/>
        <table:table-row table:style-name="Table100.1">
          <table:table-cell table:style-name="Table100.A1" office:value-type="string">
            <text:p text:style-name="P7"><text:span text:style-name="T12">n</text:span></text:p>
          </table:table-cell>
          <table:table-cell table:style-name="Table100.A1" office:value-type="string">
            <text:p text:style-name="P7"><text:span text:style-name="T1">Expected result</text:span></text:p>
          </table:table-cell>
        </table:table-row>
        <table:table-row table:style-name="Table100.1">
          <table:table-cell table:style-name="Table100.A1" office:value-type="string">
            <text:p text:style-name="P7"><text:span text:style-name="T12">0</text:span></text:p>
          </table:table-cell>
          <table:table-cell table:style-name="Table100.A1" office:value-type="string">
            <text:p text:style-name="P7"><text:span text:style-name="T12">0</text:span></text:p>
          </table:table-cell>
        </table:table-row>
        <table:table-row table:style-name="Table100.1">
          <table:table-cell table:style-name="Table100.A1" office:value-type="string">
            <text:p text:style-name="P7"><text:span text:style-name="T12">10</text:span></text:p>
          </table:table-cell>
          <table:table-cell table:style-name="Table100.A1" office:value-type="string">
            <text:p text:style-name="P7"><text:span text:style-name="T12">0</text:span></text:p>
          </table:table-cell>
        </table:table-row>
        <table:table-row table:style-name="Table100.1">
          <table:table-cell table:style-name="Table100.A1" office:value-type="string">
            <text:p text:style-name="P7"><text:span text:style-name="T12">1000</text:span></text:p>
          </table:table-cell>
          <table:table-cell table:style-name="Table100.A1" office:value-type="string">
            <text:p text:style-name="P7"><text:span text:style-name="T12">61</text:span></text:p>
          </table:table-cell>
        </table:table-row>
        <table:table-row table:style-name="Table100.1">
          <table:table-cell table:style-name="Table100.A1" office:value-type="string">
            <text:p text:style-name="P7"><text:span text:style-name="T12">10**6</text:span></text:p>
          </table:table-cell>
          <table:table-cell table:style-name="Table100.A1" office:value-type="string">
            <text:p text:style-name="P7"><text:span text:style-name="T12">8199</text:span></text:p>
          </table:table-cell>
        </table:table-row>
        <table:table-row table:style-name="Table100.1">
          <table:table-cell table:style-name="Table100.A1" office:value-type="string">
            <text:p text:style-name="P7"><text:span text:style-name="T12">10**8</text:span></text:p>
          </table:table-cell>
          <table:table-cell table:style-name="Table100.A1" office:value-type="string">
            <text:p text:style-name="P7"><text:span text:style-name="T12">5522779</text:span></text:p>
          </table:table-cell>
        </table:table-row>
      </table:table>
      <text:p text:style-name="P1"/>
      <text:p text:style-name="P19"><text:bookmark text:name="_637ktqu3ro6a"/><text:span text:style-name="T22">Reversing the reversed</text:span></text:p>
      <text:p text:style-name="P2"/>
      <text:p text:style-name="P1"><text:span text:style-name="T12">def reverse_reversed(items):</text:span></text:p>
      <text:p text:style-name="P2"/>
      <text:p text:style-name="P1"><text:span text:style-name="T1">Create and return a new list that contains the </text:span><text:span text:style-name="T12">items</text:span><text:span text:style-name="T1"> in reverse, but so that whenever each item is itself a list, its elements are also reversed. This reversal of sublists must keep going on all the way down, no matter how deep the nesting of these lists, so you necessarily have to use </text:span><text:span text:style-name="T3">recursion</text:span><text:span text:style-name="T1"> to solve this problem. The base case handles any argument that is not a list. When the parameter </text:span><text:span text:style-name="T12">items</text:span><text:span text:style-name="T1"> is a list (</text:span><text:a xlink:type="simple" xlink:href="https://stackoverflow.com/questions/1549801/what-are-the-differences-between-type-and-isinstance" text:style-name="ListLabel_20_37" text:visited-style-name="ListLabel_20_37"><text:span text:style-name="T7">use the Python function </text:span></text:a><text:a xlink:type="simple" xlink:href="https://stackoverflow.com/questions/1549801/what-are-the-differences-between-type-and-isinstance" text:style-name="ListLabel_20_39" text:visited-style-name="ListLabel_20_39"><text:span text:style-name="T11">type</text:span></text:a><text:a xlink:type="simple" xlink:href="https://stackoverflow.com/questions/1549801/what-are-the-differences-between-type-and-isinstance" text:style-name="ListLabel_20_37" text:visited-style-name="ListLabel_20_37"><text:span text:style-name="T7"> or the </text:span></text:a><text:a xlink:type="simple" xlink:href="https://stackoverflow.com/questions/1549801/what-are-the-differences-between-type-and-isinstance" text:style-name="ListLabel_20_39" text:visited-style-name="ListLabel_20_39"><text:span text:style-name="T11">isinstance</text:span></text:a><text:a xlink:type="simple" xlink:href="https://stackoverflow.com/questions/1549801/what-are-the-differences-between-type-and-isinstance" text:style-name="ListLabel_20_37" text:visited-style-name="ListLabel_20_37"><text:span text:style-name="T7"> operator to check this</text:span></text:a><text:span text:style-name="T1">), recursively reverse the elements that this nested list contains. (List comprehensions might come handy in doing this part of the problem.) Note that this function must create and return a new list to represent the result, and should not rearrange or otherwise touch the contents of the original list.</text:span></text:p>
      <text:p text:style-name="P2"/>
      <table:table table:name="Table101" table:style-name="Table101">
        <table:table-column table:style-name="Table101.A"/>
        <table:table-column table:style-name="Table101.B"/>
        <table:table-row table:style-name="Table101.1">
          <table:table-cell table:style-name="Table101.A1" office:value-type="string">
            <text:p text:style-name="P3"><text:span text:style-name="T12">items</text:span></text:p>
          </table:table-cell>
          <table:table-cell table:style-name="Table101.A1" office:value-type="string">
            <text:p text:style-name="P3"><text:span text:style-name="T1">Expected result</text:span></text:p>
          </table:table-cell>
        </table:table-row>
        <table:table-row table:style-name="Table101.1">
          <table:table-cell table:style-name="Table101.A1" office:value-type="string">
            <text:p text:style-name="P3"><text:span text:style-name="T12">[1, [2, 3, 4, 'yeah'], 5]</text:span></text:p>
          </table:table-cell>
          <table:table-cell table:style-name="Table101.A1" office:value-type="string">
            <text:p text:style-name="P3"><text:span text:style-name="T12">[5, ['yeah', 4, 3, 2], 1]</text:span></text:p>
          </table:table-cell>
        </table:table-row>
        <table:table-row table:style-name="Table101.1">
          <table:table-cell table:style-name="Table101.A1" office:value-type="string">
            <text:p text:style-name="P3"><text:span text:style-name="T12">[[[[[[1, 2]]]]]]</text:span></text:p>
          </table:table-cell>
          <table:table-cell table:style-name="Table101.A1" office:value-type="string">
            <text:p text:style-name="P3"><text:span text:style-name="T12">[[[[[[2, 1]]]]]]</text:span></text:p>
          </table:table-cell>
        </table:table-row>
        <table:table-row table:style-name="Table101.1">
          <table:table-cell table:style-name="Table101.A1" office:value-type="string">
            <text:p text:style-name="P3"><text:span text:style-name="T12">[42, [99, [17, [33, ['boo!']]]]]</text:span></text:p>
          </table:table-cell>
          <table:table-cell table:style-name="Table101.A1" office:value-type="string">
            <text:p text:style-name="P3"><text:span text:style-name="T12">[[[[['boo!'], 33], 17], 99], 42]</text:span></text:p>
          </table:table-cell>
        </table:table-row>
      </table:table>
      <text:p text:style-name="P2"/>
      <text:p text:style-name="P19"><text:bookmark text:name="_mv4ndvlyj0g5"/><text:span text:style-name="T22">Prime factors of integers</text:span></text:p>
      <text:p text:style-name="P4"/>
      <text:p text:style-name="P1"><text:span text:style-name="T12">def prime_factors(n):</text:span></text:p>
      <text:p text:style-name="P2"/>
      <text:p text:style-name="P1"><text:span text:style-name="T1">As the </text:span><text:a xlink:type="simple" xlink:href="https://en.wikipedia.org/wiki/Fundamental_theorem_of_arithmetic" text:style-name="ListLabel_20_37" text:visited-style-name="ListLabel_20_37"><text:span text:style-name="T7">fundamental theorem of arithmetic</text:span></text:a><text:span text:style-name="T1"> again reminds us, every positive integer can be broken down into the product of its prime factors exactly one way, disregarding the order of listing these factors. Given positive integer </text:span><text:span text:style-name="T12">n &gt; 1</text:span><text:span text:style-name="T1">, return the list of its prime factors in sorted ascending order, each prime factor included in the list as many times as it appears in the prime factorization of </text:span><text:span text:style-name="T12">n</text:span><text:span text:style-name="T1">.</text:span></text:p>
      <text:p text:style-name="P2"/>
      <text:p text:style-name="P1"><text:span text:style-name="T1">During the testing, the automated tester is guaranteed to produce the pseudo-random values of </text:span><text:span text:style-name="T12">n</text:span><text:span text:style-name="T1"> in ascending order. The difficulty in this problem is making the entire test to finish in reasonable time by caching the prime numbers that you discover along the way the same way as was done in </text:span><text:a xlink:type="simple" xlink:href="https://github.com/ikokkari/PythonExamples/blob/master/primes.py" text:style-name="ListLabel_20_39" text:visited-style-name="ListLabel_20_39"><text:span text:style-name="T11">primes.py</text:span></text:a><text:span text:style-name="T1"> example script, but also </text:span><text:span text:style-name="T2">caching</text:span><text:span text:style-name="T1"> the prime factorization of numbers for quick access later. To be able to quickly reconstruct the prime factorization of </text:span><text:span text:style-name="T12">n</text:span><text:span text:style-name="T1"> that you have already computed earlier, you don't need to cache all of the prime factors of </text:span><text:span text:style-name="T12">n</text:span><text:span text:style-name="T1">. Storing any single one of its prime factors, let's call that one </text:span><text:span text:style-name="T12">p</text:span><text:span text:style-name="T1">, is enough, since the rest of the prime factorization of </text:span><text:span text:style-name="T12">n</text:span><text:span text:style-name="T1"> is the same as the prime factorization of the remaining number </text:span><text:span text:style-name="T12">n//p</text:span><text:span text:style-name="T1">. Furthermore, if the smallest prime factor </text:span><text:span text:style-name="T12">p</text:span><text:span text:style-name="T1"> is small enough that it can be found quickly later anyway, it does not need to be cached at all, and this way save memory for the non-trivial factors of the more difficult values of </text:span><text:span text:style-name="T12">n</text:span><text:span text:style-name="T1">.</text:span></text:p>
      <text:p text:style-name="P2"/>
      <table:table table:name="Table102" table:style-name="Table102">
        <table:table-column table:style-name="Table102.A"/>
        <table:table-column table:style-name="Table102.B"/>
        <table:table-row table:style-name="Table102.1">
          <table:table-cell table:style-name="Table102.A1" office:value-type="string">
            <text:p text:style-name="P7"><text:span text:style-name="T12">n</text:span></text:p>
          </table:table-cell>
          <table:table-cell table:style-name="Table102.A1" office:value-type="string">
            <text:p text:style-name="P7"><text:span text:style-name="T1">Expected result</text:span></text:p>
          </table:table-cell>
        </table:table-row>
        <table:table-row table:style-name="Table102.1">
          <table:table-cell table:style-name="Table102.A1" office:value-type="string">
            <text:p text:style-name="P7"><text:span text:style-name="T12">42</text:span></text:p>
          </table:table-cell>
          <table:table-cell table:style-name="Table102.A1" office:value-type="string">
            <text:p text:style-name="P7"><text:span text:style-name="T12">[2, 3, 7]</text:span></text:p>
          </table:table-cell>
        </table:table-row>
        <table:table-row table:style-name="Table102.1">
          <table:table-cell table:style-name="Table102.A1" office:value-type="string">
            <text:p text:style-name="P7"><text:span text:style-name="T12">10**6</text:span></text:p>
          </table:table-cell>
          <table:table-cell table:style-name="Table102.A1" office:value-type="string">
            <text:p text:style-name="P7"><text:span text:style-name="T12">[2, 2, 2, 2, 2, 2, 5, 5, 5, 5, 5, 5]</text:span></text:p>
          </table:table-cell>
        </table:table-row>
        <table:table-row table:style-name="Table102.1">
          <table:table-cell table:style-name="Table102.A1" office:value-type="string">
            <text:p text:style-name="P7"><text:span text:style-name="T12">1234567</text:span></text:p>
          </table:table-cell>
          <table:table-cell table:style-name="Table102.A1" office:value-type="string">
            <text:p text:style-name="P7"><text:span text:style-name="T12">[127, 9721]</text:span></text:p>
          </table:table-cell>
        </table:table-row>
        <table:table-row table:style-name="Table102.1">
          <table:table-cell table:style-name="Table102.A1" office:value-type="string">
            <text:p text:style-name="P7"><text:span text:style-name="T12">99887766</text:span></text:p>
          </table:table-cell>
          <table:table-cell table:style-name="Table102.A1" office:value-type="string">
            <text:p text:style-name="P7"><text:span text:style-name="T12">[2, 3, 11, 31, 48821]</text:span></text:p>
          </table:table-cell>
        </table:table-row>
        <table:table-row table:style-name="Table102.1">
          <table:table-cell table:style-name="Table102.A1" office:value-type="string">
            <text:p text:style-name="P7"><text:span text:style-name="T12">10**12 - 1</text:span></text:p>
          </table:table-cell>
          <table:table-cell table:style-name="Table102.A1" office:value-type="string">
            <text:p text:style-name="P7"><text:span text:style-name="T12">[3, 3, 3, 7, 11, 13, 37, 101, 9901]</text:span></text:p>
          </table:table-cell>
        </table:table-row>
        <table:table-row table:style-name="Table102.1">
          <table:table-cell table:style-name="Table102.A1" office:value-type="string">
            <text:p text:style-name="P7"><text:span text:style-name="T12">10**15 - 3</text:span></text:p>
          </table:table-cell>
          <table:table-cell table:style-name="Table102.A1" office:value-type="string">
            <text:p text:style-name="P7"><text:span text:style-name="T12">[599, 2131, 3733, 209861]</text:span></text:p>
          </table:table-cell>
        </table:table-row>
      </table:table>
      <text:p text:style-name="P2"/>
      <text:p text:style-name="P2"/>
      <text:p text:style-name="P19"><text:bookmark text:name="_7ghk7zh7w9iz"/><text:span text:style-name="T22">Balanced ternary</text:span></text:p>
      <text:p text:style-name="P2"/>
      <text:p text:style-name="P1"><text:span text:style-name="T12">def balanced_ternary(n):</text:span></text:p>
      <text:p text:style-name="P2"/>
      <text:p text:style-name="P1"><text:span text:style-name="T1">The integer two and its powers abound all over computing whereas the number three seems to be mostly absent, at least until we get to the </text:span><text:span text:style-name="T2">theory of computation</text:span><text:span text:style-name="T1"> and </text:span><text:span text:style-name="T2">NP-complete problems</text:span><text:span text:style-name="T1"> where the number three turns out to be a very different thing from two not only quantitatively, but qualitatively. Stepping from two to three is where the computational complexity truly begins.</text:span></text:p>
      <text:p text:style-name="P2"/>
      <text:p text:style-name="P1"><text:span text:style-name="T1">We normally represent integers in base 10, each digit giving the coefficient of some power of 10. Since every positive integer can equally well be uniquely represented as a sum of powers of two, computers internally encode those same integers in the simpler (for machines) </text:span><text:span text:style-name="T2">binary</text:span><text:span text:style-name="T1">. Both of these schemes need </text:span><text:a xlink:type="simple" xlink:href="https://en.wikipedia.org/wiki/Two%27s_complement" text:style-name="ListLabel_20_37" text:visited-style-name="ListLabel_20_37"><text:span text:style-name="T7">special tricks to represent negative numbers</text:span></text:a><text:span text:style-name="T1"> since we cannot use an explicit negation sign. The </text:span><text:a xlink:type="simple" xlink:href="https://en.wikipedia.org/wiki/Balanced_ternary" text:style-name="ListLabel_20_37" text:visited-style-name="ListLabel_20_37"><text:span text:style-name="T7">balanced ternary</text:span></text:a><text:span text:style-name="T1"> representation of integers uses the base three instead of two, with </text:span><text:span text:style-name="T2">signed</text:span><text:span text:style-name="T1"> coefficients from -1, 0 and +1. Every integer (positive or negative) can be broken down into a sum of signed powers of three exactly one way. Furthermore, unlike the bases of ten or two, the balanced ternary representation is perfectly symmetric so that the representation for -</text:span><text:span text:style-name="T3">n</text:span><text:span text:style-name="T1"> can be constructed by flipping the signs of the terms of the representation of +</text:span><text:span text:style-name="T3">n</text:span><text:span text:style-name="T1">. (See the examples below.)</text:span></text:p>
      <text:p text:style-name="P2"/>
      <text:p text:style-name="P1"><text:span text:style-name="T1">Given an integer </text:span><text:span text:style-name="T12">n</text:span><text:span text:style-name="T1">, return the unique list of signed powers of three that add up to </text:span><text:span text:style-name="T12">n</text:span><text:span text:style-name="T1">, listing these powers in the descending order of their absolute values. This problem can be solved in a couple of different ways. The page "</text:span><text:a xlink:type="simple" xlink:href="https://cp-algorithms.com/algebra/balanced-ternary.html" text:style-name="ListLabel_20_37" text:visited-style-name="ListLabel_20_37"><text:span text:style-name="T7">Balanced ternary</text:span></text:a><text:span text:style-name="T1">" shows one way by first converting the number to unbalanced ternary (base three using coefficients 0, 1 and 2) and converting from there. Another way is to first find </text:span><text:span text:style-name="T3">p</text:span><text:span text:style-name="T1">, the highest power of 3 that is less than equal to </text:span><text:span text:style-name="T3">n</text:span><text:span text:style-name="T1">. Then, depending on the value of </text:span><text:span text:style-name="T3">n</text:span><text:span text:style-name="T1"> - </text:span><text:span text:style-name="T3">p</text:span><text:span text:style-name="T1">, you either take </text:span><text:span text:style-name="T3">p</text:span><text:span text:style-name="T1"> to the result and convert </text:span><text:span text:style-name="T3">n</text:span><text:span text:style-name="T1"> - </text:span><text:span text:style-name="T3">p</text:span><text:span text:style-name="T1"> for the rest, or take 3</text:span><text:span text:style-name="T3">p</text:span><text:span text:style-name="T1"> to the result and convert </text:span><text:span text:style-name="T3">n</text:span><text:span text:style-name="T1"> - </text:span><text:span text:style-name="T3">3p</text:span><text:span text:style-name="T1"> for the rest. All roads lead to Rome.</text:span></text:p>
      <text:p text:style-name="P2"/>
      <table:table table:name="Table103" table:style-name="Table103">
        <table:table-column table:style-name="Table103.A"/>
        <table:table-column table:style-name="Table103.B"/>
        <table:table-row table:style-name="Table103.1">
          <table:table-cell table:style-name="Table103.A1" office:value-type="string">
            <text:p text:style-name="P7"><text:span text:style-name="T12">n</text:span></text:p>
          </table:table-cell>
          <table:table-cell table:style-name="Table103.A1" office:value-type="string">
            <text:p text:style-name="P7"><text:span text:style-name="T1">Expected result</text:span></text:p>
          </table:table-cell>
        </table:table-row>
        <table:table-row table:style-name="Table103.1">
          <table:table-cell table:style-name="Table103.A1" office:value-type="string">
            <text:p text:style-name="P7"><text:span text:style-name="T12">5</text:span></text:p>
          </table:table-cell>
          <table:table-cell table:style-name="Table103.A1" office:value-type="string">
            <text:p text:style-name="P7"><text:span text:style-name="T12">[9, -3, -1]</text:span></text:p>
          </table:table-cell>
        </table:table-row>
        <table:table-row table:style-name="Table103.1">
          <table:table-cell table:style-name="Table103.A1" office:value-type="string">
            <text:p text:style-name="P7"><text:span text:style-name="T12">-5</text:span></text:p>
          </table:table-cell>
          <table:table-cell table:style-name="Table103.A1" office:value-type="string">
            <text:p text:style-name="P7"><text:span text:style-name="T12">[-9, 3, 1]</text:span></text:p>
          </table:table-cell>
        </table:table-row>
        <table:table-row table:style-name="Table103.1">
          <table:table-cell table:style-name="Table103.A1" office:value-type="string">
            <text:p text:style-name="P7"><text:span text:style-name="T12">42</text:span></text:p>
          </table:table-cell>
          <table:table-cell table:style-name="Table103.A1" office:value-type="string">
            <text:p text:style-name="P7"><text:span text:style-name="T12">[81, -27, -9, -3]</text:span></text:p>
          </table:table-cell>
        </table:table-row>
        <table:table-row table:style-name="Table103.1">
          <table:table-cell table:style-name="Table103.A1" office:value-type="string">
            <text:p text:style-name="P7"><text:span text:style-name="T12">-42</text:span></text:p>
          </table:table-cell>
          <table:table-cell table:style-name="Table103.A1" office:value-type="string">
            <text:p text:style-name="P7"><text:span text:style-name="T12">[-81, 27, 9, 3]</text:span></text:p>
          </table:table-cell>
        </table:table-row>
        <table:table-row table:style-name="Table103.1">
          <table:table-cell table:style-name="Table103.A1" office:value-type="string">
            <text:p text:style-name="P7"><text:span text:style-name="T12">100</text:span></text:p>
          </table:table-cell>
          <table:table-cell table:style-name="Table103.A1" office:value-type="string">
            <text:p text:style-name="P7"><text:span text:style-name="T12">[81, 27, -9, 1]</text:span></text:p>
          </table:table-cell>
        </table:table-row>
        <table:table-row table:style-name="Table103.1">
          <table:table-cell table:style-name="Table103.A1" office:value-type="string">
            <text:p text:style-name="P7"><text:span text:style-name="T12">10**6</text:span></text:p>
          </table:table-cell>
          <table:table-cell table:style-name="Table103.A1" office:value-type="string">
            <text:p text:style-name="P7"><text:span text:style-name="T12">[1594323, -531441, -59049, -6561, 2187, 729, -243, 81, -27, 1]</text:span></text:p>
          </table:table-cell>
        </table:table-row>
      </table:table>
      <text:p text:style-name="P2"/>
      <text:p text:style-name="P19"><text:bookmark text:name="_bl7u7boilnqn"/><text:span text:style-name="T22">Lords of Midnight</text:span></text:p>
      <text:p text:style-name="P2"/>
      <text:p text:style-name="P1"><text:span text:style-name="T12">def midnight(dice):</text:span></text:p>
      <text:p text:style-name="P2"/>
      <text:p text:style-name="P1"><text:span text:style-name="T1">Midnight (see </text:span><text:a xlink:type="simple" xlink:href="https://en.wikipedia.org/wiki/Midnight_(game)" text:style-name="ListLabel_20_37" text:visited-style-name="ListLabel_20_37"><text:span text:style-name="T7">the Wikipedia page</text:span></text:a><text:span text:style-name="T1"> for the rules) is a dice game where the player has to choose which of the six dice to keep and which to reroll to maximize his final score. However, all your hard work with the previous problems has now mysteriously rewarded you with the gift of perfect foresight (as the French would say, you might be a descendant of </text:span><text:a xlink:type="simple" xlink:href="https://en.wikipedia.org/wiki/Madame_de_Th%C3%A8bes" text:style-name="ListLabel_20_37" text:visited-style-name="ListLabel_20_37"><text:span text:style-name="T7">Madame de Thèbes</text:span></text:a><text:span text:style-name="T1">) that allows you to predict what pip values each individual die will produce in its entire sequence of future rolls, expressed as a sequence such as </text:span><text:span text:style-name="T12">[2, 5, 5, 1, 6, 3]</text:span><text:span text:style-name="T1">. Aided with this foresight, your task is to return the maximum total score that could theoretically be achieved with the given dice rolls.</text:span></text:p>
      <text:p text:style-name="P2"/>
      <text:p text:style-name="P1"><text:span text:style-name="T1">The argument </text:span><text:span text:style-name="T12">dice</text:span><text:span text:style-name="T1"> is a list that consists of exactly six lists, each of which is the sequence of the pip values that die will produce when rolled. (Since the game will necessarily end after at most six rolls, this given future sequence needs to be only six elements long.) Note that the rules require you to keep at least one die in each roll, which is why the trivial algorithm "First choose the two dice that you will use to get the 1 and 4, and add up the maximum pip values for the four remaining dice" does not work, as demonstrated by the test case in the first row of the following table.</text:span></text:p>
      <text:p text:style-name="P2"/>
      <table:table table:name="Table104" table:style-name="Table104">
        <table:table-column table:style-name="Table104.A"/>
        <table:table-column table:style-name="Table104.B"/>
        <table:table-row table:style-name="Table104.1">
          <table:table-cell table:style-name="Table104.A1" office:value-type="string">
            <text:p text:style-name="P7"><text:span text:style-name="T12">dice</text:span></text:p>
          </table:table-cell>
          <table:table-cell table:style-name="Table104.A1" office:value-type="string">
            <text:p text:style-name="P7"><text:span text:style-name="T1">Expected result</text:span></text:p>
          </table:table-cell>
        </table:table-row>
        <table:table-row table:style-name="Table104.1">
          <table:table-cell table:style-name="Table104.A1" office:value-type="string">
            <text:p text:style-name="P7"><text:span text:style-name="T12">[[3, 4, 6, 6, 6, 2], [3, 2, 6, 2, 3, 3], [2, 2, 2, 2, 2, 3], [6, 1, 4, 2, 2, 2], [2, 2, 2, 3, 2, 3], [2, 3, 3, 3, 3, 2]]</text:span></text:p>
          </table:table-cell>
          <table:table-cell table:style-name="Table104.A1" office:value-type="string">
            <text:p text:style-name="P7"><text:span text:style-name="T12">14</text:span></text:p>
          </table:table-cell>
        </table:table-row>
        <table:table-row table:style-name="Table104.1">
          <table:table-cell table:style-name="Table104.A1" office:value-type="string">
            <text:p text:style-name="P7"><text:span text:style-name="T12">[[2, 6, 2, 5, 2, 5], [5, 3, 3, 2, 5, 3], [2, 2, 2, 2, 5, 2], [3, 6, 3, 2, 2, 5], [6, 2, 2, 6, 3, 2], [2, 2, 3, 2, 2, 2]]</text:span></text:p>
          </table:table-cell>
          <table:table-cell table:style-name="Table104.A1" office:value-type="string">
            <text:p text:style-name="P7"><text:span text:style-name="T12">0</text:span></text:p>
          </table:table-cell>
        </table:table-row>
        <table:table-row table:style-name="Table104.1">
          <table:table-cell table:style-name="Table104.A1" office:value-type="string">
            <text:p text:style-name="P7"><text:span text:style-name="T12">[[2, 6, 2, 1, 3, 3], [2, 2, 2, 2, 2, 3], [2, 2, 4, 3, 6, 6], [4, 5, 6, 3, 2, 5], [2, 4, 2, 6, 5, 3], [2, 2, 2, 2, 2, 3]]</text:span></text:p>
          </table:table-cell>
          <table:table-cell table:style-name="Table104.A1" office:value-type="string">
            <text:p text:style-name="P7"><text:span text:style-name="T12">17</text:span></text:p>
          </table:table-cell>
        </table:table-row>
        <table:table-row table:style-name="Table104.1">
          <table:table-cell table:style-name="Table104.A1" office:value-type="string">
            <text:p text:style-name="P7"><text:span text:style-name="T12">[[3, 4, 6, 6, 6, 2], [3, 2, 6, 2, 3, 3], [2, 2, 2, 2, 2, 3], [6, 1, 4, 2, 2, 2], [2, 2, 2, 3, 2, 3], [2, 3, 3, 3, 3, 2]]</text:span></text:p>
          </table:table-cell>
          <table:table-cell table:style-name="Table104.A1" office:value-type="string">
            <text:p text:style-name="P7"><text:span text:style-name="T12">14</text:span></text:p>
          </table:table-cell>
        </table:table-row>
        <table:table-row table:style-name="Table104.1">
          <table:table-cell table:style-name="Table104.A1" office:value-type="string">
            <text:p text:style-name="P3"><text:span text:style-name="T12">[[2, 3, 5, 3, 2, 2], [1, 3, 2, 3, 6, 4], [3, 2, 3, 3, 3, 5], [3, 6, 4, 6, 2, 3], [2, 3, 3, 2, 3, 2], [3, 5, 3, 5, 1, 2]]</text:span></text:p>
          </table:table-cell>
          <table:table-cell table:style-name="Table104.A1" office:value-type="string">
            <text:p text:style-name="P3"><text:span text:style-name="T12">17</text:span></text:p>
          </table:table-cell>
        </table:table-row>
      </table:table>
      <text:p text:style-name="P1"><text:span text:style-name="T1"><text:s/></text:span></text:p>
      <text:p text:style-name="P1"><text:span text:style-name="T1">(To make the test cases more interesting, the automated tester is programmed to produce fewer random ones, fours and sixes than the probabilities of fair dice would normally give. There is no law of either nature or man against that kind of tomfoolery.)</text:span></text:p>
      <text:p text:style-name="P19"><text:bookmark text:name="_p505mfyy07vn"/><text:span text:style-name="T22">Optimal crag score</text:span></text:p>
      <text:p text:style-name="P2"/>
      <text:p text:style-name="P1"><text:span text:style-name="T12">def optimal_crag_score(rolls):</text:span></text:p>
      <text:p text:style-name="P2"/>
      <text:p text:style-name="P1"><text:span text:style-name="T1">Way back near when we started doing these problems, one particular problem asked you to compute the best possible score for a single roll in the dice game of </text:span><text:a xlink:type="simple" xlink:href="https://en.wikipedia.org/wiki/Crag" text:style-name="ListLabel_20_37" text:visited-style-name="ListLabel_20_37"><text:span text:style-name="T7">crag</text:span></text:a><text:span text:style-name="T1">. In this problem, we will now play the game for real, again aided with the same gift of perfect foresight as in the previous problem "Lords of Midnight" so that given the knowledge of the entire future sequence of </text:span><text:span text:style-name="T12">rolls</text:span><text:span text:style-name="T1">, this function should return the highest possible score that could be achieved with those rolls under the constraint that </text:span><text:span text:style-name="T2">the same category cannot be used more than once</text:span><text:span text:style-name="T1">.</text:span></text:p>
      <text:p text:style-name="P2"/>
      <text:p text:style-name="P1"><text:span text:style-name="T1">This problem will require recursion to solve, and the techniques that you might come up with to speed up its execution by pruning away search branches that cannot lead to optimal solutions are highly important for your future algorithms courses. Note that the greedy algorithm "sort the rolls in the descending order of their maximum possible individual score, and then use each roll for its highest scoring remaining category" does not work, since several rolls might fit in the same category and yet are not equally good choices with respect to the rest of the categories that are still available.</text:span></text:p>
      <text:p text:style-name="P2"/>
      <table:table table:name="Table105" table:style-name="Table105">
        <table:table-column table:style-name="Table105.A"/>
        <table:table-column table:style-name="Table105.B"/>
        <table:table-row table:style-name="Table105.1">
          <table:table-cell table:style-name="Table105.A1" office:value-type="string">
            <text:p text:style-name="P7"><text:span text:style-name="T12">rolls</text:span></text:p>
          </table:table-cell>
          <table:table-cell table:style-name="Table105.A1" office:value-type="string">
            <text:p text:style-name="P7"><text:span text:style-name="T1">Expected result</text:span></text:p>
          </table:table-cell>
        </table:table-row>
        <table:table-row table:style-name="Table105.1">
          <table:table-cell table:style-name="Table105.A1" office:value-type="string">
            <text:p text:style-name="P7"><text:span text:style-name="T12">[[1, 6, 6], [2, 5, 6], [4, 5, 6], [2, 3, 5]]</text:span></text:p>
          </table:table-cell>
          <table:table-cell table:style-name="Table105.A1" office:value-type="string">
            <text:p text:style-name="P7"><text:span text:style-name="T12">101</text:span></text:p>
          </table:table-cell>
        </table:table-row>
        <table:table-row table:style-name="Table105.1">
          <table:table-cell table:style-name="Table105.A1" office:value-type="string">
            <text:p text:style-name="P7"><text:span text:style-name="T12">[(3, 1, 2), (1, 4, 2)]</text:span></text:p>
          </table:table-cell>
          <table:table-cell table:style-name="Table105.A1" office:value-type="string">
            <text:p text:style-name="P7"><text:span text:style-name="T12">24</text:span></text:p>
          </table:table-cell>
        </table:table-row>
        <table:table-row table:style-name="Table105.1">
          <table:table-cell table:style-name="Table105.A1" office:value-type="string">
            <text:p text:style-name="P7"><text:span text:style-name="T12">[(5, 1, 1), (3, 5, 2), (2, 3, 2), (4, 3, 6), (6, 4, 6), (4, 5, 2), (6, 4, 5)]</text:span></text:p>
          </table:table-cell>
          <table:table-cell table:style-name="Table105.A1" office:value-type="string">
            <text:p text:style-name="P7"><text:span text:style-name="T12">74</text:span></text:p>
          </table:table-cell>
        </table:table-row>
        <table:table-row table:style-name="Table105.1">
          <table:table-cell table:style-name="Table105.A1" office:value-type="string">
            <text:p text:style-name="P7"><text:span text:style-name="T12">[(3, 1, 2), (1, 4, 2), (5, 2, 3), (5, 5, 3), (2, 6, 3), (1, 1, 1), (5, 2, 5)]</text:span></text:p>
          </table:table-cell>
          <table:table-cell table:style-name="Table105.A1" office:value-type="string">
            <text:p text:style-name="P7"><text:span text:style-name="T12">118</text:span></text:p>
          </table:table-cell>
        </table:table-row>
        <table:table-row table:style-name="Table105.1">
          <table:table-cell table:style-name="Table105.A1" office:value-type="string">
            <text:p text:style-name="P7"><text:span text:style-name="T12">[(1, 5, 1), (5, 5, 6), (3, 2, 4), (4, 6, 1), (4, 4, 1), (3, 2, 4), (3, 4, 5), (1, 2, 2)]</text:span></text:p>
          </table:table-cell>
          <table:table-cell table:style-name="Table105.A1" office:value-type="string">
            <text:p text:style-name="P7"><text:span text:style-name="T12">33</text:span></text:p>
          </table:table-cell>
        </table:table-row>
      </table:table>
      <text:p text:style-name="P2"/>
      <text:p text:style-name="P19"><text:bookmark text:name="_6javimxzuia8"/><text:span text:style-name="T22">Forbidden substrings</text:span></text:p>
      <text:p text:style-name="P2"/>
      <text:p text:style-name="P1"><text:span text:style-name="T12">def forbidden_substrings(letters, n, tabu):</text:span></text:p>
      <text:p text:style-name="P2"/>
      <text:p text:style-name="P1"><text:span text:style-name="T1">This function should construct and return a list of all </text:span><text:span text:style-name="T3">n</text:span><text:span text:style-name="T1">-character strings that consists of given </text:span><text:span text:style-name="T12">letters</text:span><text:span text:style-name="T1"> under the constraint that a string may not contain any of the substrings in the </text:span><text:span text:style-name="T12">tabu</text:span><text:span text:style-name="T1"> list. The list of strings should be returned in sorted alphabetical order. This problem also needs some recursion to work out.</text:span></text:p>
      <text:p text:style-name="P2"/>
      <table:table table:name="Table106" table:style-name="Table106">
        <table:table-column table:style-name="Table106.A"/>
        <table:table-column table:style-name="Table106.B"/>
        <table:table-column table:style-name="Table106.C"/>
        <table:table-column table:style-name="Table106.D"/>
        <table:table-row table:style-name="Table106.1">
          <table:table-cell table:style-name="Table106.A1" office:value-type="string">
            <text:p text:style-name="P7"><text:span text:style-name="T12">letters</text:span></text:p>
          </table:table-cell>
          <table:table-cell table:style-name="Table106.A1" office:value-type="string">
            <text:p text:style-name="P7"><text:span text:style-name="T12">n</text:span></text:p>
          </table:table-cell>
          <table:table-cell table:style-name="Table106.A1" office:value-type="string">
            <text:p text:style-name="P7"><text:span text:style-name="T12">tabu</text:span></text:p>
          </table:table-cell>
          <table:table-cell table:style-name="Table106.A1" office:value-type="string">
            <text:p text:style-name="P3"><text:span text:style-name="T1">Expected result</text:span></text:p>
          </table:table-cell>
        </table:table-row>
        <table:table-row table:style-name="Table106.1">
          <table:table-cell table:style-name="Table106.A1" office:value-type="string">
            <text:p text:style-name="P7"><text:span text:style-name="T12">'AB'</text:span></text:p>
          </table:table-cell>
          <table:table-cell table:style-name="Table106.A1" office:value-type="string">
            <text:p text:style-name="P7"><text:span text:style-name="T12">4</text:span></text:p>
          </table:table-cell>
          <table:table-cell table:style-name="Table106.A1" office:value-type="string">
            <text:p text:style-name="P7"><text:span text:style-name="T12">['AA']</text:span></text:p>
          </table:table-cell>
          <table:table-cell table:style-name="Table106.A1" office:value-type="string">
            <text:p text:style-name="P7"><text:span text:style-name="T12">['ABAB', 'ABBA', 'ABBB', 'BABA', 'BABB', 'BBAB', 'BBBA', 'BBBB']</text:span></text:p>
          </table:table-cell>
        </table:table-row>
        <table:table-row table:style-name="Table106.1">
          <table:table-cell table:style-name="Table106.A1" office:value-type="string">
            <text:p text:style-name="P7"><text:span text:style-name="T12">'ABC'</text:span></text:p>
          </table:table-cell>
          <table:table-cell table:style-name="Table106.A1" office:value-type="string">
            <text:p text:style-name="P7"><text:span text:style-name="T12">3</text:span></text:p>
          </table:table-cell>
          <table:table-cell table:style-name="Table106.A1" office:value-type="string">
            <text:p text:style-name="P7"><text:span text:style-name="T12">['AC', 'AA']</text:span></text:p>
          </table:table-cell>
          <table:table-cell table:style-name="Table106.A1" office:value-type="string">
            <text:p text:style-name="P7"><text:span text:style-name="T12">['ABA', 'ABB', 'ABC', 'BAB', 'BBA', 'BBB', 'BBC', 'BCA', 'BCB', 'BCC', 'CAB', 'CBA', 'CBB', 'CBC', 'CCA', 'CCB', 'CCC']</text:span></text:p>
          </table:table-cell>
        </table:table-row>
        <table:table-row table:style-name="Table106.1">
          <table:table-cell table:style-name="Table106.A1" office:value-type="string">
            <text:p text:style-name="P7"><text:span text:style-name="T12">'ABC'</text:span></text:p>
          </table:table-cell>
          <table:table-cell table:style-name="Table106.A1" office:value-type="string">
            <text:p text:style-name="P7"><text:span text:style-name="T12">6</text:span></text:p>
          </table:table-cell>
          <table:table-cell table:style-name="Table106.A1" office:value-type="string">
            <text:p text:style-name="P7"><text:span text:style-name="T12">['BB', 'CCCA', 'CB', 'CA', 'CBBCC', 'BA']</text:span></text:p>
          </table:table-cell>
          <table:table-cell table:style-name="Table106.A1" office:value-type="string">
            <text:p text:style-name="P7"><text:span text:style-name="T12">['AAAAAA', 'AAAAAB', 'AAAAAC', 'AAAABC', 'AAAACC', 'AAABCC', 'AAACCC', 'AABCCC', 'AACCCC', 'ABCCCC', 'ACCCCC', 'BCCCCC', 'CCCCCC']</text:span></text:p>
          </table:table-cell>
        </table:table-row>
        <table:table-row table:style-name="Table106.1">
          <table:table-cell table:style-name="Table106.A1" office:value-type="string">
            <text:p text:style-name="P7"><text:span text:style-name="T12">'ABCD' </text:span></text:p>
          </table:table-cell>
          <table:table-cell table:style-name="Table106.A1" office:value-type="string">
            <text:p text:style-name="P7"><text:span text:style-name="T12">7</text:span></text:p>
          </table:table-cell>
          <table:table-cell table:style-name="Table106.A1" office:value-type="string">
            <text:p text:style-name="P3"><text:span text:style-name="T12">['DBBD', 'CB', 'BBCC', 'DB']</text:span></text:p>
          </table:table-cell>
          <table:table-cell table:style-name="Table106.A1" office:value-type="string">
            <text:p text:style-name="P7"><text:span text:style-name="T1">(a list that contains a total of 6436 words)</text:span></text:p>
          </table:table-cell>
        </table:table-row>
        <table:table-row table:style-name="Table106.1">
          <table:table-cell table:style-name="Table106.A1" office:value-type="string">
            <text:p text:style-name="P7"><text:span text:style-name="T12">'Z'</text:span></text:p>
          </table:table-cell>
          <table:table-cell table:style-name="Table106.A1" office:value-type="string">
            <text:p text:style-name="P7"><text:span text:style-name="T12">10**100</text:span></text:p>
          </table:table-cell>
          <table:table-cell table:style-name="Table106.A1" office:value-type="string">
            <text:p text:style-name="P3"><text:span text:style-name="T12">['ZZZ']</text:span></text:p>
          </table:table-cell>
          <table:table-cell table:style-name="Table106.A1" office:value-type="string">
            <text:p text:style-name="P7"><text:span text:style-name="T12">[]</text:span><text:span text:style-name="T1"> (and that answer needs to come out right away instead of after about 10**80 years)</text:span></text:p>
          </table:table-cell>
        </table:table-row>
      </table:table>
      <text:p text:style-name="P2"/>
      <text:p text:style-name="P2"/>
      <text:p text:style-name="P2"/>
      <text:p text:style-name="P2"/>
      <text:p text:style-name="P19"><text:bookmark text:name="_yq2n3zm9679n"/><text:span text:style-name="T22">Infinite Fibonacci word</text:span></text:p>
      <text:p text:style-name="P2"/>
      <text:p text:style-name="P1"><text:span text:style-name="T12">def fibonacci_word(k):</text:span></text:p>
      <text:p text:style-name="P2"/>
      <text:p text:style-name="P1"><text:a xlink:type="simple" xlink:href="https://en.wikipedia.org/wiki/Fibonacci_word" text:style-name="ListLabel_20_37" text:visited-style-name="ListLabel_20_37"><text:span text:style-name="T7">Fibonacci words</text:span></text:a><text:span text:style-name="T1"> are strings defined analogously to </text:span><text:a xlink:type="simple" xlink:href="https://en.wikipedia.org/wiki/Fibonacci_number" text:style-name="ListLabel_20_37" text:visited-style-name="ListLabel_20_37"><text:span text:style-name="T7">Fibonacci numbers</text:span></text:a><text:span text:style-name="T1">. The recursive definition starts with two base cases </text:span><text:span text:style-name="T3">S</text:span><text:span text:style-name="T27">0</text:span><text:span text:style-name="T1"> = </text:span><text:span text:style-name="T12">'0'</text:span><text:span text:style-name="T1"> and </text:span><text:span text:style-name="T3">S</text:span><text:span text:style-name="T27">1</text:span><text:span text:style-name="T1"> = </text:span><text:span text:style-name="T12">'01'</text:span><text:span text:style-name="T1">, followed by the recursive rule </text:span><text:span text:style-name="T3">S</text:span><text:span text:style-name="T26">n</text:span><text:span text:style-name="T1"> = </text:span><text:span text:style-name="T3">S</text:span><text:span text:style-name="T26">n</text:span><text:span text:style-name="T27">-1</text:span><text:span text:style-name="T3">S</text:span><text:span text:style-name="T26">n</text:span><text:span text:style-name="T27">-2</text:span><text:span text:style-name="T1"> that concatenates the two previous Fibonacci words. See the linked Wikipedia page for more examples. Especially importantly for this problem, notice how the length of each Fibonacci word equals that particular Fibonacci number. Even though we cannot actually generate the infinite Fibonacci word </text:span><text:span text:style-name="T3">S</text:span><text:span text:style-name="T27">∞ </text:span><text:span text:style-name="T1">because it would be infinitely long, we can construct the character at any particular position </text:span><text:span text:style-name="T3">k</text:span><text:span text:style-name="T1"> of </text:span><text:span text:style-name="T3">S</text:span><text:span text:style-name="T27">∞</text:span><text:span text:style-name="T1"> in a finite number of steps by realizing that after generating some word </text:span><text:span text:style-name="T3">S</text:span><text:span text:style-name="T26">n</text:span><text:span text:style-name="T1"> that is longer than </text:span><text:span text:style-name="T3">k</text:span><text:span text:style-name="T1">, every longer word </text:span><text:span text:style-name="T3">S</text:span><text:span text:style-name="T26">m</text:span><text:span text:style-name="T1"> for </text:span><text:span text:style-name="T3">m</text:span><text:span text:style-name="T1"> &gt; </text:span><text:span text:style-name="T3">n</text:span><text:span text:style-name="T1">, and therefore also the infinite word </text:span><text:span text:style-name="T3">S</text:span><text:span text:style-name="T27">∞</text:span><text:span text:style-name="T1">, must start with the exact same prefix </text:span><text:span text:style-name="T3">S</text:span><text:span text:style-name="T26">n</text:span><text:span text:style-name="T1"> and therefore contain that asked character in the position </text:span><text:span text:style-name="T3">k</text:span><text:span text:style-name="T1">.</text:span></text:p>
      <text:p text:style-name="P2"/>
      <text:p text:style-name="P1"><text:span text:style-name="T1">Your task is to write a function that computes the </text:span><text:span text:style-name="T3">k</text:span><text:span text:style-name="T1">:th character of the infinite Fibonacci word, with the position counting done starting from zero as usual. Since this is the last problem of this entire course, to symbolize your reach towards the infinite as you realize that you can simply ignore any arbitrary limits imposed by the laws of man and </text:span><text:span text:style-name="T2">go for the grand</text:span><text:span text:style-name="T1">, your function must be able to work for such unimaginably large values of </text:span><text:span text:style-name="T3">k</text:span><text:span text:style-name="T1"> that they make even one </text:span><text:a xlink:type="simple" xlink:href="https://en.wikipedia.org/wiki/Googol" text:style-name="ListLabel_20_37" text:visited-style-name="ListLabel_20_37"><text:span text:style-name="T7">googol</text:span></text:a><text:span text:style-name="T1"> </text:span><text:span text:style-name="T12">10**100</text:span><text:span text:style-name="T1"> seem like you could wait it out standing on your head. The entire universe would not have enough atoms to encode the entire string </text:span><text:span text:style-name="T3">S</text:span><text:span text:style-name="T26">n</text:span><text:span text:style-name="T1"> for such a large </text:span><text:span text:style-name="T3">n</text:span><text:span text:style-name="T1"> to allow you to look up its </text:span><text:span text:style-name="T3">k</text:span><text:span text:style-name="T1">:th character. Instead, you need to apply the recursive formula, the list of Fibonacci numbers that you will dynamically compute as far as needed, and the </text:span><text:a xlink:type="simple" xlink:href="https://en.wikipedia.org/wiki/Fibonacci_word_fractal" text:style-name="ListLabel_20_37" text:visited-style-name="ListLabel_20_37"><text:span text:style-name="T7">self-similar fractal nature of the infinite Fibonacci word</text:span></text:a><text:span text:style-name="T1">.</text:span></text:p>
      <text:p text:style-name="P2"/>
      <table:table table:name="Table107" table:style-name="Table107">
        <table:table-column table:style-name="Table107.A"/>
        <table:table-column table:style-name="Table107.B"/>
        <table:table-row table:style-name="Table107.1">
          <table:table-cell table:style-name="Table107.A1" office:value-type="string">
            <text:p text:style-name="P7"><text:span text:style-name="T12">k</text:span></text:p>
          </table:table-cell>
          <table:table-cell table:style-name="Table107.A1" office:value-type="string">
            <text:p text:style-name="P7"><text:span text:style-name="T1">Expected result</text:span></text:p>
          </table:table-cell>
        </table:table-row>
        <table:table-row table:style-name="Table107.1">
          <table:table-cell table:style-name="Table107.A1" office:value-type="string">
            <text:p text:style-name="P7"><text:span text:style-name="T12">0</text:span></text:p>
          </table:table-cell>
          <table:table-cell table:style-name="Table107.A1" office:value-type="string">
            <text:p text:style-name="P7"><text:span text:style-name="T12">'0'</text:span></text:p>
          </table:table-cell>
        </table:table-row>
        <table:table-row table:style-name="Table107.1">
          <table:table-cell table:style-name="Table107.A1" office:value-type="string">
            <text:p text:style-name="P7"><text:span text:style-name="T12">1</text:span></text:p>
          </table:table-cell>
          <table:table-cell table:style-name="Table107.A1" office:value-type="string">
            <text:p text:style-name="P7"><text:span text:style-name="T12">'1'</text:span></text:p>
          </table:table-cell>
        </table:table-row>
        <table:table-row table:style-name="Table107.1">
          <table:table-cell table:style-name="Table107.A1" office:value-type="string">
            <text:p text:style-name="P7"><text:span text:style-name="T12">10</text:span></text:p>
          </table:table-cell>
          <table:table-cell table:style-name="Table107.A1" office:value-type="string">
            <text:p text:style-name="P7"><text:span text:style-name="T12">'0'</text:span></text:p>
          </table:table-cell>
        </table:table-row>
        <table:table-row table:style-name="Table107.1">
          <table:table-cell table:style-name="Table107.A1" office:value-type="string">
            <text:p text:style-name="P7"><text:span text:style-name="T12">10**6</text:span></text:p>
          </table:table-cell>
          <table:table-cell table:style-name="Table107.A1" office:value-type="string">
            <text:p text:style-name="P7"><text:span text:style-name="T12">'0'</text:span></text:p>
          </table:table-cell>
        </table:table-row>
        <table:table-row table:style-name="Table107.1">
          <table:table-cell table:style-name="Table107.A1" office:value-type="string">
            <text:p text:style-name="P7"><text:span text:style-name="T12">10**100</text:span></text:p>
          </table:table-cell>
          <table:table-cell table:style-name="Table107.A1" office:value-type="string">
            <text:p text:style-name="P7"><text:span text:style-name="T12">'0'</text:span></text:p>
          </table:table-cell>
        </table:table-row>
        <table:table-row table:style-name="Table107.1">
          <table:table-cell table:style-name="Table107.A1" office:value-type="string">
            <text:p text:style-name="P7"><text:span text:style-name="T12">10**100 + 1</text:span></text:p>
          </table:table-cell>
          <table:table-cell table:style-name="Table107.A1" office:value-type="string">
            <text:p text:style-name="P7"><text:span text:style-name="T12">'1'</text:span></text:p>
          </table:table-cell>
        </table:table-row>
        <table:table-row table:style-name="Table107.1">
          <table:table-cell table:style-name="Table107.A1" office:value-type="string">
            <text:p text:style-name="P7"><text:span text:style-name="T12">10**10000</text:span></text:p>
          </table:table-cell>
          <table:table-cell table:style-name="Table107.A1" office:value-type="string">
            <text:p text:style-name="P7"><text:span text:style-name="T12">'0'</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ListLabel_20_1" style:display-name="ListLabel 1" style:family="text">
      <style:text-properties style:font-name="Cambria" fo:font-family="Cambr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mbria" fo:font-family="Cambri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mbria" fo:font-family="Cambri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mbria" fo:font-family="Cambri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Cambria" fo:font-family="Cambria" style:font-family-generic="roman" style:font-pitch="variable" style:text-underline-style="solid" style:text-underline-width="auto" style:text-underline-color="font-color" style:font-name-asian="Cambria1" style:font-family-asian="Cambria" style:font-family-generic-asian="system" style:font-pitch-asian="variable" style:font-name-complex="Cambria1" style:font-family-complex="Cambria"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style:font-name="Cambria" fo:font-family="Cambria" style:font-family-generic="roman" style:font-pitch="variable" style:text-underline-style="solid" style:text-underline-width="auto" style:text-underline-color="font-color"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ListLabel_20_39" style:display-name="ListLabel 39" style:family="text">
      <style:text-properties fo:color="#1155cc" style:font-name="Consolas" fo:font-family="Consolas" style:font-family-generic="roman" style:font-pitch="variable" style:text-underline-style="solid" style:text-underline-width="auto" style:text-underline-color="font-color" style:font-name-asian="Consolas1" style:font-family-asian="Consolas" style:font-family-generic-asian="system" style:font-pitch-asian="variable" style:font-name-complex="Consolas1" style:font-family-complex="Consola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2">
      <style:paragraph-properties fo:text-align="justify" style:justify-single-word="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bookmark text:name="_hyle48rmi724"/></text:p>
      </style:head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7" meta:image-count="0" meta:object-count="0" meta:page-count="108" meta:paragraph-count="1982" meta:word-count="27275" meta:character-count="156349" meta:non-whitespace-character-count="131011"/>
    <meta:generator>LibreOfficeDev/6.0.5.2$Linux_X86_64 LibreOffice_project/</meta:generator>
  </office:meta>
</office:document-meta>
</file>